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.89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4.3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block_number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x_hash</text:p>
          </table:table-cell>
          <table:table-cell office:value-type="string" calcext:value-type="string">
            <text:p>log_index</text:p>
          </table:table-cell>
          <table:table-cell office:value-type="string" calcext:value-type="string">
            <text:p>pool_contract_address</text:p>
          </table:table-cell>
          <table:table-cell office:value-type="string" calcext:value-type="string">
            <text:p>amount0</text:p>
          </table:table-cell>
          <table:table-cell office:value-type="string" calcext:value-type="string">
            <text:p>amount1</text:p>
          </table:table-cell>
          <table:table-cell office:value-type="string" calcext:value-type="string">
            <text:p>sqrt_price_x96</text:p>
          </table:table-cell>
          <table:table-cell office:value-type="string" calcext:value-type="string">
            <text:p>liquidity</text:p>
          </table:table-cell>
          <table:table-cell office:value-type="string" calcext:value-type="string">
            <text:p>tick</text:p>
          </table:table-cell>
        </table:table-row>
        <table:table-row table:style-name="ro1">
          <table:table-cell office:value-type="float" office:value="21446118" calcext:value-type="float">
            <text:p>21446118</text:p>
          </table:table-cell>
          <table:table-cell office:value-type="string" calcext:value-type="string">
            <text:p>2024-12-20 20:28:11</text:p>
          </table:table-cell>
          <table:table-cell office:value-type="string" calcext:value-type="string">
            <text:p>0x5e9d99a3a9407ce824e5f886b927810c6a84bbb98e21bbdd8d3678686c5113e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48687500000000" calcext:value-type="float">
            <text:p>148687500000000</text:p>
          </table:table-cell>
          <table:table-cell office:value-type="float" office:value="-1.03458960978928E+020" calcext:value-type="float">
            <text:p>-1.03458960978928E+020</text:p>
          </table:table-cell>
          <table:table-cell office:value-type="float" office:value="6.64214902106132E+031" calcext:value-type="float">
            <text:p>6.6421490210613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35" calcext:value-type="float">
            <text:p>134635</text:p>
          </table:table-cell>
        </table:table-row>
        <table:table-row table:style-name="ro1">
          <table:table-cell office:value-type="float" office:value="21446143" calcext:value-type="float">
            <text:p>21446143</text:p>
          </table:table-cell>
          <table:table-cell office:value-type="string" calcext:value-type="string">
            <text:p>2024-12-20 20:33:11</text:p>
          </table:table-cell>
          <table:table-cell office:value-type="string" calcext:value-type="string">
            <text:p>0xe3547c10939b3a317541f0b07ac4ed7de5e4e496d3d1a56134966d121364255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.82418333065241E+016" calcext:value-type="float">
            <text:p>5.82418333065241E+016</text:p>
          </table:table-cell>
          <table:table-cell office:value-type="float" office:value="-4.0511025E+022" calcext:value-type="float">
            <text:p>-4.0511025E+022</text:p>
          </table:table-cell>
          <table:table-cell office:value-type="float" office:value="6.63977790069963E+031" calcext:value-type="float">
            <text:p>6.6397779006996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28" calcext:value-type="float">
            <text:p>134628</text:p>
          </table:table-cell>
        </table:table-row>
        <table:table-row table:style-name="ro1">
          <table:table-cell office:value-type="float" office:value="21446177" calcext:value-type="float">
            <text:p>21446177</text:p>
          </table:table-cell>
          <table:table-cell office:value-type="string" calcext:value-type="string">
            <text:p>2024-12-20 20:39:59</text:p>
          </table:table-cell>
          <table:table-cell office:value-type="string" calcext:value-type="string">
            <text:p>0x137db1d9b84407ecf010d4890f76aea862287d1f86ead903f3340255ba351c81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43909939305928E+017" calcext:value-type="float">
            <text:p>-2.43909939305928E+017</text:p>
          </table:table-cell>
          <table:table-cell office:value-type="float" office:value="1.733E+023" calcext:value-type="float">
            <text:p>1.733E+023</text:p>
          </table:table-cell>
          <table:table-cell office:value-type="float" office:value="6.64981975985017E+031" calcext:value-type="float">
            <text:p>6.6498197598501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58" calcext:value-type="float">
            <text:p>134658</text:p>
          </table:table-cell>
        </table:table-row>
        <table:table-row table:style-name="ro1">
          <table:table-cell office:value-type="float" office:value="21446185" calcext:value-type="float">
            <text:p>21446185</text:p>
          </table:table-cell>
          <table:table-cell office:value-type="string" calcext:value-type="string">
            <text:p>2024-12-20 20:41:35</text:p>
          </table:table-cell>
          <table:table-cell office:value-type="string" calcext:value-type="string">
            <text:p>0x3d7da032c10ad6fe37f2b3b25338f732444c3902745a717ec72429594c7eba1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E+016" calcext:value-type="float">
            <text:p>5E+016</text:p>
          </table:table-cell>
          <table:table-cell office:value-type="float" office:value="-3.48604109995954E+022" calcext:value-type="float">
            <text:p>-3.48604109995954E+022</text:p>
          </table:table-cell>
          <table:table-cell office:value-type="float" office:value="6.6477793713303E+031" calcext:value-type="float">
            <text:p>6.647779371330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52" calcext:value-type="float">
            <text:p>134652</text:p>
          </table:table-cell>
        </table:table-row>
        <table:table-row table:style-name="ro1">
          <table:table-cell office:value-type="float" office:value="21446197" calcext:value-type="float">
            <text:p>21446197</text:p>
          </table:table-cell>
          <table:table-cell office:value-type="string" calcext:value-type="string">
            <text:p>2024-12-20 20:43:59</text:p>
          </table:table-cell>
          <table:table-cell office:value-type="string" calcext:value-type="string">
            <text:p>0x85a3409a698f925ad4b7871a4c614948d3b8beb333d885c336aa5e2cbbaf6f7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24155777910552E+016" calcext:value-type="float">
            <text:p>1.24155777910552E+016</text:p>
          </table:table-cell>
          <table:table-cell office:value-type="float" office:value="-8.6529275956836E+021" calcext:value-type="float">
            <text:p>-8.6529275956836E+021</text:p>
          </table:table-cell>
          <table:table-cell office:value-type="float" office:value="6.64727291332757E+031" calcext:value-type="float">
            <text:p>6.6472729133275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51" calcext:value-type="float">
            <text:p>134651</text:p>
          </table:table-cell>
        </table:table-row>
        <table:table-row table:style-name="ro1">
          <table:table-cell office:value-type="float" office:value="21446262" calcext:value-type="float">
            <text:p>21446262</text:p>
          </table:table-cell>
          <table:table-cell office:value-type="string" calcext:value-type="string">
            <text:p>2024-12-20 20:56:59</text:p>
          </table:table-cell>
          <table:table-cell office:value-type="string" calcext:value-type="string">
            <text:p>0x425c5f22747d2110b4ed0df1f428dc55506bc29d390a206e22d2b61f30daaa8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94934560419676E+016" calcext:value-type="float">
            <text:p>-3.94934560419676E+016</text:p>
          </table:table-cell>
          <table:table-cell office:value-type="float" office:value="2.80882136940039E+022" calcext:value-type="float">
            <text:p>2.80882136940039E+022</text:p>
          </table:table-cell>
          <table:table-cell office:value-type="float" office:value="6.64890048335472E+031" calcext:value-type="float">
            <text:p>6.6489004833547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55" calcext:value-type="float">
            <text:p>134655</text:p>
          </table:table-cell>
        </table:table-row>
        <table:table-row table:style-name="ro1">
          <table:table-cell office:value-type="float" office:value="21446270" calcext:value-type="float">
            <text:p>21446270</text:p>
          </table:table-cell>
          <table:table-cell office:value-type="string" calcext:value-type="string">
            <text:p>2024-12-20 20:58:35</text:p>
          </table:table-cell>
          <table:table-cell office:value-type="string" calcext:value-type="string">
            <text:p>0xa188b756a7a5b3c65a0c299a5b161550b99e96159606a9c10d215e2ac1ce5b6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.95625E+017" calcext:value-type="float">
            <text:p>4.95625E+017</text:p>
          </table:table-cell>
          <table:table-cell office:value-type="float" office:value="-3.44516302986448E+023" calcext:value-type="float">
            <text:p>-3.44516302986448E+023</text:p>
          </table:table-cell>
          <table:table-cell office:value-type="float" office:value="6.62873585851629E+031" calcext:value-type="float">
            <text:p>6.6287358585162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95" calcext:value-type="float">
            <text:p>134595</text:p>
          </table:table-cell>
        </table:table-row>
        <table:table-row table:style-name="ro1">
          <table:table-cell office:value-type="float" office:value="21446275" calcext:value-type="float">
            <text:p>21446275</text:p>
          </table:table-cell>
          <table:table-cell office:value-type="string" calcext:value-type="string">
            <text:p>2024-12-20 20:59:35</text:p>
          </table:table-cell>
          <table:table-cell office:value-type="string" calcext:value-type="string">
            <text:p>0xfcdae0110fd4693ea08ff6cc439aa7bdac31ed3b37c78fc7316cf0b79f048bad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.03405726566982E+016" calcext:value-type="float">
            <text:p>3.03405726566982E+016</text:p>
          </table:table-cell>
          <table:table-cell office:value-type="float" office:value="-2.10223182110179E+022" calcext:value-type="float">
            <text:p>-2.10223182110179E+022</text:p>
          </table:table-cell>
          <table:table-cell office:value-type="float" office:value="6.6275054170066E+031" calcext:value-type="float">
            <text:p>6.627505417006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91" calcext:value-type="float">
            <text:p>134591</text:p>
          </table:table-cell>
        </table:table-row>
        <table:table-row table:style-name="ro1">
          <table:table-cell office:value-type="float" office:value="21446282" calcext:value-type="float">
            <text:p>21446282</text:p>
          </table:table-cell>
          <table:table-cell office:value-type="string" calcext:value-type="string">
            <text:p>2024-12-20 21:00:59</text:p>
          </table:table-cell>
          <table:table-cell office:value-type="string" calcext:value-type="string">
            <text:p>0xdfe1c68e271eb91ba5b8f9fe68b371c5167f91e463dff484fa7b8a8bab14f31c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.87412705492396E+017" calcext:value-type="float">
            <text:p>3.87412705492396E+017</text:p>
          </table:table-cell>
          <table:table-cell office:value-type="float" office:value="-2.67745347912605E+023" calcext:value-type="float">
            <text:p>-2.67745347912605E+023</text:p>
          </table:table-cell>
          <table:table-cell office:value-type="float" office:value="6.61183421524898E+031" calcext:value-type="float">
            <text:p>6.6118342152489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44" calcext:value-type="float">
            <text:p>134544</text:p>
          </table:table-cell>
        </table:table-row>
        <table:table-row table:style-name="ro1">
          <table:table-cell office:value-type="float" office:value="21446288" calcext:value-type="float">
            <text:p>21446288</text:p>
          </table:table-cell>
          <table:table-cell office:value-type="string" calcext:value-type="string">
            <text:p>2024-12-20 21:02:11</text:p>
          </table:table-cell>
          <table:table-cell office:value-type="string" calcext:value-type="string">
            <text:p>0x0d9ed99462ba530acada647e98789ae0a2cb4be8e53c09201729de745d9ad76d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45118685314079E+016" calcext:value-type="float">
            <text:p>-4.45118685314079E+016</text:p>
          </table:table-cell>
          <table:table-cell office:value-type="float" office:value="3.13216455781263E+022" calcext:value-type="float">
            <text:p>3.13216455781263E+022</text:p>
          </table:table-cell>
          <table:table-cell office:value-type="float" office:value="6.61364914631221E+031" calcext:value-type="float">
            <text:p>6.6136491463122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49" calcext:value-type="float">
            <text:p>134549</text:p>
          </table:table-cell>
        </table:table-row>
        <table:table-row table:style-name="ro1">
          <table:table-cell office:value-type="float" office:value="21446315" calcext:value-type="float">
            <text:p>21446315</text:p>
          </table:table-cell>
          <table:table-cell office:value-type="string" calcext:value-type="string">
            <text:p>2024-12-20 21:07:35</text:p>
          </table:table-cell>
          <table:table-cell office:value-type="string" calcext:value-type="string">
            <text:p>0x03f8d91a506e772109f98023c86d98bfa136e0ab7a3d0942d9d6c12cfb4eb5c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68093571500543E+016" calcext:value-type="float">
            <text:p>-5.68093571500543E+016</text:p>
          </table:table-cell>
          <table:table-cell office:value-type="float" office:value="4E+022" calcext:value-type="float">
            <text:p>4E+022</text:p>
          </table:table-cell>
          <table:table-cell office:value-type="float" office:value="6.61596694415423E+031" calcext:value-type="float">
            <text:p>6.6159669441542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56" calcext:value-type="float">
            <text:p>134556</text:p>
          </table:table-cell>
        </table:table-row>
        <table:table-row table:style-name="ro1">
          <table:table-cell office:value-type="float" office:value="21446342" calcext:value-type="float">
            <text:p>21446342</text:p>
          </table:table-cell>
          <table:table-cell office:value-type="string" calcext:value-type="string">
            <text:p>2024-12-20 21:12:59</text:p>
          </table:table-cell>
          <table:table-cell office:value-type="string" calcext:value-type="string">
            <text:p>0x488114ae5fc1152679e069f3f0e93a5bfd6800b9dde60ab3b6cc4e16c99c00a6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500000000000000" calcext:value-type="float">
            <text:p>5500000000000000</text:p>
          </table:table-cell>
          <table:table-cell office:value-type="float" office:value="-3.79673933878363E+021" calcext:value-type="float">
            <text:p>-3.79673933878363E+021</text:p>
          </table:table-cell>
          <table:table-cell office:value-type="float" office:value="6.6157447200571E+031" calcext:value-type="float">
            <text:p>6.615744720057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55" calcext:value-type="float">
            <text:p>134555</text:p>
          </table:table-cell>
        </table:table-row>
        <table:table-row table:style-name="ro1">
          <table:table-cell office:value-type="float" office:value="21446352" calcext:value-type="float">
            <text:p>21446352</text:p>
          </table:table-cell>
          <table:table-cell office:value-type="string" calcext:value-type="string">
            <text:p>2024-12-20 21:14:59</text:p>
          </table:table-cell>
          <table:table-cell office:value-type="string" calcext:value-type="string">
            <text:p>0x22d59dd08a1f58e7da2310534d34a796fd75eb0ac933f59bb715178d8bf44b0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.80531462131391E+016" calcext:value-type="float">
            <text:p>-7.80531462131391E+016</text:p>
          </table:table-cell>
          <table:table-cell office:value-type="float" office:value="5.5E+022" calcext:value-type="float">
            <text:p>5.5E+022</text:p>
          </table:table-cell>
          <table:table-cell office:value-type="float" office:value="6.61893169208988E+031" calcext:value-type="float">
            <text:p>6.6189316920898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65" calcext:value-type="float">
            <text:p>134565</text:p>
          </table:table-cell>
        </table:table-row>
        <table:table-row table:style-name="ro1">
          <table:table-cell office:value-type="float" office:value="21446353" calcext:value-type="float">
            <text:p>21446353</text:p>
          </table:table-cell>
          <table:table-cell office:value-type="string" calcext:value-type="string">
            <text:p>2024-12-20 21:15:11</text:p>
          </table:table-cell>
          <table:table-cell office:value-type="string" calcext:value-type="string">
            <text:p>0x93977fe42098c72053d56dd3c0485b22d9b5aede9269fe63a6600bacba32fa1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4243018248148E+016" calcext:value-type="float">
            <text:p>-1.44243018248148E+016</text:p>
          </table:table-cell>
          <table:table-cell office:value-type="float" office:value="1.01698582956463E+022" calcext:value-type="float">
            <text:p>1.01698582956463E+022</text:p>
          </table:table-cell>
          <table:table-cell office:value-type="float" office:value="6.61952098398016E+031" calcext:value-type="float">
            <text:p>6.6195209839801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67" calcext:value-type="float">
            <text:p>134567</text:p>
          </table:table-cell>
        </table:table-row>
        <table:table-row table:style-name="ro1">
          <table:table-cell office:value-type="float" office:value="21446373" calcext:value-type="float">
            <text:p>21446373</text:p>
          </table:table-cell>
          <table:table-cell office:value-type="string" calcext:value-type="string">
            <text:p>2024-12-20 21:19:11</text:p>
          </table:table-cell>
          <table:table-cell office:value-type="string" calcext:value-type="string">
            <text:p>0x612e71f38b676b255ec232b3ad419c6bc3b3fd30f54d1e86c8c29f598ee4ff2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E+018" calcext:value-type="float">
            <text:p>1E+018</text:p>
          </table:table-cell>
          <table:table-cell office:value-type="float" office:value="-6.86884054111103E+023" calcext:value-type="float">
            <text:p>-6.86884054111103E+023</text:p>
          </table:table-cell>
          <table:table-cell office:value-type="float" office:value="6.57931748957777E+031" calcext:value-type="float">
            <text:p>6.5793174895777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45" calcext:value-type="float">
            <text:p>134445</text:p>
          </table:table-cell>
        </table:table-row>
        <table:table-row table:style-name="ro1">
          <table:table-cell office:value-type="float" office:value="21446386" calcext:value-type="float">
            <text:p>21446386</text:p>
          </table:table-cell>
          <table:table-cell office:value-type="string" calcext:value-type="string">
            <text:p>2024-12-20 21:21:47</text:p>
          </table:table-cell>
          <table:table-cell office:value-type="string" calcext:value-type="string">
            <text:p>0xa0a35786d346f7096bcbaa4a9ef18c95a926ea4d069cbc97df9cc92f8e8e0d1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.30134031265283E+016" calcext:value-type="float">
            <text:p>7.30134031265283E+016</text:p>
          </table:table-cell>
          <table:table-cell office:value-type="float" office:value="-4.98250523229717E+022" calcext:value-type="float">
            <text:p>-4.98250523229717E+022</text:p>
          </table:table-cell>
          <table:table-cell office:value-type="float" office:value="6.57640121688199E+031" calcext:value-type="float">
            <text:p>6.5764012168819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36" calcext:value-type="float">
            <text:p>134436</text:p>
          </table:table-cell>
        </table:table-row>
        <table:table-row table:style-name="ro1">
          <table:table-cell office:value-type="float" office:value="21446399" calcext:value-type="float">
            <text:p>21446399</text:p>
          </table:table-cell>
          <table:table-cell office:value-type="string" calcext:value-type="string">
            <text:p>2024-12-20 21:24:23</text:p>
          </table:table-cell>
          <table:table-cell office:value-type="string" calcext:value-type="string">
            <text:p>0xd8c1a4f80b9b94caf0fcda66abd69e9a5b3c297923eec9c3ab511041f613b75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86190891211578E+017" calcext:value-type="float">
            <text:p>-5.86190891211578E+017</text:p>
          </table:table-cell>
          <table:table-cell office:value-type="float" office:value="4.09435245978751E+023" calcext:value-type="float">
            <text:p>4.09435245978751E+023</text:p>
          </table:table-cell>
          <table:table-cell office:value-type="float" office:value="6.60012592012138E+031" calcext:value-type="float">
            <text:p>6.6001259201213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08" calcext:value-type="float">
            <text:p>134508</text:p>
          </table:table-cell>
        </table:table-row>
        <table:table-row table:style-name="ro1">
          <table:table-cell office:value-type="float" office:value="21446438" calcext:value-type="float">
            <text:p>21446438</text:p>
          </table:table-cell>
          <table:table-cell office:value-type="string" calcext:value-type="string">
            <text:p>2024-12-20 21:32:11</text:p>
          </table:table-cell>
          <table:table-cell office:value-type="string" calcext:value-type="string">
            <text:p>0x98ac0e31de00348bd6bc1b2ebe6039b0c4794ad8d9038b317d76491d291fe8b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22369013688935E+018" calcext:value-type="float">
            <text:p>-1.22369013688935E+018</text:p>
          </table:table-cell>
          <table:table-cell office:value-type="float" office:value="8.64300035374865E+023" calcext:value-type="float">
            <text:p>8.64300035374865E+023</text:p>
          </table:table-cell>
          <table:table-cell office:value-type="float" office:value="6.65020773904256E+031" calcext:value-type="float">
            <text:p>6.6502077390425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59" calcext:value-type="float">
            <text:p>134659</text:p>
          </table:table-cell>
        </table:table-row>
        <table:table-row table:style-name="ro1">
          <table:table-cell office:value-type="float" office:value="21446442" calcext:value-type="float">
            <text:p>21446442</text:p>
          </table:table-cell>
          <table:table-cell office:value-type="string" calcext:value-type="string">
            <text:p>2024-12-20 21:32:59</text:p>
          </table:table-cell>
          <table:table-cell office:value-type="string" calcext:value-type="string">
            <text:p>0xc70a97db3306c8dab2df60e381f6742b7eda402fd9b578fa8437b5e76f5e186f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22412554750173E+017" calcext:value-type="float">
            <text:p>-1.22412554750173E+017</text:p>
          </table:table-cell>
          <table:table-cell office:value-type="float" office:value="8.7183E+022" calcext:value-type="float">
            <text:p>8.7183E+022</text:p>
          </table:table-cell>
          <table:table-cell office:value-type="float" office:value="6.65525955327407E+031" calcext:value-type="float">
            <text:p>6.6552595532740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75" calcext:value-type="float">
            <text:p>134675</text:p>
          </table:table-cell>
        </table:table-row>
        <table:table-row table:style-name="ro1">
          <table:table-cell office:value-type="float" office:value="21446445" calcext:value-type="float">
            <text:p>21446445</text:p>
          </table:table-cell>
          <table:table-cell office:value-type="string" calcext:value-type="string">
            <text:p>2024-12-20 21:33:35</text:p>
          </table:table-cell>
          <table:table-cell office:value-type="string" calcext:value-type="string">
            <text:p>0x0b78c5a16c061081c2fc18949933c09615fcd410a4ecc79441985e355d7b0cd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152659607267966" calcext:value-type="float">
            <text:p>2152659607267966</text:p>
          </table:table-cell>
          <table:table-cell office:value-type="float" office:value="-1.50375E+021" calcext:value-type="float">
            <text:p>-1.50375E+021</text:p>
          </table:table-cell>
          <table:table-cell office:value-type="float" office:value="6.65517153841284E+031" calcext:value-type="float">
            <text:p>6.6551715384128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74" calcext:value-type="float">
            <text:p>134674</text:p>
          </table:table-cell>
        </table:table-row>
        <table:table-row table:style-name="ro1">
          <table:table-cell office:value-type="float" office:value="21446477" calcext:value-type="float">
            <text:p>21446477</text:p>
          </table:table-cell>
          <table:table-cell office:value-type="string" calcext:value-type="string">
            <text:p>2024-12-20 21:39:59</text:p>
          </table:table-cell>
          <table:table-cell office:value-type="string" calcext:value-type="string">
            <text:p>0x4679343884062090fc0a3eb24925d857f82d5aa76419b9d1db158ff578c4e6f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64120963522205E+016" calcext:value-type="float">
            <text:p>-2.64120963522205E+016</text:p>
          </table:table-cell>
          <table:table-cell office:value-type="float" office:value="1.88277406027397E+022" calcext:value-type="float">
            <text:p>1.88277406027397E+022</text:p>
          </table:table-cell>
          <table:table-cell office:value-type="float" office:value="6.65626251082632E+031" calcext:value-type="float">
            <text:p>6.6562625108263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78" calcext:value-type="float">
            <text:p>134678</text:p>
          </table:table-cell>
        </table:table-row>
        <table:table-row table:style-name="ro1">
          <table:table-cell office:value-type="float" office:value="21446487" calcext:value-type="float">
            <text:p>21446487</text:p>
          </table:table-cell>
          <table:table-cell office:value-type="string" calcext:value-type="string">
            <text:p>2024-12-20 21:41:59</text:p>
          </table:table-cell>
          <table:table-cell office:value-type="string" calcext:value-type="string">
            <text:p>0xd0c022883ace79af8f6296fbc957b225a225f7f7904a94dbf96b3ff837834e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95625000000000" calcext:value-type="float">
            <text:p>495625000000000</text:p>
          </table:table-cell>
          <table:table-cell office:value-type="float" office:value="-3.46328946645534E+020" calcext:value-type="float">
            <text:p>-3.46328946645534E+020</text:p>
          </table:table-cell>
          <table:table-cell office:value-type="float" office:value="6.65624224010699E+031" calcext:value-type="float">
            <text:p>6.6562422401069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78" calcext:value-type="float">
            <text:p>134678</text:p>
          </table:table-cell>
        </table:table-row>
        <table:table-row table:style-name="ro1">
          <table:table-cell office:value-type="float" office:value="21446488" calcext:value-type="float">
            <text:p>21446488</text:p>
          </table:table-cell>
          <table:table-cell office:value-type="string" calcext:value-type="string">
            <text:p>2024-12-20 21:42:11</text:p>
          </table:table-cell>
          <table:table-cell office:value-type="string" calcext:value-type="string">
            <text:p>0x403ada5f2f7210ea3c48f518d27bfd54d39362ef0fb48b1081412a9afdb0dac5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103883620604317" calcext:value-type="float">
            <text:p>-2103883620604317</text:p>
          </table:table-cell>
          <table:table-cell office:value-type="float" office:value="1.5E+021" calcext:value-type="float">
            <text:p>1.5E+021</text:p>
          </table:table-cell>
          <table:table-cell office:value-type="float" office:value="6.65632915752607E+031" calcext:value-type="float">
            <text:p>6.6563291575260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78" calcext:value-type="float">
            <text:p>134678</text:p>
          </table:table-cell>
        </table:table-row>
        <table:table-row table:style-name="ro1">
          <table:table-cell office:value-type="float" office:value="21446545" calcext:value-type="float">
            <text:p>21446545</text:p>
          </table:table-cell>
          <table:table-cell office:value-type="string" calcext:value-type="string">
            <text:p>2024-12-20 21:53:35</text:p>
          </table:table-cell>
          <table:table-cell office:value-type="string" calcext:value-type="string">
            <text:p>0x549b7b64675878961abd6b61a68eb25d1c97f95664ca117e9b5c2db44adff14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.0098027270262E+016" calcext:value-type="float">
            <text:p>-7.0098027270262E+016</text:p>
          </table:table-cell>
          <table:table-cell office:value-type="float" office:value="5E+022" calcext:value-type="float">
            <text:p>5E+022</text:p>
          </table:table-cell>
          <table:table-cell office:value-type="float" office:value="6.65922640482859E+031" calcext:value-type="float">
            <text:p>6.6592264048285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86" calcext:value-type="float">
            <text:p>134686</text:p>
          </table:table-cell>
        </table:table-row>
        <table:table-row table:style-name="ro1">
          <table:table-cell office:value-type="float" office:value="21446555" calcext:value-type="float">
            <text:p>21446555</text:p>
          </table:table-cell>
          <table:table-cell office:value-type="string" calcext:value-type="string">
            <text:p>2024-12-20 21:55:35</text:p>
          </table:table-cell>
          <table:table-cell office:value-type="string" calcext:value-type="string">
            <text:p>0x635ff105f17bb61d90fa72c854ad3db35166b12c23224f6f0920e7d048cec25f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21669268768841E+016" calcext:value-type="float">
            <text:p>-3.21669268768841E+016</text:p>
          </table:table-cell>
          <table:table-cell office:value-type="float" office:value="2.29588179007E+022" calcext:value-type="float">
            <text:p>2.29588179007E+022</text:p>
          </table:table-cell>
          <table:table-cell office:value-type="float" office:value="6.66055675229323E+031" calcext:value-type="float">
            <text:p>6.6605567522932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90" calcext:value-type="float">
            <text:p>134690</text:p>
          </table:table-cell>
        </table:table-row>
        <table:table-row table:style-name="ro1">
          <table:table-cell office:value-type="float" office:value="21446573" calcext:value-type="float">
            <text:p>21446573</text:p>
          </table:table-cell>
          <table:table-cell office:value-type="string" calcext:value-type="string">
            <text:p>2024-12-20 21:59:11</text:p>
          </table:table-cell>
          <table:table-cell office:value-type="string" calcext:value-type="string">
            <text:p>0xe30c7e35214bf6b4897383ea85777102a7cdab155fdd1d622c63fea1f08c62bc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E+017" calcext:value-type="float">
            <text:p>2E+017</text:p>
          </table:table-cell>
          <table:table-cell office:value-type="float" office:value="-1.39763371309702E+023" calcext:value-type="float">
            <text:p>-1.39763371309702E+023</text:p>
          </table:table-cell>
          <table:table-cell office:value-type="float" office:value="6.65237636743427E+031" calcext:value-type="float">
            <text:p>6.6523763674342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66" calcext:value-type="float">
            <text:p>134666</text:p>
          </table:table-cell>
        </table:table-row>
        <table:table-row table:style-name="ro1">
          <table:table-cell office:value-type="float" office:value="21446636" calcext:value-type="float">
            <text:p>21446636</text:p>
          </table:table-cell>
          <table:table-cell office:value-type="string" calcext:value-type="string">
            <text:p>2024-12-20 22:11:47</text:p>
          </table:table-cell>
          <table:table-cell office:value-type="string" calcext:value-type="string">
            <text:p>0xf25d4a9317b851fb526cb1ce6fb23a4c4bd7fa3899b94e45b4478aac3fc9568d</text:p>
          </table:table-cell>
          <table:table-cell office:value-type="float" office:value="575" calcext:value-type="float">
            <text:p>57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12331216708125E+016" calcext:value-type="float">
            <text:p>-1.12331216708125E+016</text:p>
          </table:table-cell>
          <table:table-cell office:value-type="float" office:value="8E+021" calcext:value-type="float">
            <text:p>8E+021</text:p>
          </table:table-cell>
          <table:table-cell office:value-type="float" office:value="6.65283992700268E+031" calcext:value-type="float">
            <text:p>6.6528399270026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67" calcext:value-type="float">
            <text:p>134667</text:p>
          </table:table-cell>
        </table:table-row>
        <table:table-row table:style-name="ro1">
          <table:table-cell office:value-type="float" office:value="21446664" calcext:value-type="float">
            <text:p>21446664</text:p>
          </table:table-cell>
          <table:table-cell office:value-type="string" calcext:value-type="string">
            <text:p>2024-12-20 22:17:35</text:p>
          </table:table-cell>
          <table:table-cell office:value-type="string" calcext:value-type="string">
            <text:p>0xfaa59523c0b6eca34e9b1967d2489b82776f44543b43303e7059072e5cc74054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892125000000000" calcext:value-type="float">
            <text:p>892125000000000</text:p>
          </table:table-cell>
          <table:table-cell office:value-type="float" office:value="-6.22749669328994E+020" calcext:value-type="float">
            <text:p>-6.22749669328994E+020</text:p>
          </table:table-cell>
          <table:table-cell office:value-type="float" office:value="6.65280347730975E+031" calcext:value-type="float">
            <text:p>6.65280347730975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67" calcext:value-type="float">
            <text:p>134667</text:p>
          </table:table-cell>
        </table:table-row>
        <table:table-row table:style-name="ro1">
          <table:table-cell office:value-type="float" office:value="21446687" calcext:value-type="float">
            <text:p>21446687</text:p>
          </table:table-cell>
          <table:table-cell office:value-type="string" calcext:value-type="string">
            <text:p>2024-12-20 22:22:11</text:p>
          </table:table-cell>
          <table:table-cell office:value-type="string" calcext:value-type="string">
            <text:p>0x7272282a73953de589dcfe042bfe88910d0c802fca7848b35762f54b2c05b089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29016122689839E+016" calcext:value-type="float">
            <text:p>-1.29016122689839E+016</text:p>
          </table:table-cell>
          <table:table-cell office:value-type="float" office:value="9.1895400002763E+021" calcext:value-type="float">
            <text:p>9.1895400002763E+021</text:p>
          </table:table-cell>
          <table:table-cell office:value-type="float" office:value="6.6533359647093E+031" calcext:value-type="float">
            <text:p>6.653335964709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69" calcext:value-type="float">
            <text:p>134669</text:p>
          </table:table-cell>
        </table:table-row>
        <table:table-row table:style-name="ro1">
          <table:table-cell office:value-type="float" office:value="21446701" calcext:value-type="float">
            <text:p>21446701</text:p>
          </table:table-cell>
          <table:table-cell office:value-type="string" calcext:value-type="string">
            <text:p>2024-12-20 22:24:59</text:p>
          </table:table-cell>
          <table:table-cell office:value-type="string" calcext:value-type="string">
            <text:p>0x11478b6b69ff376393e0c54b71875615c2e1050f47ffb3e2d9cf6b91261206d4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E+016" calcext:value-type="float">
            <text:p>7E+016</text:p>
          </table:table-cell>
          <table:table-cell office:value-type="float" office:value="-4.88501948876332E+022" calcext:value-type="float">
            <text:p>-4.88501948876332E+022</text:p>
          </table:table-cell>
          <table:table-cell office:value-type="float" office:value="6.6504767506615E+031" calcext:value-type="float">
            <text:p>6.6504767506615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60" calcext:value-type="float">
            <text:p>134660</text:p>
          </table:table-cell>
        </table:table-row>
        <table:table-row table:style-name="ro1">
          <table:table-cell office:value-type="float" office:value="21446714" calcext:value-type="float">
            <text:p>21446714</text:p>
          </table:table-cell>
          <table:table-cell office:value-type="string" calcext:value-type="string">
            <text:p>2024-12-20 22:27:35</text:p>
          </table:table-cell>
          <table:table-cell office:value-type="string" calcext:value-type="string">
            <text:p>0xcc56614ace5cb89b367341dbfd0e6d0c08b3dbccda3e117978d7fb78cc529a18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E+016" calcext:value-type="float">
            <text:p>7E+016</text:p>
          </table:table-cell>
          <table:table-cell office:value-type="float" office:value="-4.88082270186903E+022" calcext:value-type="float">
            <text:p>-4.88082270186903E+022</text:p>
          </table:table-cell>
          <table:table-cell office:value-type="float" office:value="6.64761999300351E+031" calcext:value-type="float">
            <text:p>6.6476199930035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52" calcext:value-type="float">
            <text:p>134652</text:p>
          </table:table-cell>
        </table:table-row>
        <table:table-row table:style-name="ro1">
          <table:table-cell office:value-type="float" office:value="21446730" calcext:value-type="float">
            <text:p>21446730</text:p>
          </table:table-cell>
          <table:table-cell office:value-type="string" calcext:value-type="string">
            <text:p>2024-12-20 22:30:47</text:p>
          </table:table-cell>
          <table:table-cell office:value-type="string" calcext:value-type="string">
            <text:p>0x42b290400540436f47b06087dc4c16031316403a6498a0cf19ae45e6e28ad70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5178852720069E+017" calcext:value-type="float">
            <text:p>-1.45178852720069E+017</text:p>
          </table:table-cell>
          <table:table-cell office:value-type="float" office:value="1.03331411772765E+023" calcext:value-type="float">
            <text:p>1.03331411772765E+023</text:p>
          </table:table-cell>
          <table:table-cell office:value-type="float" office:value="6.653607526084E+031" calcext:value-type="float">
            <text:p>6.65360752608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70" calcext:value-type="float">
            <text:p>134670</text:p>
          </table:table-cell>
        </table:table-row>
        <table:table-row table:style-name="ro1">
          <table:table-cell office:value-type="float" office:value="21446739" calcext:value-type="float">
            <text:p>21446739</text:p>
          </table:table-cell>
          <table:table-cell office:value-type="string" calcext:value-type="string">
            <text:p>2024-12-20 22:32:35</text:p>
          </table:table-cell>
          <table:table-cell office:value-type="string" calcext:value-type="string">
            <text:p>0x8070361df32a0130ff0a0ff9f3dbd5a9107c6916a5e4f20cf5ebfa3cfc76661b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48281795121085E+017" calcext:value-type="float">
            <text:p>-2.48281795121085E+017</text:p>
          </table:table-cell>
          <table:table-cell office:value-type="float" office:value="1.77147228167E+023" calcext:value-type="float">
            <text:p>1.77147228167E+023</text:p>
          </table:table-cell>
          <table:table-cell office:value-type="float" office:value="6.66387231266312E+031" calcext:value-type="float">
            <text:p>6.6638723126631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00" calcext:value-type="float">
            <text:p>134700</text:p>
          </table:table-cell>
        </table:table-row>
        <table:table-row table:style-name="ro1">
          <table:table-cell office:value-type="float" office:value="21446771" calcext:value-type="float">
            <text:p>21446771</text:p>
          </table:table-cell>
          <table:table-cell office:value-type="string" calcext:value-type="string">
            <text:p>2024-12-20 22:39:11</text:p>
          </table:table-cell>
          <table:table-cell office:value-type="string" calcext:value-type="string">
            <text:p>0x288d5ae19ded60bf5030961529dc8df065de4a305474b3104822eef5b41df3b0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42412355876378E+016" calcext:value-type="float">
            <text:p>1.42412355876378E+016</text:p>
          </table:table-cell>
          <table:table-cell office:value-type="float" office:value="-9.97330238790537E+021" calcext:value-type="float">
            <text:p>-9.97330238790537E+021</text:p>
          </table:table-cell>
          <table:table-cell office:value-type="float" office:value="6.66328857279563E+031" calcext:value-type="float">
            <text:p>6.6632885727956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99" calcext:value-type="float">
            <text:p>134699</text:p>
          </table:table-cell>
        </table:table-row>
        <table:table-row table:style-name="ro1">
          <table:table-cell office:value-type="float" office:value="21446774" calcext:value-type="float">
            <text:p>21446774</text:p>
          </table:table-cell>
          <table:table-cell office:value-type="string" calcext:value-type="string">
            <text:p>2024-12-20 22:39:47</text:p>
          </table:table-cell>
          <table:table-cell office:value-type="string" calcext:value-type="string">
            <text:p>0x4c365da7e15841af7da52cb8a3acdede34e591a6734df33d926ea7291f6b35cf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9.9125E+015" calcext:value-type="float">
            <text:p>9.9125E+015</text:p>
          </table:table-cell>
          <table:table-cell office:value-type="float" office:value="-6.94080738882876E+021" calcext:value-type="float">
            <text:p>-6.94080738882876E+021</text:p>
          </table:table-cell>
          <table:table-cell office:value-type="float" office:value="6.66288232561412E+031" calcext:value-type="float">
            <text:p>6.6628823256141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97" calcext:value-type="float">
            <text:p>134697</text:p>
          </table:table-cell>
        </table:table-row>
        <table:table-row table:style-name="ro1">
          <table:table-cell office:value-type="float" office:value="21446780" calcext:value-type="float">
            <text:p>21446780</text:p>
          </table:table-cell>
          <table:table-cell office:value-type="string" calcext:value-type="string">
            <text:p>2024-12-20 22:40:59</text:p>
          </table:table-cell>
          <table:table-cell office:value-type="string" calcext:value-type="string">
            <text:p>0x19913760850b0402637f4c815be874a3c0ba7de53fb8b4b716cabc90435567f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363914726833E+017" calcext:value-type="float">
            <text:p>-5.363914726833E+017</text:p>
          </table:table-cell>
          <table:table-cell office:value-type="float" office:value="3.84469130958904E+023" calcext:value-type="float">
            <text:p>3.84469130958904E+023</text:p>
          </table:table-cell>
          <table:table-cell office:value-type="float" office:value="6.68516036866559E+031" calcext:value-type="float">
            <text:p>6.6851603686655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64" calcext:value-type="float">
            <text:p>134764</text:p>
          </table:table-cell>
        </table:table-row>
        <table:table-row table:style-name="ro1">
          <table:table-cell office:value-type="float" office:value="21446816" calcext:value-type="float">
            <text:p>21446816</text:p>
          </table:table-cell>
          <table:table-cell office:value-type="string" calcext:value-type="string">
            <text:p>2024-12-20 22:48:11</text:p>
          </table:table-cell>
          <table:table-cell office:value-type="string" calcext:value-type="string">
            <text:p>0xd616e95ebc4f28c2f890a7cb74b4623a86940488762f247c730d6a6391ee972c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.45022412225982E+017" calcext:value-type="float">
            <text:p>4.45022412225982E+017</text:p>
          </table:table-cell>
          <table:table-cell office:value-type="float" office:value="-3.12817107819343E+023" calcext:value-type="float">
            <text:p>-3.12817107819343E+023</text:p>
          </table:table-cell>
          <table:table-cell office:value-type="float" office:value="6.66685110559868E+031" calcext:value-type="float">
            <text:p>6.6668511055986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09" calcext:value-type="float">
            <text:p>134709</text:p>
          </table:table-cell>
        </table:table-row>
        <table:table-row table:style-name="ro1">
          <table:table-cell office:value-type="float" office:value="21446847" calcext:value-type="float">
            <text:p>21446847</text:p>
          </table:table-cell>
          <table:table-cell office:value-type="string" calcext:value-type="string">
            <text:p>2024-12-20 22:54:23</text:p>
          </table:table-cell>
          <table:table-cell office:value-type="string" calcext:value-type="string">
            <text:p>0xf9800bb884317f95c30d3caacc709f3ebefb1afc9f99ccf9fa4c8052fbde0d8c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75274066724326E+017" calcext:value-type="float">
            <text:p>2.75274066724326E+017</text:p>
          </table:table-cell>
          <table:table-cell office:value-type="float" office:value="-1.92640552997414E+023" calcext:value-type="float">
            <text:p>-1.92640552997414E+023</text:p>
          </table:table-cell>
          <table:table-cell office:value-type="float" office:value="6.65557580615367E+031" calcext:value-type="float">
            <text:p>6.6555758061536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76" calcext:value-type="float">
            <text:p>134676</text:p>
          </table:table-cell>
        </table:table-row>
        <table:table-row table:style-name="ro1">
          <table:table-cell office:value-type="float" office:value="21446900" calcext:value-type="float">
            <text:p>21446900</text:p>
          </table:table-cell>
          <table:table-cell office:value-type="string" calcext:value-type="string">
            <text:p>2024-12-20 23:04:59</text:p>
          </table:table-cell>
          <table:table-cell office:value-type="string" calcext:value-type="string">
            <text:p>0x43676e11646370db57fff44e578c1c9011905e4fe37d1dcdfe6e03691bd4b2ea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80528813130693E+016" calcext:value-type="float">
            <text:p>-2.80528813130693E+016</text:p>
          </table:table-cell>
          <table:table-cell office:value-type="float" office:value="2E+022" calcext:value-type="float">
            <text:p>2E+022</text:p>
          </table:table-cell>
          <table:table-cell office:value-type="float" office:value="6.65673470507468E+031" calcext:value-type="float">
            <text:p>6.6567347050746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79" calcext:value-type="float">
            <text:p>134679</text:p>
          </table:table-cell>
        </table:table-row>
        <table:table-row table:style-name="ro1">
          <table:table-cell office:value-type="float" office:value="21446927" calcext:value-type="float">
            <text:p>21446927</text:p>
          </table:table-cell>
          <table:table-cell office:value-type="string" calcext:value-type="string">
            <text:p>2024-12-20 23:10:23</text:p>
          </table:table-cell>
          <table:table-cell office:value-type="string" calcext:value-type="string">
            <text:p>0xe6dc4c03bc5a37cb07c0c5a58acb41263a5215115c99480491c7180a10bbe1f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07135447117439E+016" calcext:value-type="float">
            <text:p>-1.07135447117439E+016</text:p>
          </table:table-cell>
          <table:table-cell office:value-type="float" office:value="7.6399445E+021" calcext:value-type="float">
            <text:p>7.6399445E+021</text:p>
          </table:table-cell>
          <table:table-cell office:value-type="float" office:value="6.65717740124656E+031" calcext:value-type="float">
            <text:p>6.6571774012465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80" calcext:value-type="float">
            <text:p>134680</text:p>
          </table:table-cell>
        </table:table-row>
        <table:table-row table:style-name="ro1">
          <table:table-cell office:value-type="float" office:value="21446955" calcext:value-type="float">
            <text:p>21446955</text:p>
          </table:table-cell>
          <table:table-cell office:value-type="string" calcext:value-type="string">
            <text:p>2024-12-20 23:15:59</text:p>
          </table:table-cell>
          <table:table-cell office:value-type="string" calcext:value-type="string">
            <text:p>0x9c4a861201773012d1fe62b16fcdb27479b2ac2e1de4c22c66600d1500a41dc1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9825E+016" calcext:value-type="float">
            <text:p>1.9825E+016</text:p>
          </table:table-cell>
          <table:table-cell office:value-type="float" office:value="-1.38553204916977E+022" calcext:value-type="float">
            <text:p>-1.38553204916977E+022</text:p>
          </table:table-cell>
          <table:table-cell office:value-type="float" office:value="6.65636644589464E+031" calcext:value-type="float">
            <text:p>6.6563664458946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78" calcext:value-type="float">
            <text:p>134678</text:p>
          </table:table-cell>
        </table:table-row>
        <table:table-row table:style-name="ro1">
          <table:table-cell office:value-type="float" office:value="21447046" calcext:value-type="float">
            <text:p>21447046</text:p>
          </table:table-cell>
          <table:table-cell office:value-type="string" calcext:value-type="string">
            <text:p>2024-12-20 23:34:11</text:p>
          </table:table-cell>
          <table:table-cell office:value-type="string" calcext:value-type="string">
            <text:p>0x6de0f2c64865ad3598831719f4830e1e1b68dc9ce4b4be3fbc679da68146775a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97228910993973E+017" calcext:value-type="float">
            <text:p>-4.97228910993973E+017</text:p>
          </table:table-cell>
          <table:table-cell office:value-type="float" office:value="3.55613974619716E+023" calcext:value-type="float">
            <text:p>3.55613974619716E+023</text:p>
          </table:table-cell>
          <table:table-cell office:value-type="float" office:value="6.67697247846876E+031" calcext:value-type="float">
            <text:p>6.6769724784687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40" calcext:value-type="float">
            <text:p>134740</text:p>
          </table:table-cell>
        </table:table-row>
        <table:table-row table:style-name="ro1">
          <table:table-cell office:value-type="float" office:value="21447092" calcext:value-type="float">
            <text:p>21447092</text:p>
          </table:table-cell>
          <table:table-cell office:value-type="string" calcext:value-type="string">
            <text:p>2024-12-20 23:43:23</text:p>
          </table:table-cell>
          <table:table-cell office:value-type="string" calcext:value-type="string">
            <text:p>0x357755640337c67755a44cc8e81c357e709e5a13718f81ae912ca0902d57f7fd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06771166704137E+016" calcext:value-type="float">
            <text:p>-5.06771166704137E+016</text:p>
          </table:table-cell>
          <table:table-cell office:value-type="float" office:value="3.63675255970604E+022" calcext:value-type="float">
            <text:p>3.63675255970604E+022</text:p>
          </table:table-cell>
          <table:table-cell office:value-type="float" office:value="6.67907979277746E+031" calcext:value-type="float">
            <text:p>6.6790797927774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46" calcext:value-type="float">
            <text:p>134746</text:p>
          </table:table-cell>
        </table:table-row>
        <table:table-row table:style-name="ro1">
          <table:table-cell office:value-type="float" office:value="21447165" calcext:value-type="float">
            <text:p>21447165</text:p>
          </table:table-cell>
          <table:table-cell office:value-type="string" calcext:value-type="string">
            <text:p>2024-12-20 23:57:59</text:p>
          </table:table-cell>
          <table:table-cell office:value-type="string" calcext:value-type="string">
            <text:p>0x92750e533c7d6064c98d8b0c836a7177b1a984d330172dcdaa53d19ff95d1c2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18622925133244E+016" calcext:value-type="float">
            <text:p>2.18622925133244E+016</text:p>
          </table:table-cell>
          <table:table-cell office:value-type="float" office:value="-1.53796501185844E+022" calcext:value-type="float">
            <text:p>-1.53796501185844E+022</text:p>
          </table:table-cell>
          <table:table-cell office:value-type="float" office:value="6.67817961803363E+031" calcext:value-type="float">
            <text:p>6.6781796180336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43" calcext:value-type="float">
            <text:p>134743</text:p>
          </table:table-cell>
        </table:table-row>
        <table:table-row table:style-name="ro1">
          <table:table-cell office:value-type="float" office:value="21447170" calcext:value-type="float">
            <text:p>21447170</text:p>
          </table:table-cell>
          <table:table-cell office:value-type="string" calcext:value-type="string">
            <text:p>2024-12-20 23:58:59</text:p>
          </table:table-cell>
          <table:table-cell office:value-type="string" calcext:value-type="string">
            <text:p>0x982251a4c3643896cb705b87eb72fbbcad4a88fcfcc3bb422c14e1e9639bd235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48276348719127E+016" calcext:value-type="float">
            <text:p>-3.48276348719127E+016</text:p>
          </table:table-cell>
          <table:table-cell office:value-type="float" office:value="2.5E+022" calcext:value-type="float">
            <text:p>2.5E+022</text:p>
          </table:table-cell>
          <table:table-cell office:value-type="float" office:value="6.67962824168489E+031" calcext:value-type="float">
            <text:p>6.6796282416848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48" calcext:value-type="float">
            <text:p>134748</text:p>
          </table:table-cell>
        </table:table-row>
        <table:table-row table:style-name="ro1">
          <table:table-cell office:value-type="float" office:value="21447234" calcext:value-type="float">
            <text:p>21447234</text:p>
          </table:table-cell>
          <table:table-cell office:value-type="string" calcext:value-type="string">
            <text:p>2024-12-21 00:11:59</text:p>
          </table:table-cell>
          <table:table-cell office:value-type="string" calcext:value-type="string">
            <text:p>0x8bd2fe1cd0410be30e4ef98dcec3d01823dbd80aa89ca8cd68a0589cf1e10b6d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44676955051708E+017" calcext:value-type="float">
            <text:p>1.44676955051708E+017</text:p>
          </table:table-cell>
          <table:table-cell office:value-type="float" office:value="-1.0171680610246E+023" calcext:value-type="float">
            <text:p>-1.0171680610246E+023</text:p>
          </table:table-cell>
          <table:table-cell office:value-type="float" office:value="6.67367473174345E+031" calcext:value-type="float">
            <text:p>6.67367473174345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30" calcext:value-type="float">
            <text:p>134730</text:p>
          </table:table-cell>
        </table:table-row>
        <table:table-row table:style-name="ro1">
          <table:table-cell office:value-type="float" office:value="21447256" calcext:value-type="float">
            <text:p>21447256</text:p>
          </table:table-cell>
          <table:table-cell office:value-type="string" calcext:value-type="string">
            <text:p>2024-12-21 00:16:23</text:p>
          </table:table-cell>
          <table:table-cell office:value-type="string" calcext:value-type="string">
            <text:p>0x092b46ddfcaa7d7d09cfd3c7e8cb324a76518daf1627af8acff109f492040e1d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19844910898788E+017" calcext:value-type="float">
            <text:p>-1.19844910898788E+017</text:p>
          </table:table-cell>
          <table:table-cell office:value-type="float" office:value="8.59566164059538E+022" calcext:value-type="float">
            <text:p>8.59566164059538E+022</text:p>
          </table:table-cell>
          <table:table-cell office:value-type="float" office:value="6.67865548324377E+031" calcext:value-type="float">
            <text:p>6.6786554832437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45" calcext:value-type="float">
            <text:p>134745</text:p>
          </table:table-cell>
        </table:table-row>
        <table:table-row table:style-name="ro1">
          <table:table-cell office:value-type="float" office:value="21447313" calcext:value-type="float">
            <text:p>21447313</text:p>
          </table:table-cell>
          <table:table-cell office:value-type="string" calcext:value-type="string">
            <text:p>2024-12-21 00:27:59</text:p>
          </table:table-cell>
          <table:table-cell office:value-type="string" calcext:value-type="string">
            <text:p>0x22db01aa9a38694278835944c2a025ecb0b3e32a3e3b9f4efda5402a8a4244d9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77464939793285E+017" calcext:value-type="float">
            <text:p>-2.77464939793285E+017</text:p>
          </table:table-cell>
          <table:table-cell office:value-type="float" office:value="1.995E+023" calcext:value-type="float">
            <text:p>1.995E+023</text:p>
          </table:table-cell>
          <table:table-cell office:value-type="float" office:value="6.69021549998083E+031" calcext:value-type="float">
            <text:p>6.6902154999808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79" calcext:value-type="float">
            <text:p>134779</text:p>
          </table:table-cell>
        </table:table-row>
        <table:table-row table:style-name="ro1">
          <table:table-cell office:value-type="float" office:value="21447373" calcext:value-type="float">
            <text:p>21447373</text:p>
          </table:table-cell>
          <table:table-cell office:value-type="string" calcext:value-type="string">
            <text:p>2024-12-21 00:39:59</text:p>
          </table:table-cell>
          <table:table-cell office:value-type="string" calcext:value-type="string">
            <text:p>0x76f111f24c48839d2998ae575b090f9ff5c58dc1d6994b0e2549f1282c8c95e4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.39213042844617E+016" calcext:value-type="float">
            <text:p>-6.39213042844617E+016</text:p>
          </table:table-cell>
          <table:table-cell office:value-type="float" office:value="4.60579593487663E+022" calcext:value-type="float">
            <text:p>4.60579593487663E+022</text:p>
          </table:table-cell>
          <table:table-cell office:value-type="float" office:value="6.69288432595049E+031" calcext:value-type="float">
            <text:p>6.6928843259504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87" calcext:value-type="float">
            <text:p>134787</text:p>
          </table:table-cell>
        </table:table-row>
        <table:table-row table:style-name="ro1">
          <table:table-cell office:value-type="float" office:value="21447404" calcext:value-type="float">
            <text:p>21447404</text:p>
          </table:table-cell>
          <table:table-cell office:value-type="string" calcext:value-type="string">
            <text:p>2024-12-21 00:46:11</text:p>
          </table:table-cell>
          <table:table-cell office:value-type="string" calcext:value-type="string">
            <text:p>0x8d785d4e48f1ce3baf9c8377d3137dee3f07d6642e236572cb44106ee3c6a973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584679817712192" calcext:value-type="float">
            <text:p>4584679817712192</text:p>
          </table:table-cell>
          <table:table-cell office:value-type="float" office:value="-3.23891368798326E+021" calcext:value-type="float">
            <text:p>-3.23891368798326E+021</text:p>
          </table:table-cell>
          <table:table-cell office:value-type="float" office:value="6.69269475152734E+031" calcext:value-type="float">
            <text:p>6.6926947515273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87" calcext:value-type="float">
            <text:p>134787</text:p>
          </table:table-cell>
        </table:table-row>
        <table:table-row table:style-name="ro1">
          <table:table-cell office:value-type="float" office:value="21447448" calcext:value-type="float">
            <text:p>21447448</text:p>
          </table:table-cell>
          <table:table-cell office:value-type="string" calcext:value-type="string">
            <text:p>2024-12-21 00:54:59</text:p>
          </table:table-cell>
          <table:table-cell office:value-type="string" calcext:value-type="string">
            <text:p>0xa5e640be271280c875328bf368fffd32ef8d9fb690c240b74905adb1d6f360c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41692553567576E+016" calcext:value-type="float">
            <text:p>-3.41692553567576E+016</text:p>
          </table:table-cell>
          <table:table-cell office:value-type="float" office:value="2.46340491780822E+022" calcext:value-type="float">
            <text:p>2.46340491780822E+022</text:p>
          </table:table-cell>
          <table:table-cell office:value-type="float" office:value="6.69412217017797E+031" calcext:value-type="float">
            <text:p>6.6941221701779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91" calcext:value-type="float">
            <text:p>134791</text:p>
          </table:table-cell>
        </table:table-row>
        <table:table-row table:style-name="ro1">
          <table:table-cell office:value-type="float" office:value="21447535" calcext:value-type="float">
            <text:p>21447535</text:p>
          </table:table-cell>
          <table:table-cell office:value-type="string" calcext:value-type="string">
            <text:p>2024-12-21 01:12:59</text:p>
          </table:table-cell>
          <table:table-cell office:value-type="string" calcext:value-type="string">
            <text:p>0xebbc086b7d3681d8445fb290723b7adfda4ccfd7eebaad4b66538e56421b908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75644128222258E+016" calcext:value-type="float">
            <text:p>-2.75644128222258E+016</text:p>
          </table:table-cell>
          <table:table-cell office:value-type="float" office:value="1.988E+022" calcext:value-type="float">
            <text:p>1.988E+022</text:p>
          </table:table-cell>
          <table:table-cell office:value-type="float" office:value="6.69527411570545E+031" calcext:value-type="float">
            <text:p>6.69527411570545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94" calcext:value-type="float">
            <text:p>134794</text:p>
          </table:table-cell>
        </table:table-row>
        <table:table-row table:style-name="ro1">
          <table:table-cell office:value-type="float" office:value="21447552" calcext:value-type="float">
            <text:p>21447552</text:p>
          </table:table-cell>
          <table:table-cell office:value-type="string" calcext:value-type="string">
            <text:p>2024-12-21 01:16:23</text:p>
          </table:table-cell>
          <table:table-cell office:value-type="string" calcext:value-type="string">
            <text:p>0xfa9744f303f310f97fee1fbdc36830b1c111f1534a4019eaeee6194cee30a931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6558915635296E+016" calcext:value-type="float">
            <text:p>-3.6558915635296E+016</text:p>
          </table:table-cell>
          <table:table-cell office:value-type="float" office:value="2.63775710330519E+022" calcext:value-type="float">
            <text:p>2.63775710330519E+022</text:p>
          </table:table-cell>
          <table:table-cell office:value-type="float" office:value="6.6968025626359E+031" calcext:value-type="float">
            <text:p>6.696802562635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99" calcext:value-type="float">
            <text:p>134799</text:p>
          </table:table-cell>
        </table:table-row>
        <table:table-row table:style-name="ro1">
          <table:table-cell office:value-type="float" office:value="21447558" calcext:value-type="float">
            <text:p>21447558</text:p>
          </table:table-cell>
          <table:table-cell office:value-type="string" calcext:value-type="string">
            <text:p>2024-12-21 01:17:35</text:p>
          </table:table-cell>
          <table:table-cell office:value-type="string" calcext:value-type="string">
            <text:p>0x263679f358c917d70cd9764538332422a13de5572e4ebb020d651c46e2d0629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36476087418073E+017" calcext:value-type="float">
            <text:p>-1.36476087418073E+017</text:p>
          </table:table-cell>
          <table:table-cell office:value-type="float" office:value="9.85494947833609E+022" calcext:value-type="float">
            <text:p>9.85494947833609E+022</text:p>
          </table:table-cell>
          <table:table-cell office:value-type="float" office:value="6.70071877503124E+031" calcext:value-type="float">
            <text:p>6.70071877503124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11" calcext:value-type="float">
            <text:p>134811</text:p>
          </table:table-cell>
        </table:table-row>
        <table:table-row table:style-name="ro1">
          <table:table-cell office:value-type="float" office:value="21447579" calcext:value-type="float">
            <text:p>21447579</text:p>
          </table:table-cell>
          <table:table-cell office:value-type="string" calcext:value-type="string">
            <text:p>2024-12-21 01:21:47</text:p>
          </table:table-cell>
          <table:table-cell office:value-type="string" calcext:value-type="string">
            <text:p>0xc052b0fccc0b5752adca9479259d5929685deff33aae27aa8cb3a61e80c89af0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54780754089441E+017" calcext:value-type="float">
            <text:p>-1.54780754089441E+017</text:p>
          </table:table-cell>
          <table:table-cell office:value-type="float" office:value="1.11905036662981E+023" calcext:value-type="float">
            <text:p>1.11905036662981E+023</text:p>
          </table:table-cell>
          <table:table-cell office:value-type="float" office:value="6.70510597749818E+031" calcext:value-type="float">
            <text:p>6.7051059774981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24" calcext:value-type="float">
            <text:p>134824</text:p>
          </table:table-cell>
        </table:table-row>
        <table:table-row table:style-name="ro1">
          <table:table-cell office:value-type="float" office:value="21447592" calcext:value-type="float">
            <text:p>21447592</text:p>
          </table:table-cell>
          <table:table-cell office:value-type="string" calcext:value-type="string">
            <text:p>2024-12-21 01:24:23</text:p>
          </table:table-cell>
          <table:table-cell office:value-type="string" calcext:value-type="string">
            <text:p>0x0153ce26aea7f2b963ab78b73f3e474909e918611048730a768faba1af2dded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002509106414137" calcext:value-type="float">
            <text:p>-5002509106414137</text:p>
          </table:table-cell>
          <table:table-cell office:value-type="float" office:value="3.61921188146417E+021" calcext:value-type="float">
            <text:p>3.61921188146417E+021</text:p>
          </table:table-cell>
          <table:table-cell office:value-type="float" office:value="6.70524786758435E+031" calcext:value-type="float">
            <text:p>6.70524786758435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24" calcext:value-type="float">
            <text:p>134824</text:p>
          </table:table-cell>
        </table:table-row>
        <table:table-row table:style-name="ro1">
          <table:table-cell office:value-type="float" office:value="21447593" calcext:value-type="float">
            <text:p>21447593</text:p>
          </table:table-cell>
          <table:table-cell office:value-type="string" calcext:value-type="string">
            <text:p>2024-12-21 01:24:35</text:p>
          </table:table-cell>
          <table:table-cell office:value-type="string" calcext:value-type="string">
            <text:p>0x646018b435c937fa67b03e01e23deefe14d919acd324a296ca8d98ac24e3674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672584365500624" calcext:value-type="float">
            <text:p>-4672584365500624</text:p>
          </table:table-cell>
          <table:table-cell office:value-type="float" office:value="3.380656513E+021" calcext:value-type="float">
            <text:p>3.380656513E+021</text:p>
          </table:table-cell>
          <table:table-cell office:value-type="float" office:value="6.70538040518084E+031" calcext:value-type="float">
            <text:p>6.70538040518084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25" calcext:value-type="float">
            <text:p>134825</text:p>
          </table:table-cell>
        </table:table-row>
        <table:table-row table:style-name="ro1">
          <table:table-cell office:value-type="float" office:value="21447619" calcext:value-type="float">
            <text:p>21447619</text:p>
          </table:table-cell>
          <table:table-cell office:value-type="string" calcext:value-type="string">
            <text:p>2024-12-21 01:29:59</text:p>
          </table:table-cell>
          <table:table-cell office:value-type="string" calcext:value-type="string">
            <text:p>0x4ea33e6f2306942b74fdb0dd1494d0b2e7f0bd6c9ad91f3e7b1db6bccb2e8422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691534227388825" calcext:value-type="float">
            <text:p>-4691534227388825</text:p>
          </table:table-cell>
          <table:table-cell office:value-type="float" office:value="3.39450136986301E+021" calcext:value-type="float">
            <text:p>3.39450136986301E+021</text:p>
          </table:table-cell>
          <table:table-cell office:value-type="float" office:value="6.70551348556067E+031" calcext:value-type="float">
            <text:p>6.70551348556067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25" calcext:value-type="float">
            <text:p>134825</text:p>
          </table:table-cell>
        </table:table-row>
        <table:table-row table:style-name="ro1">
          <table:table-cell office:value-type="float" office:value="21447645" calcext:value-type="float">
            <text:p>21447645</text:p>
          </table:table-cell>
          <table:table-cell office:value-type="string" calcext:value-type="string">
            <text:p>2024-12-21 01:35:23</text:p>
          </table:table-cell>
          <table:table-cell office:value-type="string" calcext:value-type="string">
            <text:p>0xf1d07b04acc43e1d52d2507897cf59a0b57cf67cf4711f7aa0faec1bcb76ce2b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00229180772016E+017" calcext:value-type="float">
            <text:p>-3.00229180772016E+017</text:p>
          </table:table-cell>
          <table:table-cell office:value-type="float" office:value="2.17507659835616E+023" calcext:value-type="float">
            <text:p>2.17507659835616E+023</text:p>
          </table:table-cell>
          <table:table-cell office:value-type="float" office:value="6.71404080631643E+031" calcext:value-type="float">
            <text:p>6.71404080631643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50" calcext:value-type="float">
            <text:p>134850</text:p>
          </table:table-cell>
        </table:table-row>
        <table:table-row table:style-name="ro1">
          <table:table-cell office:value-type="float" office:value="21447725" calcext:value-type="float">
            <text:p>21447725</text:p>
          </table:table-cell>
          <table:table-cell office:value-type="string" calcext:value-type="string">
            <text:p>2024-12-21 01:51:35</text:p>
          </table:table-cell>
          <table:table-cell office:value-type="string" calcext:value-type="string">
            <text:p>0x8a21be82e78b5e127caeb9bfe54a2ad460b8030a453eeaeddc4df58b275991c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9.5E+017" calcext:value-type="float">
            <text:p>9.5E+017</text:p>
          </table:table-cell>
          <table:table-cell office:value-type="float" office:value="-6.72565409393426E+023" calcext:value-type="float">
            <text:p>-6.72565409393426E+023</text:p>
          </table:table-cell>
          <table:table-cell office:value-type="float" office:value="6.68283768934821E+031" calcext:value-type="float">
            <text:p>6.6828376893482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57" calcext:value-type="float">
            <text:p>134757</text:p>
          </table:table-cell>
        </table:table-row>
        <table:table-row table:style-name="ro1">
          <table:table-cell office:value-type="float" office:value="21447738" calcext:value-type="float">
            <text:p>21447738</text:p>
          </table:table-cell>
          <table:table-cell office:value-type="string" calcext:value-type="string">
            <text:p>2024-12-21 01:54:11</text:p>
          </table:table-cell>
          <table:table-cell office:value-type="string" calcext:value-type="string">
            <text:p>0x1aba9eaa6cc141393acc9661170b16183dee519c6a85bd8645912e0c0f36d82c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.5E+017" calcext:value-type="float">
            <text:p>7.5E+017</text:p>
          </table:table-cell>
          <table:table-cell office:value-type="float" office:value="-5.25840905890102E+023" calcext:value-type="float">
            <text:p>-5.25840905890102E+023</text:p>
          </table:table-cell>
          <table:table-cell office:value-type="float" office:value="6.65206009043618E+031" calcext:value-type="float">
            <text:p>6.6520600904361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65" calcext:value-type="float">
            <text:p>134665</text:p>
          </table:table-cell>
        </table:table-row>
        <table:table-row table:style-name="ro1">
          <table:table-cell office:value-type="float" office:value="21447746" calcext:value-type="float">
            <text:p>21447746</text:p>
          </table:table-cell>
          <table:table-cell office:value-type="string" calcext:value-type="string">
            <text:p>2024-12-21 01:55:47</text:p>
          </table:table-cell>
          <table:table-cell office:value-type="string" calcext:value-type="string">
            <text:p>0xde94d1417a39649b6ab23afd5898eac2178f41ba493482b5e50b5610b1b8454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00780207961197E+017" calcext:value-type="float">
            <text:p>2.00780207961197E+017</text:p>
          </table:table-cell>
          <table:table-cell office:value-type="float" office:value="-1.39950397224923E+023" calcext:value-type="float">
            <text:p>-1.39950397224923E+023</text:p>
          </table:table-cell>
          <table:table-cell office:value-type="float" office:value="6.64386875890392E+031" calcext:value-type="float">
            <text:p>6.6438687589039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40" calcext:value-type="float">
            <text:p>134640</text:p>
          </table:table-cell>
        </table:table-row>
        <table:table-row table:style-name="ro1">
          <table:table-cell office:value-type="float" office:value="21447749" calcext:value-type="float">
            <text:p>21447749</text:p>
          </table:table-cell>
          <table:table-cell office:value-type="string" calcext:value-type="string">
            <text:p>2024-12-21 01:56:23</text:p>
          </table:table-cell>
          <table:table-cell office:value-type="string" calcext:value-type="string">
            <text:p>0x67635826c8cfff2b3c583b3d65c2e7462de47ee60081713170bc2066340ad55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.5E+017" calcext:value-type="float">
            <text:p>7.5E+017</text:p>
          </table:table-cell>
          <table:table-cell office:value-type="float" office:value="-5.19740181959048E+023" calcext:value-type="float">
            <text:p>-5.19740181959048E+023</text:p>
          </table:table-cell>
          <table:table-cell office:value-type="float" office:value="6.61344823687982E+031" calcext:value-type="float">
            <text:p>6.6134482368798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49" calcext:value-type="float">
            <text:p>134549</text:p>
          </table:table-cell>
        </table:table-row>
        <table:table-row table:style-name="ro1">
          <table:table-cell office:value-type="float" office:value="21447754" calcext:value-type="float">
            <text:p>21447754</text:p>
          </table:table-cell>
          <table:table-cell office:value-type="string" calcext:value-type="string">
            <text:p>2024-12-21 01:57:23</text:p>
          </table:table-cell>
          <table:table-cell office:value-type="string" calcext:value-type="string">
            <text:p>0x27cf6075e2ad2eabcb23dcfe959ecd3b99d0a9fb8992a78c95641037ff3feb28</text:p>
          </table:table-cell>
          <table:table-cell office:value-type="float" office:value="660" calcext:value-type="float">
            <text:p>66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45346843151649E+016" calcext:value-type="float">
            <text:p>1.45346843151649E+016</text:p>
          </table:table-cell>
          <table:table-cell office:value-type="float" office:value="-1.00253377582871E+022" calcext:value-type="float">
            <text:p>-1.00253377582871E+022</text:p>
          </table:table-cell>
          <table:table-cell office:value-type="float" office:value="6.61286145136918E+031" calcext:value-type="float">
            <text:p>6.6128614513691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47" calcext:value-type="float">
            <text:p>134547</text:p>
          </table:table-cell>
        </table:table-row>
        <table:table-row table:style-name="ro1">
          <table:table-cell office:value-type="float" office:value="21447780" calcext:value-type="float">
            <text:p>21447780</text:p>
          </table:table-cell>
          <table:table-cell office:value-type="string" calcext:value-type="string">
            <text:p>2024-12-21 02:02:35</text:p>
          </table:table-cell>
          <table:table-cell office:value-type="string" calcext:value-type="string">
            <text:p>0x7b392865dc8aa3a6cdb4fd51725ac5ea196a4eeee2598b9e45221ddff89df57e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1573160798196E+017" calcext:value-type="float">
            <text:p>2.1573160798196E+017</text:p>
          </table:table-cell>
          <table:table-cell office:value-type="float" office:value="-1.48592572006453E+023" calcext:value-type="float">
            <text:p>-1.48592572006453E+023</text:p>
          </table:table-cell>
          <table:table-cell office:value-type="float" office:value="6.60416429119907E+031" calcext:value-type="float">
            <text:p>6.6041642911990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20" calcext:value-type="float">
            <text:p>134520</text:p>
          </table:table-cell>
        </table:table-row>
        <table:table-row table:style-name="ro1">
          <table:table-cell office:value-type="float" office:value="21447799" calcext:value-type="float">
            <text:p>21447799</text:p>
          </table:table-cell>
          <table:table-cell office:value-type="string" calcext:value-type="string">
            <text:p>2024-12-21 02:06:35</text:p>
          </table:table-cell>
          <table:table-cell office:value-type="string" calcext:value-type="string">
            <text:p>0x57c66d30d319ab91c908e2b1df80f6bf9c85810e4a6b5ce6aea8d78bde3da2ff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94285041664435E+016" calcext:value-type="float">
            <text:p>-2.94285041664435E+016</text:p>
          </table:table-cell>
          <table:table-cell office:value-type="float" office:value="2.0658E+022" calcext:value-type="float">
            <text:p>2.0658E+022</text:p>
          </table:table-cell>
          <table:table-cell office:value-type="float" office:value="6.60536131789458E+031" calcext:value-type="float">
            <text:p>6.6053613178945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24" calcext:value-type="float">
            <text:p>134524</text:p>
          </table:table-cell>
        </table:table-row>
        <table:table-row table:style-name="ro1">
          <table:table-cell office:value-type="float" office:value="21447813" calcext:value-type="float">
            <text:p>21447813</text:p>
          </table:table-cell>
          <table:table-cell office:value-type="string" calcext:value-type="string">
            <text:p>2024-12-21 02:09:23</text:p>
          </table:table-cell>
          <table:table-cell office:value-type="string" calcext:value-type="string">
            <text:p>0x5afd0d16d3a992c9eb324f6e1d2d32b59d5d887e0c47104460778b7c4377353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8E+017" calcext:value-type="float">
            <text:p>8E+017</text:p>
          </table:table-cell>
          <table:table-cell office:value-type="float" office:value="-5.47830021004286E+023" calcext:value-type="float">
            <text:p>-5.47830021004286E+023</text:p>
          </table:table-cell>
          <table:table-cell office:value-type="float" office:value="6.57329669060983E+031" calcext:value-type="float">
            <text:p>6.5732966906098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27" calcext:value-type="float">
            <text:p>134427</text:p>
          </table:table-cell>
        </table:table-row>
        <table:table-row table:style-name="ro1">
          <table:table-cell office:value-type="float" office:value="21447829" calcext:value-type="float">
            <text:p>21447829</text:p>
          </table:table-cell>
          <table:table-cell office:value-type="string" calcext:value-type="string">
            <text:p>2024-12-21 02:12:35</text:p>
          </table:table-cell>
          <table:table-cell office:value-type="string" calcext:value-type="string">
            <text:p>0x141af233ff46eaa91470da7ad332986437810c466003cf96670d7ec924509d42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198543211766E+018" calcext:value-type="float">
            <text:p>-2.198543211766E+018</text:p>
          </table:table-cell>
          <table:table-cell office:value-type="float" office:value="1.54952705705451E+024" calcext:value-type="float">
            <text:p>1.54952705705451E+024</text:p>
          </table:table-cell>
          <table:table-cell office:value-type="float" office:value="6.66308395233454E+031" calcext:value-type="float">
            <text:p>6.6630839523345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98" calcext:value-type="float">
            <text:p>134698</text:p>
          </table:table-cell>
        </table:table-row>
        <table:table-row table:style-name="ro1">
          <table:table-cell office:value-type="float" office:value="21447830" calcext:value-type="float">
            <text:p>21447830</text:p>
          </table:table-cell>
          <table:table-cell office:value-type="string" calcext:value-type="string">
            <text:p>2024-12-21 02:12:47</text:p>
          </table:table-cell>
          <table:table-cell office:value-type="string" calcext:value-type="string">
            <text:p>0xd25e87db95f73db6f2f2f9c16e1fe0a340cab2d667f66f608a249cfca4a59f7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5E+018" calcext:value-type="float">
            <text:p>1.5E+018</text:p>
          </table:table-cell>
          <table:table-cell office:value-type="float" office:value="-1.04070906987527E+024" calcext:value-type="float">
            <text:p>-1.04070906987527E+024</text:p>
          </table:table-cell>
          <table:table-cell office:value-type="float" office:value="6.60217099182129E+031" calcext:value-type="float">
            <text:p>6.6021709918212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14" calcext:value-type="float">
            <text:p>134514</text:p>
          </table:table-cell>
        </table:table-row>
        <table:table-row table:style-name="ro1">
          <table:table-cell office:value-type="float" office:value="21447847" calcext:value-type="float">
            <text:p>21447847</text:p>
          </table:table-cell>
          <table:table-cell office:value-type="string" calcext:value-type="string">
            <text:p>2024-12-21 02:16:11</text:p>
          </table:table-cell>
          <table:table-cell office:value-type="string" calcext:value-type="string">
            <text:p>0xfc460404fb4969249cb7b4fee80ae8b6ff7380a99479e44f2293a5718f390b1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.27972618056864E+016" calcext:value-type="float">
            <text:p>-7.27972618056864E+016</text:p>
          </table:table-cell>
          <table:table-cell office:value-type="float" office:value="5.10844698502673E+022" calcext:value-type="float">
            <text:p>5.10844698502673E+022</text:p>
          </table:table-cell>
          <table:table-cell office:value-type="float" office:value="6.60513107867077E+031" calcext:value-type="float">
            <text:p>6.6051310786707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23" calcext:value-type="float">
            <text:p>134523</text:p>
          </table:table-cell>
        </table:table-row>
        <table:table-row table:style-name="ro1">
          <table:table-cell office:value-type="float" office:value="21447885" calcext:value-type="float">
            <text:p>21447885</text:p>
          </table:table-cell>
          <table:table-cell office:value-type="string" calcext:value-type="string">
            <text:p>2024-12-21 02:23:47</text:p>
          </table:table-cell>
          <table:table-cell office:value-type="string" calcext:value-type="string">
            <text:p>0x4cacf278c017ad2f7cfc00539f104e3d06cbc26323433a66289e61bc67be002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16904898903805E+017" calcext:value-type="float">
            <text:p>-1.16904898903805E+017</text:p>
          </table:table-cell>
          <table:table-cell office:value-type="float" office:value="8.21323097749871E+022" calcext:value-type="float">
            <text:p>8.21323097749871E+022</text:p>
          </table:table-cell>
          <table:table-cell office:value-type="float" office:value="6.60989023092968E+031" calcext:value-type="float">
            <text:p>6.6098902309296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38" calcext:value-type="float">
            <text:p>134538</text:p>
          </table:table-cell>
        </table:table-row>
        <table:table-row table:style-name="ro1">
          <table:table-cell office:value-type="float" office:value="21447899" calcext:value-type="float">
            <text:p>21447899</text:p>
          </table:table-cell>
          <table:table-cell office:value-type="string" calcext:value-type="string">
            <text:p>2024-12-21 02:26:35</text:p>
          </table:table-cell>
          <table:table-cell office:value-type="string" calcext:value-type="string">
            <text:p>0x7920d3f624a56a6636bae0e2d34e4aca8c02abc6317d3f88d3c09f0f8cd6404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90412507175552E+016" calcext:value-type="float">
            <text:p>-3.90412507175552E+016</text:p>
          </table:table-cell>
          <table:table-cell office:value-type="float" office:value="2.7455058222088E+022" calcext:value-type="float">
            <text:p>2.7455058222088E+022</text:p>
          </table:table-cell>
          <table:table-cell office:value-type="float" office:value="6.61148111279717E+031" calcext:value-type="float">
            <text:p>6.6114811127971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43" calcext:value-type="float">
            <text:p>134543</text:p>
          </table:table-cell>
        </table:table-row>
        <table:table-row table:style-name="ro1">
          <table:table-cell office:value-type="float" office:value="21447899" calcext:value-type="float">
            <text:p>21447899</text:p>
          </table:table-cell>
          <table:table-cell office:value-type="string" calcext:value-type="string">
            <text:p>2024-12-21 02:26:35</text:p>
          </table:table-cell>
          <table:table-cell office:value-type="string" calcext:value-type="string">
            <text:p>0x46e037f1f89d1928b08849495e3396e425171f6ba526518923d6cada214e6e4f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9.77801640660344E+016" calcext:value-type="float">
            <text:p>-9.77801640660344E+016</text:p>
          </table:table-cell>
          <table:table-cell office:value-type="float" office:value="6.88201782123496E+022" calcext:value-type="float">
            <text:p>6.88201782123496E+022</text:p>
          </table:table-cell>
          <table:table-cell office:value-type="float" office:value="6.61546889431087E+031" calcext:value-type="float">
            <text:p>6.6154688943108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55" calcext:value-type="float">
            <text:p>134555</text:p>
          </table:table-cell>
        </table:table-row>
        <table:table-row table:style-name="ro1">
          <table:table-cell office:value-type="float" office:value="21447922" calcext:value-type="float">
            <text:p>21447922</text:p>
          </table:table-cell>
          <table:table-cell office:value-type="string" calcext:value-type="string">
            <text:p>2024-12-21 02:31:23</text:p>
          </table:table-cell>
          <table:table-cell office:value-type="string" calcext:value-type="string">
            <text:p>0x7f8b268dda982d98aa932bfac5cd1c8dd5e1b5246669c1bbd79d26d27bddab9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29809438293061E+017" calcext:value-type="float">
            <text:p>-1.29809438293061E+017</text:p>
          </table:table-cell>
          <table:table-cell office:value-type="float" office:value="9.14915669275685E+022" calcext:value-type="float">
            <text:p>9.14915669275685E+022</text:p>
          </table:table-cell>
          <table:table-cell office:value-type="float" office:value="6.62077036822056E+031" calcext:value-type="float">
            <text:p>6.6207703682205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71" calcext:value-type="float">
            <text:p>134571</text:p>
          </table:table-cell>
        </table:table-row>
        <table:table-row table:style-name="ro1">
          <table:table-cell office:value-type="float" office:value="21447941" calcext:value-type="float">
            <text:p>21447941</text:p>
          </table:table-cell>
          <table:table-cell office:value-type="string" calcext:value-type="string">
            <text:p>2024-12-21 02:35:11</text:p>
          </table:table-cell>
          <table:table-cell office:value-type="string" calcext:value-type="string">
            <text:p>0x1e81dce6ae7f1bb87abdea90596234d59e95a74928a32944655b3e8de1168f74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.7E+016" calcext:value-type="float">
            <text:p>5.7E+016</text:p>
          </table:table-cell>
          <table:table-cell office:value-type="float" office:value="-3.93927831043182E+022" calcext:value-type="float">
            <text:p>-3.93927831043182E+022</text:p>
          </table:table-cell>
          <table:table-cell office:value-type="float" office:value="6.61846469883495E+031" calcext:value-type="float">
            <text:p>6.61846469883495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64" calcext:value-type="float">
            <text:p>134564</text:p>
          </table:table-cell>
        </table:table-row>
        <table:table-row table:style-name="ro1">
          <table:table-cell office:value-type="float" office:value="21447959" calcext:value-type="float">
            <text:p>21447959</text:p>
          </table:table-cell>
          <table:table-cell office:value-type="string" calcext:value-type="string">
            <text:p>2024-12-21 02:39:23</text:p>
          </table:table-cell>
          <table:table-cell office:value-type="string" calcext:value-type="string">
            <text:p>0x2371a49b5780b36fba664f89a37cd08e2d6e5040e27f3b4f8862ff0de7aab7c7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2E+016" calcext:value-type="float">
            <text:p>1.2E+016</text:p>
          </table:table-cell>
          <table:table-cell office:value-type="float" office:value="-8.28972163623461E+021" calcext:value-type="float">
            <text:p>-8.28972163623461E+021</text:p>
          </table:table-cell>
          <table:table-cell office:value-type="float" office:value="6.61797949936728E+031" calcext:value-type="float">
            <text:p>6.6179794993672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62" calcext:value-type="float">
            <text:p>134562</text:p>
          </table:table-cell>
        </table:table-row>
        <table:table-row table:style-name="ro1">
          <table:table-cell office:value-type="float" office:value="21447965" calcext:value-type="float">
            <text:p>21447965</text:p>
          </table:table-cell>
          <table:table-cell office:value-type="string" calcext:value-type="string">
            <text:p>2024-12-21 02:40:35</text:p>
          </table:table-cell>
          <table:table-cell office:value-type="string" calcext:value-type="string">
            <text:p>0x237b1f0f1625359e0612beb87f3b670dfd4eefdeab803d41fd0f477cfbbb2931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837696324766715" calcext:value-type="float">
            <text:p>-2837696324766715</text:p>
          </table:table-cell>
          <table:table-cell office:value-type="float" office:value="2E+021" calcext:value-type="float">
            <text:p>2E+021</text:p>
          </table:table-cell>
          <table:table-cell office:value-type="float" office:value="6.61809538925938E+031" calcext:value-type="float">
            <text:p>6.6180953892593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63" calcext:value-type="float">
            <text:p>134563</text:p>
          </table:table-cell>
        </table:table-row>
        <table:table-row table:style-name="ro1">
          <table:table-cell office:value-type="float" office:value="21447966" calcext:value-type="float">
            <text:p>21447966</text:p>
          </table:table-cell>
          <table:table-cell office:value-type="string" calcext:value-type="string">
            <text:p>2024-12-21 02:40:47</text:p>
          </table:table-cell>
          <table:table-cell office:value-type="string" calcext:value-type="string">
            <text:p>0xdb33e41e9a40054e36da789d531c824a835fe9a09ebf64547c733cf04202f30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94732902413228E+018" calcext:value-type="float">
            <text:p>2.94732902413228E+018</text:p>
          </table:table-cell>
          <table:table-cell office:value-type="float" office:value="-1.99995554069898E+024" calcext:value-type="float">
            <text:p>-1.99995554069898E+024</text:p>
          </table:table-cell>
          <table:table-cell office:value-type="float" office:value="6.50103749440174E+031" calcext:value-type="float">
            <text:p>6.5010374944017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206" calcext:value-type="float">
            <text:p>134206</text:p>
          </table:table-cell>
        </table:table-row>
        <table:table-row table:style-name="ro1">
          <table:table-cell office:value-type="float" office:value="21447968" calcext:value-type="float">
            <text:p>21447968</text:p>
          </table:table-cell>
          <table:table-cell office:value-type="string" calcext:value-type="string">
            <text:p>2024-12-21 02:41:11</text:p>
          </table:table-cell>
          <table:table-cell office:value-type="string" calcext:value-type="string">
            <text:p>0x92ac48001fc877f467697cedcad9ce0f442e0731ee21da5c20d6f6951993352a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9162577335945E+017" calcext:value-type="float">
            <text:p>-3.9162577335945E+017</text:p>
          </table:table-cell>
          <table:table-cell office:value-type="float" office:value="2.66977383613855E+023" calcext:value-type="float">
            <text:p>2.66977383613855E+023</text:p>
          </table:table-cell>
          <table:table-cell office:value-type="float" office:value="6.51650748449193E+031" calcext:value-type="float">
            <text:p>6.5165074844919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253" calcext:value-type="float">
            <text:p>134253</text:p>
          </table:table-cell>
        </table:table-row>
        <table:table-row table:style-name="ro1">
          <table:table-cell office:value-type="float" office:value="21447969" calcext:value-type="float">
            <text:p>21447969</text:p>
          </table:table-cell>
          <table:table-cell office:value-type="string" calcext:value-type="string">
            <text:p>2024-12-21 02:41:23</text:p>
          </table:table-cell>
          <table:table-cell office:value-type="string" calcext:value-type="string">
            <text:p>0xab97767caf6a16190e4b46eac84cba3052d814302778fe4e50d416031c2c61c8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9.98870593282647E+017" calcext:value-type="float">
            <text:p>-9.98870593282647E+017</text:p>
          </table:table-cell>
          <table:table-cell office:value-type="float" office:value="6.8673407698396E+023" calcext:value-type="float">
            <text:p>6.8673407698396E+023</text:p>
          </table:table-cell>
          <table:table-cell office:value-type="float" office:value="6.55630025353376E+031" calcext:value-type="float">
            <text:p>6.5563002535337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375" calcext:value-type="float">
            <text:p>134375</text:p>
          </table:table-cell>
        </table:table-row>
        <table:table-row table:style-name="ro1">
          <table:table-cell office:value-type="float" office:value="21447971" calcext:value-type="float">
            <text:p>21447971</text:p>
          </table:table-cell>
          <table:table-cell office:value-type="string" calcext:value-type="string">
            <text:p>2024-12-21 02:41:47</text:p>
          </table:table-cell>
          <table:table-cell office:value-type="string" calcext:value-type="string">
            <text:p>0xcc03c8eab9bdc9cad7949fc98ac4427735e7d6670cf065c5b2b4dc56dea0a61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98667961106803E+017" calcext:value-type="float">
            <text:p>2.98667961106803E+017</text:p>
          </table:table-cell>
          <table:table-cell office:value-type="float" office:value="-2.02114749766214E+023" calcext:value-type="float">
            <text:p>-2.02114749766214E+023</text:p>
          </table:table-cell>
          <table:table-cell office:value-type="float" office:value="6.5444704269972E+031" calcext:value-type="float">
            <text:p>6.544470426997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339" calcext:value-type="float">
            <text:p>134339</text:p>
          </table:table-cell>
        </table:table-row>
        <table:table-row table:style-name="ro1">
          <table:table-cell office:value-type="float" office:value="21448070" calcext:value-type="float">
            <text:p>21448070</text:p>
          </table:table-cell>
          <table:table-cell office:value-type="string" calcext:value-type="string">
            <text:p>2024-12-21 03:01:47</text:p>
          </table:table-cell>
          <table:table-cell office:value-type="string" calcext:value-type="string">
            <text:p>0xe1a5134e1f3a51e86e175571dc8e8338c18995fc7be1d4ff0c077f0517748d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0412903470358E+017" calcext:value-type="float">
            <text:p>-3.0412903470358E+017</text:p>
          </table:table-cell>
          <table:table-cell office:value-type="float" office:value="2.1E+023" calcext:value-type="float">
            <text:p>2.1E+023</text:p>
          </table:table-cell>
          <table:table-cell office:value-type="float" office:value="6.55663886566779E+031" calcext:value-type="float">
            <text:p>6.5566388656677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376" calcext:value-type="float">
            <text:p>134376</text:p>
          </table:table-cell>
        </table:table-row>
        <table:table-row table:style-name="ro1">
          <table:table-cell office:value-type="float" office:value="21448119" calcext:value-type="float">
            <text:p>21448119</text:p>
          </table:table-cell>
          <table:table-cell office:value-type="string" calcext:value-type="string">
            <text:p>2024-12-21 03:11:35</text:p>
          </table:table-cell>
          <table:table-cell office:value-type="string" calcext:value-type="string">
            <text:p>0xc71669739a5aff04fd3e353237981b538247717745444189fc09fb5e678f396b</text:p>
          </table:table-cell>
          <table:table-cell office:value-type="float" office:value="536" calcext:value-type="float">
            <text:p>53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76231485585656E+017" calcext:value-type="float">
            <text:p>-5.76231485585656E+017</text:p>
          </table:table-cell>
          <table:table-cell office:value-type="float" office:value="4.0003484702097E+023" calcext:value-type="float">
            <text:p>4.0003484702097E+023</text:p>
          </table:table-cell>
          <table:table-cell office:value-type="float" office:value="6.57981886329671E+031" calcext:value-type="float">
            <text:p>6.5798188632967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47" calcext:value-type="float">
            <text:p>134447</text:p>
          </table:table-cell>
        </table:table-row>
        <table:table-row table:style-name="ro1">
          <table:table-cell office:value-type="float" office:value="21448128" calcext:value-type="float">
            <text:p>21448128</text:p>
          </table:table-cell>
          <table:table-cell office:value-type="string" calcext:value-type="string">
            <text:p>2024-12-21 03:13:23</text:p>
          </table:table-cell>
          <table:table-cell office:value-type="string" calcext:value-type="string">
            <text:p>0x9190e68ca3ff4be67c277a79a92062e185eb04d8375b9a35d517297a3c5484a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77297002792479E+017" calcext:value-type="float">
            <text:p>-3.77297002792479E+017</text:p>
          </table:table-cell>
          <table:table-cell office:value-type="float" office:value="2.6346525570957E+023" calcext:value-type="float">
            <text:p>2.6346525570957E+023</text:p>
          </table:table-cell>
          <table:table-cell office:value-type="float" office:value="6.59508534332496E+031" calcext:value-type="float">
            <text:p>6.5950853433249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93" calcext:value-type="float">
            <text:p>134493</text:p>
          </table:table-cell>
        </table:table-row>
        <table:table-row table:style-name="ro1">
          <table:table-cell office:value-type="float" office:value="21448129" calcext:value-type="float">
            <text:p>21448129</text:p>
          </table:table-cell>
          <table:table-cell office:value-type="string" calcext:value-type="string">
            <text:p>2024-12-21 03:13:35</text:p>
          </table:table-cell>
          <table:table-cell office:value-type="string" calcext:value-type="string">
            <text:p>0x51d99b1c8db18b050f2155514cb5493e484edd8fd739b64a037011db895cac5d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.1905618256527E+017" calcext:value-type="float">
            <text:p>-7.1905618256527E+017</text:p>
          </table:table-cell>
          <table:table-cell office:value-type="float" office:value="5.055148848006E+023" calcext:value-type="float">
            <text:p>5.055148848006E+023</text:p>
          </table:table-cell>
          <table:table-cell office:value-type="float" office:value="6.62437737605243E+031" calcext:value-type="float">
            <text:p>6.6243773760524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82" calcext:value-type="float">
            <text:p>134582</text:p>
          </table:table-cell>
        </table:table-row>
        <table:table-row table:style-name="ro1">
          <table:table-cell office:value-type="float" office:value="21448143" calcext:value-type="float">
            <text:p>21448143</text:p>
          </table:table-cell>
          <table:table-cell office:value-type="string" calcext:value-type="string">
            <text:p>2024-12-21 03:16:23</text:p>
          </table:table-cell>
          <table:table-cell office:value-type="string" calcext:value-type="string">
            <text:p>0x16a667ff9e02eee99c3c98e4e21c0825a2edfb4a760b8abf678ef946b6e120a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06641669785604E+017" calcext:value-type="float">
            <text:p>-4.06641669785604E+017</text:p>
          </table:table-cell>
          <table:table-cell office:value-type="float" office:value="2.87872291126605E+023" calcext:value-type="float">
            <text:p>2.87872291126605E+023</text:p>
          </table:table-cell>
          <table:table-cell office:value-type="float" office:value="6.64105812043117E+031" calcext:value-type="float">
            <text:p>6.6410581204311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32" calcext:value-type="float">
            <text:p>134632</text:p>
          </table:table-cell>
        </table:table-row>
        <table:table-row table:style-name="ro1">
          <table:table-cell office:value-type="float" office:value="21448176" calcext:value-type="float">
            <text:p>21448176</text:p>
          </table:table-cell>
          <table:table-cell office:value-type="string" calcext:value-type="string">
            <text:p>2024-12-21 03:22:59</text:p>
          </table:table-cell>
          <table:table-cell office:value-type="string" calcext:value-type="string">
            <text:p>0x4bc69348cb6474754e01e9168c950bccb8673c5cc403fd4674a45f12a475e896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E+017" calcext:value-type="float">
            <text:p>3E+017</text:p>
          </table:table-cell>
          <table:table-cell office:value-type="float" office:value="-2.08292603773729E+023" calcext:value-type="float">
            <text:p>-2.08292603773729E+023</text:p>
          </table:table-cell>
          <table:table-cell office:value-type="float" office:value="6.62886670256413E+031" calcext:value-type="float">
            <text:p>6.6288667025641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95" calcext:value-type="float">
            <text:p>134595</text:p>
          </table:table-cell>
        </table:table-row>
        <table:table-row table:style-name="ro1">
          <table:table-cell office:value-type="float" office:value="21448248" calcext:value-type="float">
            <text:p>21448248</text:p>
          </table:table-cell>
          <table:table-cell office:value-type="string" calcext:value-type="string">
            <text:p>2024-12-21 03:37:35</text:p>
          </table:table-cell>
          <table:table-cell office:value-type="string" calcext:value-type="string">
            <text:p>0x535b652b86be1ad72b07b75e5f6b7165b6bda32e7bb3bb80b25f7bdb4a27911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9.89345927160072E+016" calcext:value-type="float">
            <text:p>-9.89345927160072E+016</text:p>
          </table:table-cell>
          <table:table-cell office:value-type="float" office:value="7E+022" calcext:value-type="float">
            <text:p>7E+022</text:p>
          </table:table-cell>
          <table:table-cell office:value-type="float" office:value="6.63292284878766E+031" calcext:value-type="float">
            <text:p>6.6329228487876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07" calcext:value-type="float">
            <text:p>134607</text:p>
          </table:table-cell>
        </table:table-row>
        <table:table-row table:style-name="ro1">
          <table:table-cell office:value-type="float" office:value="21448279" calcext:value-type="float">
            <text:p>21448279</text:p>
          </table:table-cell>
          <table:table-cell office:value-type="string" calcext:value-type="string">
            <text:p>2024-12-21 03:43:59</text:p>
          </table:table-cell>
          <table:table-cell office:value-type="string" calcext:value-type="string">
            <text:p>0x13f49e5bcf91a8fe0e00616a4cfefa36b15dac26fc515794e1add57765c5f58a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000000000000000" calcext:value-type="float">
            <text:p>5000000000000000</text:p>
          </table:table-cell>
          <table:table-cell office:value-type="float" office:value="-3.46930616155308E+021" calcext:value-type="float">
            <text:p>-3.46930616155308E+021</text:p>
          </table:table-cell>
          <table:table-cell office:value-type="float" office:value="6.63271978943577E+031" calcext:value-type="float">
            <text:p>6.6327197894357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07" calcext:value-type="float">
            <text:p>134607</text:p>
          </table:table-cell>
        </table:table-row>
        <table:table-row table:style-name="ro1">
          <table:table-cell office:value-type="float" office:value="21448339" calcext:value-type="float">
            <text:p>21448339</text:p>
          </table:table-cell>
          <table:table-cell office:value-type="string" calcext:value-type="string">
            <text:p>2024-12-21 03:55:59</text:p>
          </table:table-cell>
          <table:table-cell office:value-type="string" calcext:value-type="string">
            <text:p>0xad95c8346939463ab5e23eaae334b73ab2a6448419c9332c824e12b7f23138b9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16803165272571E+016" calcext:value-type="float">
            <text:p>-1.16803165272571E+016</text:p>
          </table:table-cell>
          <table:table-cell office:value-type="float" office:value="8.2694176E+021" calcext:value-type="float">
            <text:p>8.2694176E+021</text:p>
          </table:table-cell>
          <table:table-cell office:value-type="float" office:value="6.63319896039248E+031" calcext:value-type="float">
            <text:p>6.6331989603924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08" calcext:value-type="float">
            <text:p>134608</text:p>
          </table:table-cell>
        </table:table-row>
        <table:table-row table:style-name="ro1">
          <table:table-cell office:value-type="float" office:value="21448379" calcext:value-type="float">
            <text:p>21448379</text:p>
          </table:table-cell>
          <table:table-cell office:value-type="string" calcext:value-type="string">
            <text:p>2024-12-21 04:03:59</text:p>
          </table:table-cell>
          <table:table-cell office:value-type="string" calcext:value-type="string">
            <text:p>0x0d9d71be12f148d64b4561335dacb9b6a0fc10a3103f41d4ab0981b4e7b4a5e1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9.92E+016" calcext:value-type="float">
            <text:p>9.92E+016</text:p>
          </table:table-cell>
          <table:table-cell office:value-type="float" office:value="-6.87970833902941E+022" calcext:value-type="float">
            <text:p>-6.87970833902941E+022</text:p>
          </table:table-cell>
          <table:table-cell office:value-type="float" office:value="6.6291722500031E+031" calcext:value-type="float">
            <text:p>6.629172250003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96" calcext:value-type="float">
            <text:p>134596</text:p>
          </table:table-cell>
        </table:table-row>
        <table:table-row table:style-name="ro1">
          <table:table-cell office:value-type="float" office:value="21448379" calcext:value-type="float">
            <text:p>21448379</text:p>
          </table:table-cell>
          <table:table-cell office:value-type="string" calcext:value-type="string">
            <text:p>2024-12-21 04:03:59</text:p>
          </table:table-cell>
          <table:table-cell office:value-type="string" calcext:value-type="string">
            <text:p>0x5d2e1e5a9583add324edb934affdba18a7eaaeac301e9e9e24bddadc5d10186b</text:p>
          </table:table-cell>
          <table:table-cell office:value-type="float" office:value="677" calcext:value-type="float">
            <text:p>67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00000000000000" calcext:value-type="float">
            <text:p>300000000000000</text:p>
          </table:table-cell>
          <table:table-cell office:value-type="float" office:value="-2.07929012954775E+020" calcext:value-type="float">
            <text:p>-2.07929012954775E+020</text:p>
          </table:table-cell>
          <table:table-cell office:value-type="float" office:value="6.6291600798663E+031" calcext:value-type="float">
            <text:p>6.629160079866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96" calcext:value-type="float">
            <text:p>134596</text:p>
          </table:table-cell>
        </table:table-row>
        <table:table-row table:style-name="ro1">
          <table:table-cell office:value-type="float" office:value="21448446" calcext:value-type="float">
            <text:p>21448446</text:p>
          </table:table-cell>
          <table:table-cell office:value-type="string" calcext:value-type="string">
            <text:p>2024-12-21 04:17:35</text:p>
          </table:table-cell>
          <table:table-cell office:value-type="string" calcext:value-type="string">
            <text:p>0x1dc931e98bc60e786d3f6192e0e2068f115bd4ed910034f88bfd7bd8b6f238c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90806181730617E+017" calcext:value-type="float">
            <text:p>-3.90806181730617E+017</text:p>
          </table:table-cell>
          <table:table-cell office:value-type="float" office:value="2.77034888375111E+023" calcext:value-type="float">
            <text:p>2.77034888375111E+023</text:p>
          </table:table-cell>
          <table:table-cell office:value-type="float" office:value="6.64521285152728E+031" calcext:value-type="float">
            <text:p>6.6452128515272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44" calcext:value-type="float">
            <text:p>134644</text:p>
          </table:table-cell>
        </table:table-row>
        <table:table-row table:style-name="ro1">
          <table:table-cell office:value-type="float" office:value="21448452" calcext:value-type="float">
            <text:p>21448452</text:p>
          </table:table-cell>
          <table:table-cell office:value-type="string" calcext:value-type="string">
            <text:p>2024-12-21 04:18:59</text:p>
          </table:table-cell>
          <table:table-cell office:value-type="string" calcext:value-type="string">
            <text:p>0xbdb745d929c4cdf06e6629ffc03c05e780ccd6e1ad9dbc0936004647980f787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0422444965808E+017" calcext:value-type="float">
            <text:p>-3.0422444965808E+017</text:p>
          </table:table-cell>
          <table:table-cell office:value-type="float" office:value="2.16589294461984E+023" calcext:value-type="float">
            <text:p>2.16589294461984E+023</text:p>
          </table:table-cell>
          <table:table-cell office:value-type="float" office:value="6.65776310650998E+031" calcext:value-type="float">
            <text:p>6.6577631065099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82" calcext:value-type="float">
            <text:p>134682</text:p>
          </table:table-cell>
        </table:table-row>
        <table:table-row table:style-name="ro1">
          <table:table-cell office:value-type="float" office:value="21448458" calcext:value-type="float">
            <text:p>21448458</text:p>
          </table:table-cell>
          <table:table-cell office:value-type="string" calcext:value-type="string">
            <text:p>2024-12-21 04:20:23</text:p>
          </table:table-cell>
          <table:table-cell office:value-type="string" calcext:value-type="string">
            <text:p>0x7f28e71ee203ed33a4c85a5fe7c0812e290fd432b3e08fda5d6ad8ccce661585</text:p>
          </table:table-cell>
          <table:table-cell office:value-type="float" office:value="1017" calcext:value-type="float">
            <text:p>101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504264885746368" calcext:value-type="float">
            <text:p>-6504264885746368</text:p>
          </table:table-cell>
          <table:table-cell office:value-type="float" office:value="4.63957361915097E+021" calcext:value-type="float">
            <text:p>4.63957361915097E+021</text:p>
          </table:table-cell>
          <table:table-cell office:value-type="float" office:value="6.65803194635304E+031" calcext:value-type="float">
            <text:p>6.6580319463530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83" calcext:value-type="float">
            <text:p>134683</text:p>
          </table:table-cell>
        </table:table-row>
        <table:table-row table:style-name="ro1">
          <table:table-cell office:value-type="float" office:value="21448551" calcext:value-type="float">
            <text:p>21448551</text:p>
          </table:table-cell>
          <table:table-cell office:value-type="string" calcext:value-type="string">
            <text:p>2024-12-21 04:39:11</text:p>
          </table:table-cell>
          <table:table-cell office:value-type="string" calcext:value-type="string">
            <text:p>0x58744f09f91064915ce27d42c2bf8e12d9636dbcb70fd9eec7971e4266e3f15b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0063446942383E+017" calcext:value-type="float">
            <text:p>-1.40063446942383E+017</text:p>
          </table:table-cell>
          <table:table-cell office:value-type="float" office:value="1E+023" calcext:value-type="float">
            <text:p>1E+023</text:p>
          </table:table-cell>
          <table:table-cell office:value-type="float" office:value="6.66382644095808E+031" calcext:value-type="float">
            <text:p>6.6638264409580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00" calcext:value-type="float">
            <text:p>134700</text:p>
          </table:table-cell>
        </table:table-row>
        <table:table-row table:style-name="ro1">
          <table:table-cell office:value-type="float" office:value="21448674" calcext:value-type="float">
            <text:p>21448674</text:p>
          </table:table-cell>
          <table:table-cell office:value-type="string" calcext:value-type="string">
            <text:p>2024-12-21 05:04:11</text:p>
          </table:table-cell>
          <table:table-cell office:value-type="string" calcext:value-type="string">
            <text:p>0x5731984e99476cb9c7b7338f11329b077f9031743c6b14c2bfb3c291244af3f2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87092590253424E+017" calcext:value-type="float">
            <text:p>-4.87092590253424E+017</text:p>
          </table:table-cell>
          <table:table-cell office:value-type="float" office:value="3.49125E+023" calcext:value-type="float">
            <text:p>3.49125E+023</text:p>
          </table:table-cell>
          <table:table-cell office:value-type="float" office:value="6.68405647024794E+031" calcext:value-type="float">
            <text:p>6.6840564702479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61" calcext:value-type="float">
            <text:p>134761</text:p>
          </table:table-cell>
        </table:table-row>
        <table:table-row table:style-name="ro1">
          <table:table-cell office:value-type="float" office:value="21448772" calcext:value-type="float">
            <text:p>21448772</text:p>
          </table:table-cell>
          <table:table-cell office:value-type="string" calcext:value-type="string">
            <text:p>2024-12-21 05:23:47</text:p>
          </table:table-cell>
          <table:table-cell office:value-type="string" calcext:value-type="string">
            <text:p>0xa2291f9dacd8dba8122734b0f20c2a338e22c37ba1f0e34965d7b2c11142d779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.23894367213149E+016" calcext:value-type="float">
            <text:p>-6.23894367213149E+016</text:p>
          </table:table-cell>
          <table:table-cell office:value-type="float" office:value="4.4871008204391E+022" calcext:value-type="float">
            <text:p>4.4871008204391E+022</text:p>
          </table:table-cell>
          <table:table-cell office:value-type="float" office:value="6.68665651839757E+031" calcext:value-type="float">
            <text:p>6.6866565183975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69" calcext:value-type="float">
            <text:p>134769</text:p>
          </table:table-cell>
        </table:table-row>
        <table:table-row table:style-name="ro1">
          <table:table-cell office:value-type="float" office:value="21448806" calcext:value-type="float">
            <text:p>21448806</text:p>
          </table:table-cell>
          <table:table-cell office:value-type="string" calcext:value-type="string">
            <text:p>2024-12-21 05:30:47</text:p>
          </table:table-cell>
          <table:table-cell office:value-type="string" calcext:value-type="string">
            <text:p>0x5ccfbf50ac5ad7402d79f7797e6b7d730e80d7f0f4f51838e8c347b18bac2fa5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9.69853369407287E+017" calcext:value-type="float">
            <text:p>-9.69853369407287E+017</text:p>
          </table:table-cell>
          <table:table-cell office:value-type="float" office:value="7.01275631430441E+023" calcext:value-type="float">
            <text:p>7.01275631430441E+023</text:p>
          </table:table-cell>
          <table:table-cell office:value-type="float" office:value="6.71748380425885E+031" calcext:value-type="float">
            <text:p>6.71748380425885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61" calcext:value-type="float">
            <text:p>134861</text:p>
          </table:table-cell>
        </table:table-row>
        <table:table-row table:style-name="ro1">
          <table:table-cell office:value-type="float" office:value="21448927" calcext:value-type="float">
            <text:p>21448927</text:p>
          </table:table-cell>
          <table:table-cell office:value-type="string" calcext:value-type="string">
            <text:p>2024-12-21 05:55:11</text:p>
          </table:table-cell>
          <table:table-cell office:value-type="string" calcext:value-type="string">
            <text:p>0x61663f95f54816a5f1e39a5af953c09a8637de54d83fc080e27e6708965be5c3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98388370697191E+017" calcext:value-type="float">
            <text:p>1.98388370697191E+017</text:p>
          </table:table-cell>
          <table:table-cell office:value-type="float" office:value="-1.41073084720154E+023" calcext:value-type="float">
            <text:p>-1.41073084720154E+023</text:p>
          </table:table-cell>
          <table:table-cell office:value-type="float" office:value="6.71189721153178E+031" calcext:value-type="float">
            <text:p>6.7118972115317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44" calcext:value-type="float">
            <text:p>134844</text:p>
          </table:table-cell>
        </table:table-row>
        <table:table-row table:style-name="ro1">
          <table:table-cell office:value-type="float" office:value="21448928" calcext:value-type="float">
            <text:p>21448928</text:p>
          </table:table-cell>
          <table:table-cell office:value-type="string" calcext:value-type="string">
            <text:p>2024-12-21 05:55:23</text:p>
          </table:table-cell>
          <table:table-cell office:value-type="string" calcext:value-type="string">
            <text:p>0xf5c41185fd78c2ce3be2d66fa5f97d9958705d4ff7ab319267fc34e8debec28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.5E+017" calcext:value-type="float">
            <text:p>7.5E+017</text:p>
          </table:table-cell>
          <table:table-cell office:value-type="float" office:value="-5.31140854019941E+023" calcext:value-type="float">
            <text:p>-5.31140854019941E+023</text:p>
          </table:table-cell>
          <table:table-cell office:value-type="float" office:value="6.68794704812361E+031" calcext:value-type="float">
            <text:p>6.6879470481236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73" calcext:value-type="float">
            <text:p>134773</text:p>
          </table:table-cell>
        </table:table-row>
        <table:table-row table:style-name="ro1">
          <table:table-cell office:value-type="float" office:value="21449008" calcext:value-type="float">
            <text:p>21449008</text:p>
          </table:table-cell>
          <table:table-cell office:value-type="string" calcext:value-type="string">
            <text:p>2024-12-21 06:11:23</text:p>
          </table:table-cell>
          <table:table-cell office:value-type="string" calcext:value-type="string">
            <text:p>0xa5362fa2865d64ba089ebd5bf97b3aac6992ae03807090a38b1210b163ade8fd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6183408685431533" calcext:value-type="float">
            <text:p>6183408685431533</text:p>
          </table:table-cell>
          <table:table-cell office:value-type="float" office:value="-4.36187335405825E+021" calcext:value-type="float">
            <text:p>-4.36187335405825E+021</text:p>
          </table:table-cell>
          <table:table-cell office:value-type="float" office:value="6.68769174659212E+031" calcext:value-type="float">
            <text:p>6.6876917465921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72" calcext:value-type="float">
            <text:p>134772</text:p>
          </table:table-cell>
        </table:table-row>
        <table:table-row table:style-name="ro1">
          <table:table-cell office:value-type="float" office:value="21449014" calcext:value-type="float">
            <text:p>21449014</text:p>
          </table:table-cell>
          <table:table-cell office:value-type="string" calcext:value-type="string">
            <text:p>2024-12-21 06:12:35</text:p>
          </table:table-cell>
          <table:table-cell office:value-type="string" calcext:value-type="string">
            <text:p>0x9397ff122a5e98b1a512695038ebcf0171c91418a1b3a92db8695dd43fdaa85a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94498934273183E+016" calcext:value-type="float">
            <text:p>-1.94498934273183E+016</text:p>
          </table:table-cell>
          <table:table-cell office:value-type="float" office:value="1.4E+022" calcext:value-type="float">
            <text:p>1.4E+022</text:p>
          </table:table-cell>
          <table:table-cell office:value-type="float" office:value="6.68850297583682E+031" calcext:value-type="float">
            <text:p>6.6885029758368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74" calcext:value-type="float">
            <text:p>134774</text:p>
          </table:table-cell>
        </table:table-row>
        <table:table-row table:style-name="ro1">
          <table:table-cell office:value-type="float" office:value="21449025" calcext:value-type="float">
            <text:p>21449025</text:p>
          </table:table-cell>
          <table:table-cell office:value-type="string" calcext:value-type="string">
            <text:p>2024-12-21 06:14:47</text:p>
          </table:table-cell>
          <table:table-cell office:value-type="string" calcext:value-type="string">
            <text:p>0x686906754e303160c547eda61144ba238d8bf2155a18a0e12cc23258f34b98fa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E+018" calcext:value-type="float">
            <text:p>1E+018</text:p>
          </table:table-cell>
          <table:table-cell office:value-type="float" office:value="-7.01230295643145E+023" calcext:value-type="float">
            <text:p>-7.01230295643145E+023</text:p>
          </table:table-cell>
          <table:table-cell office:value-type="float" office:value="6.64745979235201E+031" calcext:value-type="float">
            <text:p>6.6474597923520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51" calcext:value-type="float">
            <text:p>134651</text:p>
          </table:table-cell>
        </table:table-row>
        <table:table-row table:style-name="ro1">
          <table:table-cell office:value-type="float" office:value="21449061" calcext:value-type="float">
            <text:p>21449061</text:p>
          </table:table-cell>
          <table:table-cell office:value-type="string" calcext:value-type="string">
            <text:p>2024-12-21 06:22:11</text:p>
          </table:table-cell>
          <table:table-cell office:value-type="string" calcext:value-type="string">
            <text:p>0x727bd505ce2ec327bcec4a4102a3abdb45d3803f6a65448f131e452a3776ce81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.33588688912062E+017" calcext:value-type="float">
            <text:p>-7.33588688912062E+017</text:p>
          </table:table-cell>
          <table:table-cell office:value-type="float" office:value="5.240213285E+023" calcext:value-type="float">
            <text:p>5.240213285E+023</text:p>
          </table:table-cell>
          <table:table-cell office:value-type="float" office:value="6.67782417996121E+031" calcext:value-type="float">
            <text:p>6.6778241799612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42" calcext:value-type="float">
            <text:p>134742</text:p>
          </table:table-cell>
        </table:table-row>
        <table:table-row table:style-name="ro1">
          <table:table-cell office:value-type="float" office:value="21449127" calcext:value-type="float">
            <text:p>21449127</text:p>
          </table:table-cell>
          <table:table-cell office:value-type="string" calcext:value-type="string">
            <text:p>2024-12-21 06:35:23</text:p>
          </table:table-cell>
          <table:table-cell office:value-type="string" calcext:value-type="string">
            <text:p>0xb63f596540fdca6b1e6876fdf7fbe22813007aaaa2bf9e717c87f79fbb0410c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11944266229349E+017" calcext:value-type="float">
            <text:p>-1.11944266229349E+017</text:p>
          </table:table-cell>
          <table:table-cell office:value-type="float" office:value="8.03859741369863E+022" calcext:value-type="float">
            <text:p>8.03859741369863E+022</text:p>
          </table:table-cell>
          <table:table-cell office:value-type="float" office:value="6.68248214089579E+031" calcext:value-type="float">
            <text:p>6.6824821408957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56" calcext:value-type="float">
            <text:p>134756</text:p>
          </table:table-cell>
        </table:table-row>
        <table:table-row table:style-name="ro1">
          <table:table-cell office:value-type="float" office:value="21449156" calcext:value-type="float">
            <text:p>21449156</text:p>
          </table:table-cell>
          <table:table-cell office:value-type="string" calcext:value-type="string">
            <text:p>2024-12-21 06:41:11</text:p>
          </table:table-cell>
          <table:table-cell office:value-type="string" calcext:value-type="string">
            <text:p>0xefd6dcf764a90fead3a19ead4e62bd1fbc9839c130941feeaf7656be7e2279ec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56053978502246E+018" calcext:value-type="float">
            <text:p>-1.56053978502246E+018</text:p>
          </table:table-cell>
          <table:table-cell office:value-type="float" office:value="1.13022591540588E+024" calcext:value-type="float">
            <text:p>1.13022591540588E+024</text:p>
          </table:table-cell>
          <table:table-cell office:value-type="float" office:value="6.73147634596279E+031" calcext:value-type="float">
            <text:p>6.73147634596279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02" calcext:value-type="float">
            <text:p>134902</text:p>
          </table:table-cell>
        </table:table-row>
        <table:table-row table:style-name="ro1">
          <table:table-cell office:value-type="float" office:value="21449168" calcext:value-type="float">
            <text:p>21449168</text:p>
          </table:table-cell>
          <table:table-cell office:value-type="string" calcext:value-type="string">
            <text:p>2024-12-21 06:43:35</text:p>
          </table:table-cell>
          <table:table-cell office:value-type="string" calcext:value-type="string">
            <text:p>0x6c2ece329a3720aaa687e340a1805ffb2af675194f9a996000431f277d6f7f30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179296681375559" calcext:value-type="float">
            <text:p>-6179296681375559</text:p>
          </table:table-cell>
          <table:table-cell office:value-type="float" office:value="4.50585E+021" calcext:value-type="float">
            <text:p>4.50585E+021</text:p>
          </table:table-cell>
          <table:table-cell office:value-type="float" office:value="6.73165299642309E+031" calcext:value-type="float">
            <text:p>6.73165299642309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03" calcext:value-type="float">
            <text:p>134903</text:p>
          </table:table-cell>
        </table:table-row>
        <table:table-row table:style-name="ro1">
          <table:table-cell office:value-type="float" office:value="21449216" calcext:value-type="float">
            <text:p>21449216</text:p>
          </table:table-cell>
          <table:table-cell office:value-type="string" calcext:value-type="string">
            <text:p>2024-12-21 06:53:11</text:p>
          </table:table-cell>
          <table:table-cell office:value-type="string" calcext:value-type="string">
            <text:p>0xb969b752113f0e72576430f788f8f71f95f40812a73e8cbff0b8bd10daf3b21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991250000000000" calcext:value-type="float">
            <text:p>991250000000000</text:p>
          </table:table-cell>
          <table:table-cell office:value-type="float" office:value="-7.08436386477095E+020" calcext:value-type="float">
            <text:p>-7.08436386477095E+020</text:p>
          </table:table-cell>
          <table:table-cell office:value-type="float" office:value="6.73162494184718E+031" calcext:value-type="float">
            <text:p>6.7316249418471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03" calcext:value-type="float">
            <text:p>134903</text:p>
          </table:table-cell>
        </table:table-row>
        <table:table-row table:style-name="ro1">
          <table:table-cell office:value-type="float" office:value="21449224" calcext:value-type="float">
            <text:p>21449224</text:p>
          </table:table-cell>
          <table:table-cell office:value-type="string" calcext:value-type="string">
            <text:p>2024-12-21 06:54:47</text:p>
          </table:table-cell>
          <table:table-cell office:value-type="string" calcext:value-type="string">
            <text:p>0x158e553b5d8e762ce7c2c1a4268111d2aeed487f6263cceb8033d17edb1f58a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02581211632773E+017" calcext:value-type="float">
            <text:p>2.02581211632773E+017</text:p>
          </table:table-cell>
          <table:table-cell office:value-type="float" office:value="-1.44658937989725E+023" calcext:value-type="float">
            <text:p>-1.44658937989725E+023</text:p>
          </table:table-cell>
          <table:table-cell office:value-type="float" office:value="6.72589634682508E+031" calcext:value-type="float">
            <text:p>6.7258963468250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86" calcext:value-type="float">
            <text:p>134886</text:p>
          </table:table-cell>
        </table:table-row>
        <table:table-row table:style-name="ro1">
          <table:table-cell office:value-type="float" office:value="21449228" calcext:value-type="float">
            <text:p>21449228</text:p>
          </table:table-cell>
          <table:table-cell office:value-type="string" calcext:value-type="string">
            <text:p>2024-12-21 06:55:35</text:p>
          </table:table-cell>
          <table:table-cell office:value-type="string" calcext:value-type="string">
            <text:p>0x6e3a05c699360c89088f7959320b6b4986fd2dda7be7a2241dea19f2d382ae76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6.5E+017" calcext:value-type="float">
            <text:p>6.5E+017</text:p>
          </table:table-cell>
          <table:table-cell office:value-type="float" office:value="-4.62493356074131E+023" calcext:value-type="float">
            <text:p>-4.62493356074131E+023</text:p>
          </table:table-cell>
          <table:table-cell office:value-type="float" office:value="6.70758128676606E+031" calcext:value-type="float">
            <text:p>6.7075812867660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31" calcext:value-type="float">
            <text:p>134831</text:p>
          </table:table-cell>
        </table:table-row>
        <table:table-row table:style-name="ro1">
          <table:table-cell office:value-type="float" office:value="21449293" calcext:value-type="float">
            <text:p>21449293</text:p>
          </table:table-cell>
          <table:table-cell office:value-type="string" calcext:value-type="string">
            <text:p>2024-12-21 07:08:35</text:p>
          </table:table-cell>
          <table:table-cell office:value-type="string" calcext:value-type="string">
            <text:p>0x9ae64c7dd0b6d4639d122e1615a40ac9ce491ab9ba1d0b67f820ad14f410591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40385648524264E+016" calcext:value-type="float">
            <text:p>1.40385648524264E+016</text:p>
          </table:table-cell>
          <table:table-cell office:value-type="float" office:value="-9.961049253315E+021" calcext:value-type="float">
            <text:p>-9.961049253315E+021</text:p>
          </table:table-cell>
          <table:table-cell office:value-type="float" office:value="6.70718682225553E+031" calcext:value-type="float">
            <text:p>6.70718682225553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30" calcext:value-type="float">
            <text:p>134830</text:p>
          </table:table-cell>
        </table:table-row>
        <table:table-row table:style-name="ro1">
          <table:table-cell office:value-type="float" office:value="21449316" calcext:value-type="float">
            <text:p>21449316</text:p>
          </table:table-cell>
          <table:table-cell office:value-type="string" calcext:value-type="string">
            <text:p>2024-12-21 07:13:11</text:p>
          </table:table-cell>
          <table:table-cell office:value-type="string" calcext:value-type="string">
            <text:p>0x4a1e4dbfbb452919f14f8f206372fc1c7cca618e7f48505f8a0a4fbef6c385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43791792567534E+016" calcext:value-type="float">
            <text:p>-3.43791792567534E+016</text:p>
          </table:table-cell>
          <table:table-cell office:value-type="float" office:value="2.48911597103824E+022" calcext:value-type="float">
            <text:p>2.48911597103824E+022</text:p>
          </table:table-cell>
          <table:table-cell office:value-type="float" office:value="6.70816267249912E+031" calcext:value-type="float">
            <text:p>6.70816267249912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33" calcext:value-type="float">
            <text:p>134833</text:p>
          </table:table-cell>
        </table:table-row>
        <table:table-row table:style-name="ro1">
          <table:table-cell office:value-type="float" office:value="21449341" calcext:value-type="float">
            <text:p>21449341</text:p>
          </table:table-cell>
          <table:table-cell office:value-type="string" calcext:value-type="string">
            <text:p>2024-12-21 07:18:11</text:p>
          </table:table-cell>
          <table:table-cell office:value-type="string" calcext:value-type="string">
            <text:p>0xfe7bca50313b382357b00967b9d685ab1955dffb0cb037d05b860c5af7a38370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70868024004012E+017" calcext:value-type="float">
            <text:p>-4.70868024004012E+017</text:p>
          </table:table-cell>
          <table:table-cell office:value-type="float" office:value="3.41647541176146E+023" calcext:value-type="float">
            <text:p>3.41647541176146E+023</text:p>
          </table:table-cell>
          <table:table-cell office:value-type="float" office:value="6.72155685903596E+031" calcext:value-type="float">
            <text:p>6.7215568590359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73" calcext:value-type="float">
            <text:p>134873</text:p>
          </table:table-cell>
        </table:table-row>
        <table:table-row table:style-name="ro1">
          <table:table-cell office:value-type="float" office:value="21449347" calcext:value-type="float">
            <text:p>21449347</text:p>
          </table:table-cell>
          <table:table-cell office:value-type="string" calcext:value-type="string">
            <text:p>2024-12-21 07:19:23</text:p>
          </table:table-cell>
          <table:table-cell office:value-type="string" calcext:value-type="string">
            <text:p>0x95363d48e90565d164c34f6bf2a95ce50c950993bcd8478429cbf7060331b9ed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307020504740641" calcext:value-type="float">
            <text:p>-4307020504740641</text:p>
          </table:table-cell>
          <table:table-cell office:value-type="float" office:value="3.13134026666667E+021" calcext:value-type="float">
            <text:p>3.13134026666667E+021</text:p>
          </table:table-cell>
          <table:table-cell office:value-type="float" office:value="6.72167962226586E+031" calcext:value-type="float">
            <text:p>6.7216796222658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73" calcext:value-type="float">
            <text:p>134873</text:p>
          </table:table-cell>
        </table:table-row>
        <table:table-row table:style-name="ro1">
          <table:table-cell office:value-type="float" office:value="21449440" calcext:value-type="float">
            <text:p>21449440</text:p>
          </table:table-cell>
          <table:table-cell office:value-type="string" calcext:value-type="string">
            <text:p>2024-12-21 07:37:59</text:p>
          </table:table-cell>
          <table:table-cell office:value-type="string" calcext:value-type="string">
            <text:p>0xfbe0c01c115a4b2df15a058626ace99431a77a0fe1da144176b0adb5b1cdae79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1201125E+017" calcext:value-type="float">
            <text:p>1.1201125E+017</text:p>
          </table:table-cell>
          <table:table-cell office:value-type="float" office:value="-7.97790966213707E+022" calcext:value-type="float">
            <text:p>-7.97790966213707E+022</text:p>
          </table:table-cell>
          <table:table-cell office:value-type="float" office:value="6.71852031429552E+031" calcext:value-type="float">
            <text:p>6.71852031429552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64" calcext:value-type="float">
            <text:p>134864</text:p>
          </table:table-cell>
        </table:table-row>
        <table:table-row table:style-name="ro1">
          <table:table-cell office:value-type="float" office:value="21449633" calcext:value-type="float">
            <text:p>21449633</text:p>
          </table:table-cell>
          <table:table-cell office:value-type="string" calcext:value-type="string">
            <text:p>2024-12-21 08:16:47</text:p>
          </table:table-cell>
          <table:table-cell office:value-type="string" calcext:value-type="string">
            <text:p>0xd79b424989a5e087e4dc2901faf9ec5a9f81b2f206ec9a2b8e9e517178aac16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10132831821902E+016" calcext:value-type="float">
            <text:p>-1.10132831821902E+016</text:p>
          </table:table-cell>
          <table:table-cell office:value-type="float" office:value="8E+021" calcext:value-type="float">
            <text:p>8E+021</text:p>
          </table:table-cell>
          <table:table-cell office:value-type="float" office:value="6.71883395182947E+031" calcext:value-type="float">
            <text:p>6.71883395182947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65" calcext:value-type="float">
            <text:p>134865</text:p>
          </table:table-cell>
        </table:table-row>
        <table:table-row table:style-name="ro1">
          <table:table-cell office:value-type="float" office:value="21449670" calcext:value-type="float">
            <text:p>21449670</text:p>
          </table:table-cell>
          <table:table-cell office:value-type="string" calcext:value-type="string">
            <text:p>2024-12-21 08:24:23</text:p>
          </table:table-cell>
          <table:table-cell office:value-type="string" calcext:value-type="string">
            <text:p>0x27a514f51b7be1db1fc6454aeffc7cecc4db7463da6193f8c1a463b99a7c3de5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.86295784341267E+017" calcext:value-type="float">
            <text:p>-6.86295784341267E+017</text:p>
          </table:table-cell>
          <table:table-cell office:value-type="float" office:value="5E+023" calcext:value-type="float">
            <text:p>5E+023</text:p>
          </table:table-cell>
          <table:table-cell office:value-type="float" office:value="6.73843629770136E+031" calcext:value-type="float">
            <text:p>6.7384362977013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23" calcext:value-type="float">
            <text:p>134923</text:p>
          </table:table-cell>
        </table:table-row>
        <table:table-row table:style-name="ro1">
          <table:table-cell office:value-type="float" office:value="21449673" calcext:value-type="float">
            <text:p>21449673</text:p>
          </table:table-cell>
          <table:table-cell office:value-type="string" calcext:value-type="string">
            <text:p>2024-12-21 08:24:59</text:p>
          </table:table-cell>
          <table:table-cell office:value-type="string" calcext:value-type="string">
            <text:p>0xf77e1bd8698631e75fce063c24483569cc59b61da5c9e5d64d3be25f091993f9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478125E+017" calcext:value-type="float">
            <text:p>2.478125E+017</text:p>
          </table:table-cell>
          <table:table-cell office:value-type="float" office:value="-1.77282056624273E+023" calcext:value-type="float">
            <text:p>-1.77282056624273E+023</text:p>
          </table:table-cell>
          <table:table-cell office:value-type="float" office:value="6.73141580438655E+031" calcext:value-type="float">
            <text:p>6.73141580438655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02" calcext:value-type="float">
            <text:p>134902</text:p>
          </table:table-cell>
        </table:table-row>
        <table:table-row table:style-name="ro1">
          <table:table-cell office:value-type="float" office:value="21449720" calcext:value-type="float">
            <text:p>21449720</text:p>
          </table:table-cell>
          <table:table-cell office:value-type="string" calcext:value-type="string">
            <text:p>2024-12-21 08:34:35</text:p>
          </table:table-cell>
          <table:table-cell office:value-type="string" calcext:value-type="string">
            <text:p>0x946556cd770be445df6f309e630410da325498fde98ee8812cb7419d9fb440ab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5E+017" calcext:value-type="float">
            <text:p>2.5E+017</text:p>
          </table:table-cell>
          <table:table-cell office:value-type="float" office:value="-1.78473049527985E+023" calcext:value-type="float">
            <text:p>-1.78473049527985E+023</text:p>
          </table:table-cell>
          <table:table-cell office:value-type="float" office:value="6.72434814692057E+031" calcext:value-type="float">
            <text:p>6.72434814692057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81" calcext:value-type="float">
            <text:p>134881</text:p>
          </table:table-cell>
        </table:table-row>
        <table:table-row table:style-name="ro1">
          <table:table-cell office:value-type="float" office:value="21449722" calcext:value-type="float">
            <text:p>21449722</text:p>
          </table:table-cell>
          <table:table-cell office:value-type="string" calcext:value-type="string">
            <text:p>2024-12-21 08:34:59</text:p>
          </table:table-cell>
          <table:table-cell office:value-type="string" calcext:value-type="string">
            <text:p>0x65e715f5677c4a768170d10bbbd3a6338979682aac28bb6addd415320a358e50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748646646976273" calcext:value-type="float">
            <text:p>-2748646646976273</text:p>
          </table:table-cell>
          <table:table-cell office:value-type="float" office:value="2E+021" calcext:value-type="float">
            <text:p>2E+021</text:p>
          </table:table-cell>
          <table:table-cell office:value-type="float" office:value="6.72442655630406E+031" calcext:value-type="float">
            <text:p>6.7244265563040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81" calcext:value-type="float">
            <text:p>134881</text:p>
          </table:table-cell>
        </table:table-row>
        <table:table-row table:style-name="ro1">
          <table:table-cell office:value-type="float" office:value="21449724" calcext:value-type="float">
            <text:p>21449724</text:p>
          </table:table-cell>
          <table:table-cell office:value-type="string" calcext:value-type="string">
            <text:p>2024-12-21 08:35:23</text:p>
          </table:table-cell>
          <table:table-cell office:value-type="string" calcext:value-type="string">
            <text:p>0x32ef17874191be9e47584827074e32c0f088d61f3343bc8248786e004c9ec05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37422717828256E+016" calcext:value-type="float">
            <text:p>-1.37422717828256E+016</text:p>
          </table:table-cell>
          <table:table-cell office:value-type="float" office:value="1E+022" calcext:value-type="float">
            <text:p>1E+022</text:p>
          </table:table-cell>
          <table:table-cell office:value-type="float" office:value="6.7248186032215E+031" calcext:value-type="float">
            <text:p>6.7248186032215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83" calcext:value-type="float">
            <text:p>134883</text:p>
          </table:table-cell>
        </table:table-row>
        <table:table-row table:style-name="ro1">
          <table:table-cell office:value-type="float" office:value="21449728" calcext:value-type="float">
            <text:p>21449728</text:p>
          </table:table-cell>
          <table:table-cell office:value-type="string" calcext:value-type="string">
            <text:p>2024-12-21 08:36:23</text:p>
          </table:table-cell>
          <table:table-cell office:value-type="string" calcext:value-type="string">
            <text:p>0x7208e6ba1513d4f70d7b7f61311bf7bcd6789fa1e7707312b928f7ce3ecc929c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11653686911703E+017" calcext:value-type="float">
            <text:p>-1.11653686911703E+017</text:p>
          </table:table-cell>
          <table:table-cell office:value-type="float" office:value="8.12915914225743E+022" calcext:value-type="float">
            <text:p>8.12915914225743E+022</text:p>
          </table:table-cell>
          <table:table-cell office:value-type="float" office:value="6.72800561500458E+031" calcext:value-type="float">
            <text:p>6.7280056150045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92" calcext:value-type="float">
            <text:p>134892</text:p>
          </table:table-cell>
        </table:table-row>
        <table:table-row table:style-name="ro1">
          <table:table-cell office:value-type="float" office:value="21449740" calcext:value-type="float">
            <text:p>21449740</text:p>
          </table:table-cell>
          <table:table-cell office:value-type="string" calcext:value-type="string">
            <text:p>2024-12-21 08:38:47</text:p>
          </table:table-cell>
          <table:table-cell office:value-type="string" calcext:value-type="string">
            <text:p>0x5d455f275484d1e5ad8a6b6d54f30ad7b1712283f8cbdc63717781ad2002ec10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9.25214320700617E+015" calcext:value-type="float">
            <text:p>-9.25214320700617E+015</text:p>
          </table:table-cell>
          <table:table-cell office:value-type="float" office:value="6.739656E+021" calcext:value-type="float">
            <text:p>6.739656E+021</text:p>
          </table:table-cell>
          <table:table-cell office:value-type="float" office:value="6.72826984114052E+031" calcext:value-type="float">
            <text:p>6.72826984114052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93" calcext:value-type="float">
            <text:p>134893</text:p>
          </table:table-cell>
        </table:table-row>
        <table:table-row table:style-name="ro1">
          <table:table-cell office:value-type="float" office:value="21449743" calcext:value-type="float">
            <text:p>21449743</text:p>
          </table:table-cell>
          <table:table-cell office:value-type="string" calcext:value-type="string">
            <text:p>2024-12-21 08:39:23</text:p>
          </table:table-cell>
          <table:table-cell office:value-type="string" calcext:value-type="string">
            <text:p>0x2e313e72c8e10ff3ea2137297f0fa967253dce3942e2fecb1ef518b31251da05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991250000000000" calcext:value-type="float">
            <text:p>991250000000000</text:p>
          </table:table-cell>
          <table:table-cell office:value-type="float" office:value="-7.07724483162174E+020" calcext:value-type="float">
            <text:p>-7.07724483162174E+020</text:p>
          </table:table-cell>
          <table:table-cell office:value-type="float" office:value="6.72824181475648E+031" calcext:value-type="float">
            <text:p>6.7282418147564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93" calcext:value-type="float">
            <text:p>134893</text:p>
          </table:table-cell>
        </table:table-row>
        <table:table-row table:style-name="ro1">
          <table:table-cell office:value-type="float" office:value="21449748" calcext:value-type="float">
            <text:p>21449748</text:p>
          </table:table-cell>
          <table:table-cell office:value-type="string" calcext:value-type="string">
            <text:p>2024-12-21 08:40:23</text:p>
          </table:table-cell>
          <table:table-cell office:value-type="string" calcext:value-type="string">
            <text:p>0x1135597f1862bcac76515c8e5a34c96d969cb5101c8fff4bf553d460d4aedbe1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8365323760562784" calcext:value-type="float">
            <text:p>-8365323760562784</text:p>
          </table:table-cell>
          <table:table-cell office:value-type="float" office:value="6.0940638E+021" calcext:value-type="float">
            <text:p>6.0940638E+021</text:p>
          </table:table-cell>
          <table:table-cell office:value-type="float" office:value="6.72848073064922E+031" calcext:value-type="float">
            <text:p>6.72848073064922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93" calcext:value-type="float">
            <text:p>134893</text:p>
          </table:table-cell>
        </table:table-row>
        <table:table-row table:style-name="ro1">
          <table:table-cell office:value-type="float" office:value="21449780" calcext:value-type="float">
            <text:p>21449780</text:p>
          </table:table-cell>
          <table:table-cell office:value-type="string" calcext:value-type="string">
            <text:p>2024-12-21 08:46:47</text:p>
          </table:table-cell>
          <table:table-cell office:value-type="string" calcext:value-type="string">
            <text:p>0x3645b28ee2355462b942c69e281bb344cbd4e15536e939a81735ea8e27f5e73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7936354069045E+018" calcext:value-type="float">
            <text:p>-1.47936354069045E+018</text:p>
          </table:table-cell>
          <table:table-cell office:value-type="float" office:value="1.08455203231306E+024" calcext:value-type="float">
            <text:p>1.08455203231306E+024</text:p>
          </table:table-cell>
          <table:table-cell office:value-type="float" office:value="6.77100025875615E+031" calcext:value-type="float">
            <text:p>6.77100025875615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19" calcext:value-type="float">
            <text:p>135019</text:p>
          </table:table-cell>
        </table:table-row>
        <table:table-row table:style-name="ro1">
          <table:table-cell office:value-type="float" office:value="21449856" calcext:value-type="float">
            <text:p>21449856</text:p>
          </table:table-cell>
          <table:table-cell office:value-type="string" calcext:value-type="string">
            <text:p>2024-12-21 09:02:11</text:p>
          </table:table-cell>
          <table:table-cell office:value-type="string" calcext:value-type="string">
            <text:p>0x4bae9296d6ccbf0add0171e55ad654bdb528783415c7d9a515e531f09926e5ff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982500000000000" calcext:value-type="float">
            <text:p>1982500000000000</text:p>
          </table:table-cell>
          <table:table-cell office:value-type="float" office:value="-1.43347869560304E+021" calcext:value-type="float">
            <text:p>-1.43347869560304E+021</text:p>
          </table:table-cell>
          <table:table-cell office:value-type="float" office:value="6.77094349199819E+031" calcext:value-type="float">
            <text:p>6.77094349199819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19" calcext:value-type="float">
            <text:p>135019</text:p>
          </table:table-cell>
        </table:table-row>
        <table:table-row table:style-name="ro1">
          <table:table-cell office:value-type="float" office:value="21449874" calcext:value-type="float">
            <text:p>21449874</text:p>
          </table:table-cell>
          <table:table-cell office:value-type="string" calcext:value-type="string">
            <text:p>2024-12-21 09:05:47</text:p>
          </table:table-cell>
          <table:table-cell office:value-type="string" calcext:value-type="string">
            <text:p>0x9323fe935e712c2ff70f6087913526dca1d7f6e89c942a91fbf81a72ec98443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97375E+017" calcext:value-type="float">
            <text:p>2.97375E+017</text:p>
          </table:table-cell>
          <table:table-cell office:value-type="float" office:value="-2.14749938340428E+023" calcext:value-type="float">
            <text:p>-2.14749938340428E+023</text:p>
          </table:table-cell>
          <table:table-cell office:value-type="float" office:value="6.76243924438745E+031" calcext:value-type="float">
            <text:p>6.76243924438745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94" calcext:value-type="float">
            <text:p>134994</text:p>
          </table:table-cell>
        </table:table-row>
        <table:table-row table:style-name="ro1">
          <table:table-cell office:value-type="float" office:value="21449937" calcext:value-type="float">
            <text:p>21449937</text:p>
          </table:table-cell>
          <table:table-cell office:value-type="string" calcext:value-type="string">
            <text:p>2024-12-21 09:18:23</text:p>
          </table:table-cell>
          <table:table-cell office:value-type="string" calcext:value-type="string">
            <text:p>0x395c240338d7b1d1f9337e1cf0ae38298dc95f95422cf8cf54b71c341480e9c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63056697914477E+016" calcext:value-type="float">
            <text:p>-1.63056697914477E+016</text:p>
          </table:table-cell>
          <table:table-cell office:value-type="float" office:value="1.2E+022" calcext:value-type="float">
            <text:p>1.2E+022</text:p>
          </table:table-cell>
          <table:table-cell office:value-type="float" office:value="6.76290970068837E+031" calcext:value-type="float">
            <text:p>6.76290970068837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95" calcext:value-type="float">
            <text:p>134995</text:p>
          </table:table-cell>
        </table:table-row>
        <table:table-row table:style-name="ro1">
          <table:table-cell office:value-type="float" office:value="21450095" calcext:value-type="float">
            <text:p>21450095</text:p>
          </table:table-cell>
          <table:table-cell office:value-type="string" calcext:value-type="string">
            <text:p>2024-12-21 09:50:11</text:p>
          </table:table-cell>
          <table:table-cell office:value-type="string" calcext:value-type="string">
            <text:p>0xfad4ab0fa30020afbd524ce01d724c1f10d23962aacf1aa57823684c696ec5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8.5E+017" calcext:value-type="float">
            <text:p>8.5E+017</text:p>
          </table:table-cell>
          <table:table-cell office:value-type="float" office:value="-6.10950005185494E+023" calcext:value-type="float">
            <text:p>-6.10950005185494E+023</text:p>
          </table:table-cell>
          <table:table-cell office:value-type="float" office:value="6.73871565359326E+031" calcext:value-type="float">
            <text:p>6.7387156535932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24" calcext:value-type="float">
            <text:p>134924</text:p>
          </table:table-cell>
        </table:table-row>
        <table:table-row table:style-name="ro1">
          <table:table-cell office:value-type="float" office:value="21450100" calcext:value-type="float">
            <text:p>21450100</text:p>
          </table:table-cell>
          <table:table-cell office:value-type="string" calcext:value-type="string">
            <text:p>2024-12-21 09:51:11</text:p>
          </table:table-cell>
          <table:table-cell office:value-type="string" calcext:value-type="string">
            <text:p>0x096e2afba83b4d64092fe3ec8324da8a4520aa805aee877a2e8f80c7279fdbcd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32304838413974E+017" calcext:value-type="float">
            <text:p>1.32304838413974E+017</text:p>
          </table:table-cell>
          <table:table-cell office:value-type="float" office:value="-9.4703112010275E+022" calcext:value-type="float">
            <text:p>-9.4703112010275E+022</text:p>
          </table:table-cell>
          <table:table-cell office:value-type="float" office:value="6.73496534418565E+031" calcext:value-type="float">
            <text:p>6.73496534418565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13" calcext:value-type="float">
            <text:p>134913</text:p>
          </table:table-cell>
        </table:table-row>
        <table:table-row table:style-name="ro1">
          <table:table-cell office:value-type="float" office:value="21450103" calcext:value-type="float">
            <text:p>21450103</text:p>
          </table:table-cell>
          <table:table-cell office:value-type="string" calcext:value-type="string">
            <text:p>2024-12-21 09:51:47</text:p>
          </table:table-cell>
          <table:table-cell office:value-type="string" calcext:value-type="string">
            <text:p>0x40b92a958fadbf4ece7477f94a370ee5c2ce754a28ee2f23e791dd2093dcaee1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.71912177000971E+017" calcext:value-type="float">
            <text:p>4.71912177000971E+017</text:p>
          </table:table-cell>
          <table:table-cell office:value-type="float" office:value="-3.3693543848953E+023" calcext:value-type="float">
            <text:p>-3.3693543848953E+023</text:p>
          </table:table-cell>
          <table:table-cell office:value-type="float" office:value="6.72162246539419E+031" calcext:value-type="float">
            <text:p>6.72162246539419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73" calcext:value-type="float">
            <text:p>134873</text:p>
          </table:table-cell>
        </table:table-row>
        <table:table-row table:style-name="ro1">
          <table:table-cell office:value-type="float" office:value="21450105" calcext:value-type="float">
            <text:p>21450105</text:p>
          </table:table-cell>
          <table:table-cell office:value-type="string" calcext:value-type="string">
            <text:p>2024-12-21 09:52:11</text:p>
          </table:table-cell>
          <table:table-cell office:value-type="string" calcext:value-type="string">
            <text:p>0xb724268cf5960bda3c7beca0315904f5cc44253e05d35d9bb2514613340dbdd4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.07010236329899E+017" calcext:value-type="float">
            <text:p>3.07010236329899E+017</text:p>
          </table:table-cell>
          <table:table-cell office:value-type="float" office:value="-2.1848304E+023" calcext:value-type="float">
            <text:p>-2.1848304E+023</text:p>
          </table:table-cell>
          <table:table-cell office:value-type="float" office:value="6.7129703843493E+031" calcext:value-type="float">
            <text:p>6.7129703843493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47" calcext:value-type="float">
            <text:p>134847</text:p>
          </table:table-cell>
        </table:table-row>
        <table:table-row table:style-name="ro1">
          <table:table-cell office:value-type="float" office:value="21450107" calcext:value-type="float">
            <text:p>21450107</text:p>
          </table:table-cell>
          <table:table-cell office:value-type="string" calcext:value-type="string">
            <text:p>2024-12-21 09:52:35</text:p>
          </table:table-cell>
          <table:table-cell office:value-type="string" calcext:value-type="string">
            <text:p>0xe61115716f0107c96a02105d37304fdd18939a05a7a9607d409f8d8c6bb2c6c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.5E+017" calcext:value-type="float">
            <text:p>7.5E+017</text:p>
          </table:table-cell>
          <table:table-cell office:value-type="float" office:value="-5.31331876590503E+023" calcext:value-type="float">
            <text:p>-5.31331876590503E+023</text:p>
          </table:table-cell>
          <table:table-cell office:value-type="float" office:value="6.6895220282178E+031" calcext:value-type="float">
            <text:p>6.689522028217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77" calcext:value-type="float">
            <text:p>134777</text:p>
          </table:table-cell>
        </table:table-row>
        <table:table-row table:style-name="ro1">
          <table:table-cell office:value-type="float" office:value="21450130" calcext:value-type="float">
            <text:p>21450130</text:p>
          </table:table-cell>
          <table:table-cell office:value-type="string" calcext:value-type="string">
            <text:p>2024-12-21 09:57:11</text:p>
          </table:table-cell>
          <table:table-cell office:value-type="string" calcext:value-type="string">
            <text:p>0x8d6b3e9f090a7a571409349894e07ce23fe83014af8b8ae8e6c03500888f20f8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E+017" calcext:value-type="float">
            <text:p>7E+017</text:p>
          </table:table-cell>
          <table:table-cell office:value-type="float" office:value="-4.91916045332902E+023" calcext:value-type="float">
            <text:p>-4.91916045332902E+023</text:p>
          </table:table-cell>
          <table:table-cell office:value-type="float" office:value="6.66073005982572E+031" calcext:value-type="float">
            <text:p>6.6607300598257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91" calcext:value-type="float">
            <text:p>134691</text:p>
          </table:table-cell>
        </table:table-row>
        <table:table-row table:style-name="ro1">
          <table:table-cell office:value-type="float" office:value="21450255" calcext:value-type="float">
            <text:p>21450255</text:p>
          </table:table-cell>
          <table:table-cell office:value-type="string" calcext:value-type="string">
            <text:p>2024-12-21 10:22:11</text:p>
          </table:table-cell>
          <table:table-cell office:value-type="string" calcext:value-type="string">
            <text:p>0xac2d83b103e0be0e49f9411533e58f03eeddad19f4b77a6631549cb5c0afb5d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9.5E+017" calcext:value-type="float">
            <text:p>9.5E+017</text:p>
          </table:table-cell>
          <table:table-cell office:value-type="float" office:value="-6.60866716331078E+023" calcext:value-type="float">
            <text:p>-6.60866716331078E+023</text:p>
          </table:table-cell>
          <table:table-cell office:value-type="float" office:value="6.62204936666983E+031" calcext:value-type="float">
            <text:p>6.6220493666698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74" calcext:value-type="float">
            <text:p>134574</text:p>
          </table:table-cell>
        </table:table-row>
        <table:table-row table:style-name="ro1">
          <table:table-cell office:value-type="float" office:value="21450287" calcext:value-type="float">
            <text:p>21450287</text:p>
          </table:table-cell>
          <table:table-cell office:value-type="string" calcext:value-type="string">
            <text:p>2024-12-21 10:28:35</text:p>
          </table:table-cell>
          <table:table-cell office:value-type="string" calcext:value-type="string">
            <text:p>0xd97a2348cc15de760d8bb55a5ced41fb6718009afacb89a06c1df874970bcd51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085337428506027" calcext:value-type="float">
            <text:p>-7085337428506027</text:p>
          </table:table-cell>
          <table:table-cell office:value-type="float" office:value="5E+021" calcext:value-type="float">
            <text:p>5E+021</text:p>
          </table:table-cell>
          <table:table-cell office:value-type="float" office:value="6.62233909140008E+031" calcext:value-type="float">
            <text:p>6.6223390914000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75" calcext:value-type="float">
            <text:p>134575</text:p>
          </table:table-cell>
        </table:table-row>
        <table:table-row table:style-name="ro1">
          <table:table-cell office:value-type="float" office:value="21450351" calcext:value-type="float">
            <text:p>21450351</text:p>
          </table:table-cell>
          <table:table-cell office:value-type="string" calcext:value-type="string">
            <text:p>2024-12-21 10:41:23</text:p>
          </table:table-cell>
          <table:table-cell office:value-type="string" calcext:value-type="string">
            <text:p>0x3eb71fef085bab3c24dbad554b226b418383ca6d36a58f119d9985519ba9e31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434375000000000" calcext:value-type="float">
            <text:p>7434375000000000</text:p>
          </table:table-cell>
          <table:table-cell office:value-type="float" office:value="-5.1418994876489E+021" calcext:value-type="float">
            <text:p>-5.1418994876489E+021</text:p>
          </table:table-cell>
          <table:table-cell office:value-type="float" office:value="6.62203813474513E+031" calcext:value-type="float">
            <text:p>6.6220381347451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74" calcext:value-type="float">
            <text:p>134574</text:p>
          </table:table-cell>
        </table:table-row>
        <table:table-row table:style-name="ro1">
          <table:table-cell office:value-type="float" office:value="21450401" calcext:value-type="float">
            <text:p>21450401</text:p>
          </table:table-cell>
          <table:table-cell office:value-type="string" calcext:value-type="string">
            <text:p>2024-12-21 10:51:23</text:p>
          </table:table-cell>
          <table:table-cell office:value-type="string" calcext:value-type="string">
            <text:p>0xfc9f583bcbf00368ddda1cb8f73530d92ab3a4d7afeea548da50267b29bf19ac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752394908957803" calcext:value-type="float">
            <text:p>-3752394908957803</text:p>
          </table:table-cell>
          <table:table-cell office:value-type="float" office:value="2.64793666666667E+021" calcext:value-type="float">
            <text:p>2.64793666666667E+021</text:p>
          </table:table-cell>
          <table:table-cell office:value-type="float" office:value="6.62219156929242E+031" calcext:value-type="float">
            <text:p>6.6221915692924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75" calcext:value-type="float">
            <text:p>134575</text:p>
          </table:table-cell>
        </table:table-row>
        <table:table-row table:style-name="ro1">
          <table:table-cell office:value-type="float" office:value="21450406" calcext:value-type="float">
            <text:p>21450406</text:p>
          </table:table-cell>
          <table:table-cell office:value-type="string" calcext:value-type="string">
            <text:p>2024-12-21 10:52:23</text:p>
          </table:table-cell>
          <table:table-cell office:value-type="string" calcext:value-type="string">
            <text:p>0x7706a8267f37618b4c779d6eb0bdc7d20dd6de69a4b900d7fa95cee1851c5c7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85000676406675E+016" calcext:value-type="float">
            <text:p>-3.85000676406675E+016</text:p>
          </table:table-cell>
          <table:table-cell office:value-type="float" office:value="2.717527E+022" calcext:value-type="float">
            <text:p>2.717527E+022</text:p>
          </table:table-cell>
          <table:table-cell office:value-type="float" office:value="6.62376623884648E+031" calcext:value-type="float">
            <text:p>6.6237662388464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80" calcext:value-type="float">
            <text:p>134580</text:p>
          </table:table-cell>
        </table:table-row>
        <table:table-row table:style-name="ro1">
          <table:table-cell office:value-type="float" office:value="21450407" calcext:value-type="float">
            <text:p>21450407</text:p>
          </table:table-cell>
          <table:table-cell office:value-type="string" calcext:value-type="string">
            <text:p>2024-12-21 10:52:35</text:p>
          </table:table-cell>
          <table:table-cell office:value-type="string" calcext:value-type="string">
            <text:p>0x2b2b134f38cca1ac715920e7e5dd1da5260e964b7032106e4ed0dba1193409df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20154366776111E+016" calcext:value-type="float">
            <text:p>-2.20154366776111E+016</text:p>
          </table:table-cell>
          <table:table-cell office:value-type="float" office:value="1.55454032788098E+022" calcext:value-type="float">
            <text:p>1.55454032788098E+022</text:p>
          </table:table-cell>
          <table:table-cell office:value-type="float" office:value="6.6246670164008E+031" calcext:value-type="float">
            <text:p>6.624667016400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82" calcext:value-type="float">
            <text:p>134582</text:p>
          </table:table-cell>
        </table:table-row>
        <table:table-row table:style-name="ro1">
          <table:table-cell office:value-type="float" office:value="21450430" calcext:value-type="float">
            <text:p>21450430</text:p>
          </table:table-cell>
          <table:table-cell office:value-type="string" calcext:value-type="string">
            <text:p>2024-12-21 10:57:11</text:p>
          </table:table-cell>
          <table:table-cell office:value-type="string" calcext:value-type="string">
            <text:p>0x28011a29c8e521464f42590d2f1973f2200c1b9608575c898e027995107c0c23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9E+017" calcext:value-type="float">
            <text:p>2.9E+017</text:p>
          </table:table-cell>
          <table:table-cell office:value-type="float" office:value="-2.00369962029219E+023" calcext:value-type="float">
            <text:p>-2.00369962029219E+023</text:p>
          </table:table-cell>
          <table:table-cell office:value-type="float" office:value="6.61293931272412E+031" calcext:value-type="float">
            <text:p>6.6129393127241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47" calcext:value-type="float">
            <text:p>134547</text:p>
          </table:table-cell>
        </table:table-row>
        <table:table-row table:style-name="ro1">
          <table:table-cell office:value-type="float" office:value="21450444" calcext:value-type="float">
            <text:p>21450444</text:p>
          </table:table-cell>
          <table:table-cell office:value-type="string" calcext:value-type="string">
            <text:p>2024-12-21 10:59:59</text:p>
          </table:table-cell>
          <table:table-cell office:value-type="string" calcext:value-type="string">
            <text:p>0x40a0c903a2664065b226d47d7f5b96b0aef0258a5769ed8266a2ad2462dcb1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8.32939758744598E+016" calcext:value-type="float">
            <text:p>-8.32939758744598E+016</text:p>
          </table:table-cell>
          <table:table-cell office:value-type="float" office:value="5.86450577403641E+022" calcext:value-type="float">
            <text:p>5.86450577403641E+022</text:p>
          </table:table-cell>
          <table:table-cell office:value-type="float" office:value="6.61633749743101E+031" calcext:value-type="float">
            <text:p>6.6163374974310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57" calcext:value-type="float">
            <text:p>134557</text:p>
          </table:table-cell>
        </table:table-row>
        <table:table-row table:style-name="ro1">
          <table:table-cell office:value-type="float" office:value="21450512" calcext:value-type="float">
            <text:p>21450512</text:p>
          </table:table-cell>
          <table:table-cell office:value-type="string" calcext:value-type="string">
            <text:p>2024-12-21 11:13:35</text:p>
          </table:table-cell>
          <table:table-cell office:value-type="string" calcext:value-type="string">
            <text:p>0x3cc8a56b1f114640c05a1491c3424f7a6c4ac6c117788044d7865e2a2df17713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298995360584868" calcext:value-type="float">
            <text:p>-7298995360584868</text:p>
          </table:table-cell>
          <table:table-cell office:value-type="float" office:value="5.1418994876489E+021" calcext:value-type="float">
            <text:p>5.1418994876489E+021</text:p>
          </table:table-cell>
          <table:table-cell office:value-type="float" office:value="6.61663544451942E+031" calcext:value-type="float">
            <text:p>6.6166354445194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58" calcext:value-type="float">
            <text:p>134558</text:p>
          </table:table-cell>
        </table:table-row>
        <table:table-row table:style-name="ro1">
          <table:table-cell office:value-type="float" office:value="21450540" calcext:value-type="float">
            <text:p>21450540</text:p>
          </table:table-cell>
          <table:table-cell office:value-type="string" calcext:value-type="string">
            <text:p>2024-12-21 11:19:11</text:p>
          </table:table-cell>
          <table:table-cell office:value-type="string" calcext:value-type="string">
            <text:p>0xfc9b33e53d6a3db56052ebf7a74eb9af81085aea43783ca74e37a59fe6f7aff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22915E+018" calcext:value-type="float">
            <text:p>1.22915E+018</text:p>
          </table:table-cell>
          <table:table-cell office:value-type="float" office:value="-8.42377998952792E+023" calcext:value-type="float">
            <text:p>-8.42377998952792E+023</text:p>
          </table:table-cell>
          <table:table-cell office:value-type="float" office:value="6.56733085087963E+031" calcext:value-type="float">
            <text:p>6.5673308508796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09" calcext:value-type="float">
            <text:p>134409</text:p>
          </table:table-cell>
        </table:table-row>
        <table:table-row table:style-name="ro1">
          <table:table-cell office:value-type="float" office:value="21450564" calcext:value-type="float">
            <text:p>21450564</text:p>
          </table:table-cell>
          <table:table-cell office:value-type="string" calcext:value-type="string">
            <text:p>2024-12-21 11:23:59</text:p>
          </table:table-cell>
          <table:table-cell office:value-type="string" calcext:value-type="string">
            <text:p>0xfb71140e9cd6566d0ef304975c99ab20031ae57997a8e8eabc39c87e30484906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468105217135818" calcext:value-type="float">
            <text:p>-7468105217135818</text:p>
          </table:table-cell>
          <table:table-cell office:value-type="float" office:value="5.18338800384E+021" calcext:value-type="float">
            <text:p>5.18338800384E+021</text:p>
          </table:table-cell>
          <table:table-cell office:value-type="float" office:value="6.56763120201787E+031" calcext:value-type="float">
            <text:p>6.5676312020178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09" calcext:value-type="float">
            <text:p>134409</text:p>
          </table:table-cell>
        </table:table-row>
        <table:table-row table:style-name="ro1">
          <table:table-cell office:value-type="float" office:value="21450564" calcext:value-type="float">
            <text:p>21450564</text:p>
          </table:table-cell>
          <table:table-cell office:value-type="string" calcext:value-type="string">
            <text:p>2024-12-21 11:23:59</text:p>
          </table:table-cell>
          <table:table-cell office:value-type="string" calcext:value-type="string">
            <text:p>0x39397e8e0ad059ef7d936bc727d791697ad84ca7a160b9ed4d3094e2028aab3d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57852361444212E+018" calcext:value-type="float">
            <text:p>1.57852361444212E+018</text:p>
          </table:table-cell>
          <table:table-cell office:value-type="float" office:value="-1.06367303047435E+024" calcext:value-type="float">
            <text:p>-1.06367303047435E+024</text:p>
          </table:table-cell>
          <table:table-cell office:value-type="float" office:value="6.50537415518339E+031" calcext:value-type="float">
            <text:p>6.5053741551833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219" calcext:value-type="float">
            <text:p>134219</text:p>
          </table:table-cell>
        </table:table-row>
        <table:table-row table:style-name="ro1">
          <table:table-cell office:value-type="float" office:value="21450566" calcext:value-type="float">
            <text:p>21450566</text:p>
          </table:table-cell>
          <table:table-cell office:value-type="string" calcext:value-type="string">
            <text:p>2024-12-21 11:24:23</text:p>
          </table:table-cell>
          <table:table-cell office:value-type="string" calcext:value-type="string">
            <text:p>0x4f464c23cf379170644883323e9635cb16c619600860bfbb4fbfe10dd02c2e64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7926262284542E+017" calcext:value-type="float">
            <text:p>-5.7926262284542E+017</text:p>
          </table:table-cell>
          <table:table-cell office:value-type="float" office:value="3.95871637158645E+023" calcext:value-type="float">
            <text:p>3.95871637158645E+023</text:p>
          </table:table-cell>
          <table:table-cell office:value-type="float" office:value="6.52831291584145E+031" calcext:value-type="float">
            <text:p>6.52831291584145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289" calcext:value-type="float">
            <text:p>134289</text:p>
          </table:table-cell>
        </table:table-row>
        <table:table-row table:style-name="ro1">
          <table:table-cell office:value-type="float" office:value="21450605" calcext:value-type="float">
            <text:p>21450605</text:p>
          </table:table-cell>
          <table:table-cell office:value-type="string" calcext:value-type="string">
            <text:p>2024-12-21 11:32:23</text:p>
          </table:table-cell>
          <table:table-cell office:value-type="string" calcext:value-type="string">
            <text:p>0x2d16a44901a053bc3624127078f0f44050196d8def2280c6e3753bfb68579af8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81903393448815E+017" calcext:value-type="float">
            <text:p>-5.81903393448815E+017</text:p>
          </table:table-cell>
          <table:table-cell office:value-type="float" office:value="4.00497253743372E+023" calcext:value-type="float">
            <text:p>4.00497253743372E+023</text:p>
          </table:table-cell>
          <table:table-cell office:value-type="float" office:value="6.55151970760295E+031" calcext:value-type="float">
            <text:p>6.55151970760295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360" calcext:value-type="float">
            <text:p>134360</text:p>
          </table:table-cell>
        </table:table-row>
        <table:table-row table:style-name="ro1">
          <table:table-cell office:value-type="float" office:value="21450606" calcext:value-type="float">
            <text:p>21450606</text:p>
          </table:table-cell>
          <table:table-cell office:value-type="string" calcext:value-type="string">
            <text:p>2024-12-21 11:32:35</text:p>
          </table:table-cell>
          <table:table-cell office:value-type="string" calcext:value-type="string">
            <text:p>0x1438553bc02a6fcfd9ad111cbf115c911555c0035f633c627a56f0f50be8eb7f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.02965312108645E+017" calcext:value-type="float">
            <text:p>-6.02965312108645E+017</text:p>
          </table:table-cell>
          <table:table-cell office:value-type="float" office:value="4.18008129674957E+023" calcext:value-type="float">
            <text:p>4.18008129674957E+023</text:p>
          </table:table-cell>
          <table:table-cell office:value-type="float" office:value="6.57574116612561E+031" calcext:value-type="float">
            <text:p>6.5757411661256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34" calcext:value-type="float">
            <text:p>134434</text:p>
          </table:table-cell>
        </table:table-row>
        <table:table-row table:style-name="ro1">
          <table:table-cell office:value-type="float" office:value="21450657" calcext:value-type="float">
            <text:p>21450657</text:p>
          </table:table-cell>
          <table:table-cell office:value-type="string" calcext:value-type="string">
            <text:p>2024-12-21 11:42:47</text:p>
          </table:table-cell>
          <table:table-cell office:value-type="string" calcext:value-type="string">
            <text:p>0x00612d925610e69c6e28378e4e8479b6c17d72e1f169cf6dc7df6f56106877e1</text:p>
          </table:table-cell>
          <table:table-cell office:value-type="float" office:value="718" calcext:value-type="float">
            <text:p>71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38775E+017" calcext:value-type="float">
            <text:p>1.38775E+017</text:p>
          </table:table-cell>
          <table:table-cell office:value-type="float" office:value="-9.45607684634954E+022" calcext:value-type="float">
            <text:p>-9.45607684634954E+022</text:p>
          </table:table-cell>
          <table:table-cell office:value-type="float" office:value="6.57020650084571E+031" calcext:value-type="float">
            <text:p>6.5702065008457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17" calcext:value-type="float">
            <text:p>134417</text:p>
          </table:table-cell>
        </table:table-row>
        <table:table-row table:style-name="ro1">
          <table:table-cell office:value-type="float" office:value="21450718" calcext:value-type="float">
            <text:p>21450718</text:p>
          </table:table-cell>
          <table:table-cell office:value-type="string" calcext:value-type="string">
            <text:p>2024-12-21 11:54:59</text:p>
          </table:table-cell>
          <table:table-cell office:value-type="string" calcext:value-type="string">
            <text:p>0x0071e40da244182b16b8990c627de5e625a35dda3b69d711c511de3f9bf73eb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659399742734371" calcext:value-type="float">
            <text:p>-7659399742734371</text:p>
          </table:table-cell>
          <table:table-cell office:value-type="float" office:value="5.32082275702946E+021" calcext:value-type="float">
            <text:p>5.32082275702946E+021</text:p>
          </table:table-cell>
          <table:table-cell office:value-type="float" office:value="6.57051481563331E+031" calcext:value-type="float">
            <text:p>6.5705148156333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18" calcext:value-type="float">
            <text:p>134418</text:p>
          </table:table-cell>
        </table:table-row>
        <table:table-row table:style-name="ro1">
          <table:table-cell office:value-type="float" office:value="21450876" calcext:value-type="float">
            <text:p>21450876</text:p>
          </table:table-cell>
          <table:table-cell office:value-type="string" calcext:value-type="string">
            <text:p>2024-12-21 12:26:35</text:p>
          </table:table-cell>
          <table:table-cell office:value-type="string" calcext:value-type="string">
            <text:p>0xd34a150a7707e64b1617da72479e37a60f3fffe6fd5c658234e1e7f0630f4565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0011625E+016" calcext:value-type="float">
            <text:p>1.0011625E+016</text:p>
          </table:table-cell>
          <table:table-cell office:value-type="float" office:value="-6.81636798107045E+021" calcext:value-type="float">
            <text:p>-6.81636798107045E+021</text:p>
          </table:table-cell>
          <table:table-cell office:value-type="float" office:value="6.57011585192126E+031" calcext:value-type="float">
            <text:p>6.5701158519212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17" calcext:value-type="float">
            <text:p>134417</text:p>
          </table:table-cell>
        </table:table-row>
        <table:table-row table:style-name="ro1">
          <table:table-cell office:value-type="float" office:value="21450912" calcext:value-type="float">
            <text:p>21450912</text:p>
          </table:table-cell>
          <table:table-cell office:value-type="string" calcext:value-type="string">
            <text:p>2024-12-21 12:33:47</text:p>
          </table:table-cell>
          <table:table-cell office:value-type="string" calcext:value-type="string">
            <text:p>0x39027116ec5cb31928dd644dde085ab6ff04b84203d53fb24eaf315757be7c0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91468669140232E+016" calcext:value-type="float">
            <text:p>-1.91468669140232E+016</text:p>
          </table:table-cell>
          <table:table-cell office:value-type="float" office:value="1.33014919749028E+022" calcext:value-type="float">
            <text:p>1.33014919749028E+022</text:p>
          </table:table-cell>
          <table:table-cell office:value-type="float" office:value="6.57088660615614E+031" calcext:value-type="float">
            <text:p>6.5708866061561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19" calcext:value-type="float">
            <text:p>134419</text:p>
          </table:table-cell>
        </table:table-row>
        <table:table-row table:style-name="ro1">
          <table:table-cell office:value-type="float" office:value="21450932" calcext:value-type="float">
            <text:p>21450932</text:p>
          </table:table-cell>
          <table:table-cell office:value-type="string" calcext:value-type="string">
            <text:p>2024-12-21 12:37:47</text:p>
          </table:table-cell>
          <table:table-cell office:value-type="string" calcext:value-type="string">
            <text:p>0xa0a0094ac4596314c06bd61c917c05046c97aeffda32292d9576553a7130870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26545837056928E+017" calcext:value-type="float">
            <text:p>-4.26545837056928E+017</text:p>
          </table:table-cell>
          <table:table-cell office:value-type="float" office:value="2.97136343619437E+023" calcext:value-type="float">
            <text:p>2.97136343619437E+023</text:p>
          </table:table-cell>
          <table:table-cell office:value-type="float" office:value="6.58810415555679E+031" calcext:value-type="float">
            <text:p>6.5881041555567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72" calcext:value-type="float">
            <text:p>134472</text:p>
          </table:table-cell>
        </table:table-row>
        <table:table-row table:style-name="ro1">
          <table:table-cell office:value-type="float" office:value="21450937" calcext:value-type="float">
            <text:p>21450937</text:p>
          </table:table-cell>
          <table:table-cell office:value-type="string" calcext:value-type="string">
            <text:p>2024-12-21 12:38:47</text:p>
          </table:table-cell>
          <table:table-cell office:value-type="string" calcext:value-type="string">
            <text:p>0xd8f93e09a91becbb94e1297733cc87f1f6bb497cfcf545364a769fe35d60602f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.11182726837169E+016" calcext:value-type="float">
            <text:p>-6.11182726837169E+016</text:p>
          </table:table-cell>
          <table:table-cell office:value-type="float" office:value="4.27032284285082E+022" calcext:value-type="float">
            <text:p>4.27032284285082E+022</text:p>
          </table:table-cell>
          <table:table-cell office:value-type="float" office:value="6.59057859182426E+031" calcext:value-type="float">
            <text:p>6.5905785918242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79" calcext:value-type="float">
            <text:p>134479</text:p>
          </table:table-cell>
        </table:table-row>
        <table:table-row table:style-name="ro1">
          <table:table-cell office:value-type="float" office:value="21450972" calcext:value-type="float">
            <text:p>21450972</text:p>
          </table:table-cell>
          <table:table-cell office:value-type="string" calcext:value-type="string">
            <text:p>2024-12-21 12:45:59</text:p>
          </table:table-cell>
          <table:table-cell office:value-type="string" calcext:value-type="string">
            <text:p>0xc149d357f9751e1d6d8250bad15e462148388f91d8caf7bfe435dadb006ef16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46339529445229" calcext:value-type="float">
            <text:p>146339529445229</text:p>
          </table:table-cell>
          <table:table-cell office:value-type="float" office:value="-1.0025E+020" calcext:value-type="float">
            <text:p>-1.0025E+020</text:p>
          </table:table-cell>
          <table:table-cell office:value-type="float" office:value="6.59057272416684E+031" calcext:value-type="float">
            <text:p>6.5905727241668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79" calcext:value-type="float">
            <text:p>134479</text:p>
          </table:table-cell>
        </table:table-row>
        <table:table-row table:style-name="ro1">
          <table:table-cell office:value-type="float" office:value="21450973" calcext:value-type="float">
            <text:p>21450973</text:p>
          </table:table-cell>
          <table:table-cell office:value-type="string" calcext:value-type="string">
            <text:p>2024-12-21 12:46:11</text:p>
          </table:table-cell>
          <table:table-cell office:value-type="string" calcext:value-type="string">
            <text:p>0x3f3c6a163f69766a5ac6379289dab91b6428a1a23ea01b51b3b9b53785071323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20448395323193E+016" calcext:value-type="float">
            <text:p>-3.20448395323193E+016</text:p>
          </table:table-cell>
          <table:table-cell office:value-type="float" office:value="2.24024535E+022" calcext:value-type="float">
            <text:p>2.24024535E+022</text:p>
          </table:table-cell>
          <table:table-cell office:value-type="float" office:value="6.5918708331263E+031" calcext:value-type="float">
            <text:p>6.591870833126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83" calcext:value-type="float">
            <text:p>134483</text:p>
          </table:table-cell>
        </table:table-row>
        <table:table-row table:style-name="ro1">
          <table:table-cell office:value-type="float" office:value="21450982" calcext:value-type="float">
            <text:p>21450982</text:p>
          </table:table-cell>
          <table:table-cell office:value-type="string" calcext:value-type="string">
            <text:p>2024-12-21 12:47:59</text:p>
          </table:table-cell>
          <table:table-cell office:value-type="string" calcext:value-type="string">
            <text:p>0xfb6881d29bc849815b7e0ccff49990eda91760efc3e64f078cc7650ec6d8bc97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83499884887821E+016" calcext:value-type="float">
            <text:p>1.83499884887821E+016</text:p>
          </table:table-cell>
          <table:table-cell office:value-type="float" office:value="-1.25742100224684E+022" calcext:value-type="float">
            <text:p>-1.25742100224684E+022</text:p>
          </table:table-cell>
          <table:table-cell office:value-type="float" office:value="6.59113486148854E+031" calcext:value-type="float">
            <text:p>6.5911348614885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81" calcext:value-type="float">
            <text:p>134481</text:p>
          </table:table-cell>
        </table:table-row>
        <table:table-row table:style-name="ro1">
          <table:table-cell office:value-type="float" office:value="21451072" calcext:value-type="float">
            <text:p>21451072</text:p>
          </table:table-cell>
          <table:table-cell office:value-type="string" calcext:value-type="string">
            <text:p>2024-12-21 13:06:11</text:p>
          </table:table-cell>
          <table:table-cell office:value-type="string" calcext:value-type="string">
            <text:p>0xd4d5f1a522908449f57fe1df782c64476e8e0208b5bf3eca95fce0aa249f8dec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E+017" calcext:value-type="float">
            <text:p>1E+017</text:p>
          </table:table-cell>
          <table:table-cell office:value-type="float" office:value="-6.84750348155528E+022" calcext:value-type="float">
            <text:p>-6.84750348155528E+022</text:p>
          </table:table-cell>
          <table:table-cell office:value-type="float" office:value="6.58712700068229E+031" calcext:value-type="float">
            <text:p>6.5871270006822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69" calcext:value-type="float">
            <text:p>134469</text:p>
          </table:table-cell>
        </table:table-row>
        <table:table-row table:style-name="ro1">
          <table:table-cell office:value-type="float" office:value="21451075" calcext:value-type="float">
            <text:p>21451075</text:p>
          </table:table-cell>
          <table:table-cell office:value-type="string" calcext:value-type="string">
            <text:p>2024-12-21 13:06:47</text:p>
          </table:table-cell>
          <table:table-cell office:value-type="string" calcext:value-type="string">
            <text:p>0x8bd452f4ca733198912c3aeb41a64e55661cda6fbf2ed8464b26cc88ea40e556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05182539351112E+017" calcext:value-type="float">
            <text:p>-4.05182539351112E+017</text:p>
          </table:table-cell>
          <table:table-cell office:value-type="float" office:value="2.83615915205636E+023" calcext:value-type="float">
            <text:p>2.83615915205636E+023</text:p>
          </table:table-cell>
          <table:table-cell office:value-type="float" office:value="6.60356110958793E+031" calcext:value-type="float">
            <text:p>6.6035611095879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19" calcext:value-type="float">
            <text:p>134519</text:p>
          </table:table-cell>
        </table:table-row>
        <table:table-row table:style-name="ro1">
          <table:table-cell office:value-type="float" office:value="21451263" calcext:value-type="float">
            <text:p>21451263</text:p>
          </table:table-cell>
          <table:table-cell office:value-type="string" calcext:value-type="string">
            <text:p>2024-12-21 13:44:47</text:p>
          </table:table-cell>
          <table:table-cell office:value-type="string" calcext:value-type="string">
            <text:p>0xaf49c45f4c31cda1aa79f3023cf2a5b63eb19c4c42a505588a19c16f313a36ef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7093799997093E+018" calcext:value-type="float">
            <text:p>-1.47093799997093E+018</text:p>
          </table:table-cell>
          <table:table-cell office:value-type="float" office:value="1.041616425162E+024" calcext:value-type="float">
            <text:p>1.041616425162E+024</text:p>
          </table:table-cell>
          <table:table-cell office:value-type="float" office:value="6.66391751714918E+031" calcext:value-type="float">
            <text:p>6.6639175171491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01" calcext:value-type="float">
            <text:p>134701</text:p>
          </table:table-cell>
        </table:table-row>
        <table:table-row table:style-name="ro1">
          <table:table-cell office:value-type="float" office:value="21451290" calcext:value-type="float">
            <text:p>21451290</text:p>
          </table:table-cell>
          <table:table-cell office:value-type="string" calcext:value-type="string">
            <text:p>2024-12-21 13:50:11</text:p>
          </table:table-cell>
          <table:table-cell office:value-type="string" calcext:value-type="string">
            <text:p>0x4b375d6648d2ffb69dd2a7ba547c2f6f65660f38eb31302e43d11f808c3c30d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300266540209095" calcext:value-type="float">
            <text:p>-5300266540209095</text:p>
          </table:table-cell>
          <table:table-cell office:value-type="float" office:value="3.78771136635694E+021" calcext:value-type="float">
            <text:p>3.78771136635694E+021</text:p>
          </table:table-cell>
          <table:table-cell office:value-type="float" office:value="6.66413699587996E+031" calcext:value-type="float">
            <text:p>6.6641369958799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01" calcext:value-type="float">
            <text:p>134701</text:p>
          </table:table-cell>
        </table:table-row>
        <table:table-row table:style-name="ro1">
          <table:table-cell office:value-type="float" office:value="21451298" calcext:value-type="float">
            <text:p>21451298</text:p>
          </table:table-cell>
          <table:table-cell office:value-type="string" calcext:value-type="string">
            <text:p>2024-12-21 13:51:47</text:p>
          </table:table-cell>
          <table:table-cell office:value-type="string" calcext:value-type="string">
            <text:p>0x70c12274026bc154d18e44aecd7538fad94fa178c97f08f49f12164b0fb3906c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05273022676711E+016" calcext:value-type="float">
            <text:p>-1.05273022676711E+016</text:p>
          </table:table-cell>
          <table:table-cell office:value-type="float" office:value="7.52383E+021" calcext:value-type="float">
            <text:p>7.52383E+021</text:p>
          </table:table-cell>
          <table:table-cell office:value-type="float" office:value="6.6645729638034E+031" calcext:value-type="float">
            <text:p>6.664572963803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03" calcext:value-type="float">
            <text:p>134703</text:p>
          </table:table-cell>
        </table:table-row>
        <table:table-row table:style-name="ro1">
          <table:table-cell office:value-type="float" office:value="21451387" calcext:value-type="float">
            <text:p>21451387</text:p>
          </table:table-cell>
          <table:table-cell office:value-type="string" calcext:value-type="string">
            <text:p>2024-12-21 14:09:35</text:p>
          </table:table-cell>
          <table:table-cell office:value-type="string" calcext:value-type="string">
            <text:p>0x6a4f96c12e1d7848262337799dece8791ae64bcc6e0cf28782288e21660fa9ca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E+016" calcext:value-type="float">
            <text:p>1E+016</text:p>
          </table:table-cell>
          <table:table-cell office:value-type="float" office:value="-7.00477134586633E+021" calcext:value-type="float">
            <text:p>-7.00477134586633E+021</text:p>
          </table:table-cell>
          <table:table-cell office:value-type="float" office:value="6.66416297279559E+031" calcext:value-type="float">
            <text:p>6.6641629727955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01" calcext:value-type="float">
            <text:p>134701</text:p>
          </table:table-cell>
        </table:table-row>
        <table:table-row table:style-name="ro1">
          <table:table-cell office:value-type="float" office:value="21451400" calcext:value-type="float">
            <text:p>21451400</text:p>
          </table:table-cell>
          <table:table-cell office:value-type="string" calcext:value-type="string">
            <text:p>2024-12-21 14:12:11</text:p>
          </table:table-cell>
          <table:table-cell office:value-type="string" calcext:value-type="string">
            <text:p>0xcb5a9caad2536c40e2434403e4f3dbf0435f8b8070f1d1212c4c232aedd22776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57908347687507E+017" calcext:value-type="float">
            <text:p>-2.57908347687507E+017</text:p>
          </table:table-cell>
          <table:table-cell office:value-type="float" office:value="1.84611531663913E+023" calcext:value-type="float">
            <text:p>1.84611531663913E+023</text:p>
          </table:table-cell>
          <table:table-cell office:value-type="float" office:value="6.67486027803814E+031" calcext:value-type="float">
            <text:p>6.6748602780381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33" calcext:value-type="float">
            <text:p>134733</text:p>
          </table:table-cell>
        </table:table-row>
        <table:table-row table:style-name="ro1">
          <table:table-cell office:value-type="float" office:value="21451401" calcext:value-type="float">
            <text:p>21451401</text:p>
          </table:table-cell>
          <table:table-cell office:value-type="string" calcext:value-type="string">
            <text:p>2024-12-21 14:12:23</text:p>
          </table:table-cell>
          <table:table-cell office:value-type="string" calcext:value-type="string">
            <text:p>0x68f6ead7178f12e9d75c67b73dc72956db16e11f10214d5adb4833e27f83a99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47175922048063E+018" calcext:value-type="float">
            <text:p>2.47175922048063E+018</text:p>
          </table:table-cell>
          <table:table-cell office:value-type="float" office:value="-1.71081099731406E+024" calcext:value-type="float">
            <text:p>-1.71081099731406E+024</text:p>
          </table:table-cell>
          <table:table-cell office:value-type="float" office:value="6.57472608516759E+031" calcext:value-type="float">
            <text:p>6.5747260851675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31" calcext:value-type="float">
            <text:p>134431</text:p>
          </table:table-cell>
        </table:table-row>
        <table:table-row table:style-name="ro1">
          <table:table-cell office:value-type="float" office:value="21451401" calcext:value-type="float">
            <text:p>21451401</text:p>
          </table:table-cell>
          <table:table-cell office:value-type="string" calcext:value-type="string">
            <text:p>2024-12-21 14:12:23</text:p>
          </table:table-cell>
          <table:table-cell office:value-type="string" calcext:value-type="string">
            <text:p>0x029933b5595b8265c29a6c047775c87bcf0e27eaa9c512eaf129eb62e9613de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80301875725429E+018" calcext:value-type="float">
            <text:p>1.80301875725429E+018</text:p>
          </table:table-cell>
          <table:table-cell office:value-type="float" office:value="-1.227965356825E+024" calcext:value-type="float">
            <text:p>-1.227965356825E+024</text:p>
          </table:table-cell>
          <table:table-cell office:value-type="float" office:value="6.56798540032651E+031" calcext:value-type="float">
            <text:p>6.56798540032651E+031</text:p>
          </table:table-cell>
          <table:table-cell office:value-type="float" office:value="1.44331683124478E+024" calcext:value-type="float">
            <text:p>1.44331683124478E+024</text:p>
          </table:table-cell>
          <table:table-cell office:value-type="float" office:value="134411" calcext:value-type="float">
            <text:p>134411</text:p>
          </table:table-cell>
        </table:table-row>
        <table:table-row table:style-name="ro1">
          <table:table-cell office:value-type="float" office:value="21451401" calcext:value-type="float">
            <text:p>21451401</text:p>
          </table:table-cell>
          <table:table-cell office:value-type="string" calcext:value-type="string">
            <text:p>2024-12-21 14:12:23</text:p>
          </table:table-cell>
          <table:table-cell office:value-type="string" calcext:value-type="string">
            <text:p>0x9fc23c24b854b5a426210e03e5b7efe42600b9102199b84bb0f520b400aca96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8.5694760421226E+017" calcext:value-type="float">
            <text:p>-8.5694760421226E+017</text:p>
          </table:table-cell>
          <table:table-cell office:value-type="float" office:value="5.98011473223284E+023" calcext:value-type="float">
            <text:p>5.98011473223284E+023</text:p>
          </table:table-cell>
          <table:table-cell office:value-type="float" office:value="6.60263714287998E+031" calcext:value-type="float">
            <text:p>6.6026371428799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16" calcext:value-type="float">
            <text:p>134516</text:p>
          </table:table-cell>
        </table:table-row>
        <table:table-row table:style-name="ro1">
          <table:table-cell office:value-type="float" office:value="21451486" calcext:value-type="float">
            <text:p>21451486</text:p>
          </table:table-cell>
          <table:table-cell office:value-type="string" calcext:value-type="string">
            <text:p>2024-12-21 14:29:23</text:p>
          </table:table-cell>
          <table:table-cell office:value-type="string" calcext:value-type="string">
            <text:p>0xcf563d2e595112d51bf380d55d01608ff04bcbda7f844c809a3abd14a7aa0c7e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869355291848341" calcext:value-type="float">
            <text:p>-2869355291848341</text:p>
          </table:table-cell>
          <table:table-cell office:value-type="float" office:value="2.01294773333E+021" calcext:value-type="float">
            <text:p>2.01294773333E+021</text:p>
          </table:table-cell>
          <table:table-cell office:value-type="float" office:value="6.60275378302779E+031" calcext:value-type="float">
            <text:p>6.6027537830277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16" calcext:value-type="float">
            <text:p>134516</text:p>
          </table:table-cell>
        </table:table-row>
        <table:table-row table:style-name="ro1">
          <table:table-cell office:value-type="float" office:value="21451558" calcext:value-type="float">
            <text:p>21451558</text:p>
          </table:table-cell>
          <table:table-cell office:value-type="string" calcext:value-type="string">
            <text:p>2024-12-21 14:43:47</text:p>
          </table:table-cell>
          <table:table-cell office:value-type="string" calcext:value-type="string">
            <text:p>0x1210344b36d2c000c9717affa63539744c1037b6c02c6a0ce0898734e0063df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52581641009117E+018" calcext:value-type="float">
            <text:p>1.52581641009117E+018</text:p>
          </table:table-cell>
          <table:table-cell office:value-type="float" office:value="-1.03946108030435E+024" calcext:value-type="float">
            <text:p>-1.03946108030435E+024</text:p>
          </table:table-cell>
          <table:table-cell office:value-type="float" office:value="6.54191386765429E+031" calcext:value-type="float">
            <text:p>6.5419138676542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331" calcext:value-type="float">
            <text:p>134331</text:p>
          </table:table-cell>
        </table:table-row>
        <table:table-row table:style-name="ro1">
          <table:table-cell office:value-type="float" office:value="21451561" calcext:value-type="float">
            <text:p>21451561</text:p>
          </table:table-cell>
          <table:table-cell office:value-type="string" calcext:value-type="string">
            <text:p>2024-12-21 14:44:23</text:p>
          </table:table-cell>
          <table:table-cell office:value-type="string" calcext:value-type="string">
            <text:p>0xff35ba427046bfb4545f5b1905110ae51ff6a2ee1763e9705aafe934b050110d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89731679108129E+017" calcext:value-type="float">
            <text:p>-5.89731679108129E+017</text:p>
          </table:table-cell>
          <table:table-cell office:value-type="float" office:value="4.07600640140352E+023" calcext:value-type="float">
            <text:p>4.07600640140352E+023</text:p>
          </table:table-cell>
          <table:table-cell office:value-type="float" office:value="6.56553226475735E+031" calcext:value-type="float">
            <text:p>6.56553226475735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03" calcext:value-type="float">
            <text:p>134403</text:p>
          </table:table-cell>
        </table:table-row>
        <table:table-row table:style-name="ro1">
          <table:table-cell office:value-type="float" office:value="21451568" calcext:value-type="float">
            <text:p>21451568</text:p>
          </table:table-cell>
          <table:table-cell office:value-type="string" calcext:value-type="string">
            <text:p>2024-12-21 14:45:47</text:p>
          </table:table-cell>
          <table:table-cell office:value-type="string" calcext:value-type="string">
            <text:p>0x796edf20134311006780743f8adfcebee28f3efe268f235dbf9579fc165548eb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69351229590553E+016" calcext:value-type="float">
            <text:p>-2.69351229590553E+016</text:p>
          </table:table-cell>
          <table:table-cell office:value-type="float" office:value="1.868685E+022" calcext:value-type="float">
            <text:p>1.868685E+022</text:p>
          </table:table-cell>
          <table:table-cell office:value-type="float" office:value="6.56661507327245E+031" calcext:value-type="float">
            <text:p>6.56661507327245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06" calcext:value-type="float">
            <text:p>134406</text:p>
          </table:table-cell>
        </table:table-row>
        <table:table-row table:style-name="ro1">
          <table:table-cell office:value-type="float" office:value="21451569" calcext:value-type="float">
            <text:p>21451569</text:p>
          </table:table-cell>
          <table:table-cell office:value-type="string" calcext:value-type="string">
            <text:p>2024-12-21 14:45:59</text:p>
          </table:table-cell>
          <table:table-cell office:value-type="string" calcext:value-type="string">
            <text:p>0x5af19314a75656ead6b65129fee42b99dfd4c9ef368d2cc66c30cddc4a49434c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47598657442107E+016" calcext:value-type="float">
            <text:p>1.47598657442107E+016</text:p>
          </table:table-cell>
          <table:table-cell office:value-type="float" office:value="-1.00369716600462E+022" calcext:value-type="float">
            <text:p>-1.00369716600462E+022</text:p>
          </table:table-cell>
          <table:table-cell office:value-type="float" office:value="6.56602760682664E+031" calcext:value-type="float">
            <text:p>6.5660276068266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05" calcext:value-type="float">
            <text:p>134405</text:p>
          </table:table-cell>
        </table:table-row>
        <table:table-row table:style-name="ro1">
          <table:table-cell office:value-type="float" office:value="21451585" calcext:value-type="float">
            <text:p>21451585</text:p>
          </table:table-cell>
          <table:table-cell office:value-type="string" calcext:value-type="string">
            <text:p>2024-12-21 14:49:23</text:p>
          </table:table-cell>
          <table:table-cell office:value-type="string" calcext:value-type="string">
            <text:p>0x1cc1512225ed68c220af3deb19590c102a84702fa8ce2551db5f4213a264d902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45454126794499E+017" calcext:value-type="float">
            <text:p>-4.45454126794499E+017</text:p>
          </table:table-cell>
          <table:table-cell office:value-type="float" office:value="3.0988466583937E+023" calcext:value-type="float">
            <text:p>3.0988466583937E+023</text:p>
          </table:table-cell>
          <table:table-cell office:value-type="float" office:value="6.58398385707056E+031" calcext:value-type="float">
            <text:p>6.5839838570705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59" calcext:value-type="float">
            <text:p>134459</text:p>
          </table:table-cell>
        </table:table-row>
        <table:table-row table:style-name="ro1">
          <table:table-cell office:value-type="float" office:value="21451595" calcext:value-type="float">
            <text:p>21451595</text:p>
          </table:table-cell>
          <table:table-cell office:value-type="string" calcext:value-type="string">
            <text:p>2024-12-21 14:51:23</text:p>
          </table:table-cell>
          <table:table-cell office:value-type="string" calcext:value-type="string">
            <text:p>0xf09367723f690f5b9075b7a0f2cd0692c875ec98299814254e7a6725cc7824e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.5231704266248E+016" calcext:value-type="float">
            <text:p>-6.5231704266248E+016</text:p>
          </table:table-cell>
          <table:table-cell office:value-type="float" office:value="4.55214234670532E+022" calcext:value-type="float">
            <text:p>4.55214234670532E+022</text:p>
          </table:table-cell>
          <table:table-cell office:value-type="float" office:value="6.5866215934975E+031" calcext:value-type="float">
            <text:p>6.5866215934975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67" calcext:value-type="float">
            <text:p>134467</text:p>
          </table:table-cell>
        </table:table-row>
        <table:table-row table:style-name="ro1">
          <table:table-cell office:value-type="float" office:value="21451596" calcext:value-type="float">
            <text:p>21451596</text:p>
          </table:table-cell>
          <table:table-cell office:value-type="string" calcext:value-type="string">
            <text:p>2024-12-21 14:51:35</text:p>
          </table:table-cell>
          <table:table-cell office:value-type="string" calcext:value-type="string">
            <text:p>0x0cea74b01a76c25fa85d22a137aa2110d4b24212149ea1d8a638fb6f1a1dfab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49311178843856E+018" calcext:value-type="float">
            <text:p>1.49311178843856E+018</text:p>
          </table:table-cell>
          <table:table-cell office:value-type="float" office:value="-1.01243896148114E+024" calcext:value-type="float">
            <text:p>-1.01243896148114E+024</text:p>
          </table:table-cell>
          <table:table-cell office:value-type="float" office:value="6.52736328945469E+031" calcext:value-type="float">
            <text:p>6.5273632894546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286" calcext:value-type="float">
            <text:p>134286</text:p>
          </table:table-cell>
        </table:table-row>
        <table:table-row table:style-name="ro1">
          <table:table-cell office:value-type="float" office:value="21451598" calcext:value-type="float">
            <text:p>21451598</text:p>
          </table:table-cell>
          <table:table-cell office:value-type="string" calcext:value-type="string">
            <text:p>2024-12-21 14:51:59</text:p>
          </table:table-cell>
          <table:table-cell office:value-type="string" calcext:value-type="string">
            <text:p>0xf4a68ccbe4faab1122cf853d8556903f8b546a31ee3fa4dcfc2472daa23c9d2f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89598466782598E+017" calcext:value-type="float">
            <text:p>-5.89598466782598E+017</text:p>
          </table:table-cell>
          <table:table-cell office:value-type="float" office:value="4.05694229064302E+023" calcext:value-type="float">
            <text:p>4.05694229064302E+023</text:p>
          </table:table-cell>
          <table:table-cell office:value-type="float" office:value="6.55087121967079E+031" calcext:value-type="float">
            <text:p>6.5508712196707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358" calcext:value-type="float">
            <text:p>134358</text:p>
          </table:table-cell>
        </table:table-row>
        <table:table-row table:style-name="ro1">
          <table:table-cell office:value-type="float" office:value="21451624" calcext:value-type="float">
            <text:p>21451624</text:p>
          </table:table-cell>
          <table:table-cell office:value-type="string" calcext:value-type="string">
            <text:p>2024-12-21 14:57:11</text:p>
          </table:table-cell>
          <table:table-cell office:value-type="string" calcext:value-type="string">
            <text:p>0xe5f206a7b310e78a815bbcebc1506f4575507236f330e5836b7872b8ea98d6e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43829046922247E+016" calcext:value-type="float">
            <text:p>-2.43829046922247E+016</text:p>
          </table:table-cell>
          <table:table-cell office:value-type="float" office:value="1.68404576939689E+022" calcext:value-type="float">
            <text:p>1.68404576939689E+022</text:p>
          </table:table-cell>
          <table:table-cell office:value-type="float" office:value="6.55184703908333E+031" calcext:value-type="float">
            <text:p>6.5518470390833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361" calcext:value-type="float">
            <text:p>134361</text:p>
          </table:table-cell>
        </table:table-row>
        <table:table-row table:style-name="ro1">
          <table:table-cell office:value-type="float" office:value="21451653" calcext:value-type="float">
            <text:p>21451653</text:p>
          </table:table-cell>
          <table:table-cell office:value-type="string" calcext:value-type="string">
            <text:p>2024-12-21 15:02:59</text:p>
          </table:table-cell>
          <table:table-cell office:value-type="string" calcext:value-type="string">
            <text:p>0x0c5f452d877ec86e7114f3ef963be112ae7ac0d91afdf0fa131dc45c84368223</text:p>
          </table:table-cell>
          <table:table-cell office:value-type="float" office:value="713" calcext:value-type="float">
            <text:p>71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11020013808615E+017" calcext:value-type="float">
            <text:p>-5.11020013808615E+017</text:p>
          </table:table-cell>
          <table:table-cell office:value-type="float" office:value="3.54102508702312E+023" calcext:value-type="float">
            <text:p>3.54102508702312E+023</text:p>
          </table:table-cell>
          <table:table-cell office:value-type="float" office:value="6.57236548984641E+031" calcext:value-type="float">
            <text:p>6.5723654898464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24" calcext:value-type="float">
            <text:p>134424</text:p>
          </table:table-cell>
        </table:table-row>
        <table:table-row table:style-name="ro1">
          <table:table-cell office:value-type="float" office:value="21451657" calcext:value-type="float">
            <text:p>21451657</text:p>
          </table:table-cell>
          <table:table-cell office:value-type="string" calcext:value-type="string">
            <text:p>2024-12-21 15:03:47</text:p>
          </table:table-cell>
          <table:table-cell office:value-type="string" calcext:value-type="string">
            <text:p>0xf031790886507d913f07f79edf8e06de5fd3795a5d8f5d652178b61642f34288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9.69125554308939E+017" calcext:value-type="float">
            <text:p>9.69125554308939E+017</text:p>
          </table:table-cell>
          <table:table-cell office:value-type="float" office:value="-6.56377105885081E+023" calcext:value-type="float">
            <text:p>-6.56377105885081E+023</text:p>
          </table:table-cell>
          <table:table-cell office:value-type="float" office:value="6.53394757470575E+031" calcext:value-type="float">
            <text:p>6.53394757470575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307" calcext:value-type="float">
            <text:p>134307</text:p>
          </table:table-cell>
        </table:table-row>
        <table:table-row table:style-name="ro1">
          <table:table-cell office:value-type="float" office:value="21451686" calcext:value-type="float">
            <text:p>21451686</text:p>
          </table:table-cell>
          <table:table-cell office:value-type="string" calcext:value-type="string">
            <text:p>2024-12-21 15:09:35</text:p>
          </table:table-cell>
          <table:table-cell office:value-type="string" calcext:value-type="string">
            <text:p>0xd74a531d421a01f1d0f9bd6a6861715b236ccbff3d45c26aa74d588ff94a85a0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35522328058228E+017" calcext:value-type="float">
            <text:p>-4.35522328058228E+017</text:p>
          </table:table-cell>
          <table:table-cell office:value-type="float" office:value="3E+023" calcext:value-type="float">
            <text:p>3E+023</text:p>
          </table:table-cell>
          <table:table-cell office:value-type="float" office:value="6.55133105852088E+031" calcext:value-type="float">
            <text:p>6.5513310585208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360" calcext:value-type="float">
            <text:p>134360</text:p>
          </table:table-cell>
        </table:table-row>
        <table:table-row table:style-name="ro1">
          <table:table-cell office:value-type="float" office:value="21451723" calcext:value-type="float">
            <text:p>21451723</text:p>
          </table:table-cell>
          <table:table-cell office:value-type="string" calcext:value-type="string">
            <text:p>2024-12-21 15:16:59</text:p>
          </table:table-cell>
          <table:table-cell office:value-type="string" calcext:value-type="string">
            <text:p>0x7e44d5dd371aa4a0477f76fc8b7dfe7b001e16cef7b628906460c052b003217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01607345196276E+017" calcext:value-type="float">
            <text:p>-2.01607345196276E+017</text:p>
          </table:table-cell>
          <table:table-cell office:value-type="float" office:value="1.39413962881428E+023" calcext:value-type="float">
            <text:p>1.39413962881428E+023</text:p>
          </table:table-cell>
          <table:table-cell office:value-type="float" office:value="6.55940939307873E+031" calcext:value-type="float">
            <text:p>6.5594093930787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384" calcext:value-type="float">
            <text:p>134384</text:p>
          </table:table-cell>
        </table:table-row>
        <table:table-row table:style-name="ro1">
          <table:table-cell office:value-type="float" office:value="21451771" calcext:value-type="float">
            <text:p>21451771</text:p>
          </table:table-cell>
          <table:table-cell office:value-type="string" calcext:value-type="string">
            <text:p>2024-12-21 15:26:35</text:p>
          </table:table-cell>
          <table:table-cell office:value-type="string" calcext:value-type="string">
            <text:p>0x6fb1c605de928a1c491223aeed4ecb157a20dd492b234d255fe2d6301c25e13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.95335642572721E+016" calcext:value-type="float">
            <text:p>-6.95335642572721E+016</text:p>
          </table:table-cell>
          <table:table-cell office:value-type="float" office:value="4.81630900684932E+022" calcext:value-type="float">
            <text:p>4.81630900684932E+022</text:p>
          </table:table-cell>
          <table:table-cell office:value-type="float" office:value="6.56220020073437E+031" calcext:value-type="float">
            <text:p>6.5622002007343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393" calcext:value-type="float">
            <text:p>134393</text:p>
          </table:table-cell>
        </table:table-row>
        <table:table-row table:style-name="ro1">
          <table:table-cell office:value-type="float" office:value="21451817" calcext:value-type="float">
            <text:p>21451817</text:p>
          </table:table-cell>
          <table:table-cell office:value-type="string" calcext:value-type="string">
            <text:p>2024-12-21 15:35:47</text:p>
          </table:table-cell>
          <table:table-cell office:value-type="string" calcext:value-type="string">
            <text:p>0x4d1729de8d2534e3243ed2d7b4a1382ae9230969f5f91e5d679c2a08f937f83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000000000000000" calcext:value-type="float">
            <text:p>5000000000000000</text:p>
          </table:table-cell>
          <table:table-cell office:value-type="float" office:value="-3.3957196606744E+021" calcext:value-type="float">
            <text:p>-3.3957196606744E+021</text:p>
          </table:table-cell>
          <table:table-cell office:value-type="float" office:value="6.56200144841867E+031" calcext:value-type="float">
            <text:p>6.5620014484186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392" calcext:value-type="float">
            <text:p>134392</text:p>
          </table:table-cell>
        </table:table-row>
        <table:table-row table:style-name="ro1">
          <table:table-cell office:value-type="float" office:value="21451827" calcext:value-type="float">
            <text:p>21451827</text:p>
          </table:table-cell>
          <table:table-cell office:value-type="string" calcext:value-type="string">
            <text:p>2024-12-21 15:37:47</text:p>
          </table:table-cell>
          <table:table-cell office:value-type="string" calcext:value-type="string">
            <text:p>0x8dc45517514b408253a9fc8c2f2fe3d270bd019c72ebe61dcbd5e2da77c5c62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.11963264537104E+017" calcext:value-type="float">
            <text:p>-6.11963264537104E+017</text:p>
          </table:table-cell>
          <table:table-cell office:value-type="float" office:value="4.25630617618258E+023" calcext:value-type="float">
            <text:p>4.25630617618258E+023</text:p>
          </table:table-cell>
          <table:table-cell office:value-type="float" office:value="6.58666459159397E+031" calcext:value-type="float">
            <text:p>6.5866645915939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67" calcext:value-type="float">
            <text:p>134467</text:p>
          </table:table-cell>
        </table:table-row>
        <table:table-row table:style-name="ro1">
          <table:table-cell office:value-type="float" office:value="21451858" calcext:value-type="float">
            <text:p>21451858</text:p>
          </table:table-cell>
          <table:table-cell office:value-type="string" calcext:value-type="string">
            <text:p>2024-12-21 15:43:59</text:p>
          </table:table-cell>
          <table:table-cell office:value-type="string" calcext:value-type="string">
            <text:p>0xdb57de47fef2312b33bbc13c5024bc49eedb850c86f064c112f099ca06f40e2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E+016" calcext:value-type="float">
            <text:p>4E+016</text:p>
          </table:table-cell>
          <table:table-cell office:value-type="float" office:value="-2.7362860970543E+022" calcext:value-type="float">
            <text:p>-2.7362860970543E+022</text:p>
          </table:table-cell>
          <table:table-cell office:value-type="float" office:value="6.58506303654071E+031" calcext:value-type="float">
            <text:p>6.5850630365407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62" calcext:value-type="float">
            <text:p>134462</text:p>
          </table:table-cell>
        </table:table-row>
        <table:table-row table:style-name="ro1">
          <table:table-cell office:value-type="float" office:value="21451888" calcext:value-type="float">
            <text:p>21451888</text:p>
          </table:table-cell>
          <table:table-cell office:value-type="string" calcext:value-type="string">
            <text:p>2024-12-21 15:49:59</text:p>
          </table:table-cell>
          <table:table-cell office:value-type="string" calcext:value-type="string">
            <text:p>0x1592d6f00bebac4532a188b79e9917adcadbf3988eb3ae08fda53fc02596cd60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67822402151049E+017" calcext:value-type="float">
            <text:p>-1.67822402151049E+017</text:p>
          </table:table-cell>
          <table:table-cell office:value-type="float" office:value="1.17225798088167E+023" calcext:value-type="float">
            <text:p>1.17225798088167E+023</text:p>
          </table:table-cell>
          <table:table-cell office:value-type="float" office:value="6.59185567908665E+031" calcext:value-type="float">
            <text:p>6.59185567908665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83" calcext:value-type="float">
            <text:p>134483</text:p>
          </table:table-cell>
        </table:table-row>
        <table:table-row table:style-name="ro1">
          <table:table-cell office:value-type="float" office:value="21451936" calcext:value-type="float">
            <text:p>21451936</text:p>
          </table:table-cell>
          <table:table-cell office:value-type="string" calcext:value-type="string">
            <text:p>2024-12-21 15:59:35</text:p>
          </table:table-cell>
          <table:table-cell office:value-type="string" calcext:value-type="string">
            <text:p>0x3abd3ff1fb21b2239f44e3566fb871d7365d1e76d31455b57d3a79ec8d44462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6E+016" calcext:value-type="float">
            <text:p>6E+016</text:p>
          </table:table-cell>
          <table:table-cell office:value-type="float" office:value="-4.11040036129205E+022" calcext:value-type="float">
            <text:p>-4.11040036129205E+022</text:p>
          </table:table-cell>
          <table:table-cell office:value-type="float" office:value="6.58944985153937E+031" calcext:value-type="float">
            <text:p>6.5894498515393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476" calcext:value-type="float">
            <text:p>134476</text:p>
          </table:table-cell>
        </table:table-row>
        <table:table-row table:style-name="ro1">
          <table:table-cell office:value-type="float" office:value="21452175" calcext:value-type="float">
            <text:p>21452175</text:p>
          </table:table-cell>
          <table:table-cell office:value-type="string" calcext:value-type="string">
            <text:p>2024-12-21 16:47:35</text:p>
          </table:table-cell>
          <table:table-cell office:value-type="string" calcext:value-type="string">
            <text:p>0xd4637f9b82d289bb69b090d1fb55a6fa5942548a09e15ba169fb5cea9e0db573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01732129653053E+017" calcext:value-type="float">
            <text:p>-5.01732129653053E+017</text:p>
          </table:table-cell>
          <table:table-cell office:value-type="float" office:value="3.51654975664413E+023" calcext:value-type="float">
            <text:p>3.51654975664413E+023</text:p>
          </table:table-cell>
          <table:table-cell office:value-type="float" office:value="6.60982648013261E+031" calcext:value-type="float">
            <text:p>6.6098264801326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38" calcext:value-type="float">
            <text:p>134538</text:p>
          </table:table-cell>
        </table:table-row>
        <table:table-row table:style-name="ro1">
          <table:table-cell office:value-type="float" office:value="21452368" calcext:value-type="float">
            <text:p>21452368</text:p>
          </table:table-cell>
          <table:table-cell office:value-type="string" calcext:value-type="string">
            <text:p>2024-12-21 17:26:23</text:p>
          </table:table-cell>
          <table:table-cell office:value-type="string" calcext:value-type="string">
            <text:p>0xff798f7033b515b5c1e8937ba575cea46528a518c798f63545ea2ac1b9240c2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4082288604887E+017" calcext:value-type="float">
            <text:p>-1.44082288604887E+017</text:p>
          </table:table-cell>
          <table:table-cell office:value-type="float" office:value="1.01386979795497E+023" calcext:value-type="float">
            <text:p>1.01386979795497E+023</text:p>
          </table:table-cell>
          <table:table-cell office:value-type="float" office:value="6.61570134320708E+031" calcext:value-type="float">
            <text:p>6.6157013432070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55" calcext:value-type="float">
            <text:p>134555</text:p>
          </table:table-cell>
        </table:table-row>
        <table:table-row table:style-name="ro1">
          <table:table-cell office:value-type="float" office:value="21452440" calcext:value-type="float">
            <text:p>21452440</text:p>
          </table:table-cell>
          <table:table-cell office:value-type="string" calcext:value-type="string">
            <text:p>2024-12-21 17:40:47</text:p>
          </table:table-cell>
          <table:table-cell office:value-type="string" calcext:value-type="string">
            <text:p>0xed1b0bac35f4ee24b6e6ca6951311e98b1281c6fef6d8ace8390c69235ecd46e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E+016" calcext:value-type="float">
            <text:p>1E+016</text:p>
          </table:table-cell>
          <table:table-cell office:value-type="float" office:value="-6.90241850915846E+021" calcext:value-type="float">
            <text:p>-6.90241850915846E+021</text:p>
          </table:table-cell>
          <table:table-cell office:value-type="float" office:value="6.61529734293624E+031" calcext:value-type="float">
            <text:p>6.6152973429362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54" calcext:value-type="float">
            <text:p>134554</text:p>
          </table:table-cell>
        </table:table-row>
        <table:table-row table:style-name="ro1">
          <table:table-cell office:value-type="float" office:value="21452444" calcext:value-type="float">
            <text:p>21452444</text:p>
          </table:table-cell>
          <table:table-cell office:value-type="string" calcext:value-type="string">
            <text:p>2024-12-21 17:41:35</text:p>
          </table:table-cell>
          <table:table-cell office:value-type="string" calcext:value-type="string">
            <text:p>0xd2d1dc0a84ec13f59893d5bf8c4b2af788f82b489648073874c6d3e8e98a73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111370387762848" calcext:value-type="float">
            <text:p>-2111370387762848</text:p>
          </table:table-cell>
          <table:table-cell office:value-type="float" office:value="1.486875E+021" calcext:value-type="float">
            <text:p>1.486875E+021</text:p>
          </table:table-cell>
          <table:table-cell office:value-type="float" office:value="6.6153834998279E+031" calcext:value-type="float">
            <text:p>6.615383499827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54" calcext:value-type="float">
            <text:p>134554</text:p>
          </table:table-cell>
        </table:table-row>
        <table:table-row table:style-name="ro1">
          <table:table-cell office:value-type="float" office:value="21452496" calcext:value-type="float">
            <text:p>21452496</text:p>
          </table:table-cell>
          <table:table-cell office:value-type="string" calcext:value-type="string">
            <text:p>2024-12-21 17:52:11</text:p>
          </table:table-cell>
          <table:table-cell office:value-type="string" calcext:value-type="string">
            <text:p>0xb5167e48505e2d8d66c32ea8980a5fcfe81bcc45243efaf78df398b023b5ca48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85741135844374E+017" calcext:value-type="float">
            <text:p>2.85741135844374E+017</text:p>
          </table:table-cell>
          <table:table-cell office:value-type="float" office:value="-1.9688003660211E+023" calcext:value-type="float">
            <text:p>-1.9688003660211E+023</text:p>
          </table:table-cell>
          <table:table-cell office:value-type="float" office:value="6.60386006235384E+031" calcext:value-type="float">
            <text:p>6.6038600623538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19" calcext:value-type="float">
            <text:p>134519</text:p>
          </table:table-cell>
        </table:table-row>
        <table:table-row table:style-name="ro1">
          <table:table-cell office:value-type="float" office:value="21452503" calcext:value-type="float">
            <text:p>21452503</text:p>
          </table:table-cell>
          <table:table-cell office:value-type="string" calcext:value-type="string">
            <text:p>2024-12-21 17:53:35</text:p>
          </table:table-cell>
          <table:table-cell office:value-type="string" calcext:value-type="string">
            <text:p>0x86697c39d4a7c724b3c50e3bbb4f3f335d2ea5e9773f2b169c01238f96ae06bf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9.70491744632887E+017" calcext:value-type="float">
            <text:p>-9.70491744632887E+017</text:p>
          </table:table-cell>
          <table:table-cell office:value-type="float" office:value="6.85166843975825E+023" calcext:value-type="float">
            <text:p>6.85166843975825E+023</text:p>
          </table:table-cell>
          <table:table-cell office:value-type="float" office:value="6.64356201816356E+031" calcext:value-type="float">
            <text:p>6.6435620181635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39" calcext:value-type="float">
            <text:p>134639</text:p>
          </table:table-cell>
        </table:table-row>
        <table:table-row table:style-name="ro1">
          <table:table-cell office:value-type="float" office:value="21452593" calcext:value-type="float">
            <text:p>21452593</text:p>
          </table:table-cell>
          <table:table-cell office:value-type="string" calcext:value-type="string">
            <text:p>2024-12-21 18:11:59</text:p>
          </table:table-cell>
          <table:table-cell office:value-type="string" calcext:value-type="string">
            <text:p>0x0e9f96d818c1e4261fc44577bc6dfdc6d839cdf1aa0952707103342f60cdcc2f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927976911793954" calcext:value-type="float">
            <text:p>-2927976911793954</text:p>
          </table:table-cell>
          <table:table-cell office:value-type="float" office:value="2.079616E+021" calcext:value-type="float">
            <text:p>2.079616E+021</text:p>
          </table:table-cell>
          <table:table-cell office:value-type="float" office:value="6.64368252140049E+031" calcext:value-type="float">
            <text:p>6.6436825214004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40" calcext:value-type="float">
            <text:p>134640</text:p>
          </table:table-cell>
        </table:table-row>
        <table:table-row table:style-name="ro1">
          <table:table-cell office:value-type="float" office:value="21452596" calcext:value-type="float">
            <text:p>21452596</text:p>
          </table:table-cell>
          <table:table-cell office:value-type="string" calcext:value-type="string">
            <text:p>2024-12-21 18:12:35</text:p>
          </table:table-cell>
          <table:table-cell office:value-type="string" calcext:value-type="string">
            <text:p>0x93ae565965941d35e04d166459d0645feee8f9ec9bb337dabc549ec2aac8d953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926608637042884" calcext:value-type="float">
            <text:p>2926608637042884</text:p>
          </table:table-cell>
          <table:table-cell office:value-type="float" office:value="-2.03727954089411E+021" calcext:value-type="float">
            <text:p>-2.03727954089411E+021</text:p>
          </table:table-cell>
          <table:table-cell office:value-type="float" office:value="6.64356327892262E+031" calcext:value-type="float">
            <text:p>6.6435632789226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39" calcext:value-type="float">
            <text:p>134639</text:p>
          </table:table-cell>
        </table:table-row>
        <table:table-row table:style-name="ro1">
          <table:table-cell office:value-type="float" office:value="21452623" calcext:value-type="float">
            <text:p>21452623</text:p>
          </table:table-cell>
          <table:table-cell office:value-type="string" calcext:value-type="string">
            <text:p>2024-12-21 18:18:11</text:p>
          </table:table-cell>
          <table:table-cell office:value-type="string" calcext:value-type="string">
            <text:p>0x7f583fdaa450b07acc074300eaff7c022cc5aa495ab2ade51551d2b1b081ac8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.00926340722007E+017" calcext:value-type="float">
            <text:p>-7.00926340722007E+017</text:p>
          </table:table-cell>
          <table:table-cell office:value-type="float" office:value="5E+023" calcext:value-type="float">
            <text:p>5E+023</text:p>
          </table:table-cell>
          <table:table-cell office:value-type="float" office:value="6.67253575194784E+031" calcext:value-type="float">
            <text:p>6.6725357519478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26" calcext:value-type="float">
            <text:p>134726</text:p>
          </table:table-cell>
        </table:table-row>
        <table:table-row table:style-name="ro1">
          <table:table-cell office:value-type="float" office:value="21452640" calcext:value-type="float">
            <text:p>21452640</text:p>
          </table:table-cell>
          <table:table-cell office:value-type="string" calcext:value-type="string">
            <text:p>2024-12-21 18:21:47</text:p>
          </table:table-cell>
          <table:table-cell office:value-type="string" calcext:value-type="string">
            <text:p>0x263f55252366df8e9957bf22d783db57a1e0962d7c0be486c5136826c7c018e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682529502318189" calcext:value-type="float">
            <text:p>-2682529502318189</text:p>
          </table:table-cell>
          <table:table-cell office:value-type="float" office:value="1.921937286E+021" calcext:value-type="float">
            <text:p>1.921937286E+021</text:p>
          </table:table-cell>
          <table:table-cell office:value-type="float" office:value="6.67264711850019E+031" calcext:value-type="float">
            <text:p>6.6726471185001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27" calcext:value-type="float">
            <text:p>134727</text:p>
          </table:table-cell>
        </table:table-row>
        <table:table-row table:style-name="ro1">
          <table:table-cell office:value-type="float" office:value="21452658" calcext:value-type="float">
            <text:p>21452658</text:p>
          </table:table-cell>
          <table:table-cell office:value-type="string" calcext:value-type="string">
            <text:p>2024-12-21 18:25:23</text:p>
          </table:table-cell>
          <table:table-cell office:value-type="string" calcext:value-type="string">
            <text:p>0xd7c488beb926896d6482e0bb059ed8f9d4d9b79fdf20b96b344b8f72e4e72357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133705702893481" calcext:value-type="float">
            <text:p>-7133705702893481</text:p>
          </table:table-cell>
          <table:table-cell office:value-type="float" office:value="5.1113594E+021" calcext:value-type="float">
            <text:p>5.1113594E+021</text:p>
          </table:table-cell>
          <table:table-cell office:value-type="float" office:value="6.67294329594487E+031" calcext:value-type="float">
            <text:p>6.6729432959448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28" calcext:value-type="float">
            <text:p>134728</text:p>
          </table:table-cell>
        </table:table-row>
        <table:table-row table:style-name="ro1">
          <table:table-cell office:value-type="float" office:value="21452677" calcext:value-type="float">
            <text:p>21452677</text:p>
          </table:table-cell>
          <table:table-cell office:value-type="string" calcext:value-type="string">
            <text:p>2024-12-21 18:29:11</text:p>
          </table:table-cell>
          <table:table-cell office:value-type="string" calcext:value-type="string">
            <text:p>0x3d0885e8e8af1b499acd0de4b0b96a83a459ef7f714753070ddc78358c5bdc2f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01422162048533E+016" calcext:value-type="float">
            <text:p>-4.01422162048533E+016</text:p>
          </table:table-cell>
          <table:table-cell office:value-type="float" office:value="2.87706941105053E+022" calcext:value-type="float">
            <text:p>2.87706941105053E+022</text:p>
          </table:table-cell>
          <table:table-cell office:value-type="float" office:value="6.67461041226293E+031" calcext:value-type="float">
            <text:p>6.6746104122629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33" calcext:value-type="float">
            <text:p>134733</text:p>
          </table:table-cell>
        </table:table-row>
        <table:table-row table:style-name="ro1">
          <table:table-cell office:value-type="float" office:value="21452771" calcext:value-type="float">
            <text:p>21452771</text:p>
          </table:table-cell>
          <table:table-cell office:value-type="string" calcext:value-type="string">
            <text:p>2024-12-21 18:48:11</text:p>
          </table:table-cell>
          <table:table-cell office:value-type="string" calcext:value-type="string">
            <text:p>0xca69a0bd4c43db77baf443aa9dddce1c52cb7e20a31c440f3189d63605d6a62b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000000000000000" calcext:value-type="float">
            <text:p>7000000000000000</text:p>
          </table:table-cell>
          <table:table-cell office:value-type="float" office:value="-4.91821125803171E+021" calcext:value-type="float">
            <text:p>-4.91821125803171E+021</text:p>
          </table:table-cell>
          <table:table-cell office:value-type="float" office:value="6.67432254813565E+031" calcext:value-type="float">
            <text:p>6.67432254813565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32" calcext:value-type="float">
            <text:p>134732</text:p>
          </table:table-cell>
        </table:table-row>
        <table:table-row table:style-name="ro1">
          <table:table-cell office:value-type="float" office:value="21452772" calcext:value-type="float">
            <text:p>21452772</text:p>
          </table:table-cell>
          <table:table-cell office:value-type="string" calcext:value-type="string">
            <text:p>2024-12-21 18:48:23</text:p>
          </table:table-cell>
          <table:table-cell office:value-type="string" calcext:value-type="string">
            <text:p>0xc26aca066502ab0d09f383e57d5117209be14c2f6a30d474171a9081d737b81e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90398956458604E+017" calcext:value-type="float">
            <text:p>-1.90398956458604E+017</text:p>
          </table:table-cell>
          <table:table-cell office:value-type="float" office:value="1.3664680993333E+023" calcext:value-type="float">
            <text:p>1.3664680993333E+023</text:p>
          </table:table-cell>
          <table:table-cell office:value-type="float" office:value="6.6822405401652E+031" calcext:value-type="float">
            <text:p>6.682240540165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55" calcext:value-type="float">
            <text:p>134755</text:p>
          </table:table-cell>
        </table:table-row>
        <table:table-row table:style-name="ro1">
          <table:table-cell office:value-type="float" office:value="21452782" calcext:value-type="float">
            <text:p>21452782</text:p>
          </table:table-cell>
          <table:table-cell office:value-type="string" calcext:value-type="string">
            <text:p>2024-12-21 18:50:23</text:p>
          </table:table-cell>
          <table:table-cell office:value-type="string" calcext:value-type="string">
            <text:p>0x89ef7fa3f0c8956c65c996d071163f723a6c3874a53f8e1873f03d097b42237f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29019122535536E+017" calcext:value-type="float">
            <text:p>-1.29019122535536E+017</text:p>
          </table:table-cell>
          <table:table-cell office:value-type="float" office:value="9.27797499127761E+022" calcext:value-type="float">
            <text:p>9.27797499127761E+022</text:p>
          </table:table-cell>
          <table:table-cell office:value-type="float" office:value="6.68761665776847E+031" calcext:value-type="float">
            <text:p>6.6876166577684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72" calcext:value-type="float">
            <text:p>134772</text:p>
          </table:table-cell>
        </table:table-row>
        <table:table-row table:style-name="ro1">
          <table:table-cell office:value-type="float" office:value="21452782" calcext:value-type="float">
            <text:p>21452782</text:p>
          </table:table-cell>
          <table:table-cell office:value-type="string" calcext:value-type="string">
            <text:p>2024-12-21 18:50:23</text:p>
          </table:table-cell>
          <table:table-cell office:value-type="string" calcext:value-type="string">
            <text:p>0x9115eab84b7ef9f3b9ab7706f84e27cdbcd2cc8532c5a02e8e1e97477532f1a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8E+017" calcext:value-type="float">
            <text:p>8E+017</text:p>
          </table:table-cell>
          <table:table-cell office:value-type="float" office:value="-5.61525081539396E+023" calcext:value-type="float">
            <text:p>-5.61525081539396E+023</text:p>
          </table:table-cell>
          <table:table-cell office:value-type="float" office:value="6.65475045518689E+031" calcext:value-type="float">
            <text:p>6.6547504551868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73" calcext:value-type="float">
            <text:p>134673</text:p>
          </table:table-cell>
        </table:table-row>
        <table:table-row table:style-name="ro1">
          <table:table-cell office:value-type="float" office:value="21452802" calcext:value-type="float">
            <text:p>21452802</text:p>
          </table:table-cell>
          <table:table-cell office:value-type="string" calcext:value-type="string">
            <text:p>2024-12-21 18:54:23</text:p>
          </table:table-cell>
          <table:table-cell office:value-type="string" calcext:value-type="string">
            <text:p>0xe9ff231305830b8e29a5eb83824d91b870e563eb8e391964f4bc42021d1ddc7d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80128358595777E+016" calcext:value-type="float">
            <text:p>-3.80128358595777E+016</text:p>
          </table:table-cell>
          <table:table-cell office:value-type="float" office:value="2.70957957E+022" calcext:value-type="float">
            <text:p>2.70957957E+022</text:p>
          </table:table-cell>
          <table:table-cell office:value-type="float" office:value="6.65632051960692E+031" calcext:value-type="float">
            <text:p>6.6563205196069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78" calcext:value-type="float">
            <text:p>134678</text:p>
          </table:table-cell>
        </table:table-row>
        <table:table-row table:style-name="ro1">
          <table:table-cell office:value-type="float" office:value="21452849" calcext:value-type="float">
            <text:p>21452849</text:p>
          </table:table-cell>
          <table:table-cell office:value-type="string" calcext:value-type="string">
            <text:p>2024-12-21 19:03:47</text:p>
          </table:table-cell>
          <table:table-cell office:value-type="string" calcext:value-type="string">
            <text:p>0x4f7290766ed0eaba06bbb0ce85fa36cbc1e4c2d0b975ad2809c7c517791946e7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878680990931904" calcext:value-type="float">
            <text:p>-5878680990931904</text:p>
          </table:table-cell>
          <table:table-cell office:value-type="float" office:value="4.19150347272573E+021" calcext:value-type="float">
            <text:p>4.19150347272573E+021</text:p>
          </table:table-cell>
          <table:table-cell office:value-type="float" office:value="6.65656339604952E+031" calcext:value-type="float">
            <text:p>6.6565633960495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78" calcext:value-type="float">
            <text:p>134678</text:p>
          </table:table-cell>
        </table:table-row>
        <table:table-row table:style-name="ro1">
          <table:table-cell office:value-type="float" office:value="21452940" calcext:value-type="float">
            <text:p>21452940</text:p>
          </table:table-cell>
          <table:table-cell office:value-type="string" calcext:value-type="string">
            <text:p>2024-12-21 19:22:11</text:p>
          </table:table-cell>
          <table:table-cell office:value-type="string" calcext:value-type="string">
            <text:p>0x1b72fd79c3234ef2dc5b0f7e9b4c631ae6d5a2c7e754fba954e6bea117510a55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8.5E+017" calcext:value-type="float">
            <text:p>8.5E+017</text:p>
          </table:table-cell>
          <table:table-cell office:value-type="float" office:value="-5.90925393482813E+023" calcext:value-type="float">
            <text:p>-5.90925393482813E+023</text:p>
          </table:table-cell>
          <table:table-cell office:value-type="float" office:value="6.62197638590286E+031" calcext:value-type="float">
            <text:p>6.6219763859028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74" calcext:value-type="float">
            <text:p>134574</text:p>
          </table:table-cell>
        </table:table-row>
        <table:table-row table:style-name="ro1">
          <table:table-cell office:value-type="float" office:value="21453054" calcext:value-type="float">
            <text:p>21453054</text:p>
          </table:table-cell>
          <table:table-cell office:value-type="string" calcext:value-type="string">
            <text:p>2024-12-21 19:45:23</text:p>
          </table:table-cell>
          <table:table-cell office:value-type="string" calcext:value-type="string">
            <text:p>0x35d3d0357b3b9da07a06a5441bf81f3cc8be2a6c3cf01b2c6d273dc1d00b91fa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8.14941648192466E+016" calcext:value-type="float">
            <text:p>-8.14941648192466E+016</text:p>
          </table:table-cell>
          <table:table-cell office:value-type="float" office:value="5.75341890410959E+022" calcext:value-type="float">
            <text:p>5.75341890410959E+022</text:p>
          </table:table-cell>
          <table:table-cell office:value-type="float" office:value="6.6253102013829E+031" calcext:value-type="float">
            <text:p>6.625310201382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84" calcext:value-type="float">
            <text:p>134584</text:p>
          </table:table-cell>
        </table:table-row>
        <table:table-row table:style-name="ro1">
          <table:table-cell office:value-type="float" office:value="21453156" calcext:value-type="float">
            <text:p>21453156</text:p>
          </table:table-cell>
          <table:table-cell office:value-type="string" calcext:value-type="string">
            <text:p>2024-12-21 20:05:47</text:p>
          </table:table-cell>
          <table:table-cell office:value-type="string" calcext:value-type="string">
            <text:p>0x29c9490b5deea9ca93a078ae28b9dd27fd880cc813c45a36ef28123064e12b5b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E+016" calcext:value-type="float">
            <text:p>4E+016</text:p>
          </table:table-cell>
          <table:table-cell office:value-type="float" office:value="-2.76848529391718E+022" calcext:value-type="float">
            <text:p>-2.76848529391718E+022</text:p>
          </table:table-cell>
          <table:table-cell office:value-type="float" office:value="6.62368980005969E+031" calcext:value-type="float">
            <text:p>6.6236898000596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79" calcext:value-type="float">
            <text:p>134579</text:p>
          </table:table-cell>
        </table:table-row>
        <table:table-row table:style-name="ro1">
          <table:table-cell office:value-type="float" office:value="21453191" calcext:value-type="float">
            <text:p>21453191</text:p>
          </table:table-cell>
          <table:table-cell office:value-type="string" calcext:value-type="string">
            <text:p>2024-12-21 20:12:47</text:p>
          </table:table-cell>
          <table:table-cell office:value-type="string" calcext:value-type="string">
            <text:p>0xb343ec148766208d3e6882bc85e66c01da8a2e129db54f1a8f268f1cad6b8534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832805705384644" calcext:value-type="float">
            <text:p>-2832805705384644</text:p>
          </table:table-cell>
          <table:table-cell office:value-type="float" office:value="2E+021" calcext:value-type="float">
            <text:p>2E+021</text:p>
          </table:table-cell>
          <table:table-cell office:value-type="float" office:value="6.62380568995179E+031" calcext:value-type="float">
            <text:p>6.6238056899517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80" calcext:value-type="float">
            <text:p>134580</text:p>
          </table:table-cell>
        </table:table-row>
        <table:table-row table:style-name="ro1">
          <table:table-cell office:value-type="float" office:value="21453630" calcext:value-type="float">
            <text:p>21453630</text:p>
          </table:table-cell>
          <table:table-cell office:value-type="string" calcext:value-type="string">
            <text:p>2024-12-21 21:41:59</text:p>
          </table:table-cell>
          <table:table-cell office:value-type="string" calcext:value-type="string">
            <text:p>0x9dcaf6b64be00aecbd265bc849239ab6c2cfffec08a4822c6e5e7f111500337f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149789321139318" calcext:value-type="float">
            <text:p>-4149789321139318</text:p>
          </table:table-cell>
          <table:table-cell office:value-type="float" office:value="2.929935E+021" calcext:value-type="float">
            <text:p>2.929935E+021</text:p>
          </table:table-cell>
          <table:table-cell office:value-type="float" office:value="6.6239754648773E+031" calcext:value-type="float">
            <text:p>6.623975464877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80" calcext:value-type="float">
            <text:p>134580</text:p>
          </table:table-cell>
        </table:table-row>
        <table:table-row table:style-name="ro1">
          <table:table-cell office:value-type="float" office:value="21453646" calcext:value-type="float">
            <text:p>21453646</text:p>
          </table:table-cell>
          <table:table-cell office:value-type="string" calcext:value-type="string">
            <text:p>2024-12-21 21:45:11</text:p>
          </table:table-cell>
          <table:table-cell office:value-type="string" calcext:value-type="string">
            <text:p>0x414f9075faf247250f8019027e5ed0e67ed1eebda890bdb0855c0b5894fec18f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1506760056088E+017" calcext:value-type="float">
            <text:p>-1.41506760056088E+017</text:p>
          </table:table-cell>
          <table:table-cell office:value-type="float" office:value="1E+023" calcext:value-type="float">
            <text:p>1E+023</text:p>
          </table:table-cell>
          <table:table-cell office:value-type="float" office:value="6.62976995948234E+031" calcext:value-type="float">
            <text:p>6.6297699594823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98" calcext:value-type="float">
            <text:p>134598</text:p>
          </table:table-cell>
        </table:table-row>
        <table:table-row table:style-name="ro1">
          <table:table-cell office:value-type="float" office:value="21453668" calcext:value-type="float">
            <text:p>21453668</text:p>
          </table:table-cell>
          <table:table-cell office:value-type="string" calcext:value-type="string">
            <text:p>2024-12-21 21:49:35</text:p>
          </table:table-cell>
          <table:table-cell office:value-type="string" calcext:value-type="string">
            <text:p>0xa6f68d83232f205280a7966703c8522e2906c5e79283634c1299003919cc24e6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9825E+016" calcext:value-type="float">
            <text:p>1.9825E+016</text:p>
          </table:table-cell>
          <table:table-cell office:value-type="float" office:value="-1.37414781710186E+022" calcext:value-type="float">
            <text:p>-1.37414781710186E+022</text:p>
          </table:table-cell>
          <table:table-cell office:value-type="float" office:value="6.62896566734974E+031" calcext:value-type="float">
            <text:p>6.6289656673497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95" calcext:value-type="float">
            <text:p>134595</text:p>
          </table:table-cell>
        </table:table-row>
        <table:table-row table:style-name="ro1">
          <table:table-cell office:value-type="float" office:value="21453717" calcext:value-type="float">
            <text:p>21453717</text:p>
          </table:table-cell>
          <table:table-cell office:value-type="string" calcext:value-type="string">
            <text:p>2024-12-21 21:59:23</text:p>
          </table:table-cell>
          <table:table-cell office:value-type="string" calcext:value-type="string">
            <text:p>0xdeec0a8de6a2732f4b7927306da7f36dc922ca48bc4c97d38fce42530f4b6ce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1147921075072E+016" calcext:value-type="float">
            <text:p>1.1147921075072E+016</text:p>
          </table:table-cell>
          <table:table-cell office:value-type="float" office:value="-7.7255930272493E+021" calcext:value-type="float">
            <text:p>-7.7255930272493E+021</text:p>
          </table:table-cell>
          <table:table-cell office:value-type="float" office:value="6.62851348646977E+031" calcext:value-type="float">
            <text:p>6.6285134864697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94" calcext:value-type="float">
            <text:p>134594</text:p>
          </table:table-cell>
        </table:table-row>
        <table:table-row table:style-name="ro1">
          <table:table-cell office:value-type="float" office:value="21453878" calcext:value-type="float">
            <text:p>21453878</text:p>
          </table:table-cell>
          <table:table-cell office:value-type="string" calcext:value-type="string">
            <text:p>2024-12-21 22:32:11</text:p>
          </table:table-cell>
          <table:table-cell office:value-type="string" calcext:value-type="string">
            <text:p>0x17bbf6dc3cdc7d9f1c2b4b2404a2dccd9c9d7792cb72f4af5ee1ad6c20cdae6e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75989110966553E+017" calcext:value-type="float">
            <text:p>-3.75989110966553E+017</text:p>
          </table:table-cell>
          <table:table-cell office:value-type="float" office:value="2.66454840472159E+023" calcext:value-type="float">
            <text:p>2.66454840472159E+023</text:p>
          </table:table-cell>
          <table:table-cell office:value-type="float" office:value="6.64395319782581E+031" calcext:value-type="float">
            <text:p>6.6439531978258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41" calcext:value-type="float">
            <text:p>134641</text:p>
          </table:table-cell>
        </table:table-row>
        <table:table-row table:style-name="ro1">
          <table:table-cell office:value-type="float" office:value="21453904" calcext:value-type="float">
            <text:p>21453904</text:p>
          </table:table-cell>
          <table:table-cell office:value-type="string" calcext:value-type="string">
            <text:p>2024-12-21 22:37:23</text:p>
          </table:table-cell>
          <table:table-cell office:value-type="string" calcext:value-type="string">
            <text:p>0xd8dc3182eb5902c35d55665923693e563781c63f4668c660df5f0c2313d6579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8234674410431614" calcext:value-type="float">
            <text:p>-8234674410431614</text:p>
          </table:table-cell>
          <table:table-cell office:value-type="float" office:value="5.84961596650074E+021" calcext:value-type="float">
            <text:p>5.84961596650074E+021</text:p>
          </table:table-cell>
          <table:table-cell office:value-type="float" office:value="6.6442921535074E+031" calcext:value-type="float">
            <text:p>6.644292153507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42" calcext:value-type="float">
            <text:p>134642</text:p>
          </table:table-cell>
        </table:table-row>
        <table:table-row table:style-name="ro1">
          <table:table-cell office:value-type="float" office:value="21453959" calcext:value-type="float">
            <text:p>21453959</text:p>
          </table:table-cell>
          <table:table-cell office:value-type="string" calcext:value-type="string">
            <text:p>2024-12-21 22:48:35</text:p>
          </table:table-cell>
          <table:table-cell office:value-type="string" calcext:value-type="string">
            <text:p>0x8d672b765ff06640e0c434ff4777c2ee439e6cb1619d438da1ddfc178237fae6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480566182910490" calcext:value-type="float">
            <text:p>4480566182910490</text:p>
          </table:table-cell>
          <table:table-cell office:value-type="float" office:value="-3.11956780604927E+021" calcext:value-type="float">
            <text:p>-3.11956780604927E+021</text:p>
          </table:table-cell>
          <table:table-cell office:value-type="float" office:value="6.64410956442839E+031" calcext:value-type="float">
            <text:p>6.6441095644283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41" calcext:value-type="float">
            <text:p>134641</text:p>
          </table:table-cell>
        </table:table-row>
        <table:table-row table:style-name="ro1">
          <table:table-cell office:value-type="float" office:value="21454012" calcext:value-type="float">
            <text:p>21454012</text:p>
          </table:table-cell>
          <table:table-cell office:value-type="string" calcext:value-type="string">
            <text:p>2024-12-21 22:59:11</text:p>
          </table:table-cell>
          <table:table-cell office:value-type="string" calcext:value-type="string">
            <text:p>0xee0b9db6668fce5dcf4215d0e9bf371913665789ad84978397a80015b5890938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6289752365834E+016" calcext:value-type="float">
            <text:p>-5.6289752365834E+016</text:p>
          </table:table-cell>
          <table:table-cell office:value-type="float" office:value="4.00000030410959E+022" calcext:value-type="float">
            <text:p>4.00000030410959E+022</text:p>
          </table:table-cell>
          <table:table-cell office:value-type="float" office:value="6.64642736244662E+031" calcext:value-type="float">
            <text:p>6.6464273624466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48" calcext:value-type="float">
            <text:p>134648</text:p>
          </table:table-cell>
        </table:table-row>
        <table:table-row table:style-name="ro1">
          <table:table-cell office:value-type="float" office:value="21454131" calcext:value-type="float">
            <text:p>21454131</text:p>
          </table:table-cell>
          <table:table-cell office:value-type="string" calcext:value-type="string">
            <text:p>2024-12-21 23:22:59</text:p>
          </table:table-cell>
          <table:table-cell office:value-type="string" calcext:value-type="string">
            <text:p>0x71eb3c64c91fa54eda391a4dc5f0a9a2090516a919585436fe9fc8901e439ba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908146080964940" calcext:value-type="float">
            <text:p>-5908146080964940</text:p>
          </table:table-cell>
          <table:table-cell office:value-type="float" office:value="4.2E+021" calcext:value-type="float">
            <text:p>4.2E+021</text:p>
          </table:table-cell>
          <table:table-cell office:value-type="float" office:value="6.64667073122004E+031" calcext:value-type="float">
            <text:p>6.6466707312200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49" calcext:value-type="float">
            <text:p>134649</text:p>
          </table:table-cell>
        </table:table-row>
        <table:table-row table:style-name="ro1">
          <table:table-cell office:value-type="float" office:value="21454378" calcext:value-type="float">
            <text:p>21454378</text:p>
          </table:table-cell>
          <table:table-cell office:value-type="string" calcext:value-type="string">
            <text:p>2024-12-22 00:12:47</text:p>
          </table:table-cell>
          <table:table-cell office:value-type="string" calcext:value-type="string">
            <text:p>0x9524ecd27e1b4a06d766969be6052a3591ec9eef8d57ee9b7f100e6e5c7b3b9b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8.64147692256466E+016" calcext:value-type="float">
            <text:p>-8.64147692256466E+016</text:p>
          </table:table-cell>
          <table:table-cell office:value-type="float" office:value="6.1465949940222E+022" calcext:value-type="float">
            <text:p>6.1465949940222E+022</text:p>
          </table:table-cell>
          <table:table-cell office:value-type="float" office:value="6.65023237237326E+031" calcext:value-type="float">
            <text:p>6.6502323723732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59" calcext:value-type="float">
            <text:p>134659</text:p>
          </table:table-cell>
        </table:table-row>
        <table:table-row table:style-name="ro1">
          <table:table-cell office:value-type="float" office:value="21454407" calcext:value-type="float">
            <text:p>21454407</text:p>
          </table:table-cell>
          <table:table-cell office:value-type="string" calcext:value-type="string">
            <text:p>2024-12-22 00:18:35</text:p>
          </table:table-cell>
          <table:table-cell office:value-type="string" calcext:value-type="string">
            <text:p>0xb1d57fdeaeffb2ea0e251575fe80d6accb027114e986710924865d9ed9a57fa5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8.54694175231603E+016" calcext:value-type="float">
            <text:p>-8.54694175231603E+016</text:p>
          </table:table-cell>
          <table:table-cell office:value-type="float" office:value="6.08583616756534E+022" calcext:value-type="float">
            <text:p>6.08583616756534E+022</text:p>
          </table:table-cell>
          <table:table-cell office:value-type="float" office:value="6.65375880685727E+031" calcext:value-type="float">
            <text:p>6.6537588068572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70" calcext:value-type="float">
            <text:p>134670</text:p>
          </table:table-cell>
        </table:table-row>
        <table:table-row table:style-name="ro1">
          <table:table-cell office:value-type="float" office:value="21454454" calcext:value-type="float">
            <text:p>21454454</text:p>
          </table:table-cell>
          <table:table-cell office:value-type="string" calcext:value-type="string">
            <text:p>2024-12-22 00:27:59</text:p>
          </table:table-cell>
          <table:table-cell office:value-type="string" calcext:value-type="string">
            <text:p>0x9ab886ccf2013ebfccd0d50078a355ec7d4b587da7c894b272250ae6fe4aa39f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721588389967E+016" calcext:value-type="float">
            <text:p>-1.4721588389967E+016</text:p>
          </table:table-cell>
          <table:table-cell office:value-type="float" office:value="1.0489E+022" calcext:value-type="float">
            <text:p>1.0489E+022</text:p>
          </table:table-cell>
          <table:table-cell office:value-type="float" office:value="6.6543665913964E+031" calcext:value-type="float">
            <text:p>6.654366591396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72" calcext:value-type="float">
            <text:p>134672</text:p>
          </table:table-cell>
        </table:table-row>
        <table:table-row table:style-name="ro1">
          <table:table-cell office:value-type="float" office:value="21454537" calcext:value-type="float">
            <text:p>21454537</text:p>
          </table:table-cell>
          <table:table-cell office:value-type="string" calcext:value-type="string">
            <text:p>2024-12-22 00:44:47</text:p>
          </table:table-cell>
          <table:table-cell office:value-type="string" calcext:value-type="string">
            <text:p>0x8bbd9b5360fa1d42fd007117f76cd5fcb9dea3d3c686efa6d9e211761fe705b7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08652536858E+017" calcext:value-type="float">
            <text:p>-2.08652536858E+017</text:p>
          </table:table-cell>
          <table:table-cell office:value-type="float" office:value="1.48869378454226E+023" calcext:value-type="float">
            <text:p>1.48869378454226E+023</text:p>
          </table:table-cell>
          <table:table-cell office:value-type="float" office:value="6.66299281949949E+031" calcext:value-type="float">
            <text:p>6.6629928194994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98" calcext:value-type="float">
            <text:p>134698</text:p>
          </table:table-cell>
        </table:table-row>
        <table:table-row table:style-name="ro1">
          <table:table-cell office:value-type="float" office:value="21454539" calcext:value-type="float">
            <text:p>21454539</text:p>
          </table:table-cell>
          <table:table-cell office:value-type="string" calcext:value-type="string">
            <text:p>2024-12-22 00:45:11</text:p>
          </table:table-cell>
          <table:table-cell office:value-type="string" calcext:value-type="string">
            <text:p>0x3ced5e549d817a3cf74e5b5ea6237bd276c1c8c29ddd440de0c15a12ccabddd5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59747501001664E+016" calcext:value-type="float">
            <text:p>-1.59747501001664E+016</text:p>
          </table:table-cell>
          <table:table-cell office:value-type="float" office:value="1.141357E+022" calcext:value-type="float">
            <text:p>1.141357E+022</text:p>
          </table:table-cell>
          <table:table-cell office:value-type="float" office:value="6.66365417819738E+031" calcext:value-type="float">
            <text:p>6.6636541781973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00" calcext:value-type="float">
            <text:p>134700</text:p>
          </table:table-cell>
        </table:table-row>
        <table:table-row table:style-name="ro1">
          <table:table-cell office:value-type="float" office:value="21454574" calcext:value-type="float">
            <text:p>21454574</text:p>
          </table:table-cell>
          <table:table-cell office:value-type="string" calcext:value-type="string">
            <text:p>2024-12-22 00:52:11</text:p>
          </table:table-cell>
          <table:table-cell office:value-type="string" calcext:value-type="string">
            <text:p>0x200578c39e87d24851975d26b71d5c4d5866f1c29079669464aa07ccdb252904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4375961635119E+017" calcext:value-type="float">
            <text:p>-5.4375961635119E+017</text:p>
          </table:table-cell>
          <table:table-cell office:value-type="float" office:value="3.89858757272606E+023" calcext:value-type="float">
            <text:p>3.89858757272606E+023</text:p>
          </table:table-cell>
          <table:table-cell office:value-type="float" office:value="6.68624452285483E+031" calcext:value-type="float">
            <text:p>6.6862445228548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67" calcext:value-type="float">
            <text:p>134767</text:p>
          </table:table-cell>
        </table:table-row>
        <table:table-row table:style-name="ro1">
          <table:table-cell office:value-type="float" office:value="21454599" calcext:value-type="float">
            <text:p>21454599</text:p>
          </table:table-cell>
          <table:table-cell office:value-type="string" calcext:value-type="string">
            <text:p>2024-12-22 00:57:11</text:p>
          </table:table-cell>
          <table:table-cell office:value-type="string" calcext:value-type="string">
            <text:p>0xb1e7f0b835e2757493b3bb5aff853dfd19a560cd6b9b15345dc692804540f59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587780449264330" calcext:value-type="float">
            <text:p>-4587780449264330</text:p>
          </table:table-cell>
          <table:table-cell office:value-type="float" office:value="3.30054149141469E+021" calcext:value-type="float">
            <text:p>3.30054149141469E+021</text:p>
          </table:table-cell>
          <table:table-cell office:value-type="float" office:value="6.68643577255349E+031" calcext:value-type="float">
            <text:p>6.6864357725534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68" calcext:value-type="float">
            <text:p>134768</text:p>
          </table:table-cell>
        </table:table-row>
        <table:table-row table:style-name="ro1">
          <table:table-cell office:value-type="float" office:value="21454606" calcext:value-type="float">
            <text:p>21454606</text:p>
          </table:table-cell>
          <table:table-cell office:value-type="string" calcext:value-type="string">
            <text:p>2024-12-22 00:58:35</text:p>
          </table:table-cell>
          <table:table-cell office:value-type="string" calcext:value-type="string">
            <text:p>0xaaf6910a844aa462c32c771ddf5b954e0bc8139a4b872f5139d379c7e7c8f8f7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27966358227762E+016" calcext:value-type="float">
            <text:p>1.27966358227762E+016</text:p>
          </table:table-cell>
          <table:table-cell office:value-type="float" office:value="-9.0225E+021" calcext:value-type="float">
            <text:p>-9.0225E+021</text:p>
          </table:table-cell>
          <table:table-cell office:value-type="float" office:value="6.68590768338607E+031" calcext:value-type="float">
            <text:p>6.6859076833860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66" calcext:value-type="float">
            <text:p>134766</text:p>
          </table:table-cell>
        </table:table-row>
        <table:table-row table:style-name="ro1">
          <table:table-cell office:value-type="float" office:value="21454623" calcext:value-type="float">
            <text:p>21454623</text:p>
          </table:table-cell>
          <table:table-cell office:value-type="string" calcext:value-type="string">
            <text:p>2024-12-22 01:01:59</text:p>
          </table:table-cell>
          <table:table-cell office:value-type="string" calcext:value-type="string">
            <text:p>0x8a5e2b8942b6aa2c5361854d6f7701a3fdc33d106e6990beb87c0b780a8d11b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857679590657359" calcext:value-type="float">
            <text:p>-3857679590657359</text:p>
          </table:table-cell>
          <table:table-cell office:value-type="float" office:value="2.775E+021" calcext:value-type="float">
            <text:p>2.775E+021</text:p>
          </table:table-cell>
          <table:table-cell office:value-type="float" office:value="6.68606848061136E+031" calcext:value-type="float">
            <text:p>6.6860684806113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67" calcext:value-type="float">
            <text:p>134767</text:p>
          </table:table-cell>
        </table:table-row>
        <table:table-row table:style-name="ro1">
          <table:table-cell office:value-type="float" office:value="21454629" calcext:value-type="float">
            <text:p>21454629</text:p>
          </table:table-cell>
          <table:table-cell office:value-type="string" calcext:value-type="string">
            <text:p>2024-12-22 01:03:11</text:p>
          </table:table-cell>
          <table:table-cell office:value-type="string" calcext:value-type="string">
            <text:p>0x31266673f3685b82da426127cd083e35b8ccaba30c455c057ee52a423e683b79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604E+017" calcext:value-type="float">
            <text:p>-1.604E+017</text:p>
          </table:table-cell>
          <table:table-cell office:value-type="float" office:value="1.15501108129803E+023" calcext:value-type="float">
            <text:p>1.15501108129803E+023</text:p>
          </table:table-cell>
          <table:table-cell office:value-type="float" office:value="6.69276118609071E+031" calcext:value-type="float">
            <text:p>6.6927611860907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87" calcext:value-type="float">
            <text:p>134787</text:p>
          </table:table-cell>
        </table:table-row>
        <table:table-row table:style-name="ro1">
          <table:table-cell office:value-type="float" office:value="21454728" calcext:value-type="float">
            <text:p>21454728</text:p>
          </table:table-cell>
          <table:table-cell office:value-type="string" calcext:value-type="string">
            <text:p>2024-12-22 01:23:23</text:p>
          </table:table-cell>
          <table:table-cell office:value-type="string" calcext:value-type="string">
            <text:p>0xbc9c054a91213dd41a4a7d627ec9844d91c181665d7a43d60030f268b650054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1370000000000" calcext:value-type="float">
            <text:p>71370000000000</text:p>
          </table:table-cell>
          <table:table-cell office:value-type="float" office:value="-5.04199243327998E+019" calcext:value-type="float">
            <text:p>-5.04199243327998E+019</text:p>
          </table:table-cell>
          <table:table-cell office:value-type="float" office:value="6.69275823500001E+031" calcext:value-type="float">
            <text:p>6.6927582350000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87" calcext:value-type="float">
            <text:p>134787</text:p>
          </table:table-cell>
        </table:table-row>
        <table:table-row table:style-name="ro1">
          <table:table-cell office:value-type="float" office:value="21454823" calcext:value-type="float">
            <text:p>21454823</text:p>
          </table:table-cell>
          <table:table-cell office:value-type="string" calcext:value-type="string">
            <text:p>2024-12-22 01:42:23</text:p>
          </table:table-cell>
          <table:table-cell office:value-type="string" calcext:value-type="string">
            <text:p>0xbb5cb3f85b16e88ab6d5de25e2d1181558a2409bf27a231a71247829750b8e32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E+017" calcext:value-type="float">
            <text:p>7E+017</text:p>
          </table:table-cell>
          <table:table-cell office:value-type="float" office:value="-4.92391086122103E+023" calcext:value-type="float">
            <text:p>-4.92391086122103E+023</text:p>
          </table:table-cell>
          <table:table-cell office:value-type="float" office:value="6.66393846235247E+031" calcext:value-type="float">
            <text:p>6.6639384623524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01" calcext:value-type="float">
            <text:p>134701</text:p>
          </table:table-cell>
        </table:table-row>
        <table:table-row table:style-name="ro1">
          <table:table-cell office:value-type="float" office:value="21454862" calcext:value-type="float">
            <text:p>21454862</text:p>
          </table:table-cell>
          <table:table-cell office:value-type="string" calcext:value-type="string">
            <text:p>2024-12-22 01:50:11</text:p>
          </table:table-cell>
          <table:table-cell office:value-type="string" calcext:value-type="string">
            <text:p>0x4830a70a836f88edd4971c4b6bf4cf20feb48a26030a5eec0c4436300105e313</text:p>
          </table:table-cell>
          <table:table-cell office:value-type="float" office:value="629" calcext:value-type="float">
            <text:p>62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E+017" calcext:value-type="float">
            <text:p>4E+017</text:p>
          </table:table-cell>
          <table:table-cell office:value-type="float" office:value="-2.79467072992853E+023" calcext:value-type="float">
            <text:p>-2.79467072992853E+023</text:p>
          </table:table-cell>
          <table:table-cell office:value-type="float" office:value="6.64758118511263E+031" calcext:value-type="float">
            <text:p>6.6475811851126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51" calcext:value-type="float">
            <text:p>134651</text:p>
          </table:table-cell>
        </table:table-row>
        <table:table-row table:style-name="ro1">
          <table:table-cell office:value-type="float" office:value="21454980" calcext:value-type="float">
            <text:p>21454980</text:p>
          </table:table-cell>
          <table:table-cell office:value-type="string" calcext:value-type="string">
            <text:p>2024-12-22 02:13:47</text:p>
          </table:table-cell>
          <table:table-cell office:value-type="string" calcext:value-type="string">
            <text:p>0x95a0e4842d08fb28c64d3f51adce7dc96d99d688d6ac1284e7c82bd03af72fb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38836567455606E+016" calcext:value-type="float">
            <text:p>-1.38836567455606E+016</text:p>
          </table:table-cell>
          <table:table-cell office:value-type="float" office:value="9.87356936402631E+021" calcext:value-type="float">
            <text:p>9.87356936402631E+021</text:p>
          </table:table-cell>
          <table:table-cell office:value-type="float" office:value="6.64815330855676E+031" calcext:value-type="float">
            <text:p>6.6481533085567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53" calcext:value-type="float">
            <text:p>134653</text:p>
          </table:table-cell>
        </table:table-row>
        <table:table-row table:style-name="ro1">
          <table:table-cell office:value-type="float" office:value="21454995" calcext:value-type="float">
            <text:p>21454995</text:p>
          </table:table-cell>
          <table:table-cell office:value-type="string" calcext:value-type="string">
            <text:p>2024-12-22 02:16:47</text:p>
          </table:table-cell>
          <table:table-cell office:value-type="string" calcext:value-type="string">
            <text:p>0x553962d52a77fc8e576450420114a8df5cdce02b81b7f532b5b851deaf2c7523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68694315843334E+017" calcext:value-type="float">
            <text:p>2.68694315843334E+017</text:p>
          </table:table-cell>
          <table:table-cell office:value-type="float" office:value="-1.86991129112993E+023" calcext:value-type="float">
            <text:p>-1.86991129112993E+023</text:p>
          </table:table-cell>
          <table:table-cell office:value-type="float" office:value="6.63720867129578E+031" calcext:value-type="float">
            <text:p>6.6372086712957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20" calcext:value-type="float">
            <text:p>134620</text:p>
          </table:table-cell>
        </table:table-row>
        <table:table-row table:style-name="ro1">
          <table:table-cell office:value-type="float" office:value="21455014" calcext:value-type="float">
            <text:p>21455014</text:p>
          </table:table-cell>
          <table:table-cell office:value-type="string" calcext:value-type="string">
            <text:p>2024-12-22 02:20:35</text:p>
          </table:table-cell>
          <table:table-cell office:value-type="string" calcext:value-type="string">
            <text:p>0xa086a77becd6cceb73f21ffc5029368ec5f6b08a0f47a5d88f1c9700a9b7db4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6263825830203414" calcext:value-type="float">
            <text:p>6263825830203414</text:p>
          </table:table-cell>
          <table:table-cell office:value-type="float" office:value="-4.35181051597128E+021" calcext:value-type="float">
            <text:p>-4.35181051597128E+021</text:p>
          </table:table-cell>
          <table:table-cell office:value-type="float" office:value="6.6369539587447E+031" calcext:value-type="float">
            <text:p>6.636953958744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19" calcext:value-type="float">
            <text:p>134619</text:p>
          </table:table-cell>
        </table:table-row>
        <table:table-row table:style-name="ro1">
          <table:table-cell office:value-type="float" office:value="21455034" calcext:value-type="float">
            <text:p>21455034</text:p>
          </table:table-cell>
          <table:table-cell office:value-type="string" calcext:value-type="string">
            <text:p>2024-12-22 02:24:35</text:p>
          </table:table-cell>
          <table:table-cell office:value-type="string" calcext:value-type="string">
            <text:p>0x6c8fecf0b1d41f546c7a3415089c17985705913f0f2ba5c70d09b60192baff90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000000000000000" calcext:value-type="float">
            <text:p>1000000000000000</text:p>
          </table:table-cell>
          <table:table-cell office:value-type="float" office:value="-6.94721878593184E+020" calcext:value-type="float">
            <text:p>-6.94721878593184E+020</text:p>
          </table:table-cell>
          <table:table-cell office:value-type="float" office:value="6.63691329650049E+031" calcext:value-type="float">
            <text:p>6.6369132965004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19" calcext:value-type="float">
            <text:p>134619</text:p>
          </table:table-cell>
        </table:table-row>
        <table:table-row table:style-name="ro1">
          <table:table-cell office:value-type="float" office:value="21455072" calcext:value-type="float">
            <text:p>21455072</text:p>
          </table:table-cell>
          <table:table-cell office:value-type="string" calcext:value-type="string">
            <text:p>2024-12-22 02:32:11</text:p>
          </table:table-cell>
          <table:table-cell office:value-type="string" calcext:value-type="string">
            <text:p>0xd13c99b13a2d32c160687154760b798e50446eed7556c61c25c28273734ffa77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503179427861319" calcext:value-type="float">
            <text:p>-6503179427861319</text:p>
          </table:table-cell>
          <table:table-cell office:value-type="float" office:value="4.60979E+021" calcext:value-type="float">
            <text:p>4.60979E+021</text:p>
          </table:table-cell>
          <table:table-cell office:value-type="float" office:value="6.63718041053334E+031" calcext:value-type="float">
            <text:p>6.6371804105333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20" calcext:value-type="float">
            <text:p>134620</text:p>
          </table:table-cell>
        </table:table-row>
        <table:table-row table:style-name="ro1">
          <table:table-cell office:value-type="float" office:value="21455116" calcext:value-type="float">
            <text:p>21455116</text:p>
          </table:table-cell>
          <table:table-cell office:value-type="string" calcext:value-type="string">
            <text:p>2024-12-22 02:41:11</text:p>
          </table:table-cell>
          <table:table-cell office:value-type="string" calcext:value-type="string">
            <text:p>0x4680d75fbdb973dd34a06d3dbcad4b2c6f74294b92f4d32b3d4c1feb6a91dd59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98897461576598E+017" calcext:value-type="float">
            <text:p>1.98897461576598E+017</text:p>
          </table:table-cell>
          <table:table-cell office:value-type="float" office:value="-1.38020499286267E+023" calcext:value-type="float">
            <text:p>-1.38020499286267E+023</text:p>
          </table:table-cell>
          <table:table-cell office:value-type="float" office:value="6.62910203640708E+031" calcext:value-type="float">
            <text:p>6.6291020364070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96" calcext:value-type="float">
            <text:p>134596</text:p>
          </table:table-cell>
        </table:table-row>
        <table:table-row table:style-name="ro1">
          <table:table-cell office:value-type="float" office:value="21455185" calcext:value-type="float">
            <text:p>21455185</text:p>
          </table:table-cell>
          <table:table-cell office:value-type="string" calcext:value-type="string">
            <text:p>2024-12-22 02:54:59</text:p>
          </table:table-cell>
          <table:table-cell office:value-type="string" calcext:value-type="string">
            <text:p>0xf4a6ce9972d87168fec843563a26408c2d9a8e99da312c81ad7900621d79fc2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44771650767735E+017" calcext:value-type="float">
            <text:p>1.44771650767735E+017</text:p>
          </table:table-cell>
          <table:table-cell office:value-type="float" office:value="-1.0025E+023" calcext:value-type="float">
            <text:p>-1.0025E+023</text:p>
          </table:table-cell>
          <table:table-cell office:value-type="float" office:value="6.62323437899137E+031" calcext:value-type="float">
            <text:p>6.6232343789913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78" calcext:value-type="float">
            <text:p>134578</text:p>
          </table:table-cell>
        </table:table-row>
        <table:table-row table:style-name="ro1">
          <table:table-cell office:value-type="float" office:value="21455364" calcext:value-type="float">
            <text:p>21455364</text:p>
          </table:table-cell>
          <table:table-cell office:value-type="string" calcext:value-type="string">
            <text:p>2024-12-22 03:30:47</text:p>
          </table:table-cell>
          <table:table-cell office:value-type="string" calcext:value-type="string">
            <text:p>0x9b29e71e65831d92a2dfb15932c83bf8784425392aecc1dc4b6d4878c905186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.3585812732689E+017" calcext:value-type="float">
            <text:p>4.3585812732689E+017</text:p>
          </table:table-cell>
          <table:table-cell office:value-type="float" office:value="-3.0075E+023" calcext:value-type="float">
            <text:p>-3.0075E+023</text:p>
          </table:table-cell>
          <table:table-cell office:value-type="float" office:value="6.60563140674423E+031" calcext:value-type="float">
            <text:p>6.6056314067442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25" calcext:value-type="float">
            <text:p>134525</text:p>
          </table:table-cell>
        </table:table-row>
        <table:table-row table:style-name="ro1">
          <table:table-cell office:value-type="float" office:value="21455405" calcext:value-type="float">
            <text:p>21455405</text:p>
          </table:table-cell>
          <table:table-cell office:value-type="string" calcext:value-type="string">
            <text:p>2024-12-22 03:38:59</text:p>
          </table:table-cell>
          <table:table-cell office:value-type="string" calcext:value-type="string">
            <text:p>0x5c235d3ef2e126022ad8779787e3514ddffdc38e89819d6460fe4261eb595e6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603102126932042" calcext:value-type="float">
            <text:p>-3603102126932042</text:p>
          </table:table-cell>
          <table:table-cell office:value-type="float" office:value="2.53E+021" calcext:value-type="float">
            <text:p>2.53E+021</text:p>
          </table:table-cell>
          <table:table-cell office:value-type="float" office:value="6.60577800745774E+031" calcext:value-type="float">
            <text:p>6.6057780074577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25" calcext:value-type="float">
            <text:p>134525</text:p>
          </table:table-cell>
        </table:table-row>
        <table:table-row table:style-name="ro1">
          <table:table-cell office:value-type="float" office:value="21455448" calcext:value-type="float">
            <text:p>21455448</text:p>
          </table:table-cell>
          <table:table-cell office:value-type="string" calcext:value-type="string">
            <text:p>2024-12-22 03:47:35</text:p>
          </table:table-cell>
          <table:table-cell office:value-type="string" calcext:value-type="string">
            <text:p>0xcb033688b3ee0fb323d8c6a014cc0037e3d9e2d805ce7e93eb92ee2295a4cc4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55869801991143E+016" calcext:value-type="float">
            <text:p>-1.55869801991143E+016</text:p>
          </table:table-cell>
          <table:table-cell office:value-type="float" office:value="1.0946046E+022" calcext:value-type="float">
            <text:p>1.0946046E+022</text:p>
          </table:table-cell>
          <table:table-cell office:value-type="float" office:value="6.60641227550267E+031" calcext:value-type="float">
            <text:p>6.6064122755026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27" calcext:value-type="float">
            <text:p>134527</text:p>
          </table:table-cell>
        </table:table-row>
        <table:table-row table:style-name="ro1">
          <table:table-cell office:value-type="float" office:value="21455468" calcext:value-type="float">
            <text:p>21455468</text:p>
          </table:table-cell>
          <table:table-cell office:value-type="string" calcext:value-type="string">
            <text:p>2024-12-22 03:51:35</text:p>
          </table:table-cell>
          <table:table-cell office:value-type="string" calcext:value-type="string">
            <text:p>0x7274402edba152a781b17bc0eb16c5b401b7564070792eeac87b1ed0e7dbea1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2259822884338E+017" calcext:value-type="float">
            <text:p>-1.42259822884338E+017</text:p>
          </table:table-cell>
          <table:table-cell office:value-type="float" office:value="1E+023" calcext:value-type="float">
            <text:p>1E+023</text:p>
          </table:table-cell>
          <table:table-cell office:value-type="float" office:value="6.61220677010772E+031" calcext:value-type="float">
            <text:p>6.6122067701077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45" calcext:value-type="float">
            <text:p>134545</text:p>
          </table:table-cell>
        </table:table-row>
        <table:table-row table:style-name="ro1">
          <table:table-cell office:value-type="float" office:value="21455539" calcext:value-type="float">
            <text:p>21455539</text:p>
          </table:table-cell>
          <table:table-cell office:value-type="string" calcext:value-type="string">
            <text:p>2024-12-22 04:06:11</text:p>
          </table:table-cell>
          <table:table-cell office:value-type="string" calcext:value-type="string">
            <text:p>0x0a18e9b09a0541f1bda42ff4786456f8ebe11175381686b95aa1b84265a4efcf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57612093637136E+016" calcext:value-type="float">
            <text:p>-1.57612093637136E+016</text:p>
          </table:table-cell>
          <table:table-cell office:value-type="float" office:value="1.10899664588905E+022" calcext:value-type="float">
            <text:p>1.10899664588905E+022</text:p>
          </table:table-cell>
          <table:table-cell office:value-type="float" office:value="6.61284937761588E+031" calcext:value-type="float">
            <text:p>6.6128493776158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47" calcext:value-type="float">
            <text:p>134547</text:p>
          </table:table-cell>
        </table:table-row>
        <table:table-row table:style-name="ro1">
          <table:table-cell office:value-type="float" office:value="21455551" calcext:value-type="float">
            <text:p>21455551</text:p>
          </table:table-cell>
          <table:table-cell office:value-type="string" calcext:value-type="string">
            <text:p>2024-12-22 04:08:35</text:p>
          </table:table-cell>
          <table:table-cell office:value-type="string" calcext:value-type="string">
            <text:p>0x38a56fbc917fc65435569bf8dc320d5a19ab7b019c3f1eb03cb0316f41a7c4b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95425849830726E+016" calcext:value-type="float">
            <text:p>2.95425849830726E+016</text:p>
          </table:table-cell>
          <table:table-cell office:value-type="float" office:value="-2.03715215803495E+022" calcext:value-type="float">
            <text:p>-2.03715215803495E+022</text:p>
          </table:table-cell>
          <table:table-cell office:value-type="float" office:value="6.61165702739473E+031" calcext:value-type="float">
            <text:p>6.6116570273947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43" calcext:value-type="float">
            <text:p>134543</text:p>
          </table:table-cell>
        </table:table-row>
        <table:table-row table:style-name="ro1">
          <table:table-cell office:value-type="float" office:value="21455972" calcext:value-type="float">
            <text:p>21455972</text:p>
          </table:table-cell>
          <table:table-cell office:value-type="string" calcext:value-type="string">
            <text:p>2024-12-22 05:33:35</text:p>
          </table:table-cell>
          <table:table-cell office:value-type="string" calcext:value-type="string">
            <text:p>0xa5fa4fefe0caa1649af0ce167906bba9fdc2baa56595dd369e06f9cceaa550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02616437390053E+016" calcext:value-type="float">
            <text:p>-3.02616437390053E+016</text:p>
          </table:table-cell>
          <table:table-cell office:value-type="float" office:value="2.12911841622165E+022" calcext:value-type="float">
            <text:p>2.12911841622165E+022</text:p>
          </table:table-cell>
          <table:table-cell office:value-type="float" office:value="6.61289074391236E+031" calcext:value-type="float">
            <text:p>6.6128907439123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47" calcext:value-type="float">
            <text:p>134547</text:p>
          </table:table-cell>
        </table:table-row>
        <table:table-row table:style-name="ro1">
          <table:table-cell office:value-type="float" office:value="21456045" calcext:value-type="float">
            <text:p>21456045</text:p>
          </table:table-cell>
          <table:table-cell office:value-type="string" calcext:value-type="string">
            <text:p>2024-12-22 05:48:11</text:p>
          </table:table-cell>
          <table:table-cell office:value-type="string" calcext:value-type="string">
            <text:p>0x8447a4ea15f993a67522e6645d0dbcda0d162ed563d9fa1b0ec0ff5a23a6de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1981345188765E+017" calcext:value-type="float">
            <text:p>-1.41981345188765E+017</text:p>
          </table:table-cell>
          <table:table-cell office:value-type="float" office:value="1E+023" calcext:value-type="float">
            <text:p>1E+023</text:p>
          </table:table-cell>
          <table:table-cell office:value-type="float" office:value="6.6186852385174E+031" calcext:value-type="float">
            <text:p>6.618685238517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64" calcext:value-type="float">
            <text:p>134564</text:p>
          </table:table-cell>
        </table:table-row>
        <table:table-row table:style-name="ro1">
          <table:table-cell office:value-type="float" office:value="21456064" calcext:value-type="float">
            <text:p>21456064</text:p>
          </table:table-cell>
          <table:table-cell office:value-type="string" calcext:value-type="string">
            <text:p>2024-12-22 05:51:59</text:p>
          </table:table-cell>
          <table:table-cell office:value-type="string" calcext:value-type="string">
            <text:p>0x1f54ea224fb83b997fd82a7c76495c78429b1cc4db05815a836bd59a7ee190cb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E+017" calcext:value-type="float">
            <text:p>5E+017</text:p>
          </table:table-cell>
          <table:table-cell office:value-type="float" office:value="-3.4440129856959E+023" calcext:value-type="float">
            <text:p>-3.4440129856959E+023</text:p>
          </table:table-cell>
          <table:table-cell office:value-type="float" office:value="6.59852734491607E+031" calcext:value-type="float">
            <text:p>6.5985273449160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03" calcext:value-type="float">
            <text:p>134503</text:p>
          </table:table-cell>
        </table:table-row>
        <table:table-row table:style-name="ro1">
          <table:table-cell office:value-type="float" office:value="21456070" calcext:value-type="float">
            <text:p>21456070</text:p>
          </table:table-cell>
          <table:table-cell office:value-type="string" calcext:value-type="string">
            <text:p>2024-12-22 05:53:11</text:p>
          </table:table-cell>
          <table:table-cell office:value-type="string" calcext:value-type="string">
            <text:p>0x6f7b228219583f6a3607d56db0e417afd722dc1d0a6b6a13fbcd17796f74fe1c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99082328987902E+017" calcext:value-type="float">
            <text:p>-2.99082328987902E+017</text:p>
          </table:table-cell>
          <table:table-cell office:value-type="float" office:value="2.09937657585291E+023" calcext:value-type="float">
            <text:p>2.09937657585291E+023</text:p>
          </table:table-cell>
          <table:table-cell office:value-type="float" office:value="6.61069217115881E+031" calcext:value-type="float">
            <text:p>6.61069217115881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40" calcext:value-type="float">
            <text:p>134540</text:p>
          </table:table-cell>
        </table:table-row>
        <table:table-row table:style-name="ro1">
          <table:table-cell office:value-type="float" office:value="21456107" calcext:value-type="float">
            <text:p>21456107</text:p>
          </table:table-cell>
          <table:table-cell office:value-type="string" calcext:value-type="string">
            <text:p>2024-12-22 06:00:35</text:p>
          </table:table-cell>
          <table:table-cell office:value-type="string" calcext:value-type="string">
            <text:p>0x9f38147feae20e76d0c8c8bc149827de53962187216c2ee76c2f071fc2cc338d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500000000000000" calcext:value-type="float">
            <text:p>7500000000000000</text:p>
          </table:table-cell>
          <table:table-cell office:value-type="float" office:value="-5.1690565475006E+021" calcext:value-type="float">
            <text:p>-5.1690565475006E+021</text:p>
          </table:table-cell>
          <table:table-cell office:value-type="float" office:value="6.61038962499439E+031" calcext:value-type="float">
            <text:p>6.6103896249943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39" calcext:value-type="float">
            <text:p>134539</text:p>
          </table:table-cell>
        </table:table-row>
        <table:table-row table:style-name="ro1">
          <table:table-cell office:value-type="float" office:value="21456116" calcext:value-type="float">
            <text:p>21456116</text:p>
          </table:table-cell>
          <table:table-cell office:value-type="string" calcext:value-type="string">
            <text:p>2024-12-22 06:02:23</text:p>
          </table:table-cell>
          <table:table-cell office:value-type="string" calcext:value-type="string">
            <text:p>0x7bca90bf7e326473e4b7bfd0bf725ee1ca48372d7a4d72f8dec5ed813078ba8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12723216762114E+016" calcext:value-type="float">
            <text:p>-2.12723216762114E+016</text:p>
          </table:table-cell>
          <table:table-cell office:value-type="float" office:value="1.496E+022" calcext:value-type="float">
            <text:p>1.496E+022</text:p>
          </table:table-cell>
          <table:table-cell office:value-type="float" office:value="6.6112564813873E+031" calcext:value-type="float">
            <text:p>6.6112564813873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42" calcext:value-type="float">
            <text:p>134542</text:p>
          </table:table-cell>
        </table:table-row>
        <table:table-row table:style-name="ro1">
          <table:table-cell office:value-type="float" office:value="21456135" calcext:value-type="float">
            <text:p>21456135</text:p>
          </table:table-cell>
          <table:table-cell office:value-type="string" calcext:value-type="string">
            <text:p>2024-12-22 06:06:23</text:p>
          </table:table-cell>
          <table:table-cell office:value-type="string" calcext:value-type="string">
            <text:p>0x3342dbd020bf60ff66482da63b9603c914b0a971b951733162de8dcb28c8213c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94750000000000" calcext:value-type="float">
            <text:p>594750000000000</text:p>
          </table:table-cell>
          <table:table-cell office:value-type="float" office:value="-4.09993444796184E+020" calcext:value-type="float">
            <text:p>-4.09993444796184E+020</text:p>
          </table:table-cell>
          <table:table-cell office:value-type="float" office:value="6.61123248436908E+031" calcext:value-type="float">
            <text:p>6.6112324843690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42" calcext:value-type="float">
            <text:p>134542</text:p>
          </table:table-cell>
        </table:table-row>
        <table:table-row table:style-name="ro1">
          <table:table-cell office:value-type="float" office:value="21456188" calcext:value-type="float">
            <text:p>21456188</text:p>
          </table:table-cell>
          <table:table-cell office:value-type="string" calcext:value-type="string">
            <text:p>2024-12-22 06:16:59</text:p>
          </table:table-cell>
          <table:table-cell office:value-type="string" calcext:value-type="string">
            <text:p>0x365812d769f195a18810b6ac4ab2fac5515a9fa82056dbc9b97242eb7ac1374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9736525105559E+017" calcext:value-type="float">
            <text:p>-4.9736525105559E+017</text:p>
          </table:table-cell>
          <table:table-cell office:value-type="float" office:value="3.50896914915936E+023" calcext:value-type="float">
            <text:p>3.50896914915936E+023</text:p>
          </table:table-cell>
          <table:table-cell office:value-type="float" office:value="6.63156518717315E+031" calcext:value-type="float">
            <text:p>6.63156518717315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03" calcext:value-type="float">
            <text:p>134603</text:p>
          </table:table-cell>
        </table:table-row>
        <table:table-row table:style-name="ro1">
          <table:table-cell office:value-type="float" office:value="21456223" calcext:value-type="float">
            <text:p>21456223</text:p>
          </table:table-cell>
          <table:table-cell office:value-type="string" calcext:value-type="string">
            <text:p>2024-12-22 06:23:59</text:p>
          </table:table-cell>
          <table:table-cell office:value-type="string" calcext:value-type="string">
            <text:p>0xa2c6c2cc3da3ef348e905a76b840f216b600b7f8e04cf502cb69bade20a0f61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020816467533576" calcext:value-type="float">
            <text:p>-4020816467533576</text:p>
          </table:table-cell>
          <table:table-cell office:value-type="float" office:value="2.8455274E+021" calcext:value-type="float">
            <text:p>2.8455274E+021</text:p>
          </table:table-cell>
          <table:table-cell office:value-type="float" office:value="6.63173007110482E+031" calcext:value-type="float">
            <text:p>6.6317300711048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04" calcext:value-type="float">
            <text:p>134604</text:p>
          </table:table-cell>
        </table:table-row>
        <table:table-row table:style-name="ro1">
          <table:table-cell office:value-type="float" office:value="21456347" calcext:value-type="float">
            <text:p>21456347</text:p>
          </table:table-cell>
          <table:table-cell office:value-type="string" calcext:value-type="string">
            <text:p>2024-12-22 06:48:47</text:p>
          </table:table-cell>
          <table:table-cell office:value-type="string" calcext:value-type="string">
            <text:p>0xe1bba1beac39541e615ce94c40a1c7a950d225be72dc14c8f0c2ee58007af97c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19926731363909E+016" calcext:value-type="float">
            <text:p>1.19926731363909E+016</text:p>
          </table:table-cell>
          <table:table-cell office:value-type="float" office:value="-8.31790244402878E+021" calcext:value-type="float">
            <text:p>-8.31790244402878E+021</text:p>
          </table:table-cell>
          <table:table-cell office:value-type="float" office:value="6.63124322220748E+031" calcext:value-type="float">
            <text:p>6.6312432222074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602" calcext:value-type="float">
            <text:p>134602</text:p>
          </table:table-cell>
        </table:table-row>
        <table:table-row table:style-name="ro1">
          <table:table-cell office:value-type="float" office:value="21456374" calcext:value-type="float">
            <text:p>21456374</text:p>
          </table:table-cell>
          <table:table-cell office:value-type="string" calcext:value-type="string">
            <text:p>2024-12-22 06:54:11</text:p>
          </table:table-cell>
          <table:table-cell office:value-type="string" calcext:value-type="string">
            <text:p>0xc77533d60ba035e736d6336dacd4849dfd272d7991427a6174c6fff1dbcd36b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5E+017" calcext:value-type="float">
            <text:p>2.5E+017</text:p>
          </table:table-cell>
          <table:table-cell office:value-type="float" office:value="-1.73117844110836E+023" calcext:value-type="float">
            <text:p>-1.73117844110836E+023</text:p>
          </table:table-cell>
          <table:table-cell office:value-type="float" office:value="6.62111059176569E+031" calcext:value-type="float">
            <text:p>6.6211105917656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72" calcext:value-type="float">
            <text:p>134572</text:p>
          </table:table-cell>
        </table:table-row>
        <table:table-row table:style-name="ro1">
          <table:table-cell office:value-type="float" office:value="21456389" calcext:value-type="float">
            <text:p>21456389</text:p>
          </table:table-cell>
          <table:table-cell office:value-type="string" calcext:value-type="string">
            <text:p>2024-12-22 06:57:11</text:p>
          </table:table-cell>
          <table:table-cell office:value-type="string" calcext:value-type="string">
            <text:p>0x877b46dc9e4411b39bb74d3e38d9ccbb12ddddec6ce765286100b765a19b9c3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076234405144533" calcext:value-type="float">
            <text:p>-6076234405144533</text:p>
          </table:table-cell>
          <table:table-cell office:value-type="float" office:value="4.28665106666667E+021" calcext:value-type="float">
            <text:p>4.28665106666667E+021</text:p>
          </table:table-cell>
          <table:table-cell office:value-type="float" office:value="6.62135898153049E+031" calcext:value-type="float">
            <text:p>6.6213589815304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72" calcext:value-type="float">
            <text:p>134572</text:p>
          </table:table-cell>
        </table:table-row>
        <table:table-row table:style-name="ro1">
          <table:table-cell office:value-type="float" office:value="21456525" calcext:value-type="float">
            <text:p>21456525</text:p>
          </table:table-cell>
          <table:table-cell office:value-type="string" calcext:value-type="string">
            <text:p>2024-12-22 07:24:23</text:p>
          </table:table-cell>
          <table:table-cell office:value-type="string" calcext:value-type="string">
            <text:p>0x765313d35ddb47eacc4d624b49c7a158eb7e7f631b384b8a5bcf1514fe8a7ae3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355456813904803" calcext:value-type="float">
            <text:p>-2355456813904803</text:p>
          </table:table-cell>
          <table:table-cell office:value-type="float" office:value="1.66181E+021" calcext:value-type="float">
            <text:p>1.66181E+021</text:p>
          </table:table-cell>
          <table:table-cell office:value-type="float" office:value="6.62145527502128E+031" calcext:value-type="float">
            <text:p>6.6214552750212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73" calcext:value-type="float">
            <text:p>134573</text:p>
          </table:table-cell>
        </table:table-row>
        <table:table-row table:style-name="ro1">
          <table:table-cell office:value-type="float" office:value="21456530" calcext:value-type="float">
            <text:p>21456530</text:p>
          </table:table-cell>
          <table:table-cell office:value-type="string" calcext:value-type="string">
            <text:p>2024-12-22 07:25:23</text:p>
          </table:table-cell>
          <table:table-cell office:value-type="string" calcext:value-type="string">
            <text:p>0x2fa165b16b280958602baff6e00eefa502a79ab32513f6faee5cb4465fe8592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994E+016" calcext:value-type="float">
            <text:p>1.994E+016</text:p>
          </table:table-cell>
          <table:table-cell office:value-type="float" office:value="-1.37865357728461E+022" calcext:value-type="float">
            <text:p>-1.37865357728461E+022</text:p>
          </table:table-cell>
          <table:table-cell office:value-type="float" office:value="6.62064834565605E+031" calcext:value-type="float">
            <text:p>6.62064834565605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70" calcext:value-type="float">
            <text:p>134570</text:p>
          </table:table-cell>
        </table:table-row>
        <table:table-row table:style-name="ro1">
          <table:table-cell office:value-type="float" office:value="21456813" calcext:value-type="float">
            <text:p>21456813</text:p>
          </table:table-cell>
          <table:table-cell office:value-type="string" calcext:value-type="string">
            <text:p>2024-12-22 08:21:59</text:p>
          </table:table-cell>
          <table:table-cell office:value-type="string" calcext:value-type="string">
            <text:p>0x68153959d5bd9b1ee650dac395a847579de8a5a2739bd98ef4d14442afe03806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807562833935957" calcext:value-type="float">
            <text:p>-3807562833935957</text:p>
          </table:table-cell>
          <table:table-cell office:value-type="float" office:value="2.68574E+021" calcext:value-type="float">
            <text:p>2.68574E+021</text:p>
          </table:table-cell>
          <table:table-cell office:value-type="float" office:value="6.62080397071546E+031" calcext:value-type="float">
            <text:p>6.62080397071546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71" calcext:value-type="float">
            <text:p>134571</text:p>
          </table:table-cell>
        </table:table-row>
        <table:table-row table:style-name="ro1">
          <table:table-cell office:value-type="float" office:value="21456926" calcext:value-type="float">
            <text:p>21456926</text:p>
          </table:table-cell>
          <table:table-cell office:value-type="string" calcext:value-type="string">
            <text:p>2024-12-22 08:44:35</text:p>
          </table:table-cell>
          <table:table-cell office:value-type="string" calcext:value-type="string">
            <text:p>0xa50f623c650748617280d02fe715a65f481bec168debf74094cb1b8aa5edfb6f</text:p>
          </table:table-cell>
          <table:table-cell office:value-type="float" office:value="751" calcext:value-type="float">
            <text:p>75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2520823279514E+016" calcext:value-type="float">
            <text:p>-1.42520823279514E+016</text:p>
          </table:table-cell>
          <table:table-cell office:value-type="float" office:value="1.005411E+022" calcext:value-type="float">
            <text:p>1.005411E+022</text:p>
          </table:table-cell>
          <table:table-cell office:value-type="float" office:value="6.62138655557699E+031" calcext:value-type="float">
            <text:p>6.6213865555769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72" calcext:value-type="float">
            <text:p>134572</text:p>
          </table:table-cell>
        </table:table-row>
        <table:table-row table:style-name="ro1">
          <table:table-cell office:value-type="float" office:value="21457108" calcext:value-type="float">
            <text:p>21457108</text:p>
          </table:table-cell>
          <table:table-cell office:value-type="string" calcext:value-type="string">
            <text:p>2024-12-22 09:21:11</text:p>
          </table:table-cell>
          <table:table-cell office:value-type="string" calcext:value-type="string">
            <text:p>0xdf282b4adc88d575fa216dcff99edf48031cb05b1aad2d77936da554319fcc9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930301271318368" calcext:value-type="float">
            <text:p>-6930301271318368</text:p>
          </table:table-cell>
          <table:table-cell office:value-type="float" office:value="4.88961E+021" calcext:value-type="float">
            <text:p>4.88961E+021</text:p>
          </table:table-cell>
          <table:table-cell office:value-type="float" office:value="6.62166988376465E+031" calcext:value-type="float">
            <text:p>6.62166988376465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73" calcext:value-type="float">
            <text:p>134573</text:p>
          </table:table-cell>
        </table:table-row>
        <table:table-row table:style-name="ro1">
          <table:table-cell office:value-type="float" office:value="21457110" calcext:value-type="float">
            <text:p>21457110</text:p>
          </table:table-cell>
          <table:table-cell office:value-type="string" calcext:value-type="string">
            <text:p>2024-12-22 09:21:35</text:p>
          </table:table-cell>
          <table:table-cell office:value-type="string" calcext:value-type="string">
            <text:p>0x157219e6cb3b094c89c8b53007cc280b87f4886e6fec647f7a23d3a033ab5e9d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49364259537359E+016" calcext:value-type="float">
            <text:p>-5.49364259537359E+016</text:p>
          </table:table-cell>
          <table:table-cell office:value-type="float" office:value="3.87746982173516E+022" calcext:value-type="float">
            <text:p>3.87746982173516E+022</text:p>
          </table:table-cell>
          <table:table-cell office:value-type="float" office:value="6.62391668156097E+031" calcext:value-type="float">
            <text:p>6.62391668156097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580" calcext:value-type="float">
            <text:p>134580</text:p>
          </table:table-cell>
        </table:table-row>
        <table:table-row table:style-name="ro1">
          <table:table-cell office:value-type="float" office:value="21457161" calcext:value-type="float">
            <text:p>21457161</text:p>
          </table:table-cell>
          <table:table-cell office:value-type="string" calcext:value-type="string">
            <text:p>2024-12-22 09:32:11</text:p>
          </table:table-cell>
          <table:table-cell office:value-type="string" calcext:value-type="string">
            <text:p>0xfdaf6b84358e7c18162efbaf23ae12dd78f76c49be44950e755d9a907e02767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9.8466590941941E+017" calcext:value-type="float">
            <text:p>-9.8466590941941E+017</text:p>
          </table:table-cell>
          <table:table-cell office:value-type="float" office:value="6.99477219904037E+023" calcext:value-type="float">
            <text:p>6.99477219904037E+023</text:p>
          </table:table-cell>
          <table:table-cell office:value-type="float" office:value="6.66444785133182E+031" calcext:value-type="float">
            <text:p>6.66444785133182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02" calcext:value-type="float">
            <text:p>134702</text:p>
          </table:table-cell>
        </table:table-row>
        <table:table-row table:style-name="ro1">
          <table:table-cell office:value-type="float" office:value="21457226" calcext:value-type="float">
            <text:p>21457226</text:p>
          </table:table-cell>
          <table:table-cell office:value-type="string" calcext:value-type="string">
            <text:p>2024-12-22 09:45:11</text:p>
          </table:table-cell>
          <table:table-cell office:value-type="string" calcext:value-type="string">
            <text:p>0x6ae55bdcf6bd9c8a19cacee683c468a85e8a1364c795daf20105338164e88483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6244241216648E+016" calcext:value-type="float">
            <text:p>-1.6244241216648E+016</text:p>
          </table:table-cell>
          <table:table-cell office:value-type="float" office:value="1.16112040666667E+022" calcext:value-type="float">
            <text:p>1.16112040666667E+022</text:p>
          </table:table-cell>
          <table:table-cell office:value-type="float" office:value="6.66512066192504E+031" calcext:value-type="float">
            <text:p>6.66512066192504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04" calcext:value-type="float">
            <text:p>134704</text:p>
          </table:table-cell>
        </table:table-row>
        <table:table-row table:style-name="ro1">
          <table:table-cell office:value-type="float" office:value="21457357" calcext:value-type="float">
            <text:p>21457357</text:p>
          </table:table-cell>
          <table:table-cell office:value-type="string" calcext:value-type="string">
            <text:p>2024-12-22 10:11:35</text:p>
          </table:table-cell>
          <table:table-cell office:value-type="string" calcext:value-type="string">
            <text:p>0x40e8ca92f8bb4e69ff82227b095e051fea0bdb6685fadf0950365e0c88e8c85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83675252202714E+016" calcext:value-type="float">
            <text:p>1.83675252202714E+016</text:p>
          </table:table-cell>
          <table:table-cell office:value-type="float" office:value="-1.28674837198398E+022" calcext:value-type="float">
            <text:p>-1.28674837198398E+022</text:p>
          </table:table-cell>
          <table:table-cell office:value-type="float" office:value="6.66436752490489E+031" calcext:value-type="float">
            <text:p>6.66436752490489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02" calcext:value-type="float">
            <text:p>134702</text:p>
          </table:table-cell>
        </table:table-row>
        <table:table-row table:style-name="ro1">
          <table:table-cell office:value-type="float" office:value="21457398" calcext:value-type="float">
            <text:p>21457398</text:p>
          </table:table-cell>
          <table:table-cell office:value-type="string" calcext:value-type="string">
            <text:p>2024-12-22 10:19:47</text:p>
          </table:table-cell>
          <table:table-cell office:value-type="string" calcext:value-type="string">
            <text:p>0xe1b4d561e6055027258febab62e47242c59cc0d5030adcb0ac10f9c7506807f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.10641140245723E+017" calcext:value-type="float">
            <text:p>-7.10641140245723E+017</text:p>
          </table:table-cell>
          <table:table-cell office:value-type="float" office:value="5.10147732392871E+023" calcext:value-type="float">
            <text:p>5.10147732392871E+023</text:p>
          </table:table-cell>
          <table:table-cell office:value-type="float" office:value="6.69392800773615E+031" calcext:value-type="float">
            <text:p>6.69392800773615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90" calcext:value-type="float">
            <text:p>134790</text:p>
          </table:table-cell>
        </table:table-row>
        <table:table-row table:style-name="ro1">
          <table:table-cell office:value-type="float" office:value="21457444" calcext:value-type="float">
            <text:p>21457444</text:p>
          </table:table-cell>
          <table:table-cell office:value-type="string" calcext:value-type="string">
            <text:p>2024-12-22 10:29:11</text:p>
          </table:table-cell>
          <table:table-cell office:value-type="string" calcext:value-type="string">
            <text:p>0xc1b84d74ef7358a41ce7727b991c8b095ec134475d1e156e320ca86503de6801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47114102899E+016" calcext:value-type="float">
            <text:p>-1.447114102899E+016</text:p>
          </table:table-cell>
          <table:table-cell office:value-type="float" office:value="1.04354148230288E+022" calcext:value-type="float">
            <text:p>1.04354148230288E+022</text:p>
          </table:table-cell>
          <table:table-cell office:value-type="float" office:value="6.69453268728508E+031" calcext:value-type="float">
            <text:p>6.69453268728508E+031</text:p>
          </table:table-cell>
          <table:table-cell office:value-type="float" office:value="1.35362764546983E+023" calcext:value-type="float">
            <text:p>1.35362764546983E+023</text:p>
          </table:table-cell>
          <table:table-cell office:value-type="float" office:value="134792" calcext:value-type="float">
            <text:p>134792</text:p>
          </table:table-cell>
        </table:table-row>
        <table:table-row table:style-name="ro1">
          <table:table-cell office:value-type="float" office:value="21457618" calcext:value-type="float">
            <text:p>21457618</text:p>
          </table:table-cell>
          <table:table-cell office:value-type="string" calcext:value-type="string">
            <text:p>2024-12-22 11:03:59</text:p>
          </table:table-cell>
          <table:table-cell office:value-type="string" calcext:value-type="string">
            <text:p>0x9d7cf3c6bba4022943c27f0425f419b9c113b32fb7b0efd4d8a43cdc1021a97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15823466970509E+017" calcext:value-type="float">
            <text:p>-2.15823466970509E+017</text:p>
          </table:table-cell>
          <table:table-cell office:value-type="float" office:value="1.55822161323713E+023" calcext:value-type="float">
            <text:p>1.55822161323713E+023</text:p>
          </table:table-cell>
          <table:table-cell office:value-type="float" office:value="6.70142836824586E+031" calcext:value-type="float">
            <text:p>6.7014283682458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13" calcext:value-type="float">
            <text:p>134813</text:p>
          </table:table-cell>
        </table:table-row>
        <table:table-row table:style-name="ro1">
          <table:table-cell office:value-type="float" office:value="21457628" calcext:value-type="float">
            <text:p>21457628</text:p>
          </table:table-cell>
          <table:table-cell office:value-type="string" calcext:value-type="string">
            <text:p>2024-12-22 11:05:59</text:p>
          </table:table-cell>
          <table:table-cell office:value-type="string" calcext:value-type="string">
            <text:p>0xd2c3f7d50aabde0fe953a8f9715154a986c5c22a18780e57b3d42ac2b4a527c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35215173392019E+016" calcext:value-type="float">
            <text:p>-2.35215173392019E+016</text:p>
          </table:table-cell>
          <table:table-cell office:value-type="float" office:value="1.7E+022" calcext:value-type="float">
            <text:p>1.7E+022</text:p>
          </table:table-cell>
          <table:table-cell office:value-type="float" office:value="6.70209484800551E+031" calcext:value-type="float">
            <text:p>6.70209484800551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15" calcext:value-type="float">
            <text:p>134815</text:p>
          </table:table-cell>
        </table:table-row>
        <table:table-row table:style-name="ro1">
          <table:table-cell office:value-type="float" office:value="21457696" calcext:value-type="float">
            <text:p>21457696</text:p>
          </table:table-cell>
          <table:table-cell office:value-type="string" calcext:value-type="string">
            <text:p>2024-12-22 11:19:47</text:p>
          </table:table-cell>
          <table:table-cell office:value-type="string" calcext:value-type="string">
            <text:p>0x7afd6e3329005e08fe2cf488c462900cd0eeac6ce494d3d8708d07573265a7ea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949551156119544" calcext:value-type="float">
            <text:p>-3949551156119544</text:p>
          </table:table-cell>
          <table:table-cell office:value-type="float" office:value="2.85484E+021" calcext:value-type="float">
            <text:p>2.85484E+021</text:p>
          </table:table-cell>
          <table:table-cell office:value-type="float" office:value="6.70220677112769E+031" calcext:value-type="float">
            <text:p>6.70220677112769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15" calcext:value-type="float">
            <text:p>134815</text:p>
          </table:table-cell>
        </table:table-row>
        <table:table-row table:style-name="ro1">
          <table:table-cell office:value-type="float" office:value="21457708" calcext:value-type="float">
            <text:p>21457708</text:p>
          </table:table-cell>
          <table:table-cell office:value-type="string" calcext:value-type="string">
            <text:p>2024-12-22 11:22:11</text:p>
          </table:table-cell>
          <table:table-cell office:value-type="string" calcext:value-type="string">
            <text:p>0x033fe8ca1063ab66e0476636ea2c2a55f0da217a9f8215579f01bf0169f497d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9.5E+015" calcext:value-type="float">
            <text:p>9.5E+015</text:p>
          </table:table-cell>
          <table:table-cell office:value-type="float" office:value="-6.7300455976493E+021" calcext:value-type="float">
            <text:p>-6.7300455976493E+021</text:p>
          </table:table-cell>
          <table:table-cell office:value-type="float" office:value="6.70194025661953E+031" calcext:value-type="float">
            <text:p>6.70194025661953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14" calcext:value-type="float">
            <text:p>134814</text:p>
          </table:table-cell>
        </table:table-row>
        <table:table-row table:style-name="ro1">
          <table:table-cell office:value-type="float" office:value="21457708" calcext:value-type="float">
            <text:p>21457708</text:p>
          </table:table-cell>
          <table:table-cell office:value-type="string" calcext:value-type="string">
            <text:p>2024-12-22 11:22:11</text:p>
          </table:table-cell>
          <table:table-cell office:value-type="string" calcext:value-type="string">
            <text:p>0x30b9b9c356a92c443c51b039816fa1b67c8c62ac7a3437e852e1932305dcf24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94934362106581E+017" calcext:value-type="float">
            <text:p>-1.94934362106581E+017</text:p>
          </table:table-cell>
          <table:table-cell office:value-type="float" office:value="1.41011079209132E+023" calcext:value-type="float">
            <text:p>1.41011079209132E+023</text:p>
          </table:table-cell>
          <table:table-cell office:value-type="float" office:value="6.70746855251238E+031" calcext:value-type="float">
            <text:p>6.7074685525123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31" calcext:value-type="float">
            <text:p>134831</text:p>
          </table:table-cell>
        </table:table-row>
        <table:table-row table:style-name="ro1">
          <table:table-cell office:value-type="float" office:value="21457738" calcext:value-type="float">
            <text:p>21457738</text:p>
          </table:table-cell>
          <table:table-cell office:value-type="string" calcext:value-type="string">
            <text:p>2024-12-22 11:28:11</text:p>
          </table:table-cell>
          <table:table-cell office:value-type="string" calcext:value-type="string">
            <text:p>0xe8d269eb1b9ece10b4d50984d11403f1a0c6a4734ce1bff253131dbecfa8f06b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51217350919832E+017" calcext:value-type="float">
            <text:p>-5.51217350919832E+017</text:p>
          </table:table-cell>
          <table:table-cell office:value-type="float" office:value="4E+023" calcext:value-type="float">
            <text:p>4E+023</text:p>
          </table:table-cell>
          <table:table-cell office:value-type="float" office:value="6.72315042920989E+031" calcext:value-type="float">
            <text:p>6.72315042920989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78" calcext:value-type="float">
            <text:p>134878</text:p>
          </table:table-cell>
        </table:table-row>
        <table:table-row table:style-name="ro1">
          <table:table-cell office:value-type="float" office:value="21457762" calcext:value-type="float">
            <text:p>21457762</text:p>
          </table:table-cell>
          <table:table-cell office:value-type="string" calcext:value-type="string">
            <text:p>2024-12-22 11:32:59</text:p>
          </table:table-cell>
          <table:table-cell office:value-type="string" calcext:value-type="string">
            <text:p>0x9b5de687f37ffa1bacf70515ac866c8a96ba8cc4523d61abdbe7959a54a87dcf</text:p>
          </table:table-cell>
          <table:table-cell office:value-type="float" office:value="444" calcext:value-type="float">
            <text:p>44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375510622707400" calcext:value-type="float">
            <text:p>1375510622707400</text:p>
          </table:table-cell>
          <table:table-cell office:value-type="float" office:value="-9.80580211183475E+020" calcext:value-type="float">
            <text:p>-9.80580211183475E+020</text:p>
          </table:table-cell>
          <table:table-cell office:value-type="float" office:value="6.72311159754837E+031" calcext:value-type="float">
            <text:p>6.72311159754837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77" calcext:value-type="float">
            <text:p>134877</text:p>
          </table:table-cell>
        </table:table-row>
        <table:table-row table:style-name="ro1">
          <table:table-cell office:value-type="float" office:value="21457767" calcext:value-type="float">
            <text:p>21457767</text:p>
          </table:table-cell>
          <table:table-cell office:value-type="string" calcext:value-type="string">
            <text:p>2024-12-22 11:33:59</text:p>
          </table:table-cell>
          <table:table-cell office:value-type="string" calcext:value-type="string">
            <text:p>0xb73797f9c0b34d7dc99426dc7dbe9198639edb5cc54e173dbccd3bc6e57480cf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197527312655261" calcext:value-type="float">
            <text:p>-4197527312655261</text:p>
          </table:table-cell>
          <table:table-cell office:value-type="float" office:value="3.05314577895573E+021" calcext:value-type="float">
            <text:p>3.05314577895573E+021</text:p>
          </table:table-cell>
          <table:table-cell office:value-type="float" office:value="6.72323129518748E+031" calcext:value-type="float">
            <text:p>6.7232312951874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878" calcext:value-type="float">
            <text:p>134878</text:p>
          </table:table-cell>
        </table:table-row>
        <table:table-row table:style-name="ro1">
          <table:table-cell office:value-type="float" office:value="21457799" calcext:value-type="float">
            <text:p>21457799</text:p>
          </table:table-cell>
          <table:table-cell office:value-type="string" calcext:value-type="string">
            <text:p>2024-12-22 11:40:23</text:p>
          </table:table-cell>
          <table:table-cell office:value-type="string" calcext:value-type="string">
            <text:p>0x43b4aad0fd183d563fdb306c5fcf8433b54760d07ccf5bbccec18ad674f724dc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8.58009701410419E+017" calcext:value-type="float">
            <text:p>-8.58009701410419E+017</text:p>
          </table:table-cell>
          <table:table-cell office:value-type="float" office:value="6.26379213911342E+023" calcext:value-type="float">
            <text:p>6.26379213911342E+023</text:p>
          </table:table-cell>
          <table:table-cell office:value-type="float" office:value="6.74778829918359E+031" calcext:value-type="float">
            <text:p>6.74778829918359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51" calcext:value-type="float">
            <text:p>134951</text:p>
          </table:table-cell>
        </table:table-row>
        <table:table-row table:style-name="ro1">
          <table:table-cell office:value-type="float" office:value="21457805" calcext:value-type="float">
            <text:p>21457805</text:p>
          </table:table-cell>
          <table:table-cell office:value-type="string" calcext:value-type="string">
            <text:p>2024-12-22 11:41:35</text:p>
          </table:table-cell>
          <table:table-cell office:value-type="string" calcext:value-type="string">
            <text:p>0x208ba9bd9ac576ebbca1effa332046704db474f99bb30cd22f1f7c201c731bc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211534354457808" calcext:value-type="float">
            <text:p>3211534354457808</text:p>
          </table:table-cell>
          <table:table-cell office:value-type="float" office:value="-2.30624593953444E+021" calcext:value-type="float">
            <text:p>-2.30624593953444E+021</text:p>
          </table:table-cell>
          <table:table-cell office:value-type="float" office:value="6.74769697023294E+031" calcext:value-type="float">
            <text:p>6.74769697023294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50" calcext:value-type="float">
            <text:p>134950</text:p>
          </table:table-cell>
        </table:table-row>
        <table:table-row table:style-name="ro1">
          <table:table-cell office:value-type="float" office:value="21457845" calcext:value-type="float">
            <text:p>21457845</text:p>
          </table:table-cell>
          <table:table-cell office:value-type="string" calcext:value-type="string">
            <text:p>2024-12-22 11:49:35</text:p>
          </table:table-cell>
          <table:table-cell office:value-type="string" calcext:value-type="string">
            <text:p>0xa8e3e24789ecfc50d22160cc4778ea5d4c1032bd851ae1d2e461f43064ca7ba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442997857902048" calcext:value-type="float">
            <text:p>-3442997857902048</text:p>
          </table:table-cell>
          <table:table-cell office:value-type="float" office:value="2.52266683333333E+021" calcext:value-type="float">
            <text:p>2.52266683333333E+021</text:p>
          </table:table-cell>
          <table:table-cell office:value-type="float" office:value="6.74779587060851E+031" calcext:value-type="float">
            <text:p>6.74779587060851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51" calcext:value-type="float">
            <text:p>134951</text:p>
          </table:table-cell>
        </table:table-row>
        <table:table-row table:style-name="ro1">
          <table:table-cell office:value-type="float" office:value="21458008" calcext:value-type="float">
            <text:p>21458008</text:p>
          </table:table-cell>
          <table:table-cell office:value-type="string" calcext:value-type="string">
            <text:p>2024-12-22 12:22:47</text:p>
          </table:table-cell>
          <table:table-cell office:value-type="string" calcext:value-type="string">
            <text:p>0x7bdbcbfc8a176a0001cec79d214fc308f41d799bb90f5a6c27095684fa1c3339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39607912630023E+016" calcext:value-type="float">
            <text:p>1.39607912630023E+016</text:p>
          </table:table-cell>
          <table:table-cell office:value-type="float" office:value="-1.0025E+022" calcext:value-type="float">
            <text:p>-1.0025E+022</text:p>
          </table:table-cell>
          <table:table-cell office:value-type="float" office:value="6.74739887360373E+031" calcext:value-type="float">
            <text:p>6.74739887360373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50" calcext:value-type="float">
            <text:p>134950</text:p>
          </table:table-cell>
        </table:table-row>
        <table:table-row table:style-name="ro1">
          <table:table-cell office:value-type="float" office:value="21458030" calcext:value-type="float">
            <text:p>21458030</text:p>
          </table:table-cell>
          <table:table-cell office:value-type="string" calcext:value-type="string">
            <text:p>2024-12-22 12:27:11</text:p>
          </table:table-cell>
          <table:table-cell office:value-type="string" calcext:value-type="string">
            <text:p>0x9c2e9942952e1457dc261ef4e002f03853513ca47f1123913079357be1130ea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06090004633164E+017" calcext:value-type="float">
            <text:p>1.06090004633164E+017</text:p>
          </table:table-cell>
          <table:table-cell office:value-type="float" office:value="-7.61428522504778E+022" calcext:value-type="float">
            <text:p>-7.61428522504778E+022</text:p>
          </table:table-cell>
          <table:table-cell office:value-type="float" office:value="6.74438356345123E+031" calcext:value-type="float">
            <text:p>6.74438356345123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41" calcext:value-type="float">
            <text:p>134941</text:p>
          </table:table-cell>
        </table:table-row>
        <table:table-row table:style-name="ro1">
          <table:table-cell office:value-type="float" office:value="21458088" calcext:value-type="float">
            <text:p>21458088</text:p>
          </table:table-cell>
          <table:table-cell office:value-type="string" calcext:value-type="string">
            <text:p>2024-12-22 12:38:59</text:p>
          </table:table-cell>
          <table:table-cell office:value-type="string" calcext:value-type="string">
            <text:p>0x83748ba20bc84afe1fa2f2782505a3023d5952cf2d2d0acd2dc372c5d9275d0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214928965986612" calcext:value-type="float">
            <text:p>-3214928965986612</text:p>
          </table:table-cell>
          <table:table-cell office:value-type="float" office:value="2.35324683333333E+021" calcext:value-type="float">
            <text:p>2.35324683333333E+021</text:p>
          </table:table-cell>
          <table:table-cell office:value-type="float" office:value="6.74447582176793E+031" calcext:value-type="float">
            <text:p>6.74447582176793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41" calcext:value-type="float">
            <text:p>134941</text:p>
          </table:table-cell>
        </table:table-row>
        <table:table-row table:style-name="ro1">
          <table:table-cell office:value-type="float" office:value="21458149" calcext:value-type="float">
            <text:p>21458149</text:p>
          </table:table-cell>
          <table:table-cell office:value-type="string" calcext:value-type="string">
            <text:p>2024-12-22 12:51:11</text:p>
          </table:table-cell>
          <table:table-cell office:value-type="string" calcext:value-type="string">
            <text:p>0x4afacdb3dc9b938a8fa2694d8690d32c2c33d5cad9a346c5d31f84b86889443e</text:p>
          </table:table-cell>
          <table:table-cell office:value-type="float" office:value="487" calcext:value-type="float">
            <text:p>48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9.40281277009325E+017" calcext:value-type="float">
            <text:p>-9.40281277009325E+017</text:p>
          </table:table-cell>
          <table:table-cell office:value-type="float" office:value="6.91036285692215E+023" calcext:value-type="float">
            <text:p>6.91036285692215E+023</text:p>
          </table:table-cell>
          <table:table-cell office:value-type="float" office:value="6.77156768633226E+031" calcext:value-type="float">
            <text:p>6.7715676863322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21" calcext:value-type="float">
            <text:p>135021</text:p>
          </table:table-cell>
        </table:table-row>
        <table:table-row table:style-name="ro1">
          <table:table-cell office:value-type="float" office:value="21458207" calcext:value-type="float">
            <text:p>21458207</text:p>
          </table:table-cell>
          <table:table-cell office:value-type="string" calcext:value-type="string">
            <text:p>2024-12-22 13:02:47</text:p>
          </table:table-cell>
          <table:table-cell office:value-type="string" calcext:value-type="string">
            <text:p>0x092da4c7e8e28d16c8e9b51865f970b562b37b8ae51d7bd005d33b00edf71b15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11567971489111E+016" calcext:value-type="float">
            <text:p>-5.11567971489111E+016</text:p>
          </table:table-cell>
          <table:table-cell office:value-type="float" office:value="3.7755685E+022" calcext:value-type="float">
            <text:p>3.7755685E+022</text:p>
          </table:table-cell>
          <table:table-cell office:value-type="float" office:value="6.77304788632426E+031" calcext:value-type="float">
            <text:p>6.7730478863242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25" calcext:value-type="float">
            <text:p>135025</text:p>
          </table:table-cell>
        </table:table-row>
        <table:table-row table:style-name="ro1">
          <table:table-cell office:value-type="float" office:value="21458223" calcext:value-type="float">
            <text:p>21458223</text:p>
          </table:table-cell>
          <table:table-cell office:value-type="string" calcext:value-type="string">
            <text:p>2024-12-22 13:05:59</text:p>
          </table:table-cell>
          <table:table-cell office:value-type="string" calcext:value-type="string">
            <text:p>0x1ae7c61981f9f4c699ebfcd18a083195419f8e5d38b1e2953ca781c9e9f543f0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5E+016" calcext:value-type="float">
            <text:p>2.5E+016</text:p>
          </table:table-cell>
          <table:table-cell office:value-type="float" office:value="-1.8085828214612E+022" calcext:value-type="float">
            <text:p>-1.8085828214612E+022</text:p>
          </table:table-cell>
          <table:table-cell office:value-type="float" office:value="6.77233167488984E+031" calcext:value-type="float">
            <text:p>6.77233167488984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23" calcext:value-type="float">
            <text:p>135023</text:p>
          </table:table-cell>
        </table:table-row>
        <table:table-row table:style-name="ro1">
          <table:table-cell office:value-type="float" office:value="21458270" calcext:value-type="float">
            <text:p>21458270</text:p>
          </table:table-cell>
          <table:table-cell office:value-type="string" calcext:value-type="string">
            <text:p>2024-12-22 13:15:35</text:p>
          </table:table-cell>
          <table:table-cell office:value-type="string" calcext:value-type="string">
            <text:p>0xc864f744b9dfa359355d0c66fbe95106837ff290503576d889977bdd3a8bb0f0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98335361017233E+016" calcext:value-type="float">
            <text:p>-2.98335361017233E+016</text:p>
          </table:table-cell>
          <table:table-cell office:value-type="float" office:value="2.20212602581257E+022" calcext:value-type="float">
            <text:p>2.20212602581257E+022</text:p>
          </table:table-cell>
          <table:table-cell office:value-type="float" office:value="6.77319501161006E+031" calcext:value-type="float">
            <text:p>6.7731950116100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26" calcext:value-type="float">
            <text:p>135026</text:p>
          </table:table-cell>
        </table:table-row>
        <table:table-row table:style-name="ro1">
          <table:table-cell office:value-type="float" office:value="21458522" calcext:value-type="float">
            <text:p>21458522</text:p>
          </table:table-cell>
          <table:table-cell office:value-type="string" calcext:value-type="string">
            <text:p>2024-12-22 14:05:59</text:p>
          </table:table-cell>
          <table:table-cell office:value-type="string" calcext:value-type="string">
            <text:p>0xa4e89547c84e26ba14a21ba9e5610b443ac75ff80c5c20b0c714f43de4fd3bcd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8.68445069715179E+016" calcext:value-type="float">
            <text:p>-8.68445069715179E+016</text:p>
          </table:table-cell>
          <table:table-cell office:value-type="float" office:value="6.41351838407353E+022" calcext:value-type="float">
            <text:p>6.41351838407353E+022</text:p>
          </table:table-cell>
          <table:table-cell office:value-type="float" office:value="6.77570941172247E+031" calcext:value-type="float">
            <text:p>6.77570941172247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33" calcext:value-type="float">
            <text:p>135033</text:p>
          </table:table-cell>
        </table:table-row>
        <table:table-row table:style-name="ro1">
          <table:table-cell office:value-type="float" office:value="21458525" calcext:value-type="float">
            <text:p>21458525</text:p>
          </table:table-cell>
          <table:table-cell office:value-type="string" calcext:value-type="string">
            <text:p>2024-12-22 14:06:35</text:p>
          </table:table-cell>
          <table:table-cell office:value-type="string" calcext:value-type="string">
            <text:p>0x1216e81547f44754a7d20e45a33ceb0ef1c3ac31c268896f82acd1337939ed77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910000000000000" calcext:value-type="float">
            <text:p>2910000000000000</text:p>
          </table:table-cell>
          <table:table-cell office:value-type="float" office:value="-2.10704209609779E+021" calcext:value-type="float">
            <text:p>-2.10704209609779E+021</text:p>
          </table:table-cell>
          <table:table-cell office:value-type="float" office:value="6.77562597138321E+031" calcext:value-type="float">
            <text:p>6.77562597138321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33" calcext:value-type="float">
            <text:p>135033</text:p>
          </table:table-cell>
        </table:table-row>
        <table:table-row table:style-name="ro1">
          <table:table-cell office:value-type="float" office:value="21458600" calcext:value-type="float">
            <text:p>21458600</text:p>
          </table:table-cell>
          <table:table-cell office:value-type="string" calcext:value-type="string">
            <text:p>2024-12-22 14:21:35</text:p>
          </table:table-cell>
          <table:table-cell office:value-type="string" calcext:value-type="string">
            <text:p>0xd11ec96f3a745e7bdfa63340e0887d1f483573f097c4ff384cccfd30fb50658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8.5E+017" calcext:value-type="float">
            <text:p>8.5E+017</text:p>
          </table:table-cell>
          <table:table-cell office:value-type="float" office:value="-6.13245573552282E+023" calcext:value-type="float">
            <text:p>-6.13245573552282E+023</text:p>
          </table:table-cell>
          <table:table-cell office:value-type="float" office:value="6.75134101817679E+031" calcext:value-type="float">
            <text:p>6.75134101817679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61" calcext:value-type="float">
            <text:p>134961</text:p>
          </table:table-cell>
        </table:table-row>
        <table:table-row table:style-name="ro1">
          <table:table-cell office:value-type="float" office:value="21458609" calcext:value-type="float">
            <text:p>21458609</text:p>
          </table:table-cell>
          <table:table-cell office:value-type="string" calcext:value-type="string">
            <text:p>2024-12-22 14:23:23</text:p>
          </table:table-cell>
          <table:table-cell office:value-type="string" calcext:value-type="string">
            <text:p>0x1ed3c91bfe3a083e84b441e93784954ea52d077edab7083d21889e0de984981b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77798739356653E+017" calcext:value-type="float">
            <text:p>-2.77798739356653E+017</text:p>
          </table:table-cell>
          <table:table-cell office:value-type="float" office:value="2.04E+023" calcext:value-type="float">
            <text:p>2.04E+023</text:p>
          </table:table-cell>
          <table:table-cell office:value-type="float" office:value="6.75933877529252E+031" calcext:value-type="float">
            <text:p>6.75933877529252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85" calcext:value-type="float">
            <text:p>134985</text:p>
          </table:table-cell>
        </table:table-row>
        <table:table-row table:style-name="ro1">
          <table:table-cell office:value-type="float" office:value="21458762" calcext:value-type="float">
            <text:p>21458762</text:p>
          </table:table-cell>
          <table:table-cell office:value-type="string" calcext:value-type="string">
            <text:p>2024-12-22 14:54:23</text:p>
          </table:table-cell>
          <table:table-cell office:value-type="string" calcext:value-type="string">
            <text:p>0x2b9e735cf7bc88004a781e0b8a40f7caf335c872351cd0ba8419014c615abc0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8E+017" calcext:value-type="float">
            <text:p>8E+017</text:p>
          </table:table-cell>
          <table:table-cell office:value-type="float" office:value="-5.74526623088695E+023" calcext:value-type="float">
            <text:p>-5.74526623088695E+023</text:p>
          </table:table-cell>
          <table:table-cell office:value-type="float" office:value="6.73658711957859E+031" calcext:value-type="float">
            <text:p>6.73658711957859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17" calcext:value-type="float">
            <text:p>134917</text:p>
          </table:table-cell>
        </table:table-row>
        <table:table-row table:style-name="ro1">
          <table:table-cell office:value-type="float" office:value="21458788" calcext:value-type="float">
            <text:p>21458788</text:p>
          </table:table-cell>
          <table:table-cell office:value-type="string" calcext:value-type="string">
            <text:p>2024-12-22 14:59:35</text:p>
          </table:table-cell>
          <table:table-cell office:value-type="string" calcext:value-type="string">
            <text:p>0x592d4d8abf686ea5cfbd85625f91e297ad150407602f047ec24938f21ef37833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801325711772466" calcext:value-type="float">
            <text:p>2801325711772466</text:p>
          </table:table-cell>
          <table:table-cell office:value-type="float" office:value="-2.005E+021" calcext:value-type="float">
            <text:p>-2.005E+021</text:p>
          </table:table-cell>
          <table:table-cell office:value-type="float" office:value="6.73650772017764E+031" calcext:value-type="float">
            <text:p>6.73650772017764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17" calcext:value-type="float">
            <text:p>134917</text:p>
          </table:table-cell>
        </table:table-row>
        <table:table-row table:style-name="ro1">
          <table:table-cell office:value-type="float" office:value="21458822" calcext:value-type="float">
            <text:p>21458822</text:p>
          </table:table-cell>
          <table:table-cell office:value-type="string" calcext:value-type="string">
            <text:p>2024-12-22 15:06:35</text:p>
          </table:table-cell>
          <table:table-cell office:value-type="string" calcext:value-type="string">
            <text:p>0xf43275a82a4291c0b87070a84037e6a456985a30a8252bf1d4ce35b843b80e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36858590860325E+017" calcext:value-type="float">
            <text:p>-1.36858590860325E+017</text:p>
          </table:table-cell>
          <table:table-cell office:value-type="float" office:value="1E+023" calcext:value-type="float">
            <text:p>1E+023</text:p>
          </table:table-cell>
          <table:table-cell office:value-type="float" office:value="6.74042818935202E+031" calcext:value-type="float">
            <text:p>6.74042818935202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29" calcext:value-type="float">
            <text:p>134929</text:p>
          </table:table-cell>
        </table:table-row>
        <table:table-row table:style-name="ro1">
          <table:table-cell office:value-type="float" office:value="21458997" calcext:value-type="float">
            <text:p>21458997</text:p>
          </table:table-cell>
          <table:table-cell office:value-type="string" calcext:value-type="string">
            <text:p>2024-12-22 15:41:35</text:p>
          </table:table-cell>
          <table:table-cell office:value-type="string" calcext:value-type="string">
            <text:p>0xcce965c5cd1b744255e55697e677e1ace30369ea440b63ff154f1d5778ed8d16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74560013584025E+017" calcext:value-type="float">
            <text:p>-2.74560013584025E+017</text:p>
          </table:table-cell>
          <table:table-cell office:value-type="float" office:value="2.0096723E+023" calcext:value-type="float">
            <text:p>2.0096723E+023</text:p>
          </table:table-cell>
          <table:table-cell office:value-type="float" office:value="6.74830704765477E+031" calcext:value-type="float">
            <text:p>6.74830704765477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52" calcext:value-type="float">
            <text:p>134952</text:p>
          </table:table-cell>
        </table:table-row>
        <table:table-row table:style-name="ro1">
          <table:table-cell office:value-type="float" office:value="21459049" calcext:value-type="float">
            <text:p>21459049</text:p>
          </table:table-cell>
          <table:table-cell office:value-type="string" calcext:value-type="string">
            <text:p>2024-12-22 15:51:59</text:p>
          </table:table-cell>
          <table:table-cell office:value-type="string" calcext:value-type="string">
            <text:p>0x1dd0d309d976a8ef2bfc6e6f71a28ec4661d188cd868fc27e566020b4f6ae625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06277834130355E+017" calcext:value-type="float">
            <text:p>-3.06277834130355E+017</text:p>
          </table:table-cell>
          <table:table-cell office:value-type="float" office:value="2.24738528819322E+023" calcext:value-type="float">
            <text:p>2.24738528819322E+023</text:p>
          </table:table-cell>
          <table:table-cell office:value-type="float" office:value="6.75711785240008E+031" calcext:value-type="float">
            <text:p>6.7571178524000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78" calcext:value-type="float">
            <text:p>134978</text:p>
          </table:table-cell>
        </table:table-row>
        <table:table-row table:style-name="ro1">
          <table:table-cell office:value-type="float" office:value="21459072" calcext:value-type="float">
            <text:p>21459072</text:p>
          </table:table-cell>
          <table:table-cell office:value-type="string" calcext:value-type="string">
            <text:p>2024-12-22 15:56:35</text:p>
          </table:table-cell>
          <table:table-cell office:value-type="string" calcext:value-type="string">
            <text:p>0x024c53ea8478bcf10381ac656318bf2700521365fbc9e0c0750899dc051a8e0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91073344300671E+017" calcext:value-type="float">
            <text:p>-5.91073344300671E+017</text:p>
          </table:table-cell>
          <table:table-cell office:value-type="float" office:value="4.35377184473037E+023" calcext:value-type="float">
            <text:p>4.35377184473037E+023</text:p>
          </table:table-cell>
          <table:table-cell office:value-type="float" office:value="6.77418668070962E+031" calcext:value-type="float">
            <text:p>6.77418668070962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29" calcext:value-type="float">
            <text:p>135029</text:p>
          </table:table-cell>
        </table:table-row>
        <table:table-row table:style-name="ro1">
          <table:table-cell office:value-type="float" office:value="21459129" calcext:value-type="float">
            <text:p>21459129</text:p>
          </table:table-cell>
          <table:table-cell office:value-type="string" calcext:value-type="string">
            <text:p>2024-12-22 16:07:59</text:p>
          </table:table-cell>
          <table:table-cell office:value-type="string" calcext:value-type="string">
            <text:p>0xad9286f48eec910c638e093d61a82899624007b0dcba357ea32d75a2065734db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03719029794928E+016" calcext:value-type="float">
            <text:p>-2.03719029794928E+016</text:p>
          </table:table-cell>
          <table:table-cell office:value-type="float" office:value="1.50449022666667E+022" calcext:value-type="float">
            <text:p>1.50449022666667E+022</text:p>
          </table:table-cell>
          <table:table-cell office:value-type="float" office:value="6.7747765114653E+031" calcext:value-type="float">
            <text:p>6.7747765114653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31" calcext:value-type="float">
            <text:p>135031</text:p>
          </table:table-cell>
        </table:table-row>
        <table:table-row table:style-name="ro1">
          <table:table-cell office:value-type="float" office:value="21459159" calcext:value-type="float">
            <text:p>21459159</text:p>
          </table:table-cell>
          <table:table-cell office:value-type="string" calcext:value-type="string">
            <text:p>2024-12-22 16:13:59</text:p>
          </table:table-cell>
          <table:table-cell office:value-type="string" calcext:value-type="string">
            <text:p>0xca97c93682c2ab9c9dad8ce7f3d6b861d5896d52f84e793c07ebe95ca73b4c70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39317590308157E+016" calcext:value-type="float">
            <text:p>-1.39317590308157E+016</text:p>
          </table:table-cell>
          <table:table-cell office:value-type="float" office:value="1.02902849039034E+022" calcext:value-type="float">
            <text:p>1.02902849039034E+022</text:p>
          </table:table-cell>
          <table:table-cell office:value-type="float" office:value="6.77517993891292E+031" calcext:value-type="float">
            <text:p>6.77517993891292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32" calcext:value-type="float">
            <text:p>135032</text:p>
          </table:table-cell>
        </table:table-row>
        <table:table-row table:style-name="ro1">
          <table:table-cell office:value-type="float" office:value="21459170" calcext:value-type="float">
            <text:p>21459170</text:p>
          </table:table-cell>
          <table:table-cell office:value-type="string" calcext:value-type="string">
            <text:p>2024-12-22 16:16:11</text:p>
          </table:table-cell>
          <table:table-cell office:value-type="string" calcext:value-type="string">
            <text:p>0x054ed1291b7950cf5a160e27a9284ed2b27c20ad6844f89c32728072b4e3af97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40000000000000" calcext:value-type="float">
            <text:p>140000000000000</text:p>
          </table:table-cell>
          <table:table-cell office:value-type="float" office:value="-1.01355068936414E+020" calcext:value-type="float">
            <text:p>-1.01355068936414E+020</text:p>
          </table:table-cell>
          <table:table-cell office:value-type="float" office:value="6.77517592518137E+031" calcext:value-type="float">
            <text:p>6.77517592518137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32" calcext:value-type="float">
            <text:p>135032</text:p>
          </table:table-cell>
        </table:table-row>
        <table:table-row table:style-name="ro1">
          <table:table-cell office:value-type="float" office:value="21459190" calcext:value-type="float">
            <text:p>21459190</text:p>
          </table:table-cell>
          <table:table-cell office:value-type="string" calcext:value-type="string">
            <text:p>2024-12-22 16:20:23</text:p>
          </table:table-cell>
          <table:table-cell office:value-type="string" calcext:value-type="string">
            <text:p>0xc6e756888bf6ce3aff854e9ab436214297e8a2d52a766388d7849c4e16970cd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6265894114539E+016" calcext:value-type="float">
            <text:p>-1.46265894114539E+016</text:p>
          </table:table-cell>
          <table:table-cell office:value-type="float" office:value="1.0804807E+022" calcext:value-type="float">
            <text:p>1.0804807E+022</text:p>
          </table:table-cell>
          <table:table-cell office:value-type="float" office:value="6.77559952430915E+031" calcext:value-type="float">
            <text:p>6.77559952430915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33" calcext:value-type="float">
            <text:p>135033</text:p>
          </table:table-cell>
        </table:table-row>
        <table:table-row table:style-name="ro1">
          <table:table-cell office:value-type="float" office:value="21459329" calcext:value-type="float">
            <text:p>21459329</text:p>
          </table:table-cell>
          <table:table-cell office:value-type="string" calcext:value-type="string">
            <text:p>2024-12-22 16:48:23</text:p>
          </table:table-cell>
          <table:table-cell office:value-type="string" calcext:value-type="string">
            <text:p>0xbcb6e56426987514ab7ff54c2954cefb78540a037007aa0f7a43bb593d21776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.18284433306805E+016" calcext:value-type="float">
            <text:p>-7.18284433306805E+016</text:p>
          </table:table-cell>
          <table:table-cell office:value-type="float" office:value="5.308E+022" calcext:value-type="float">
            <text:p>5.308E+022</text:p>
          </table:table-cell>
          <table:table-cell office:value-type="float" office:value="6.77768050934691E+031" calcext:value-type="float">
            <text:p>6.77768050934691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39" calcext:value-type="float">
            <text:p>135039</text:p>
          </table:table-cell>
        </table:table-row>
        <table:table-row table:style-name="ro1">
          <table:table-cell office:value-type="float" office:value="21459343" calcext:value-type="float">
            <text:p>21459343</text:p>
          </table:table-cell>
          <table:table-cell office:value-type="string" calcext:value-type="string">
            <text:p>2024-12-22 16:51:11</text:p>
          </table:table-cell>
          <table:table-cell office:value-type="string" calcext:value-type="string">
            <text:p>0xc0821c7aa34d1158afdd9869e490f1bfc2b186927a1a78fcd51a78e57c8a95bd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6537114066528E+017" calcext:value-type="float">
            <text:p>-2.6537114066528E+017</text:p>
          </table:table-cell>
          <table:table-cell office:value-type="float" office:value="1.96387836510605E+023" calcext:value-type="float">
            <text:p>1.96387836510605E+023</text:p>
          </table:table-cell>
          <table:table-cell office:value-type="float" office:value="6.78537983393954E+031" calcext:value-type="float">
            <text:p>6.78537983393954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62" calcext:value-type="float">
            <text:p>135062</text:p>
          </table:table-cell>
        </table:table-row>
        <table:table-row table:style-name="ro1">
          <table:table-cell office:value-type="float" office:value="21459406" calcext:value-type="float">
            <text:p>21459406</text:p>
          </table:table-cell>
          <table:table-cell office:value-type="string" calcext:value-type="string">
            <text:p>2024-12-22 17:03:59</text:p>
          </table:table-cell>
          <table:table-cell office:value-type="string" calcext:value-type="string">
            <text:p>0xcf48294d545fc43c3b52f62a86daa57325130c64d4efcd905811a1b7135d6bf1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024573415038393" calcext:value-type="float">
            <text:p>-2024573415038393</text:p>
          </table:table-cell>
          <table:table-cell office:value-type="float" office:value="1.5E+021" calcext:value-type="float">
            <text:p>1.5E+021</text:p>
          </table:table-cell>
          <table:table-cell office:value-type="float" office:value="6.78543864097715E+031" calcext:value-type="float">
            <text:p>6.78543864097715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62" calcext:value-type="float">
            <text:p>135062</text:p>
          </table:table-cell>
        </table:table-row>
        <table:table-row table:style-name="ro1">
          <table:table-cell office:value-type="float" office:value="21459425" calcext:value-type="float">
            <text:p>21459425</text:p>
          </table:table-cell>
          <table:table-cell office:value-type="string" calcext:value-type="string">
            <text:p>2024-12-22 17:07:47</text:p>
          </table:table-cell>
          <table:table-cell office:value-type="string" calcext:value-type="string">
            <text:p>0x306d9f9fe784a456003991635d88c6ccf33285da06f041166898eeedc5cfac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06503392370175E+016" calcext:value-type="float">
            <text:p>-1.06503392370175E+016</text:p>
          </table:table-cell>
          <table:table-cell office:value-type="float" office:value="7.89123060746E+021" calcext:value-type="float">
            <text:p>7.89123060746E+021</text:p>
          </table:table-cell>
          <table:table-cell office:value-type="float" office:value="6.7857480142406E+031" calcext:value-type="float">
            <text:p>6.785748014240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63" calcext:value-type="float">
            <text:p>135063</text:p>
          </table:table-cell>
        </table:table-row>
        <table:table-row table:style-name="ro1">
          <table:table-cell office:value-type="float" office:value="21459446" calcext:value-type="float">
            <text:p>21459446</text:p>
          </table:table-cell>
          <table:table-cell office:value-type="string" calcext:value-type="string">
            <text:p>2024-12-22 17:11:59</text:p>
          </table:table-cell>
          <table:table-cell office:value-type="string" calcext:value-type="string">
            <text:p>0xf512340feafa04a22424fa56280ba016c6d80a3194b027712cc995ea59015d7c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9099999783441E+016" calcext:value-type="float">
            <text:p>2.9099999783441E+016</text:p>
          </table:table-cell>
          <table:table-cell office:value-type="float" office:value="-2.1130555340825E+022" calcext:value-type="float">
            <text:p>-2.1130555340825E+022</text:p>
          </table:table-cell>
          <table:table-cell office:value-type="float" office:value="6.78491122948453E+031" calcext:value-type="float">
            <text:p>6.78491122948453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60" calcext:value-type="float">
            <text:p>135060</text:p>
          </table:table-cell>
        </table:table-row>
        <table:table-row table:style-name="ro1">
          <table:table-cell office:value-type="float" office:value="21459492" calcext:value-type="float">
            <text:p>21459492</text:p>
          </table:table-cell>
          <table:table-cell office:value-type="string" calcext:value-type="string">
            <text:p>2024-12-22 17:21:11</text:p>
          </table:table-cell>
          <table:table-cell office:value-type="string" calcext:value-type="string">
            <text:p>0x4ac659d3fbd442b1016d1374cdb54108e2be926039853fb3e37655604c085a34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8693507017884584" calcext:value-type="float">
            <text:p>8693507017884584</text:p>
          </table:table-cell>
          <table:table-cell office:value-type="float" office:value="-6.31165681654831E+021" calcext:value-type="float">
            <text:p>-6.31165681654831E+021</text:p>
          </table:table-cell>
          <table:table-cell office:value-type="float" office:value="6.78466128346444E+031" calcext:value-type="float">
            <text:p>6.78466128346444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60" calcext:value-type="float">
            <text:p>135060</text:p>
          </table:table-cell>
        </table:table-row>
        <table:table-row table:style-name="ro1">
          <table:table-cell office:value-type="float" office:value="21459509" calcext:value-type="float">
            <text:p>21459509</text:p>
          </table:table-cell>
          <table:table-cell office:value-type="string" calcext:value-type="string">
            <text:p>2024-12-22 17:24:35</text:p>
          </table:table-cell>
          <table:table-cell office:value-type="string" calcext:value-type="string">
            <text:p>0x24006b0c2c4590eefb7f82553852fc9caf48172d73070f3e99435794a554b4cb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38167598593743E+017" calcext:value-type="float">
            <text:p>1.38167598593743E+017</text:p>
          </table:table-cell>
          <table:table-cell office:value-type="float" office:value="-1.0025E+023" calcext:value-type="float">
            <text:p>-1.0025E+023</text:p>
          </table:table-cell>
          <table:table-cell office:value-type="float" office:value="6.78069131341665E+031" calcext:value-type="float">
            <text:p>6.78069131341665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48" calcext:value-type="float">
            <text:p>135048</text:p>
          </table:table-cell>
        </table:table-row>
        <table:table-row table:style-name="ro1">
          <table:table-cell office:value-type="float" office:value="21459629" calcext:value-type="float">
            <text:p>21459629</text:p>
          </table:table-cell>
          <table:table-cell office:value-type="string" calcext:value-type="string">
            <text:p>2024-12-22 17:48:35</text:p>
          </table:table-cell>
          <table:table-cell office:value-type="string" calcext:value-type="string">
            <text:p>0xb4210c598e69ea045b032d9890af688faeb83fc0f469a0274c04fb68d1816fa9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50042500417978E+018" calcext:value-type="float">
            <text:p>-1.50042500417978E+018</text:p>
          </table:table-cell>
          <table:table-cell office:value-type="float" office:value="1.11728603795373E+024" calcext:value-type="float">
            <text:p>1.11728603795373E+024</text:p>
          </table:table-cell>
          <table:table-cell office:value-type="float" office:value="6.82449416812426E+031" calcext:value-type="float">
            <text:p>6.8244941681242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77" calcext:value-type="float">
            <text:p>135177</text:p>
          </table:table-cell>
        </table:table-row>
        <table:table-row table:style-name="ro1">
          <table:table-cell office:value-type="float" office:value="21459631" calcext:value-type="float">
            <text:p>21459631</text:p>
          </table:table-cell>
          <table:table-cell office:value-type="string" calcext:value-type="string">
            <text:p>2024-12-22 17:48:59</text:p>
          </table:table-cell>
          <table:table-cell office:value-type="string" calcext:value-type="string">
            <text:p>0x59eb33b9b938445d4b99310ad265d754303c17f3e994f9f21fcb844cbe291db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9.5E+017" calcext:value-type="float">
            <text:p>9.5E+017</text:p>
          </table:table-cell>
          <table:table-cell office:value-type="float" office:value="-6.95001203924067E+023" calcext:value-type="float">
            <text:p>-6.95001203924067E+023</text:p>
          </table:table-cell>
          <table:table-cell office:value-type="float" office:value="6.79697163482991E+031" calcext:value-type="float">
            <text:p>6.79697163482991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96" calcext:value-type="float">
            <text:p>135096</text:p>
          </table:table-cell>
        </table:table-row>
        <table:table-row table:style-name="ro1">
          <table:table-cell office:value-type="float" office:value="21459709" calcext:value-type="float">
            <text:p>21459709</text:p>
          </table:table-cell>
          <table:table-cell office:value-type="string" calcext:value-type="string">
            <text:p>2024-12-22 18:04:47</text:p>
          </table:table-cell>
          <table:table-cell office:value-type="string" calcext:value-type="string">
            <text:p>0x16dae5f478e0f1258cdeac874beb2283c23ed1379063e6db6c4b5dca557b44a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7521622186193E+016" calcext:value-type="float">
            <text:p>-1.47521622186193E+016</text:p>
          </table:table-cell>
          <table:table-cell office:value-type="float" office:value="1.0967804630137E+022" calcext:value-type="float">
            <text:p>1.0967804630137E+022</text:p>
          </table:table-cell>
          <table:table-cell office:value-type="float" office:value="6.79740162422954E+031" calcext:value-type="float">
            <text:p>6.79740162422954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97" calcext:value-type="float">
            <text:p>135097</text:p>
          </table:table-cell>
        </table:table-row>
        <table:table-row table:style-name="ro1">
          <table:table-cell office:value-type="float" office:value="21459795" calcext:value-type="float">
            <text:p>21459795</text:p>
          </table:table-cell>
          <table:table-cell office:value-type="string" calcext:value-type="string">
            <text:p>2024-12-22 18:22:11</text:p>
          </table:table-cell>
          <table:table-cell office:value-type="string" calcext:value-type="string">
            <text:p>0xce31d8ba9359a23cba9722d0e488ecfb9fbfe486545a4b1c8e2e2e3d54239596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7513924338551" calcext:value-type="float">
            <text:p>27513924338551</text:p>
          </table:table-cell>
          <table:table-cell office:value-type="float" office:value="-2.005E+019" calcext:value-type="float">
            <text:p>-2.005E+019</text:p>
          </table:table-cell>
          <table:table-cell office:value-type="float" office:value="6.79740083023553E+031" calcext:value-type="float">
            <text:p>6.79740083023553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97" calcext:value-type="float">
            <text:p>135097</text:p>
          </table:table-cell>
        </table:table-row>
        <table:table-row table:style-name="ro1">
          <table:table-cell office:value-type="float" office:value="21459820" calcext:value-type="float">
            <text:p>21459820</text:p>
          </table:table-cell>
          <table:table-cell office:value-type="string" calcext:value-type="string">
            <text:p>2024-12-22 18:27:11</text:p>
          </table:table-cell>
          <table:table-cell office:value-type="string" calcext:value-type="string">
            <text:p>0x8d8172e6cfc1c7a0157cafd00fa98957d8b94a2b4588dddb6b82f316873c40e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361947288649909" calcext:value-type="float">
            <text:p>1361947288649909</text:p>
          </table:table-cell>
          <table:table-cell office:value-type="float" office:value="-9.92475E+020" calcext:value-type="float">
            <text:p>-9.92475E+020</text:p>
          </table:table-cell>
          <table:table-cell office:value-type="float" office:value="6.79736152753206E+031" calcext:value-type="float">
            <text:p>6.7973615275320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97" calcext:value-type="float">
            <text:p>135097</text:p>
          </table:table-cell>
        </table:table-row>
        <table:table-row table:style-name="ro1">
          <table:table-cell office:value-type="float" office:value="21459830" calcext:value-type="float">
            <text:p>21459830</text:p>
          </table:table-cell>
          <table:table-cell office:value-type="string" calcext:value-type="string">
            <text:p>2024-12-22 18:29:11</text:p>
          </table:table-cell>
          <table:table-cell office:value-type="string" calcext:value-type="string">
            <text:p>0x88fdab1b273bb40579b6e5da7281704f44b9c51a20cfee54001c9d21badc97e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749250000000000" calcext:value-type="float">
            <text:p>5749250000000000</text:p>
          </table:table-cell>
          <table:table-cell office:value-type="float" office:value="-4.18945335272015E+021" calcext:value-type="float">
            <text:p>-4.18945335272015E+021</text:p>
          </table:table-cell>
          <table:table-cell office:value-type="float" office:value="6.79719562225199E+031" calcext:value-type="float">
            <text:p>6.79719562225199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97" calcext:value-type="float">
            <text:p>135097</text:p>
          </table:table-cell>
        </table:table-row>
        <table:table-row table:style-name="ro1">
          <table:table-cell office:value-type="float" office:value="21459933" calcext:value-type="float">
            <text:p>21459933</text:p>
          </table:table-cell>
          <table:table-cell office:value-type="string" calcext:value-type="string">
            <text:p>2024-12-22 18:49:47</text:p>
          </table:table-cell>
          <table:table-cell office:value-type="string" calcext:value-type="string">
            <text:p>0x92c6a457818aa3005133e96cffea31804b98b4257bdc6fa2f55de69b2c3ec1e6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652844158834882" calcext:value-type="float">
            <text:p>7652844158834882</text:p>
          </table:table-cell>
          <table:table-cell office:value-type="float" office:value="-5.57627682292048E+021" calcext:value-type="float">
            <text:p>-5.57627682292048E+021</text:p>
          </table:table-cell>
          <table:table-cell office:value-type="float" office:value="6.79697479779348E+031" calcext:value-type="float">
            <text:p>6.7969747977934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96" calcext:value-type="float">
            <text:p>135096</text:p>
          </table:table-cell>
        </table:table-row>
        <table:table-row table:style-name="ro1">
          <table:table-cell office:value-type="float" office:value="21459945" calcext:value-type="float">
            <text:p>21459945</text:p>
          </table:table-cell>
          <table:table-cell office:value-type="string" calcext:value-type="string">
            <text:p>2024-12-22 18:52:11</text:p>
          </table:table-cell>
          <table:table-cell office:value-type="string" calcext:value-type="string">
            <text:p>0xf617facaca882d63a460d70359c3a42707cbfc1484c1b8dcff23df76cac4f61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095472592578727" calcext:value-type="float">
            <text:p>-5095472592578727</text:p>
          </table:table-cell>
          <table:table-cell office:value-type="float" office:value="3.7881827E+021" calcext:value-type="float">
            <text:p>3.7881827E+021</text:p>
          </table:table-cell>
          <table:table-cell office:value-type="float" office:value="6.79712331232851E+031" calcext:value-type="float">
            <text:p>6.79712331232851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96" calcext:value-type="float">
            <text:p>135096</text:p>
          </table:table-cell>
        </table:table-row>
        <table:table-row table:style-name="ro1">
          <table:table-cell office:value-type="float" office:value="21459979" calcext:value-type="float">
            <text:p>21459979</text:p>
          </table:table-cell>
          <table:table-cell office:value-type="string" calcext:value-type="string">
            <text:p>2024-12-22 18:58:59</text:p>
          </table:table-cell>
          <table:table-cell office:value-type="string" calcext:value-type="string">
            <text:p>0xe44d135063d101fb4c2a66bf61fc354dadcc895114e1c63b84f587ab084e37d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720220657861369" calcext:value-type="float">
            <text:p>-6720220657861369</text:p>
          </table:table-cell>
          <table:table-cell office:value-type="float" office:value="4.99634E+021" calcext:value-type="float">
            <text:p>4.99634E+021</text:p>
          </table:table-cell>
          <table:table-cell office:value-type="float" office:value="6.79731919229805E+031" calcext:value-type="float">
            <text:p>6.79731919229805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97" calcext:value-type="float">
            <text:p>135097</text:p>
          </table:table-cell>
        </table:table-row>
        <table:table-row table:style-name="ro1">
          <table:table-cell office:value-type="float" office:value="21460131" calcext:value-type="float">
            <text:p>21460131</text:p>
          </table:table-cell>
          <table:table-cell office:value-type="string" calcext:value-type="string">
            <text:p>2024-12-22 19:29:23</text:p>
          </table:table-cell>
          <table:table-cell office:value-type="string" calcext:value-type="string">
            <text:p>0x12ded6f08a7a788ca588eb97df43b99608ff0e91d11025b8f1118c15c0f3b80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6.077E+017" calcext:value-type="float">
            <text:p>6.077E+017</text:p>
          </table:table-cell>
          <table:table-cell office:value-type="float" office:value="-4.41694092704829E+023" calcext:value-type="float">
            <text:p>-4.41694092704829E+023</text:p>
          </table:table-cell>
          <table:table-cell office:value-type="float" office:value="6.77982779760155E+031" calcext:value-type="float">
            <text:p>6.77982779760155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45" calcext:value-type="float">
            <text:p>135045</text:p>
          </table:table-cell>
        </table:table-row>
        <table:table-row table:style-name="ro1">
          <table:table-cell office:value-type="float" office:value="21460172" calcext:value-type="float">
            <text:p>21460172</text:p>
          </table:table-cell>
          <table:table-cell office:value-type="string" calcext:value-type="string">
            <text:p>2024-12-22 19:37:59</text:p>
          </table:table-cell>
          <table:table-cell office:value-type="string" calcext:value-type="string">
            <text:p>0x5e342d41b3652e703ae15bd2c977d5cd554883533e609d9ec6b3d59f5a99b867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874511303707519" calcext:value-type="float">
            <text:p>-3874511303707519</text:p>
          </table:table-cell>
          <table:table-cell office:value-type="float" office:value="2.86594E+021" calcext:value-type="float">
            <text:p>2.86594E+021</text:p>
          </table:table-cell>
          <table:table-cell office:value-type="float" office:value="6.7799401558958E+031" calcext:value-type="float">
            <text:p>6.779940155895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46" calcext:value-type="float">
            <text:p>135046</text:p>
          </table:table-cell>
        </table:table-row>
        <table:table-row table:style-name="ro1">
          <table:table-cell office:value-type="float" office:value="21460251" calcext:value-type="float">
            <text:p>21460251</text:p>
          </table:table-cell>
          <table:table-cell office:value-type="string" calcext:value-type="string">
            <text:p>2024-12-22 19:53:59</text:p>
          </table:table-cell>
          <table:table-cell office:value-type="string" calcext:value-type="string">
            <text:p>0x568ad47dfa3ced2e2f7b5e7cbbf14a5ccc93d41326ecc0eeb91ce179c7e0635e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.5E+017" calcext:value-type="float">
            <text:p>7.5E+017</text:p>
          </table:table-cell>
          <table:table-cell office:value-type="float" office:value="-5.42015771661971E+023" calcext:value-type="float">
            <text:p>-5.42015771661971E+023</text:p>
          </table:table-cell>
          <table:table-cell office:value-type="float" office:value="6.75847595261472E+031" calcext:value-type="float">
            <text:p>6.75847595261472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82" calcext:value-type="float">
            <text:p>134982</text:p>
          </table:table-cell>
        </table:table-row>
        <table:table-row table:style-name="ro1">
          <table:table-cell office:value-type="float" office:value="21460439" calcext:value-type="float">
            <text:p>21460439</text:p>
          </table:table-cell>
          <table:table-cell office:value-type="string" calcext:value-type="string">
            <text:p>2024-12-22 20:31:35</text:p>
          </table:table-cell>
          <table:table-cell office:value-type="string" calcext:value-type="string">
            <text:p>0x5cda9d23c97a840130f82a7b1da9659c2eae7df4fe6e8a5818fa093a28a9f0e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485240622132E+016" calcext:value-type="float">
            <text:p>-1.4485240622132E+016</text:p>
          </table:table-cell>
          <table:table-cell office:value-type="float" office:value="1.06476979093551E+022" calcext:value-type="float">
            <text:p>1.06476979093551E+022</text:p>
          </table:table-cell>
          <table:table-cell office:value-type="float" office:value="6.75889339232903E+031" calcext:value-type="float">
            <text:p>6.75889339232903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84" calcext:value-type="float">
            <text:p>134984</text:p>
          </table:table-cell>
        </table:table-row>
        <table:table-row table:style-name="ro1">
          <table:table-cell office:value-type="float" office:value="21460539" calcext:value-type="float">
            <text:p>21460539</text:p>
          </table:table-cell>
          <table:table-cell office:value-type="string" calcext:value-type="string">
            <text:p>2024-12-22 20:51:47</text:p>
          </table:table-cell>
          <table:table-cell office:value-type="string" calcext:value-type="string">
            <text:p>0xfae971fe5251684134a0f1f85d246aaf64a40a0d30bad7a30ee9b54ba897cb1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982500000000000" calcext:value-type="float">
            <text:p>1982500000000000</text:p>
          </table:table-cell>
          <table:table-cell office:value-type="float" office:value="-1.4283570455598E+021" calcext:value-type="float">
            <text:p>-1.4283570455598E+021</text:p>
          </table:table-cell>
          <table:table-cell office:value-type="float" office:value="6.75883682839199E+031" calcext:value-type="float">
            <text:p>6.75883682839199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83" calcext:value-type="float">
            <text:p>134983</text:p>
          </table:table-cell>
        </table:table-row>
        <table:table-row table:style-name="ro1">
          <table:table-cell office:value-type="float" office:value="21460707" calcext:value-type="float">
            <text:p>21460707</text:p>
          </table:table-cell>
          <table:table-cell office:value-type="string" calcext:value-type="string">
            <text:p>2024-12-22 21:25:35</text:p>
          </table:table-cell>
          <table:table-cell office:value-type="string" calcext:value-type="string">
            <text:p>0x107299dbee3ae224e7cb0abcbe955681805562dc2bfb749298299d0cdb8e1e62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941023729695369" calcext:value-type="float">
            <text:p>-3941023729695369</text:p>
          </table:table-cell>
          <table:table-cell office:value-type="float" office:value="2.89711616666667E+021" calcext:value-type="float">
            <text:p>2.89711616666667E+021</text:p>
          </table:table-cell>
          <table:table-cell office:value-type="float" office:value="6.75895040893825E+031" calcext:value-type="float">
            <text:p>6.75895040893825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84" calcext:value-type="float">
            <text:p>134984</text:p>
          </table:table-cell>
        </table:table-row>
        <table:table-row table:style-name="ro1">
          <table:table-cell office:value-type="float" office:value="21460758" calcext:value-type="float">
            <text:p>21460758</text:p>
          </table:table-cell>
          <table:table-cell office:value-type="string" calcext:value-type="string">
            <text:p>2024-12-22 21:36:11</text:p>
          </table:table-cell>
          <table:table-cell office:value-type="string" calcext:value-type="string">
            <text:p>0x381910cb7334563ededc6664219683ff500d1270060bdf6571a51f22d9a4947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1360620505684E+016" calcext:value-type="float">
            <text:p>-1.41360620505684E+016</text:p>
          </table:table-cell>
          <table:table-cell office:value-type="float" office:value="1.039247E+022" calcext:value-type="float">
            <text:p>1.039247E+022</text:p>
          </table:table-cell>
          <table:table-cell office:value-type="float" office:value="6.75935784252106E+031" calcext:value-type="float">
            <text:p>6.7593578425210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85" calcext:value-type="float">
            <text:p>134985</text:p>
          </table:table-cell>
        </table:table-row>
        <table:table-row table:style-name="ro1">
          <table:table-cell office:value-type="float" office:value="21461011" calcext:value-type="float">
            <text:p>21461011</text:p>
          </table:table-cell>
          <table:table-cell office:value-type="string" calcext:value-type="string">
            <text:p>2024-12-22 22:27:11</text:p>
          </table:table-cell>
          <table:table-cell office:value-type="string" calcext:value-type="string">
            <text:p>0x7f5c23998410faa0928ca81b4362ba67d9d3958ff38507a3960ec9261d48cd7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9.15669135684572E+016" calcext:value-type="float">
            <text:p>-9.15669135684572E+016</text:p>
          </table:table-cell>
          <table:table-cell office:value-type="float" office:value="6.7348E+022" calcext:value-type="float">
            <text:p>6.7348E+022</text:p>
          </table:table-cell>
          <table:table-cell office:value-type="float" office:value="6.76199820010062E+031" calcext:value-type="float">
            <text:p>6.76199820010062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93" calcext:value-type="float">
            <text:p>134993</text:p>
          </table:table-cell>
        </table:table-row>
        <table:table-row table:style-name="ro1">
          <table:table-cell office:value-type="float" office:value="21461061" calcext:value-type="float">
            <text:p>21461061</text:p>
          </table:table-cell>
          <table:table-cell office:value-type="string" calcext:value-type="string">
            <text:p>2024-12-22 22:37:23</text:p>
          </table:table-cell>
          <table:table-cell office:value-type="string" calcext:value-type="string">
            <text:p>0x017fa23cb5232df4d5f3712b29c40f8de8abda92af6f4fe75cf3991ca5efbf0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000000000000000" calcext:value-type="float">
            <text:p>2000000000000000</text:p>
          </table:table-cell>
          <table:table-cell office:value-type="float" office:value="-1.44228954749834E+021" calcext:value-type="float">
            <text:p>-1.44228954749834E+021</text:p>
          </table:table-cell>
          <table:table-cell office:value-type="float" office:value="6.76194108442676E+031" calcext:value-type="float">
            <text:p>6.7619410844267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93" calcext:value-type="float">
            <text:p>134993</text:p>
          </table:table-cell>
        </table:table-row>
        <table:table-row table:style-name="ro1">
          <table:table-cell office:value-type="float" office:value="21461133" calcext:value-type="float">
            <text:p>21461133</text:p>
          </table:table-cell>
          <table:table-cell office:value-type="string" calcext:value-type="string">
            <text:p>2024-12-22 22:51:47</text:p>
          </table:table-cell>
          <table:table-cell office:value-type="string" calcext:value-type="string">
            <text:p>0xecf841d839e12949c36fa8f1339b0dd6922612c07f1e4b1901c6edb902d95195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9000006036637104" calcext:value-type="float">
            <text:p>9000006036637104</text:p>
          </table:table-cell>
          <table:table-cell office:value-type="float" office:value="-6.49000581382468E+021" calcext:value-type="float">
            <text:p>-6.49000581382468E+021</text:p>
          </table:table-cell>
          <table:table-cell office:value-type="float" office:value="6.76168407566177E+031" calcext:value-type="float">
            <text:p>6.76168407566177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92" calcext:value-type="float">
            <text:p>134992</text:p>
          </table:table-cell>
        </table:table-row>
        <table:table-row table:style-name="ro1">
          <table:table-cell office:value-type="float" office:value="21461404" calcext:value-type="float">
            <text:p>21461404</text:p>
          </table:table-cell>
          <table:table-cell office:value-type="string" calcext:value-type="string">
            <text:p>2024-12-22 23:46:23</text:p>
          </table:table-cell>
          <table:table-cell office:value-type="string" calcext:value-type="string">
            <text:p>0xb1891bf1659e147ab8eead641ba42f4837743098a78b2400212badc01985abb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2219275943213E+016" calcext:value-type="float">
            <text:p>-1.42219275943213E+016</text:p>
          </table:table-cell>
          <table:table-cell office:value-type="float" office:value="1.04640595027005E+022" calcext:value-type="float">
            <text:p>1.04640595027005E+022</text:p>
          </table:table-cell>
          <table:table-cell office:value-type="float" office:value="6.76209431588896E+031" calcext:value-type="float">
            <text:p>6.7620943158889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93" calcext:value-type="float">
            <text:p>134993</text:p>
          </table:table-cell>
        </table:table-row>
        <table:table-row table:style-name="ro1">
          <table:table-cell office:value-type="float" office:value="21461510" calcext:value-type="float">
            <text:p>21461510</text:p>
          </table:table-cell>
          <table:table-cell office:value-type="string" calcext:value-type="string">
            <text:p>2024-12-23 00:07:47</text:p>
          </table:table-cell>
          <table:table-cell office:value-type="string" calcext:value-type="string">
            <text:p>0x74dd9447937bc19eaf381482dcca8d9a7d8d4de2e287c4002acba08a5d5edc05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6E+016" calcext:value-type="float">
            <text:p>6E+016</text:p>
          </table:table-cell>
          <table:table-cell office:value-type="float" office:value="-4.32593199395038E+022" calcext:value-type="float">
            <text:p>-4.32593199395038E+022</text:p>
          </table:table-cell>
          <table:table-cell office:value-type="float" office:value="6.76038121659272E+031" calcext:value-type="float">
            <text:p>6.76038121659272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4988" calcext:value-type="float">
            <text:p>134988</text:p>
          </table:table-cell>
        </table:table-row>
        <table:table-row table:style-name="ro1">
          <table:table-cell office:value-type="float" office:value="21461545" calcext:value-type="float">
            <text:p>21461545</text:p>
          </table:table-cell>
          <table:table-cell office:value-type="string" calcext:value-type="string">
            <text:p>2024-12-23 00:14:59</text:p>
          </table:table-cell>
          <table:table-cell office:value-type="string" calcext:value-type="string">
            <text:p>0x8083add5f0ab439cd781c28daae4221486a1aa5f3326efb52a7e8af0f3a5f256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64842459584012E+017" calcext:value-type="float">
            <text:p>-1.64842459584012E+017</text:p>
          </table:table-cell>
          <table:table-cell office:value-type="float" office:value="1.21317243287671E+023" calcext:value-type="float">
            <text:p>1.21317243287671E+023</text:p>
          </table:table-cell>
          <table:table-cell office:value-type="float" office:value="6.76513742171902E+031" calcext:value-type="float">
            <text:p>6.76513742171902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02" calcext:value-type="float">
            <text:p>135002</text:p>
          </table:table-cell>
        </table:table-row>
        <table:table-row table:style-name="ro1">
          <table:table-cell office:value-type="float" office:value="21461593" calcext:value-type="float">
            <text:p>21461593</text:p>
          </table:table-cell>
          <table:table-cell office:value-type="string" calcext:value-type="string">
            <text:p>2024-12-23 00:24:47</text:p>
          </table:table-cell>
          <table:table-cell office:value-type="string" calcext:value-type="string">
            <text:p>0x6626c26828e235305932fc69c8bd352efbc252528066dfa81d75a6077665b02b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14003169271951E+016" calcext:value-type="float">
            <text:p>-1.14003169271951E+016</text:p>
          </table:table-cell>
          <table:table-cell office:value-type="float" office:value="8.39647385901202E+021" calcext:value-type="float">
            <text:p>8.39647385901202E+021</text:p>
          </table:table-cell>
          <table:table-cell office:value-type="float" office:value="6.7654666028884E+031" calcext:value-type="float">
            <text:p>6.7654666028884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03" calcext:value-type="float">
            <text:p>135003</text:p>
          </table:table-cell>
        </table:table-row>
        <table:table-row table:style-name="ro1">
          <table:table-cell office:value-type="float" office:value="21462003" calcext:value-type="float">
            <text:p>21462003</text:p>
          </table:table-cell>
          <table:table-cell office:value-type="string" calcext:value-type="string">
            <text:p>2024-12-23 01:47:11</text:p>
          </table:table-cell>
          <table:table-cell office:value-type="string" calcext:value-type="string">
            <text:p>0x593f16da951798d2203e49ff75a115428a369a0d96cb507f5e6a747555f227e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50759090635658E+017" calcext:value-type="float">
            <text:p>-1.50759090635658E+017</text:p>
          </table:table-cell>
          <table:table-cell office:value-type="float" office:value="1.11112827531349E+023" calcext:value-type="float">
            <text:p>1.11112827531349E+023</text:p>
          </table:table-cell>
          <table:table-cell office:value-type="float" office:value="6.76982274704055E+031" calcext:value-type="float">
            <text:p>6.76982274704055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16" calcext:value-type="float">
            <text:p>135016</text:p>
          </table:table-cell>
        </table:table-row>
        <table:table-row table:style-name="ro1">
          <table:table-cell office:value-type="float" office:value="21462015" calcext:value-type="float">
            <text:p>21462015</text:p>
          </table:table-cell>
          <table:table-cell office:value-type="string" calcext:value-type="string">
            <text:p>2024-12-23 01:49:35</text:p>
          </table:table-cell>
          <table:table-cell office:value-type="string" calcext:value-type="string">
            <text:p>0xba40ecbf67e935d3a3a8ebcb5b6303f93f3e34b0c44671a7d911ca03279ab077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.53036718854869E+016" calcext:value-type="float">
            <text:p>4.53036718854869E+016</text:p>
          </table:table-cell>
          <table:table-cell office:value-type="float" office:value="-3.27401634591515E+022" calcext:value-type="float">
            <text:p>-3.27401634591515E+022</text:p>
          </table:table-cell>
          <table:table-cell office:value-type="float" office:value="6.76852621369099E+031" calcext:value-type="float">
            <text:p>6.76852621369099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12" calcext:value-type="float">
            <text:p>135012</text:p>
          </table:table-cell>
        </table:table-row>
        <table:table-row table:style-name="ro1">
          <table:table-cell office:value-type="float" office:value="21462072" calcext:value-type="float">
            <text:p>21462072</text:p>
          </table:table-cell>
          <table:table-cell office:value-type="string" calcext:value-type="string">
            <text:p>2024-12-23 02:01:11</text:p>
          </table:table-cell>
          <table:table-cell office:value-type="string" calcext:value-type="string">
            <text:p>0xd400b7f513d40cd37d381a55570b22cff55e216e2440a3975f2a2bfd0cd49873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08271214969778E+016" calcext:value-type="float">
            <text:p>-1.08271214969778E+016</text:p>
          </table:table-cell>
          <table:table-cell office:value-type="float" office:value="7.98228E+021" calcext:value-type="float">
            <text:p>7.98228E+021</text:p>
          </table:table-cell>
          <table:table-cell office:value-type="float" office:value="6.76883915651781E+031" calcext:value-type="float">
            <text:p>6.76883915651781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13" calcext:value-type="float">
            <text:p>135013</text:p>
          </table:table-cell>
        </table:table-row>
        <table:table-row table:style-name="ro1">
          <table:table-cell office:value-type="float" office:value="21462131" calcext:value-type="float">
            <text:p>21462131</text:p>
          </table:table-cell>
          <table:table-cell office:value-type="string" calcext:value-type="string">
            <text:p>2024-12-23 02:12:59</text:p>
          </table:table-cell>
          <table:table-cell office:value-type="string" calcext:value-type="string">
            <text:p>0x4aea13a65dd2e62e8665d525519336d23a563cdfdd1fba318c8ed151accb1c6e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272326874793932" calcext:value-type="float">
            <text:p>-7272326874793932</text:p>
          </table:table-cell>
          <table:table-cell office:value-type="float" office:value="5.3619271E+021" calcext:value-type="float">
            <text:p>5.3619271E+021</text:p>
          </table:table-cell>
          <table:table-cell office:value-type="float" office:value="6.76904936921692E+031" calcext:value-type="float">
            <text:p>6.76904936921692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14" calcext:value-type="float">
            <text:p>135014</text:p>
          </table:table-cell>
        </table:table-row>
        <table:table-row table:style-name="ro1">
          <table:table-cell office:value-type="float" office:value="21462515" calcext:value-type="float">
            <text:p>21462515</text:p>
          </table:table-cell>
          <table:table-cell office:value-type="string" calcext:value-type="string">
            <text:p>2024-12-23 03:30:47</text:p>
          </table:table-cell>
          <table:table-cell office:value-type="string" calcext:value-type="string">
            <text:p>0x95552693bbd68753ee863ee633fe5ebee4b17802845a8c453709805cdb03320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10410329956713E+017" calcext:value-type="float">
            <text:p>-4.10410329956713E+017</text:p>
          </table:table-cell>
          <table:table-cell office:value-type="float" office:value="3.03138507982176E+023" calcext:value-type="float">
            <text:p>3.03138507982176E+023</text:p>
          </table:table-cell>
          <table:table-cell office:value-type="float" office:value="6.78093382097803E+031" calcext:value-type="float">
            <text:p>6.78093382097803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49" calcext:value-type="float">
            <text:p>135049</text:p>
          </table:table-cell>
        </table:table-row>
        <table:table-row table:style-name="ro1">
          <table:table-cell office:value-type="float" office:value="21462557" calcext:value-type="float">
            <text:p>21462557</text:p>
          </table:table-cell>
          <table:table-cell office:value-type="string" calcext:value-type="string">
            <text:p>2024-12-23 03:39:11</text:p>
          </table:table-cell>
          <table:table-cell office:value-type="string" calcext:value-type="string">
            <text:p>0x69a869c33233bf3cc4112a6370617dfa087a12b91900947514bd2e4b00d999ba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10857838500139E+016" calcext:value-type="float">
            <text:p>-1.10857838500139E+016</text:p>
          </table:table-cell>
          <table:table-cell office:value-type="float" office:value="8.20298E+021" calcext:value-type="float">
            <text:p>8.20298E+021</text:p>
          </table:table-cell>
          <table:table-cell office:value-type="float" office:value="6.78125541628031E+031" calcext:value-type="float">
            <text:p>6.78125541628031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50" calcext:value-type="float">
            <text:p>135050</text:p>
          </table:table-cell>
        </table:table-row>
        <table:table-row table:style-name="ro1">
          <table:table-cell office:value-type="float" office:value="21462625" calcext:value-type="float">
            <text:p>21462625</text:p>
          </table:table-cell>
          <table:table-cell office:value-type="string" calcext:value-type="string">
            <text:p>2024-12-23 03:52:47</text:p>
          </table:table-cell>
          <table:table-cell office:value-type="string" calcext:value-type="string">
            <text:p>0xedca03ae2962e20e6f95c6ff757d0e513c2684242da499933d1a218ad17f576e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13160443818833E+017" calcext:value-type="float">
            <text:p>-4.13160443818833E+017</text:p>
          </table:table-cell>
          <table:table-cell office:value-type="float" office:value="3.06275950173754E+023" calcext:value-type="float">
            <text:p>3.06275950173754E+023</text:p>
          </table:table-cell>
          <table:table-cell office:value-type="float" office:value="6.7932628704954E+031" calcext:value-type="float">
            <text:p>6.7932628704954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85" calcext:value-type="float">
            <text:p>135085</text:p>
          </table:table-cell>
        </table:table-row>
        <table:table-row table:style-name="ro1">
          <table:table-cell office:value-type="float" office:value="21462740" calcext:value-type="float">
            <text:p>21462740</text:p>
          </table:table-cell>
          <table:table-cell office:value-type="string" calcext:value-type="string">
            <text:p>2024-12-23 04:15:47</text:p>
          </table:table-cell>
          <table:table-cell office:value-type="string" calcext:value-type="string">
            <text:p>0x82119bc4db9bc791ff06defa737a885b0f2e620988519048b51e597fefd3a910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9825E+016" calcext:value-type="float">
            <text:p>1.9825E+016</text:p>
          </table:table-cell>
          <table:table-cell office:value-type="float" office:value="-1.44281129909673E+022" calcext:value-type="float">
            <text:p>-1.44281129909673E+022</text:p>
          </table:table-cell>
          <table:table-cell office:value-type="float" office:value="6.79269150713959E+031" calcext:value-type="float">
            <text:p>6.79269150713959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083" calcext:value-type="float">
            <text:p>135083</text:p>
          </table:table-cell>
        </table:table-row>
        <table:table-row table:style-name="ro1">
          <table:table-cell office:value-type="float" office:value="21462834" calcext:value-type="float">
            <text:p>21462834</text:p>
          </table:table-cell>
          <table:table-cell office:value-type="string" calcext:value-type="string">
            <text:p>2024-12-23 04:34:47</text:p>
          </table:table-cell>
          <table:table-cell office:value-type="string" calcext:value-type="string">
            <text:p>0x7dcc13269ad767483ba40b84c34b8e973d7b6f3998eb6cb298b62f64c29410ad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83507429001412E+017" calcext:value-type="float">
            <text:p>-4.83507429001412E+017</text:p>
          </table:table-cell>
          <table:table-cell office:value-type="float" office:value="3.59743836234201E+023" calcext:value-type="float">
            <text:p>3.59743836234201E+023</text:p>
          </table:table-cell>
          <table:table-cell office:value-type="float" office:value="6.80679515334588E+031" calcext:value-type="float">
            <text:p>6.8067951533458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25" calcext:value-type="float">
            <text:p>135125</text:p>
          </table:table-cell>
        </table:table-row>
        <table:table-row table:style-name="ro1">
          <table:table-cell office:value-type="float" office:value="21463066" calcext:value-type="float">
            <text:p>21463066</text:p>
          </table:table-cell>
          <table:table-cell office:value-type="string" calcext:value-type="string">
            <text:p>2024-12-23 05:21:11</text:p>
          </table:table-cell>
          <table:table-cell office:value-type="string" calcext:value-type="string">
            <text:p>0xc794944ddc033cd4d101feb0734131fd7b11f7d608a8997583e12739d5e5b865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91411099525059E+016" calcext:value-type="float">
            <text:p>-3.91411099525059E+016</text:p>
          </table:table-cell>
          <table:table-cell office:value-type="float" office:value="2.91875162604138E+022" calcext:value-type="float">
            <text:p>2.91875162604138E+022</text:p>
          </table:table-cell>
          <table:table-cell office:value-type="float" office:value="6.80793944092363E+031" calcext:value-type="float">
            <text:p>6.80793944092363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28" calcext:value-type="float">
            <text:p>135128</text:p>
          </table:table-cell>
        </table:table-row>
        <table:table-row table:style-name="ro1">
          <table:table-cell office:value-type="float" office:value="21463067" calcext:value-type="float">
            <text:p>21463067</text:p>
          </table:table-cell>
          <table:table-cell office:value-type="string" calcext:value-type="string">
            <text:p>2024-12-23 05:21:23</text:p>
          </table:table-cell>
          <table:table-cell office:value-type="string" calcext:value-type="string">
            <text:p>0x73a3f449a276764f26db2201d15bb9468d872aadb5d7fe33ebe7a8beb4b269c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30030818915166E+016" calcext:value-type="float">
            <text:p>-1.30030818915166E+016</text:p>
          </table:table-cell>
          <table:table-cell office:value-type="float" office:value="9.6985667335234E+021" calcext:value-type="float">
            <text:p>9.6985667335234E+021</text:p>
          </table:table-cell>
          <table:table-cell office:value-type="float" office:value="6.80831967024278E+031" calcext:value-type="float">
            <text:p>6.8083196702427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29" calcext:value-type="float">
            <text:p>135129</text:p>
          </table:table-cell>
        </table:table-row>
        <table:table-row table:style-name="ro1">
          <table:table-cell office:value-type="float" office:value="21463079" calcext:value-type="float">
            <text:p>21463079</text:p>
          </table:table-cell>
          <table:table-cell office:value-type="string" calcext:value-type="string">
            <text:p>2024-12-23 05:23:47</text:p>
          </table:table-cell>
          <table:table-cell office:value-type="string" calcext:value-type="string">
            <text:p>0xcafeeff7ac8f23a003c2192d4ec8ff20cc3ecaba29f0d0a7472a016c876402cb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8531864906724684" calcext:value-type="float">
            <text:p>-8531864906724684</text:p>
          </table:table-cell>
          <table:table-cell office:value-type="float" office:value="6.36422318667639E+021" calcext:value-type="float">
            <text:p>6.36422318667639E+021</text:p>
          </table:table-cell>
          <table:table-cell office:value-type="float" office:value="6.808569177651E+031" calcext:value-type="float">
            <text:p>6.808569177651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30" calcext:value-type="float">
            <text:p>135130</text:p>
          </table:table-cell>
        </table:table-row>
        <table:table-row table:style-name="ro1">
          <table:table-cell office:value-type="float" office:value="21463141" calcext:value-type="float">
            <text:p>21463141</text:p>
          </table:table-cell>
          <table:table-cell office:value-type="string" calcext:value-type="string">
            <text:p>2024-12-23 05:36:35</text:p>
          </table:table-cell>
          <table:table-cell office:value-type="string" calcext:value-type="string">
            <text:p>0x5b9b1193e3dd44f14bd01ee3adc0bcf6b4857bd8732f11e7b40828a30599612b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863049942513E+016" calcext:value-type="float">
            <text:p>-4.863049942513E+016</text:p>
          </table:table-cell>
          <table:table-cell office:value-type="float" office:value="3.62841374750025E+022" calcext:value-type="float">
            <text:p>3.62841374750025E+022</text:p>
          </table:table-cell>
          <table:table-cell office:value-type="float" office:value="6.8099916860759E+031" calcext:value-type="float">
            <text:p>6.8099916860759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34" calcext:value-type="float">
            <text:p>135134</text:p>
          </table:table-cell>
        </table:table-row>
        <table:table-row table:style-name="ro1">
          <table:table-cell office:value-type="float" office:value="21463460" calcext:value-type="float">
            <text:p>21463460</text:p>
          </table:table-cell>
          <table:table-cell office:value-type="string" calcext:value-type="string">
            <text:p>2024-12-23 06:40:35</text:p>
          </table:table-cell>
          <table:table-cell office:value-type="string" calcext:value-type="string">
            <text:p>0x7ca7a2f3b5f4be8c6bfe499ecc5188dfefcfab8e8ccd30752e598117fba3e1d7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6.13025406391699E+016" calcext:value-type="float">
            <text:p>6.13025406391699E+016</text:p>
          </table:table-cell>
          <table:table-cell office:value-type="float" office:value="-4.48264598732101E+022" calcext:value-type="float">
            <text:p>-4.48264598732101E+022</text:p>
          </table:table-cell>
          <table:table-cell office:value-type="float" office:value="6.80821652694328E+031" calcext:value-type="float">
            <text:p>6.8082165269432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29" calcext:value-type="float">
            <text:p>135129</text:p>
          </table:table-cell>
        </table:table-row>
        <table:table-row table:style-name="ro1">
          <table:table-cell office:value-type="float" office:value="21463501" calcext:value-type="float">
            <text:p>21463501</text:p>
          </table:table-cell>
          <table:table-cell office:value-type="string" calcext:value-type="string">
            <text:p>2024-12-23 06:48:47</text:p>
          </table:table-cell>
          <table:table-cell office:value-type="string" calcext:value-type="string">
            <text:p>0x800b3b5c5944d7d87f06b6fc0399cf444d325b6e798e92d48c45c63aacd32561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94407948743656E+017" calcext:value-type="float">
            <text:p>-3.94407948743656E+017</text:p>
          </table:table-cell>
          <table:table-cell office:value-type="float" office:value="2.9468250319386E+023" calcext:value-type="float">
            <text:p>2.9468250319386E+023</text:p>
          </table:table-cell>
          <table:table-cell office:value-type="float" office:value="6.81976946364328E+031" calcext:value-type="float">
            <text:p>6.8197694636432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63" calcext:value-type="float">
            <text:p>135163</text:p>
          </table:table-cell>
        </table:table-row>
        <table:table-row table:style-name="ro1">
          <table:table-cell office:value-type="float" office:value="21463515" calcext:value-type="float">
            <text:p>21463515</text:p>
          </table:table-cell>
          <table:table-cell office:value-type="string" calcext:value-type="string">
            <text:p>2024-12-23 06:51:35</text:p>
          </table:table-cell>
          <table:table-cell office:value-type="string" calcext:value-type="string">
            <text:p>0xb8ea89839a25fd89370c8e8619c8172253a185c1b686eb13736476844a7cbdf9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11225999620509E+016" calcext:value-type="float">
            <text:p>-2.11225999620509E+016</text:p>
          </table:table-cell>
          <table:table-cell office:value-type="float" office:value="1.58099999914389E+022" calcext:value-type="float">
            <text:p>1.58099999914389E+022</text:p>
          </table:table-cell>
          <table:table-cell office:value-type="float" office:value="6.82038928981941E+031" calcext:value-type="float">
            <text:p>6.82038928981941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65" calcext:value-type="float">
            <text:p>135165</text:p>
          </table:table-cell>
        </table:table-row>
        <table:table-row table:style-name="ro1">
          <table:table-cell office:value-type="float" office:value="21463560" calcext:value-type="float">
            <text:p>21463560</text:p>
          </table:table-cell>
          <table:table-cell office:value-type="string" calcext:value-type="string">
            <text:p>2024-12-23 07:00:35</text:p>
          </table:table-cell>
          <table:table-cell office:value-type="string" calcext:value-type="string">
            <text:p>0x2276be9a8dd0da9ffc84f3e9c1e2df44e9176de85dbddda1b3010e8f72d8a24b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267233817413110" calcext:value-type="float">
            <text:p>-3267233817413110</text:p>
          </table:table-cell>
          <table:table-cell office:value-type="float" office:value="2.44574E+021" calcext:value-type="float">
            <text:p>2.44574E+021</text:p>
          </table:table-cell>
          <table:table-cell office:value-type="float" office:value="6.8204851743022E+031" calcext:value-type="float">
            <text:p>6.8204851743022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65" calcext:value-type="float">
            <text:p>135165</text:p>
          </table:table-cell>
        </table:table-row>
        <table:table-row table:style-name="ro1">
          <table:table-cell office:value-type="float" office:value="21463590" calcext:value-type="float">
            <text:p>21463590</text:p>
          </table:table-cell>
          <table:table-cell office:value-type="string" calcext:value-type="string">
            <text:p>2024-12-23 07:06:35</text:p>
          </table:table-cell>
          <table:table-cell office:value-type="string" calcext:value-type="string">
            <text:p>0xadb173490dd43226d85ab63749792b7f6269f21e0cdf089d912119b06ae94ee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478125000000000" calcext:value-type="float">
            <text:p>2478125000000000</text:p>
          </table:table-cell>
          <table:table-cell office:value-type="float" office:value="-1.81813107618441E+021" calcext:value-type="float">
            <text:p>-1.81813107618441E+021</text:p>
          </table:table-cell>
          <table:table-cell office:value-type="float" office:value="6.8204131750412E+031" calcext:value-type="float">
            <text:p>6.8204131750412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65" calcext:value-type="float">
            <text:p>135165</text:p>
          </table:table-cell>
        </table:table-row>
        <table:table-row table:style-name="ro1">
          <table:table-cell office:value-type="float" office:value="21463830" calcext:value-type="float">
            <text:p>21463830</text:p>
          </table:table-cell>
          <table:table-cell office:value-type="string" calcext:value-type="string">
            <text:p>2024-12-23 07:55:59</text:p>
          </table:table-cell>
          <table:table-cell office:value-type="string" calcext:value-type="string">
            <text:p>0x102ffa45b719da7eed7cd46e4cf4448b97f6f393168047c83bcb1bb7ab6a842f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9.9125E+015" calcext:value-type="float">
            <text:p>9.9125E+015</text:p>
          </table:table-cell>
          <table:table-cell office:value-type="float" office:value="-7.27214046527955E+021" calcext:value-type="float">
            <text:p>-7.27214046527955E+021</text:p>
          </table:table-cell>
          <table:table-cell office:value-type="float" office:value="6.8201251931975E+031" calcext:value-type="float">
            <text:p>6.8201251931975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64" calcext:value-type="float">
            <text:p>135164</text:p>
          </table:table-cell>
        </table:table-row>
        <table:table-row table:style-name="ro1">
          <table:table-cell office:value-type="float" office:value="21464166" calcext:value-type="float">
            <text:p>21464166</text:p>
          </table:table-cell>
          <table:table-cell office:value-type="string" calcext:value-type="string">
            <text:p>2024-12-23 09:03:23</text:p>
          </table:table-cell>
          <table:table-cell office:value-type="string" calcext:value-type="string">
            <text:p>0x76a937650fb99f653b4dccc281e458178895bde5c96d3abf56c8de71908760c0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05017528708892E+017" calcext:value-type="float">
            <text:p>-2.05017528708892E+017</text:p>
          </table:table-cell>
          <table:table-cell office:value-type="float" office:value="1.53590584851439E+023" calcext:value-type="float">
            <text:p>1.53590584851439E+023</text:p>
          </table:table-cell>
          <table:table-cell office:value-type="float" office:value="6.82614666473135E+031" calcext:value-type="float">
            <text:p>6.82614666473135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82" calcext:value-type="float">
            <text:p>135182</text:p>
          </table:table-cell>
        </table:table-row>
        <table:table-row table:style-name="ro1">
          <table:table-cell office:value-type="float" office:value="21464190" calcext:value-type="float">
            <text:p>21464190</text:p>
          </table:table-cell>
          <table:table-cell office:value-type="string" calcext:value-type="string">
            <text:p>2024-12-23 09:08:11</text:p>
          </table:table-cell>
          <table:table-cell office:value-type="string" calcext:value-type="string">
            <text:p>0x9ca8d4f75c8c4bc67534eaaa78fdad3eaa34ae8977b63ca0d545d10d23d0981f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5E+016" calcext:value-type="float">
            <text:p>2.5E+016</text:p>
          </table:table-cell>
          <table:table-cell office:value-type="float" office:value="-1.83705001098784E+022" calcext:value-type="float">
            <text:p>-1.83705001098784E+022</text:p>
          </table:table-cell>
          <table:table-cell office:value-type="float" office:value="6.82541918009096E+031" calcext:value-type="float">
            <text:p>6.8254191800909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80" calcext:value-type="float">
            <text:p>135180</text:p>
          </table:table-cell>
        </table:table-row>
        <table:table-row table:style-name="ro1">
          <table:table-cell office:value-type="float" office:value="21464205" calcext:value-type="float">
            <text:p>21464205</text:p>
          </table:table-cell>
          <table:table-cell office:value-type="string" calcext:value-type="string">
            <text:p>2024-12-23 09:11:11</text:p>
          </table:table-cell>
          <table:table-cell office:value-type="string" calcext:value-type="string">
            <text:p>0xce285da72399ad4591c52df8b6ebe7ddea0c777d820c6d0ba3a273f06078e2a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82760463316304E+016" calcext:value-type="float">
            <text:p>-2.82760463316304E+016</text:p>
          </table:table-cell>
          <table:table-cell office:value-type="float" office:value="2.12E+022" calcext:value-type="float">
            <text:p>2.12E+022</text:p>
          </table:table-cell>
          <table:table-cell office:value-type="float" office:value="6.82625031955593E+031" calcext:value-type="float">
            <text:p>6.82625031955593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82" calcext:value-type="float">
            <text:p>135182</text:p>
          </table:table-cell>
        </table:table-row>
        <table:table-row table:style-name="ro1">
          <table:table-cell office:value-type="float" office:value="21464311" calcext:value-type="float">
            <text:p>21464311</text:p>
          </table:table-cell>
          <table:table-cell office:value-type="string" calcext:value-type="string">
            <text:p>2024-12-23 09:32:23</text:p>
          </table:table-cell>
          <table:table-cell office:value-type="string" calcext:value-type="string">
            <text:p>0xda55378bd62c8ae4b303c12b713dd575f4062f87c4946d9936636cbb0b9f2e3f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9825E+016" calcext:value-type="float">
            <text:p>1.9825E+016</text:p>
          </table:table-cell>
          <table:table-cell office:value-type="float" office:value="-1.45685703874959E+022" calcext:value-type="float">
            <text:p>-1.45685703874959E+022</text:p>
          </table:table-cell>
          <table:table-cell office:value-type="float" office:value="6.82567339398907E+031" calcext:value-type="float">
            <text:p>6.82567339398907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80" calcext:value-type="float">
            <text:p>135180</text:p>
          </table:table-cell>
        </table:table-row>
        <table:table-row table:style-name="ro1">
          <table:table-cell office:value-type="float" office:value="21464375" calcext:value-type="float">
            <text:p>21464375</text:p>
          </table:table-cell>
          <table:table-cell office:value-type="string" calcext:value-type="string">
            <text:p>2024-12-23 09:45:11</text:p>
          </table:table-cell>
          <table:table-cell office:value-type="string" calcext:value-type="string">
            <text:p>0xac6161268d5a657378a6e6dd192483882035900a70cfd1132656fa3f9988eb8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126789617850398" calcext:value-type="float">
            <text:p>-3126789617850398</text:p>
          </table:table-cell>
          <table:table-cell office:value-type="float" office:value="2.34423504413712E+021" calcext:value-type="float">
            <text:p>2.34423504413712E+021</text:p>
          </table:table-cell>
          <table:table-cell office:value-type="float" office:value="6.82576529900135E+031" calcext:value-type="float">
            <text:p>6.82576529900135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81" calcext:value-type="float">
            <text:p>135181</text:p>
          </table:table-cell>
        </table:table-row>
        <table:table-row table:style-name="ro1">
          <table:table-cell office:value-type="float" office:value="21464390" calcext:value-type="float">
            <text:p>21464390</text:p>
          </table:table-cell>
          <table:table-cell office:value-type="string" calcext:value-type="string">
            <text:p>2024-12-23 09:48:11</text:p>
          </table:table-cell>
          <table:table-cell office:value-type="string" calcext:value-type="string">
            <text:p>0x81d97b48e32dab1712dbdc6b11cb9b9ac5e0dece1b8ae16f59cf7f5cff4b575c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8937749372941652" calcext:value-type="float">
            <text:p>-8937749372941652</text:p>
          </table:table-cell>
          <table:table-cell office:value-type="float" office:value="6.70120999977922E+021" calcext:value-type="float">
            <text:p>6.70120999977922E+021</text:p>
          </table:table-cell>
          <table:table-cell office:value-type="float" office:value="6.8260280178737E+031" calcext:value-type="float">
            <text:p>6.8260280178737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81" calcext:value-type="float">
            <text:p>135181</text:p>
          </table:table-cell>
        </table:table-row>
        <table:table-row table:style-name="ro1">
          <table:table-cell office:value-type="float" office:value="21464601" calcext:value-type="float">
            <text:p>21464601</text:p>
          </table:table-cell>
          <table:table-cell office:value-type="string" calcext:value-type="string">
            <text:p>2024-12-23 10:30:47</text:p>
          </table:table-cell>
          <table:table-cell office:value-type="string" calcext:value-type="string">
            <text:p>0xc64d4268d368181ac4cd68707fa1e905fe41c90f6fbe182103d6d1e8da221f92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97793614064095E+016" calcext:value-type="float">
            <text:p>-2.97793614064095E+016</text:p>
          </table:table-cell>
          <table:table-cell office:value-type="float" office:value="2.23312405303812E+022" calcext:value-type="float">
            <text:p>2.23312405303812E+022</text:p>
          </table:table-cell>
          <table:table-cell office:value-type="float" office:value="6.82690350727495E+031" calcext:value-type="float">
            <text:p>6.82690350727495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84" calcext:value-type="float">
            <text:p>135184</text:p>
          </table:table-cell>
        </table:table-row>
        <table:table-row table:style-name="ro1">
          <table:table-cell office:value-type="float" office:value="21464621" calcext:value-type="float">
            <text:p>21464621</text:p>
          </table:table-cell>
          <table:table-cell office:value-type="string" calcext:value-type="string">
            <text:p>2024-12-23 10:34:47</text:p>
          </table:table-cell>
          <table:table-cell office:value-type="string" calcext:value-type="string">
            <text:p>0xa33d9af1e416695531e67c070340be0147ee68e051b6d9df8d436b7a64e440a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0204173670883E+016" calcext:value-type="float">
            <text:p>-1.40204173670883E+016</text:p>
          </table:table-cell>
          <table:table-cell office:value-type="float" office:value="1.05157519845527E+022" calcext:value-type="float">
            <text:p>1.05157519845527E+022</text:p>
          </table:table-cell>
          <table:table-cell office:value-type="float" office:value="6.82731577408996E+031" calcext:value-type="float">
            <text:p>6.8273157740899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85" calcext:value-type="float">
            <text:p>135185</text:p>
          </table:table-cell>
        </table:table-row>
        <table:table-row table:style-name="ro1">
          <table:table-cell office:value-type="float" office:value="21464823" calcext:value-type="float">
            <text:p>21464823</text:p>
          </table:table-cell>
          <table:table-cell office:value-type="string" calcext:value-type="string">
            <text:p>2024-12-23 11:15:23</text:p>
          </table:table-cell>
          <table:table-cell office:value-type="string" calcext:value-type="string">
            <text:p>0x1040d9ae30b58cddcc0540cd0b1c9f975696332b9c4b0ed9e56c6aba30baf9be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57554937190967E+016" calcext:value-type="float">
            <text:p>-3.57554937190967E+016</text:p>
          </table:table-cell>
          <table:table-cell office:value-type="float" office:value="2.68234901943161E+022" calcext:value-type="float">
            <text:p>2.68234901943161E+022</text:p>
          </table:table-cell>
          <table:table-cell office:value-type="float" office:value="6.82836738075452E+031" calcext:value-type="float">
            <text:p>6.82836738075452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88" calcext:value-type="float">
            <text:p>135188</text:p>
          </table:table-cell>
        </table:table-row>
        <table:table-row table:style-name="ro1">
          <table:table-cell office:value-type="float" office:value="21465042" calcext:value-type="float">
            <text:p>21465042</text:p>
          </table:table-cell>
          <table:table-cell office:value-type="string" calcext:value-type="string">
            <text:p>2024-12-23 11:59:23</text:p>
          </table:table-cell>
          <table:table-cell office:value-type="string" calcext:value-type="string">
            <text:p>0x81d516aed7245b1ce3363f2c3ba5399b12239bcc596830eefd4da91073eb1239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615364235797960" calcext:value-type="float">
            <text:p>-2615364235797960</text:p>
          </table:table-cell>
          <table:table-cell office:value-type="float" office:value="1.96235E+021" calcext:value-type="float">
            <text:p>1.96235E+021</text:p>
          </table:table-cell>
          <table:table-cell office:value-type="float" office:value="6.82844431408136E+031" calcext:value-type="float">
            <text:p>6.8284443140813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88" calcext:value-type="float">
            <text:p>135188</text:p>
          </table:table-cell>
        </table:table-row>
        <table:table-row table:style-name="ro1">
          <table:table-cell office:value-type="float" office:value="21465092" calcext:value-type="float">
            <text:p>21465092</text:p>
          </table:table-cell>
          <table:table-cell office:value-type="string" calcext:value-type="string">
            <text:p>2024-12-23 12:09:35</text:p>
          </table:table-cell>
          <table:table-cell office:value-type="string" calcext:value-type="string">
            <text:p>0x584ea65b18caf23611d428e230eb46890fceabbea26282c6a03b7616c1699ff2</text:p>
          </table:table-cell>
          <table:table-cell office:value-type="float" office:value="552" calcext:value-type="float">
            <text:p>55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49008778755621" calcext:value-type="float">
            <text:p>149008778755621</text:p>
          </table:table-cell>
          <table:table-cell office:value-type="float" office:value="-1.09579963299809E+020" calcext:value-type="float">
            <text:p>-1.09579963299809E+020</text:p>
          </table:table-cell>
          <table:table-cell office:value-type="float" office:value="6.82843997463825E+031" calcext:value-type="float">
            <text:p>6.82843997463825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88" calcext:value-type="float">
            <text:p>135188</text:p>
          </table:table-cell>
        </table:table-row>
        <table:table-row table:style-name="ro1">
          <table:table-cell office:value-type="float" office:value="21465133" calcext:value-type="float">
            <text:p>21465133</text:p>
          </table:table-cell>
          <table:table-cell office:value-type="string" calcext:value-type="string">
            <text:p>2024-12-23 12:17:59</text:p>
          </table:table-cell>
          <table:table-cell office:value-type="string" calcext:value-type="string">
            <text:p>0xda5e3aa4d4a03c517de7af7081a8e4faa66b7b6ead6c261dd46038e952a6be4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9.99138432468762E+016" calcext:value-type="float">
            <text:p>-9.99138432468762E+016</text:p>
          </table:table-cell>
          <table:table-cell office:value-type="float" office:value="7.5E+022" calcext:value-type="float">
            <text:p>7.5E+022</text:p>
          </table:table-cell>
          <table:table-cell office:value-type="float" office:value="6.83138032651903E+031" calcext:value-type="float">
            <text:p>6.83138032651903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97" calcext:value-type="float">
            <text:p>135197</text:p>
          </table:table-cell>
        </table:table-row>
        <table:table-row table:style-name="ro1">
          <table:table-cell office:value-type="float" office:value="21465260" calcext:value-type="float">
            <text:p>21465260</text:p>
          </table:table-cell>
          <table:table-cell office:value-type="string" calcext:value-type="string">
            <text:p>2024-12-23 12:43:23</text:p>
          </table:table-cell>
          <table:table-cell office:value-type="string" calcext:value-type="string">
            <text:p>0x287687a8fc9519abf66d2184863e40ccb77f25ae4ad419580f4b10e274e21d7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50000000000000" calcext:value-type="float">
            <text:p>150000000000000</text:p>
          </table:table-cell>
          <table:table-cell office:value-type="float" office:value="-1.10403778621738E+020" calcext:value-type="float">
            <text:p>-1.10403778621738E+020</text:p>
          </table:table-cell>
          <table:table-cell office:value-type="float" office:value="6.83137595445226E+031" calcext:value-type="float">
            <text:p>6.8313759544522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197" calcext:value-type="float">
            <text:p>135197</text:p>
          </table:table-cell>
        </table:table-row>
        <table:table-row table:style-name="ro1">
          <table:table-cell office:value-type="float" office:value="21465411" calcext:value-type="float">
            <text:p>21465411</text:p>
          </table:table-cell>
          <table:table-cell office:value-type="string" calcext:value-type="string">
            <text:p>2024-12-23 13:13:59</text:p>
          </table:table-cell>
          <table:table-cell office:value-type="string" calcext:value-type="string">
            <text:p>0xd2fe10050250c8a157cadb29818f19a484c5299ea1ce2a645f738626d4dd485f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3308491211992E+017" calcext:value-type="float">
            <text:p>-1.3308491211992E+017</text:p>
          </table:table-cell>
          <table:table-cell office:value-type="float" office:value="1E+023" calcext:value-type="float">
            <text:p>1E+023</text:p>
          </table:table-cell>
          <table:table-cell office:value-type="float" office:value="6.83529642362663E+031" calcext:value-type="float">
            <text:p>6.83529642362663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208" calcext:value-type="float">
            <text:p>135208</text:p>
          </table:table-cell>
        </table:table-row>
        <table:table-row table:style-name="ro1">
          <table:table-cell office:value-type="float" office:value="21465460" calcext:value-type="float">
            <text:p>21465460</text:p>
          </table:table-cell>
          <table:table-cell office:value-type="string" calcext:value-type="string">
            <text:p>2024-12-23 13:23:47</text:p>
          </table:table-cell>
          <table:table-cell office:value-type="string" calcext:value-type="string">
            <text:p>0x4b65f5dce44642dbda198ab801e9c90d298b13be8c274a06dce6a74b32445a40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997000000000000" calcext:value-type="float">
            <text:p>997000000000000</text:p>
          </table:table-cell>
          <table:table-cell office:value-type="float" office:value="-7.34656022766996E+020" calcext:value-type="float">
            <text:p>-7.34656022766996E+020</text:p>
          </table:table-cell>
          <table:table-cell office:value-type="float" office:value="6.83526733073481E+031" calcext:value-type="float">
            <text:p>6.83526733073481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208" calcext:value-type="float">
            <text:p>135208</text:p>
          </table:table-cell>
        </table:table-row>
        <table:table-row table:style-name="ro1">
          <table:table-cell office:value-type="float" office:value="21465464" calcext:value-type="float">
            <text:p>21465464</text:p>
          </table:table-cell>
          <table:table-cell office:value-type="string" calcext:value-type="string">
            <text:p>2024-12-23 13:24:35</text:p>
          </table:table-cell>
          <table:table-cell office:value-type="string" calcext:value-type="string">
            <text:p>0x47868227419c663a17b14beb08fe688a8aaa417c087c249944f3ba2c595e9bc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850000000000000" calcext:value-type="float">
            <text:p>2850000000000000</text:p>
          </table:table-cell>
          <table:table-cell office:value-type="float" office:value="-2.100035385158E+021" calcext:value-type="float">
            <text:p>-2.100035385158E+021</text:p>
          </table:table-cell>
          <table:table-cell office:value-type="float" office:value="6.83518416786619E+031" calcext:value-type="float">
            <text:p>6.83518416786619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208" calcext:value-type="float">
            <text:p>135208</text:p>
          </table:table-cell>
        </table:table-row>
        <table:table-row table:style-name="ro1">
          <table:table-cell office:value-type="float" office:value="21465505" calcext:value-type="float">
            <text:p>21465505</text:p>
          </table:table-cell>
          <table:table-cell office:value-type="string" calcext:value-type="string">
            <text:p>2024-12-23 13:32:47</text:p>
          </table:table-cell>
          <table:table-cell office:value-type="string" calcext:value-type="string">
            <text:p>0x4a43aa20e5bbb01ecca27999d1d0b138ccb5f8875269e1c1962f63d5a341bb70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.12617586814414E+016" calcext:value-type="float">
            <text:p>-7.12617586814414E+016</text:p>
          </table:table-cell>
          <table:table-cell office:value-type="float" office:value="5.35915219819002E+022" calcext:value-type="float">
            <text:p>5.35915219819002E+022</text:p>
          </table:table-cell>
          <table:table-cell office:value-type="float" office:value="6.83728520696557E+031" calcext:value-type="float">
            <text:p>6.83728520696557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214" calcext:value-type="float">
            <text:p>135214</text:p>
          </table:table-cell>
        </table:table-row>
        <table:table-row table:style-name="ro1">
          <table:table-cell office:value-type="float" office:value="21465627" calcext:value-type="float">
            <text:p>21465627</text:p>
          </table:table-cell>
          <table:table-cell office:value-type="string" calcext:value-type="string">
            <text:p>2024-12-23 13:57:35</text:p>
          </table:table-cell>
          <table:table-cell office:value-type="string" calcext:value-type="string">
            <text:p>0xbecc49336083f53f239e3959b3d81ae928b875a10e02a993077171000695e44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68465853478917E+017" calcext:value-type="float">
            <text:p>-1.68465853478917E+017</text:p>
          </table:table-cell>
          <table:table-cell office:value-type="float" office:value="1.26823759145086E+023" calcext:value-type="float">
            <text:p>1.26823759145086E+023</text:p>
          </table:table-cell>
          <table:table-cell office:value-type="float" office:value="6.84225729334864E+031" calcext:value-type="float">
            <text:p>6.84225729334864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229" calcext:value-type="float">
            <text:p>135229</text:p>
          </table:table-cell>
        </table:table-row>
        <table:table-row table:style-name="ro1">
          <table:table-cell office:value-type="float" office:value="21465779" calcext:value-type="float">
            <text:p>21465779</text:p>
          </table:table-cell>
          <table:table-cell office:value-type="string" calcext:value-type="string">
            <text:p>2024-12-23 14:27:59</text:p>
          </table:table-cell>
          <table:table-cell office:value-type="string" calcext:value-type="string">
            <text:p>0x33f5abe34d8d110847c543178093b5409a98dfd269e0a2cbfd35cf7dbfd7243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.46199119612298E+016" calcext:value-type="float">
            <text:p>-7.46199119612298E+016</text:p>
          </table:table-cell>
          <table:table-cell office:value-type="float" office:value="5.62340138684884E+022" calcext:value-type="float">
            <text:p>5.62340138684884E+022</text:p>
          </table:table-cell>
          <table:table-cell office:value-type="float" office:value="6.84446193052787E+031" calcext:value-type="float">
            <text:p>6.84446193052787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235" calcext:value-type="float">
            <text:p>135235</text:p>
          </table:table-cell>
        </table:table-row>
        <table:table-row table:style-name="ro1">
          <table:table-cell office:value-type="float" office:value="21465852" calcext:value-type="float">
            <text:p>21465852</text:p>
          </table:table-cell>
          <table:table-cell office:value-type="string" calcext:value-type="string">
            <text:p>2024-12-23 14:42:47</text:p>
          </table:table-cell>
          <table:table-cell office:value-type="string" calcext:value-type="string">
            <text:p>0x123baff0eddb17ed1c24a0c5e93ed677434e93a591a429e338942eee17ef3022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4255736268879E+017" calcext:value-type="float">
            <text:p>1.4255736268879E+017</text:p>
          </table:table-cell>
          <table:table-cell office:value-type="float" office:value="-1.05263964407357E+023" calcext:value-type="float">
            <text:p>-1.05263964407357E+023</text:p>
          </table:table-cell>
          <table:table-cell office:value-type="float" office:value="6.84029340398614E+031" calcext:value-type="float">
            <text:p>6.84029340398614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223" calcext:value-type="float">
            <text:p>135223</text:p>
          </table:table-cell>
        </table:table-row>
        <table:table-row table:style-name="ro1">
          <table:table-cell office:value-type="float" office:value="21465856" calcext:value-type="float">
            <text:p>21465856</text:p>
          </table:table-cell>
          <table:table-cell office:value-type="string" calcext:value-type="string">
            <text:p>2024-12-23 14:43:35</text:p>
          </table:table-cell>
          <table:table-cell office:value-type="string" calcext:value-type="string">
            <text:p>0x868b872c88de85eb893b8440f0db9df07119e0e13fbcd770fb49491818266a0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.072883954949E+016" calcext:value-type="float">
            <text:p>-6.072883954949E+016</text:p>
          </table:table-cell>
          <table:table-cell office:value-type="float" office:value="4.57366036035073E+022" calcext:value-type="float">
            <text:p>4.57366036035073E+022</text:p>
          </table:table-cell>
          <table:table-cell office:value-type="float" office:value="6.84208649343182E+031" calcext:value-type="float">
            <text:p>6.84208649343182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228" calcext:value-type="float">
            <text:p>135228</text:p>
          </table:table-cell>
        </table:table-row>
        <table:table-row table:style-name="ro1">
          <table:table-cell office:value-type="float" office:value="21465952" calcext:value-type="float">
            <text:p>21465952</text:p>
          </table:table-cell>
          <table:table-cell office:value-type="string" calcext:value-type="string">
            <text:p>2024-12-23 15:02:47</text:p>
          </table:table-cell>
          <table:table-cell office:value-type="string" calcext:value-type="string">
            <text:p>0x4a952019282c0a9b5bbd51fce9c877a4108284589400a1cff9839561922b3104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45335821523421E+017" calcext:value-type="float">
            <text:p>-2.45335821523421E+017</text:p>
          </table:table-cell>
          <table:table-cell office:value-type="float" office:value="1.85013696698777E+023" calcext:value-type="float">
            <text:p>1.85013696698777E+023</text:p>
          </table:table-cell>
          <table:table-cell office:value-type="float" office:value="6.84933989837927E+031" calcext:value-type="float">
            <text:p>6.84933989837927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249" calcext:value-type="float">
            <text:p>135249</text:p>
          </table:table-cell>
        </table:table-row>
        <table:table-row table:style-name="ro1">
          <table:table-cell office:value-type="float" office:value="21466095" calcext:value-type="float">
            <text:p>21466095</text:p>
          </table:table-cell>
          <table:table-cell office:value-type="string" calcext:value-type="string">
            <text:p>2024-12-23 15:31:23</text:p>
          </table:table-cell>
          <table:table-cell office:value-type="string" calcext:value-type="string">
            <text:p>0xe8073ae3df7fca3e8c7f3bccbd93380fd14e9f9e207603599d9c67424534a32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19155958932821E+017" calcext:value-type="float">
            <text:p>-1.19155958932821E+017</text:p>
          </table:table-cell>
          <table:table-cell office:value-type="float" office:value="9E+022" calcext:value-type="float">
            <text:p>9E+022</text:p>
          </table:table-cell>
          <table:table-cell office:value-type="float" office:value="6.85286832063621E+031" calcext:value-type="float">
            <text:p>6.85286832063621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260" calcext:value-type="float">
            <text:p>135260</text:p>
          </table:table-cell>
        </table:table-row>
        <table:table-row table:style-name="ro1">
          <table:table-cell office:value-type="float" office:value="21466136" calcext:value-type="float">
            <text:p>21466136</text:p>
          </table:table-cell>
          <table:table-cell office:value-type="string" calcext:value-type="string">
            <text:p>2024-12-23 15:39:35</text:p>
          </table:table-cell>
          <table:table-cell office:value-type="string" calcext:value-type="string">
            <text:p>0xeeab34e1399224890c9360ef2c2baa6edc76289a5d6d3f2c23a5bd5d54071dc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.03861459146039E+017" calcext:value-type="float">
            <text:p>-6.03861459146039E+017</text:p>
          </table:table-cell>
          <table:table-cell office:value-type="float" office:value="4.57533617408202E+023" calcext:value-type="float">
            <text:p>4.57533617408202E+023</text:p>
          </table:table-cell>
          <table:table-cell office:value-type="float" office:value="6.87080578506912E+031" calcext:value-type="float">
            <text:p>6.87080578506912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312" calcext:value-type="float">
            <text:p>135312</text:p>
          </table:table-cell>
        </table:table-row>
        <table:table-row table:style-name="ro1">
          <table:table-cell office:value-type="float" office:value="21466377" calcext:value-type="float">
            <text:p>21466377</text:p>
          </table:table-cell>
          <table:table-cell office:value-type="string" calcext:value-type="string">
            <text:p>2024-12-23 16:28:35</text:p>
          </table:table-cell>
          <table:table-cell office:value-type="string" calcext:value-type="string">
            <text:p>0xc24d1a0efccdf245cf836da44e89c0501abc2873f45c7b7b5d995fd501b1afb0</text:p>
          </table:table-cell>
          <table:table-cell office:value-type="float" office:value="537" calcext:value-type="float">
            <text:p>53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30964337921973E+016" calcext:value-type="float">
            <text:p>-1.30964337921973E+016</text:p>
          </table:table-cell>
          <table:table-cell office:value-type="float" office:value="9.9494412E+021" calcext:value-type="float">
            <text:p>9.9494412E+021</text:p>
          </table:table-cell>
          <table:table-cell office:value-type="float" office:value="6.87119584984439E+031" calcext:value-type="float">
            <text:p>6.87119584984439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313" calcext:value-type="float">
            <text:p>135313</text:p>
          </table:table-cell>
        </table:table-row>
        <table:table-row table:style-name="ro1">
          <table:table-cell office:value-type="float" office:value="21466392" calcext:value-type="float">
            <text:p>21466392</text:p>
          </table:table-cell>
          <table:table-cell office:value-type="string" calcext:value-type="string">
            <text:p>2024-12-23 16:31:35</text:p>
          </table:table-cell>
          <table:table-cell office:value-type="string" calcext:value-type="string">
            <text:p>0x4dd83f92bc4a84997b27979d428678053189698b25fc85c1afa461a0ee51d72c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52992287828578E+016" calcext:value-type="float">
            <text:p>-1.52992287828578E+016</text:p>
          </table:table-cell>
          <table:table-cell office:value-type="float" office:value="1.16243488627665E+022" calcext:value-type="float">
            <text:p>1.16243488627665E+022</text:p>
          </table:table-cell>
          <table:table-cell office:value-type="float" office:value="6.87165157885828E+031" calcext:value-type="float">
            <text:p>6.8716515788582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315" calcext:value-type="float">
            <text:p>135315</text:p>
          </table:table-cell>
        </table:table-row>
        <table:table-row table:style-name="ro1">
          <table:table-cell office:value-type="float" office:value="21466594" calcext:value-type="float">
            <text:p>21466594</text:p>
          </table:table-cell>
          <table:table-cell office:value-type="string" calcext:value-type="string">
            <text:p>2024-12-23 17:12:11</text:p>
          </table:table-cell>
          <table:table-cell office:value-type="string" calcext:value-type="string">
            <text:p>0x3a3504329d0ab70963719673f15162857ec69ac5ed4036dd2b96bac9705e96fd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8682082024931E+017" calcext:value-type="float">
            <text:p>-1.48682082024931E+017</text:p>
          </table:table-cell>
          <table:table-cell office:value-type="float" office:value="1.13048955156106E+023" calcext:value-type="float">
            <text:p>1.13048955156106E+023</text:p>
          </table:table-cell>
          <table:table-cell office:value-type="float" office:value="6.87608362829713E+031" calcext:value-type="float">
            <text:p>6.87608362829713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327" calcext:value-type="float">
            <text:p>135327</text:p>
          </table:table-cell>
        </table:table-row>
        <table:table-row table:style-name="ro1">
          <table:table-cell office:value-type="float" office:value="21466624" calcext:value-type="float">
            <text:p>21466624</text:p>
          </table:table-cell>
          <table:table-cell office:value-type="string" calcext:value-type="string">
            <text:p>2024-12-23 17:18:11</text:p>
          </table:table-cell>
          <table:table-cell office:value-type="string" calcext:value-type="string">
            <text:p>0x3e4fe4b0601b00945d63b8cbece6b4553e1a0c8d7055be3c9457feac825ca307</text:p>
          </table:table-cell>
          <table:table-cell office:value-type="float" office:value="448" calcext:value-type="float">
            <text:p>44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8566334868519E+017" calcext:value-type="float">
            <text:p>-1.48566334868519E+017</text:p>
          </table:table-cell>
          <table:table-cell office:value-type="float" office:value="1.1310669933234E+023" calcext:value-type="float">
            <text:p>1.1310669933234E+023</text:p>
          </table:table-cell>
          <table:table-cell office:value-type="float" office:value="6.88051794157861E+031" calcext:value-type="float">
            <text:p>6.88051794157861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340" calcext:value-type="float">
            <text:p>135340</text:p>
          </table:table-cell>
        </table:table-row>
        <table:table-row table:style-name="ro1">
          <table:table-cell office:value-type="float" office:value="21466644" calcext:value-type="float">
            <text:p>21466644</text:p>
          </table:table-cell>
          <table:table-cell office:value-type="string" calcext:value-type="string">
            <text:p>2024-12-23 17:22:11</text:p>
          </table:table-cell>
          <table:table-cell office:value-type="string" calcext:value-type="string">
            <text:p>0xf01edceea9f6e91819f5abae0445663a391880b8b19206c0b81fae18b92e6781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96034032072327E+017" calcext:value-type="float">
            <text:p>-2.96034032072327E+017</text:p>
          </table:table-cell>
          <table:table-cell office:value-type="float" office:value="2.25812497029324E+023" calcext:value-type="float">
            <text:p>2.25812497029324E+023</text:p>
          </table:table-cell>
          <table:table-cell office:value-type="float" office:value="6.88937085091654E+031" calcext:value-type="float">
            <text:p>6.88937085091654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366" calcext:value-type="float">
            <text:p>135366</text:p>
          </table:table-cell>
        </table:table-row>
        <table:table-row table:style-name="ro1">
          <table:table-cell office:value-type="float" office:value="21466673" calcext:value-type="float">
            <text:p>21466673</text:p>
          </table:table-cell>
          <table:table-cell office:value-type="string" calcext:value-type="string">
            <text:p>2024-12-23 17:28:11</text:p>
          </table:table-cell>
          <table:table-cell office:value-type="string" calcext:value-type="string">
            <text:p>0x7859cda50a93641515b5a6d3a80f642bf03942d69983d6b1cd675ba65d0a7e6c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96588930707928E+017" calcext:value-type="float">
            <text:p>-2.96588930707928E+017</text:p>
          </table:table-cell>
          <table:table-cell office:value-type="float" office:value="2.26819245727086E+023" calcext:value-type="float">
            <text:p>2.26819245727086E+023</text:p>
          </table:table-cell>
          <table:table-cell office:value-type="float" office:value="6.89826322952683E+031" calcext:value-type="float">
            <text:p>6.89826322952683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392" calcext:value-type="float">
            <text:p>135392</text:p>
          </table:table-cell>
        </table:table-row>
        <table:table-row table:style-name="ro1">
          <table:table-cell office:value-type="float" office:value="21466784" calcext:value-type="float">
            <text:p>21466784</text:p>
          </table:table-cell>
          <table:table-cell office:value-type="string" calcext:value-type="string">
            <text:p>2024-12-23 17:50:35</text:p>
          </table:table-cell>
          <table:table-cell office:value-type="string" calcext:value-type="string">
            <text:p>0xac13d381d4fe78a09358b4d4a6240a17a2d15e6bc310670c34d9c35dba0bf8c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35730507195995E+017" calcext:value-type="float">
            <text:p>-1.35730507195995E+017</text:p>
          </table:table-cell>
          <table:table-cell office:value-type="float" office:value="1.04E+023" calcext:value-type="float">
            <text:p>1.04E+023</text:p>
          </table:table-cell>
          <table:table-cell office:value-type="float" office:value="6.90297793576188E+031" calcext:value-type="float">
            <text:p>6.90297793576188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405" calcext:value-type="float">
            <text:p>135405</text:p>
          </table:table-cell>
        </table:table-row>
        <table:table-row table:style-name="ro1">
          <table:table-cell office:value-type="float" office:value="21466886" calcext:value-type="float">
            <text:p>21466886</text:p>
          </table:table-cell>
          <table:table-cell office:value-type="string" calcext:value-type="string">
            <text:p>2024-12-23 18:10:59</text:p>
          </table:table-cell>
          <table:table-cell office:value-type="string" calcext:value-type="string">
            <text:p>0x4b69d5ff92252c366b345e187b30035badb497fd7a1380970c2d2801a358047f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486875E+016" calcext:value-type="float">
            <text:p>1.486875E+016</text:p>
          </table:table-cell>
          <table:table-cell office:value-type="float" office:value="-1.11733455993257E+022" calcext:value-type="float">
            <text:p>-1.11733455993257E+022</text:p>
          </table:table-cell>
          <table:table-cell office:value-type="float" office:value="6.90233860177675E+031" calcext:value-type="float">
            <text:p>6.90233860177675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404" calcext:value-type="float">
            <text:p>135404</text:p>
          </table:table-cell>
        </table:table-row>
        <table:table-row table:style-name="ro1">
          <table:table-cell office:value-type="float" office:value="21467243" calcext:value-type="float">
            <text:p>21467243</text:p>
          </table:table-cell>
          <table:table-cell office:value-type="string" calcext:value-type="string">
            <text:p>2024-12-23 19:22:59</text:p>
          </table:table-cell>
          <table:table-cell office:value-type="string" calcext:value-type="string">
            <text:p>0xfd214f313f0eb3bb5b3f82bff6f285115ab8473f9b5566273de82248bff47d63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00155714692818E+017" calcext:value-type="float">
            <text:p>2.00155714692818E+017</text:p>
          </table:table-cell>
          <table:table-cell office:value-type="float" office:value="-1.50248849184313E+023" calcext:value-type="float">
            <text:p>-1.50248849184313E+023</text:p>
          </table:table-cell>
          <table:table-cell office:value-type="float" office:value="6.89594808576404E+031" calcext:value-type="float">
            <text:p>6.89594808576404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385" calcext:value-type="float">
            <text:p>135385</text:p>
          </table:table-cell>
        </table:table-row>
        <table:table-row table:style-name="ro1">
          <table:table-cell office:value-type="float" office:value="21467335" calcext:value-type="float">
            <text:p>21467335</text:p>
          </table:table-cell>
          <table:table-cell office:value-type="string" calcext:value-type="string">
            <text:p>2024-12-23 19:41:23</text:p>
          </table:table-cell>
          <table:table-cell office:value-type="string" calcext:value-type="string">
            <text:p>0xe23bff5a6b8dcfdb0db34df92f6c98ee9b378fab10d2f99dc2d331f1f69dfa1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04496465765071E+017" calcext:value-type="float">
            <text:p>-1.04496465765071E+017</text:p>
          </table:table-cell>
          <table:table-cell office:value-type="float" office:value="8.00004972603414E+022" calcext:value-type="float">
            <text:p>8.00004972603414E+022</text:p>
          </table:table-cell>
          <table:table-cell office:value-type="float" office:value="6.89908448059848E+031" calcext:value-type="float">
            <text:p>6.8990844805984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394" calcext:value-type="float">
            <text:p>135394</text:p>
          </table:table-cell>
        </table:table-row>
        <table:table-row table:style-name="ro1">
          <table:table-cell office:value-type="float" office:value="21467361" calcext:value-type="float">
            <text:p>21467361</text:p>
          </table:table-cell>
          <table:table-cell office:value-type="string" calcext:value-type="string">
            <text:p>2024-12-23 19:46:35</text:p>
          </table:table-cell>
          <table:table-cell office:value-type="string" calcext:value-type="string">
            <text:p>0xa611ebf17934613d6166877b8514f06f4db8e4e315abb70e63da113911e73f24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03700251134553E+017" calcext:value-type="float">
            <text:p>1.03700251134553E+017</text:p>
          </table:table-cell>
          <table:table-cell office:value-type="float" office:value="-7.78116716147711E+022" calcext:value-type="float">
            <text:p>-7.78116716147711E+022</text:p>
          </table:table-cell>
          <table:table-cell office:value-type="float" office:value="6.8960030840331E+031" calcext:value-type="float">
            <text:p>6.8960030840331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385" calcext:value-type="float">
            <text:p>135385</text:p>
          </table:table-cell>
        </table:table-row>
        <table:table-row table:style-name="ro1">
          <table:table-cell office:value-type="float" office:value="21467367" calcext:value-type="float">
            <text:p>21467367</text:p>
          </table:table-cell>
          <table:table-cell office:value-type="string" calcext:value-type="string">
            <text:p>2024-12-23 19:47:47</text:p>
          </table:table-cell>
          <table:table-cell office:value-type="string" calcext:value-type="string">
            <text:p>0xc339633604b5204c44e4d7153f86002edb700c4d5a3e015ebc929711860d800f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6.02234412546244E+016" calcext:value-type="float">
            <text:p>6.02234412546244E+016</text:p>
          </table:table-cell>
          <table:table-cell office:value-type="float" office:value="-4.51568724497929E+022" calcext:value-type="float">
            <text:p>-4.51568724497929E+022</text:p>
          </table:table-cell>
          <table:table-cell office:value-type="float" office:value="6.89421484033158E+031" calcext:value-type="float">
            <text:p>6.8942148403315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380" calcext:value-type="float">
            <text:p>135380</text:p>
          </table:table-cell>
        </table:table-row>
        <table:table-row table:style-name="ro1">
          <table:table-cell office:value-type="float" office:value="21467649" calcext:value-type="float">
            <text:p>21467649</text:p>
          </table:table-cell>
          <table:table-cell office:value-type="string" calcext:value-type="string">
            <text:p>2024-12-23 20:44:59</text:p>
          </table:table-cell>
          <table:table-cell office:value-type="string" calcext:value-type="string">
            <text:p>0xef8ef8493e09dd899ca4b5c642226b4bef43b39c359a43860b37d2c7ee7c17f2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.80377335667768E+016" calcext:value-type="float">
            <text:p>-7.80377335667768E+016</text:p>
          </table:table-cell>
          <table:table-cell office:value-type="float" office:value="5.9707287739726E+022" calcext:value-type="float">
            <text:p>5.9707287739726E+022</text:p>
          </table:table-cell>
          <table:table-cell office:value-type="float" office:value="6.89655564614227E+031" calcext:value-type="float">
            <text:p>6.89655564614227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387" calcext:value-type="float">
            <text:p>135387</text:p>
          </table:table-cell>
        </table:table-row>
        <table:table-row table:style-name="ro1">
          <table:table-cell office:value-type="float" office:value="21467729" calcext:value-type="float">
            <text:p>21467729</text:p>
          </table:table-cell>
          <table:table-cell office:value-type="string" calcext:value-type="string">
            <text:p>2024-12-23 21:00:59</text:p>
          </table:table-cell>
          <table:table-cell office:value-type="string" calcext:value-type="string">
            <text:p>0xb56a4bbe0390a22309557f4fef827f68abc752e29ba57e79f7d96c80ffc8bbc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4324595764135E+018" calcext:value-type="float">
            <text:p>-3.4324595764135E+018</text:p>
          </table:table-cell>
          <table:table-cell office:value-type="float" office:value="2.68354126877907E+024" calcext:value-type="float">
            <text:p>2.68354126877907E+024</text:p>
          </table:table-cell>
          <table:table-cell office:value-type="float" office:value="7.04663485563416E+031" calcext:value-type="float">
            <text:p>7.04663485563416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817" calcext:value-type="float">
            <text:p>135817</text:p>
          </table:table-cell>
        </table:table-row>
        <table:table-row table:style-name="ro1">
          <table:table-cell office:value-type="float" office:value="21467730" calcext:value-type="float">
            <text:p>21467730</text:p>
          </table:table-cell>
          <table:table-cell office:value-type="string" calcext:value-type="string">
            <text:p>2024-12-23 21:01:11</text:p>
          </table:table-cell>
          <table:table-cell office:value-type="string" calcext:value-type="string">
            <text:p>0x3bbb0628543497d24400617bc33e7178a84fcd3e66d287f71b66c5127016619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9E+017" calcext:value-type="float">
            <text:p>9E+017</text:p>
          </table:table-cell>
          <table:table-cell office:value-type="float" office:value="-7.008152918393E+023" calcext:value-type="float">
            <text:p>-7.008152918393E+023</text:p>
          </table:table-cell>
          <table:table-cell office:value-type="float" office:value="7.0065345088414E+031" calcext:value-type="float">
            <text:p>7.0065345088414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703" calcext:value-type="float">
            <text:p>135703</text:p>
          </table:table-cell>
        </table:table-row>
        <table:table-row table:style-name="ro1">
          <table:table-cell office:value-type="float" office:value="21467775" calcext:value-type="float">
            <text:p>21467775</text:p>
          </table:table-cell>
          <table:table-cell office:value-type="string" calcext:value-type="string">
            <text:p>2024-12-23 21:10:23</text:p>
          </table:table-cell>
          <table:table-cell office:value-type="string" calcext:value-type="string">
            <text:p>0x12729639a5d4d645a88f934dc783702bd695250d3743c6844775457c243d70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2E+018" calcext:value-type="float">
            <text:p>1.2E+018</text:p>
          </table:table-cell>
          <table:table-cell office:value-type="float" office:value="-9.2210629033838E+023" calcext:value-type="float">
            <text:p>-9.2210629033838E+023</text:p>
          </table:table-cell>
          <table:table-cell office:value-type="float" office:value="6.95377198717137E+031" calcext:value-type="float">
            <text:p>6.95377198717137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552" calcext:value-type="float">
            <text:p>135552</text:p>
          </table:table-cell>
        </table:table-row>
        <table:table-row table:style-name="ro1">
          <table:table-cell office:value-type="float" office:value="21467796" calcext:value-type="float">
            <text:p>21467796</text:p>
          </table:table-cell>
          <table:table-cell office:value-type="string" calcext:value-type="string">
            <text:p>2024-12-23 21:14:35</text:p>
          </table:table-cell>
          <table:table-cell office:value-type="string" calcext:value-type="string">
            <text:p>0xc8fd602d0c83179565c320d758ac40c6b3cd2a28579a8bc376a2a5dbd9d52619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89111336734847E+017" calcext:value-type="float">
            <text:p>-1.89111336734847E+017</text:p>
          </table:table-cell>
          <table:table-cell office:value-type="float" office:value="1.47327904312506E+023" calcext:value-type="float">
            <text:p>1.47327904312506E+023</text:p>
          </table:table-cell>
          <table:table-cell office:value-type="float" office:value="6.96211772551746E+031" calcext:value-type="float">
            <text:p>6.96211772551746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576" calcext:value-type="float">
            <text:p>135576</text:p>
          </table:table-cell>
        </table:table-row>
        <table:table-row table:style-name="ro1">
          <table:table-cell office:value-type="float" office:value="21467801" calcext:value-type="float">
            <text:p>21467801</text:p>
          </table:table-cell>
          <table:table-cell office:value-type="string" calcext:value-type="string">
            <text:p>2024-12-23 21:15:35</text:p>
          </table:table-cell>
          <table:table-cell office:value-type="string" calcext:value-type="string">
            <text:p>0x1c61cbab8025fe16b5a403199aacc2e73e8af705b48c76ee59bb6de9614e12fb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78674576465011E+016" calcext:value-type="float">
            <text:p>-5.78674576465011E+016</text:p>
          </table:table-cell>
          <table:table-cell office:value-type="float" office:value="4.51525507521903E+022" calcext:value-type="float">
            <text:p>4.51525507521903E+022</text:p>
          </table:table-cell>
          <table:table-cell office:value-type="float" office:value="6.96467549877837E+031" calcext:value-type="float">
            <text:p>6.96467549877837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583" calcext:value-type="float">
            <text:p>135583</text:p>
          </table:table-cell>
        </table:table-row>
        <table:table-row table:style-name="ro1">
          <table:table-cell office:value-type="float" office:value="21467814" calcext:value-type="float">
            <text:p>21467814</text:p>
          </table:table-cell>
          <table:table-cell office:value-type="string" calcext:value-type="string">
            <text:p>2024-12-23 21:18:11</text:p>
          </table:table-cell>
          <table:table-cell office:value-type="string" calcext:value-type="string">
            <text:p>0x70bbd721ca506a6586f17ddb4b9d6d5d7c77e6800c1dc10f5521db9ed362448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E+017" calcext:value-type="float">
            <text:p>7E+017</text:p>
          </table:table-cell>
          <table:table-cell office:value-type="float" office:value="-5.33174390491032E+023" calcext:value-type="float">
            <text:p>-5.33174390491032E+023</text:p>
          </table:table-cell>
          <table:table-cell office:value-type="float" office:value="6.93416749159206E+031" calcext:value-type="float">
            <text:p>6.93416749159206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496" calcext:value-type="float">
            <text:p>135496</text:p>
          </table:table-cell>
        </table:table-row>
        <table:table-row table:style-name="ro1">
          <table:table-cell office:value-type="float" office:value="21467962" calcext:value-type="float">
            <text:p>21467962</text:p>
          </table:table-cell>
          <table:table-cell office:value-type="string" calcext:value-type="string">
            <text:p>2024-12-23 21:47:59</text:p>
          </table:table-cell>
          <table:table-cell office:value-type="string" calcext:value-type="string">
            <text:p>0xc9063494f710ec079cd014fd226ee8fe19376d412ab0d71f16ba5e98e7ed51e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8.5E+017" calcext:value-type="float">
            <text:p>8.5E+017</text:p>
          </table:table-cell>
          <table:table-cell office:value-type="float" office:value="-6.4118876826142E+023" calcext:value-type="float">
            <text:p>-6.4118876826142E+023</text:p>
          </table:table-cell>
          <table:table-cell office:value-type="float" office:value="6.89853476098333E+031" calcext:value-type="float">
            <text:p>6.89853476098333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393" calcext:value-type="float">
            <text:p>135393</text:p>
          </table:table-cell>
        </table:table-row>
        <table:table-row table:style-name="ro1">
          <table:table-cell office:value-type="float" office:value="21468009" calcext:value-type="float">
            <text:p>21468009</text:p>
          </table:table-cell>
          <table:table-cell office:value-type="string" calcext:value-type="string">
            <text:p>2024-12-23 21:57:35</text:p>
          </table:table-cell>
          <table:table-cell office:value-type="string" calcext:value-type="string">
            <text:p>0x5e88f0bcdbca441d98834fe71766f69480017a84c6692de38724fc59dc2bcc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45771380268134E+016" calcext:value-type="float">
            <text:p>-4.45771380268134E+016</text:p>
          </table:table-cell>
          <table:table-cell office:value-type="float" office:value="3.41441100487745E+022" calcext:value-type="float">
            <text:p>3.41441100487745E+022</text:p>
          </table:table-cell>
          <table:table-cell office:value-type="float" office:value="6.89987337029266E+031" calcext:value-type="float">
            <text:p>6.89987337029266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397" calcext:value-type="float">
            <text:p>135397</text:p>
          </table:table-cell>
        </table:table-row>
        <table:table-row table:style-name="ro1">
          <table:table-cell office:value-type="float" office:value="21468061" calcext:value-type="float">
            <text:p>21468061</text:p>
          </table:table-cell>
          <table:table-cell office:value-type="string" calcext:value-type="string">
            <text:p>2024-12-23 22:07:59</text:p>
          </table:table-cell>
          <table:table-cell office:value-type="string" calcext:value-type="string">
            <text:p>0xec20d1938a05d7a874a83b54bfb286dbcbd0ba71d75dba426f7f0aa306d95795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991250000000000" calcext:value-type="float">
            <text:p>991250000000000</text:p>
          </table:table-cell>
          <table:table-cell office:value-type="float" office:value="-7.44285594047965E+020" calcext:value-type="float">
            <text:p>-7.44285594047965E+020</text:p>
          </table:table-cell>
          <table:table-cell office:value-type="float" office:value="6.89984389606308E+031" calcext:value-type="float">
            <text:p>6.8998438960630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396" calcext:value-type="float">
            <text:p>135396</text:p>
          </table:table-cell>
        </table:table-row>
        <table:table-row table:style-name="ro1">
          <table:table-cell office:value-type="float" office:value="21468190" calcext:value-type="float">
            <text:p>21468190</text:p>
          </table:table-cell>
          <table:table-cell office:value-type="string" calcext:value-type="string">
            <text:p>2024-12-23 22:33:59</text:p>
          </table:table-cell>
          <table:table-cell office:value-type="string" calcext:value-type="string">
            <text:p>0xb20ca7ff61e58986351e5fceb3c5bbe08cf7b1042dc74729ec83dd8fdcb42882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6.44797432724918E+017" calcext:value-type="float">
            <text:p>6.44797432724918E+017</text:p>
          </table:table-cell>
          <table:table-cell office:value-type="float" office:value="-4.82806109771432E+023" calcext:value-type="float">
            <text:p>-4.82806109771432E+023</text:p>
          </table:table-cell>
          <table:table-cell office:value-type="float" office:value="6.88072443676449E+031" calcext:value-type="float">
            <text:p>6.88072443676449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341" calcext:value-type="float">
            <text:p>135341</text:p>
          </table:table-cell>
        </table:table-row>
        <table:table-row table:style-name="ro1">
          <table:table-cell office:value-type="float" office:value="21468497" calcext:value-type="float">
            <text:p>21468497</text:p>
          </table:table-cell>
          <table:table-cell office:value-type="string" calcext:value-type="string">
            <text:p>2024-12-23 23:35:59</text:p>
          </table:table-cell>
          <table:table-cell office:value-type="string" calcext:value-type="string">
            <text:p>0xa171ba9186b5b51e7d4467228e84174c1915f021867b2f7566a67db613a066f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233671081236047" calcext:value-type="float">
            <text:p>-6233671081236047</text:p>
          </table:table-cell>
          <table:table-cell office:value-type="float" office:value="4.7493E+021" calcext:value-type="float">
            <text:p>4.7493E+021</text:p>
          </table:table-cell>
          <table:table-cell office:value-type="float" office:value="6.88091063160699E+031" calcext:value-type="float">
            <text:p>6.88091063160699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341" calcext:value-type="float">
            <text:p>135341</text:p>
          </table:table-cell>
        </table:table-row>
        <table:table-row table:style-name="ro1">
          <table:table-cell office:value-type="float" office:value="21468517" calcext:value-type="float">
            <text:p>21468517</text:p>
          </table:table-cell>
          <table:table-cell office:value-type="string" calcext:value-type="string">
            <text:p>2024-12-23 23:39:59</text:p>
          </table:table-cell>
          <table:table-cell office:value-type="string" calcext:value-type="string">
            <text:p>0x61c54302710c7dc31a5486b098f9b5b368f9114edcbd2aab436fafa0ec2b5fa5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00000000000000" calcext:value-type="float">
            <text:p>200000000000000</text:p>
          </table:table-cell>
          <table:table-cell office:value-type="float" office:value="-1.49347337342592E+020" calcext:value-type="float">
            <text:p>-1.49347337342592E+020</text:p>
          </table:table-cell>
          <table:table-cell office:value-type="float" office:value="6.88090471734808E+031" calcext:value-type="float">
            <text:p>6.88090471734808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341" calcext:value-type="float">
            <text:p>135341</text:p>
          </table:table-cell>
        </table:table-row>
        <table:table-row table:style-name="ro1">
          <table:table-cell office:value-type="float" office:value="21469183" calcext:value-type="float">
            <text:p>21469183</text:p>
          </table:table-cell>
          <table:table-cell office:value-type="string" calcext:value-type="string">
            <text:p>2024-12-24 01:54:47</text:p>
          </table:table-cell>
          <table:table-cell office:value-type="string" calcext:value-type="string">
            <text:p>0xbadfb09079326589fc23cfb21d0b1a4d4deebaaee0349b6dd6897b1fc075b794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21635874233838E+016" calcext:value-type="float">
            <text:p>-1.21635874233838E+016</text:p>
          </table:table-cell>
          <table:table-cell office:value-type="float" office:value="9.2679E+021" calcext:value-type="float">
            <text:p>9.2679E+021</text:p>
          </table:table-cell>
          <table:table-cell office:value-type="float" office:value="6.88126806251069E+031" calcext:value-type="float">
            <text:p>6.88126806251069E+031</text:p>
          </table:table-cell>
          <table:table-cell office:value-type="float" office:value="2.00067587322784E+023" calcext:value-type="float">
            <text:p>2.00067587322784E+023</text:p>
          </table:table-cell>
          <table:table-cell office:value-type="float" office:value="135342" calcext:value-type="float">
            <text:p>135342</text:p>
          </table:table-cell>
        </table:table-row>
        <table:table-row table:style-name="ro1">
          <table:table-cell office:value-type="float" office:value="21469200" calcext:value-type="float">
            <text:p>21469200</text:p>
          </table:table-cell>
          <table:table-cell office:value-type="string" calcext:value-type="string">
            <text:p>2024-12-24 01:58:11</text:p>
          </table:table-cell>
          <table:table-cell office:value-type="string" calcext:value-type="string">
            <text:p>0xf62692e2c033cb1b2a43a731370e48839e66dadff53f0992e5702b5550acc0ff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.62323972878506E+017" calcext:value-type="float">
            <text:p>-7.62323972878506E+017</text:p>
          </table:table-cell>
          <table:table-cell office:value-type="float" office:value="5.82819983175417E+023" calcext:value-type="float">
            <text:p>5.82819983175417E+023</text:p>
          </table:table-cell>
          <table:table-cell office:value-type="float" office:value="6.90554529022862E+031" calcext:value-type="float">
            <text:p>6.90554529022862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413" calcext:value-type="float">
            <text:p>135413</text:p>
          </table:table-cell>
        </table:table-row>
        <table:table-row table:style-name="ro1">
          <table:table-cell office:value-type="float" office:value="21469242" calcext:value-type="float">
            <text:p>21469242</text:p>
          </table:table-cell>
          <table:table-cell office:value-type="string" calcext:value-type="string">
            <text:p>2024-12-24 02:06:35</text:p>
          </table:table-cell>
          <table:table-cell office:value-type="string" calcext:value-type="string">
            <text:p>0xf7b32225a61a695bbe717a810b04c3f488e2472474c9a9bcff87d895d71669e3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88713733786073E+016" calcext:value-type="float">
            <text:p>-1.88713733786073E+016</text:p>
          </table:table-cell>
          <table:table-cell office:value-type="float" office:value="1.44829387823583E+022" calcext:value-type="float">
            <text:p>1.44829387823583E+022</text:p>
          </table:table-cell>
          <table:table-cell office:value-type="float" office:value="6.90636571062436E+031" calcext:value-type="float">
            <text:p>6.90636571062436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415" calcext:value-type="float">
            <text:p>135415</text:p>
          </table:table-cell>
        </table:table-row>
        <table:table-row table:style-name="ro1">
          <table:table-cell office:value-type="float" office:value="21469292" calcext:value-type="float">
            <text:p>21469292</text:p>
          </table:table-cell>
          <table:table-cell office:value-type="string" calcext:value-type="string">
            <text:p>2024-12-24 02:16:35</text:p>
          </table:table-cell>
          <table:table-cell office:value-type="string" calcext:value-type="string">
            <text:p>0x03986a266e93295a738995213d8ebef2119a7eff144913861df1200980ccdef8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912770576681481" calcext:value-type="float">
            <text:p>-2912770576681481</text:p>
          </table:table-cell>
          <table:table-cell office:value-type="float" office:value="2.2357283E+021" calcext:value-type="float">
            <text:p>2.2357283E+021</text:p>
          </table:table-cell>
          <table:table-cell office:value-type="float" office:value="6.90649235875319E+031" calcext:value-type="float">
            <text:p>6.90649235875319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416" calcext:value-type="float">
            <text:p>135416</text:p>
          </table:table-cell>
        </table:table-row>
        <table:table-row table:style-name="ro1">
          <table:table-cell office:value-type="float" office:value="21469356" calcext:value-type="float">
            <text:p>21469356</text:p>
          </table:table-cell>
          <table:table-cell office:value-type="string" calcext:value-type="string">
            <text:p>2024-12-24 02:29:23</text:p>
          </table:table-cell>
          <table:table-cell office:value-type="string" calcext:value-type="string">
            <text:p>0x5f0472da8e11ab8ff761038e6eda776f9d4f9b8b2c678a1c135c115a8773bb4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30278385688157E+016" calcext:value-type="float">
            <text:p>-1.30278385688157E+016</text:p>
          </table:table-cell>
          <table:table-cell office:value-type="float" office:value="1.00006608550693E+022" calcext:value-type="float">
            <text:p>1.00006608550693E+022</text:p>
          </table:table-cell>
          <table:table-cell office:value-type="float" office:value="6.90705886989155E+031" calcext:value-type="float">
            <text:p>6.90705886989155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417" calcext:value-type="float">
            <text:p>135417</text:p>
          </table:table-cell>
        </table:table-row>
        <table:table-row table:style-name="ro1">
          <table:table-cell office:value-type="float" office:value="21469406" calcext:value-type="float">
            <text:p>21469406</text:p>
          </table:table-cell>
          <table:table-cell office:value-type="string" calcext:value-type="string">
            <text:p>2024-12-24 02:39:23</text:p>
          </table:table-cell>
          <table:table-cell office:value-type="string" calcext:value-type="string">
            <text:p>0x46b861ebb8e1cb4a63e74e99be1740b3eea5e2fc44a8530a6469c70c39257627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67351672808827E+018" calcext:value-type="float">
            <text:p>-2.67351672808827E+018</text:p>
          </table:table-cell>
          <table:table-cell office:value-type="float" office:value="2.08760132908029E+024" calcext:value-type="float">
            <text:p>2.08760132908029E+024</text:p>
          </table:table-cell>
          <table:table-cell office:value-type="float" office:value="7.02531599534757E+031" calcext:value-type="float">
            <text:p>7.02531599534757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757" calcext:value-type="float">
            <text:p>135757</text:p>
          </table:table-cell>
        </table:table-row>
        <table:table-row table:style-name="ro1">
          <table:table-cell office:value-type="float" office:value="21469421" calcext:value-type="float">
            <text:p>21469421</text:p>
          </table:table-cell>
          <table:table-cell office:value-type="string" calcext:value-type="string">
            <text:p>2024-12-24 02:42:23</text:p>
          </table:table-cell>
          <table:table-cell office:value-type="string" calcext:value-type="string">
            <text:p>0x04934f3163bdc5c6c9b5c470964a1ecdc47cd7136e3f32d51d03fe1ec9a5c82d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03256589742916E+016" calcext:value-type="float">
            <text:p>-1.03256589742916E+016</text:p>
          </table:table-cell>
          <table:table-cell office:value-type="float" office:value="8.20132195415211E+021" calcext:value-type="float">
            <text:p>8.20132195415211E+021</text:p>
          </table:table-cell>
          <table:table-cell office:value-type="float" office:value="7.02578057866897E+031" calcext:value-type="float">
            <text:p>7.02578057866897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758" calcext:value-type="float">
            <text:p>135758</text:p>
          </table:table-cell>
        </table:table-row>
        <table:table-row table:style-name="ro1">
          <table:table-cell office:value-type="float" office:value="21469435" calcext:value-type="float">
            <text:p>21469435</text:p>
          </table:table-cell>
          <table:table-cell office:value-type="string" calcext:value-type="string">
            <text:p>2024-12-24 02:45:11</text:p>
          </table:table-cell>
          <table:table-cell office:value-type="string" calcext:value-type="string">
            <text:p>0x3b8105046d9d277761f37953487d12d37a197e80b119480deb7eb071e44ee4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28323214863201E+018" calcext:value-type="float">
            <text:p>-5.28323214863201E+018</text:p>
          </table:table-cell>
          <table:table-cell office:value-type="float" office:value="4.34353842908485E+024" calcext:value-type="float">
            <text:p>4.34353842908485E+024</text:p>
          </table:table-cell>
          <table:table-cell office:value-type="float" office:value="7.27183060832556E+031" calcext:value-type="float">
            <text:p>7.27183060832556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447" calcext:value-type="float">
            <text:p>136447</text:p>
          </table:table-cell>
        </table:table-row>
        <table:table-row table:style-name="ro1">
          <table:table-cell office:value-type="float" office:value="21469436" calcext:value-type="float">
            <text:p>21469436</text:p>
          </table:table-cell>
          <table:table-cell office:value-type="string" calcext:value-type="string">
            <text:p>2024-12-24 02:45:23</text:p>
          </table:table-cell>
          <table:table-cell office:value-type="string" calcext:value-type="string">
            <text:p>0x9e368b8668e8ec0faaff6cf28de09b0e964bfe050c5b322c7f02b349973971f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9E+018" calcext:value-type="float">
            <text:p>2.9E+018</text:p>
          </table:table-cell>
          <table:table-cell office:value-type="float" office:value="-2.37341740611099E+024" calcext:value-type="float">
            <text:p>-2.37341740611099E+024</text:p>
          </table:table-cell>
          <table:table-cell office:value-type="float" office:value="7.13602469458866E+031" calcext:value-type="float">
            <text:p>7.13602469458866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070" calcext:value-type="float">
            <text:p>136070</text:p>
          </table:table-cell>
        </table:table-row>
        <table:table-row table:style-name="ro1">
          <table:table-cell office:value-type="float" office:value="21469436" calcext:value-type="float">
            <text:p>21469436</text:p>
          </table:table-cell>
          <table:table-cell office:value-type="string" calcext:value-type="string">
            <text:p>2024-12-24 02:45:23</text:p>
          </table:table-cell>
          <table:table-cell office:value-type="string" calcext:value-type="string">
            <text:p>0x1a19b8d8b72f9d57f86fb318d5662eebf89e5d5f1c0ebf1628ff3d2d2d299ae4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8.10525988143729E+017" calcext:value-type="float">
            <text:p>8.10525988143729E+017</text:p>
          </table:table-cell>
          <table:table-cell office:value-type="float" office:value="-6.47581863912008E+023" calcext:value-type="float">
            <text:p>-6.47581863912008E+023</text:p>
          </table:table-cell>
          <table:table-cell office:value-type="float" office:value="7.09897034143461E+031" calcext:value-type="float">
            <text:p>7.09897034143461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965" calcext:value-type="float">
            <text:p>135965</text:p>
          </table:table-cell>
        </table:table-row>
        <table:table-row table:style-name="ro1">
          <table:table-cell office:value-type="float" office:value="21469437" calcext:value-type="float">
            <text:p>21469437</text:p>
          </table:table-cell>
          <table:table-cell office:value-type="string" calcext:value-type="string">
            <text:p>2024-12-24 02:45:35</text:p>
          </table:table-cell>
          <table:table-cell office:value-type="string" calcext:value-type="string">
            <text:p>0x8df792738267db3154c0e3b4098b4ea97f3bdcd40db1721c8e56feb2b9454b6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8.4969995877602E+017" calcext:value-type="float">
            <text:p>8.4969995877602E+017</text:p>
          </table:table-cell>
          <table:table-cell office:value-type="float" office:value="-6.71698933917574E+023" calcext:value-type="float">
            <text:p>-6.71698933917574E+023</text:p>
          </table:table-cell>
          <table:table-cell office:value-type="float" office:value="7.06053602000345E+031" calcext:value-type="float">
            <text:p>7.06053602000345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857" calcext:value-type="float">
            <text:p>135857</text:p>
          </table:table-cell>
        </table:table-row>
        <table:table-row table:style-name="ro1">
          <table:table-cell office:value-type="float" office:value="21469437" calcext:value-type="float">
            <text:p>21469437</text:p>
          </table:table-cell>
          <table:table-cell office:value-type="string" calcext:value-type="string">
            <text:p>2024-12-24 02:45:35</text:p>
          </table:table-cell>
          <table:table-cell office:value-type="string" calcext:value-type="string">
            <text:p>0x8df792738267db3154c0e3b4098b4ea97f3bdcd40db1721c8e56feb2b9454b6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03182075717756E+017" calcext:value-type="float">
            <text:p>1.03182075717756E+017</text:p>
          </table:table-cell>
          <table:table-cell office:value-type="float" office:value="-8.10718718450203E+022" calcext:value-type="float">
            <text:p>-8.10718718450203E+022</text:p>
          </table:table-cell>
          <table:table-cell office:value-type="float" office:value="7.05589712268774E+031" calcext:value-type="float">
            <text:p>7.05589712268774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844" calcext:value-type="float">
            <text:p>135844</text:p>
          </table:table-cell>
        </table:table-row>
        <table:table-row table:style-name="ro1">
          <table:table-cell office:value-type="float" office:value="21469437" calcext:value-type="float">
            <text:p>21469437</text:p>
          </table:table-cell>
          <table:table-cell office:value-type="string" calcext:value-type="string">
            <text:p>2024-12-24 02:45:35</text:p>
          </table:table-cell>
          <table:table-cell office:value-type="string" calcext:value-type="string">
            <text:p>0x8df792738267db3154c0e3b4098b4ea97f3bdcd40db1721c8e56feb2b9454b6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03182075717756E+017" calcext:value-type="float">
            <text:p>1.03182075717756E+017</text:p>
          </table:table-cell>
          <table:table-cell office:value-type="float" office:value="-8.0965410478364E+022" calcext:value-type="float">
            <text:p>-8.0965410478364E+022</text:p>
          </table:table-cell>
          <table:table-cell office:value-type="float" office:value="7.05126431704521E+031" calcext:value-type="float">
            <text:p>7.05126431704521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831" calcext:value-type="float">
            <text:p>135831</text:p>
          </table:table-cell>
        </table:table-row>
        <table:table-row table:style-name="ro1">
          <table:table-cell office:value-type="float" office:value="21469442" calcext:value-type="float">
            <text:p>21469442</text:p>
          </table:table-cell>
          <table:table-cell office:value-type="string" calcext:value-type="string">
            <text:p>2024-12-24 02:46:35</text:p>
          </table:table-cell>
          <table:table-cell office:value-type="string" calcext:value-type="string">
            <text:p>0x6f9680e249709ca460a9c06ea876e16de26fa89de8abf09dbbb2b154e9c1505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.49560787368472E+017" calcext:value-type="float">
            <text:p>5.49560787368472E+017</text:p>
          </table:table-cell>
          <table:table-cell office:value-type="float" office:value="-4.2944707394519E+023" calcext:value-type="float">
            <text:p>-4.2944707394519E+023</text:p>
          </table:table-cell>
          <table:table-cell office:value-type="float" office:value="7.02669154188624E+031" calcext:value-type="float">
            <text:p>7.02669154188624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761" calcext:value-type="float">
            <text:p>135761</text:p>
          </table:table-cell>
        </table:table-row>
        <table:table-row table:style-name="ro1">
          <table:table-cell office:value-type="float" office:value="21469478" calcext:value-type="float">
            <text:p>21469478</text:p>
          </table:table-cell>
          <table:table-cell office:value-type="string" calcext:value-type="string">
            <text:p>2024-12-24 02:53:47</text:p>
          </table:table-cell>
          <table:table-cell office:value-type="string" calcext:value-type="string">
            <text:p>0xae1efb8e0a3123b7e2cfacd8a4a45e0f3d800cd4f629125e227edf74045d309c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E+016" calcext:value-type="float">
            <text:p>1E+016</text:p>
          </table:table-cell>
          <table:table-cell office:value-type="float" office:value="-7.78664305942471E+021" calcext:value-type="float">
            <text:p>-7.78664305942471E+021</text:p>
          </table:table-cell>
          <table:table-cell office:value-type="float" office:value="7.02624599355036E+031" calcext:value-type="float">
            <text:p>7.02624599355036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760" calcext:value-type="float">
            <text:p>135760</text:p>
          </table:table-cell>
        </table:table-row>
        <table:table-row table:style-name="ro1">
          <table:table-cell office:value-type="float" office:value="21469634" calcext:value-type="float">
            <text:p>21469634</text:p>
          </table:table-cell>
          <table:table-cell office:value-type="string" calcext:value-type="string">
            <text:p>2024-12-24 03:25:11</text:p>
          </table:table-cell>
          <table:table-cell office:value-type="string" calcext:value-type="string">
            <text:p>0xd2bc5cea450b2d43f85c54f84786e675f9f1ec0f762283d7c00f3b1141c6e3a0</text:p>
          </table:table-cell>
          <table:table-cell office:value-type="float" office:value="993" calcext:value-type="float">
            <text:p>99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9327902240329E+016" calcext:value-type="float">
            <text:p>2.9327902240329E+016</text:p>
          </table:table-cell>
          <table:table-cell office:value-type="float" office:value="-2.2830896934194E+022" calcext:value-type="float">
            <text:p>-2.2830896934194E+022</text:p>
          </table:table-cell>
          <table:table-cell office:value-type="float" office:value="7.02493961953811E+031" calcext:value-type="float">
            <text:p>7.02493961953811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756" calcext:value-type="float">
            <text:p>135756</text:p>
          </table:table-cell>
        </table:table-row>
        <table:table-row table:style-name="ro1">
          <table:table-cell office:value-type="float" office:value="21469637" calcext:value-type="float">
            <text:p>21469637</text:p>
          </table:table-cell>
          <table:table-cell office:value-type="string" calcext:value-type="string">
            <text:p>2024-12-24 03:25:47</text:p>
          </table:table-cell>
          <table:table-cell office:value-type="string" calcext:value-type="string">
            <text:p>0x06c004a3516eec8ccd67bd9347874a349c44dfa121467976a77ea73b5858ad2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29E+017" calcext:value-type="float">
            <text:p>1.29E+017</text:p>
          </table:table-cell>
          <table:table-cell office:value-type="float" office:value="-1.00321935724104E+023" calcext:value-type="float">
            <text:p>-1.00321935724104E+023</text:p>
          </table:table-cell>
          <table:table-cell office:value-type="float" office:value="7.0191992419232E+031" calcext:value-type="float">
            <text:p>7.0191992419232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739" calcext:value-type="float">
            <text:p>135739</text:p>
          </table:table-cell>
        </table:table-row>
        <table:table-row table:style-name="ro1">
          <table:table-cell office:value-type="float" office:value="21469807" calcext:value-type="float">
            <text:p>21469807</text:p>
          </table:table-cell>
          <table:table-cell office:value-type="string" calcext:value-type="string">
            <text:p>2024-12-24 03:59:59</text:p>
          </table:table-cell>
          <table:table-cell office:value-type="string" calcext:value-type="string">
            <text:p>0x3d2100acea67fbc36fc1db3a3e7dd5740ef46eb03e09d0916bebe8e4f7e15f2d</text:p>
          </table:table-cell>
          <table:table-cell office:value-type="float" office:value="1128" calcext:value-type="float">
            <text:p>112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925004653416495" calcext:value-type="float">
            <text:p>2925004653416495</text:p>
          </table:table-cell>
          <table:table-cell office:value-type="float" office:value="-2.27284428163646E+021" calcext:value-type="float">
            <text:p>-2.27284428163646E+021</text:p>
          </table:table-cell>
          <table:table-cell office:value-type="float" office:value="7.01906919075999E+031" calcext:value-type="float">
            <text:p>7.01906919075999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739" calcext:value-type="float">
            <text:p>135739</text:p>
          </table:table-cell>
        </table:table-row>
        <table:table-row table:style-name="ro1">
          <table:table-cell office:value-type="float" office:value="21469819" calcext:value-type="float">
            <text:p>21469819</text:p>
          </table:table-cell>
          <table:table-cell office:value-type="string" calcext:value-type="string">
            <text:p>2024-12-24 04:02:23</text:p>
          </table:table-cell>
          <table:table-cell office:value-type="string" calcext:value-type="string">
            <text:p>0x5db9773c992cf528be8aaad2c8e136ebc4d171a3aca8d39ef1b6078c417c979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43209780771161" calcext:value-type="float">
            <text:p>143209780771161</text:p>
          </table:table-cell>
          <table:table-cell office:value-type="float" office:value="-1.112775E+020" calcext:value-type="float">
            <text:p>-1.112775E+020</text:p>
          </table:table-cell>
          <table:table-cell office:value-type="float" office:value="7.01906282350974E+031" calcext:value-type="float">
            <text:p>7.01906282350974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739" calcext:value-type="float">
            <text:p>135739</text:p>
          </table:table-cell>
        </table:table-row>
        <table:table-row table:style-name="ro1">
          <table:table-cell office:value-type="float" office:value="21469939" calcext:value-type="float">
            <text:p>21469939</text:p>
          </table:table-cell>
          <table:table-cell office:value-type="string" calcext:value-type="string">
            <text:p>2024-12-24 04:26:59</text:p>
          </table:table-cell>
          <table:table-cell office:value-type="string" calcext:value-type="string">
            <text:p>0x7585cd71106611932d84c5cf20798a1d851483316c9b015d9f298d0ae1957cdc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77005487802125E+017" calcext:value-type="float">
            <text:p>-2.77005487802125E+017</text:p>
          </table:table-cell>
          <table:table-cell office:value-type="float" office:value="2.2E+023" calcext:value-type="float">
            <text:p>2.2E+023</text:p>
          </table:table-cell>
          <table:table-cell office:value-type="float" office:value="7.03152524496824E+031" calcext:value-type="float">
            <text:p>7.03152524496824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775" calcext:value-type="float">
            <text:p>135775</text:p>
          </table:table-cell>
        </table:table-row>
        <table:table-row table:style-name="ro1">
          <table:table-cell office:value-type="float" office:value="21470048" calcext:value-type="float">
            <text:p>21470048</text:p>
          </table:table-cell>
          <table:table-cell office:value-type="string" calcext:value-type="string">
            <text:p>2024-12-24 04:48:47</text:p>
          </table:table-cell>
          <table:table-cell office:value-type="string" calcext:value-type="string">
            <text:p>0x493a3171116c8942f03372a331932107a185386860f0f52db77d5eaeb78b5a2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90676020789585E+017" calcext:value-type="float">
            <text:p>-4.90676020789585E+017</text:p>
          </table:table-cell>
          <table:table-cell office:value-type="float" office:value="3.9162245938E+023" calcext:value-type="float">
            <text:p>3.9162245938E+023</text:p>
          </table:table-cell>
          <table:table-cell office:value-type="float" office:value="7.05370962742919E+031" calcext:value-type="float">
            <text:p>7.05370962742919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5838" calcext:value-type="float">
            <text:p>135838</text:p>
          </table:table-cell>
        </table:table-row>
        <table:table-row table:style-name="ro1">
          <table:table-cell office:value-type="float" office:value="21470151" calcext:value-type="float">
            <text:p>21470151</text:p>
          </table:table-cell>
          <table:table-cell office:value-type="string" calcext:value-type="string">
            <text:p>2024-12-24 05:09:35</text:p>
          </table:table-cell>
          <table:table-cell office:value-type="string" calcext:value-type="string">
            <text:p>0x0681e3855faf9b2751c06ea1b25f2ef7c341b1770d090dd317656f5a12928b44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79459672626653E+018" calcext:value-type="float">
            <text:p>-4.79459672626653E+018</text:p>
          </table:table-cell>
          <table:table-cell office:value-type="float" office:value="3.96088585987237E+024" calcext:value-type="float">
            <text:p>3.96088585987237E+024</text:p>
          </table:table-cell>
          <table:table-cell office:value-type="float" office:value="7.27808339531439E+031" calcext:value-type="float">
            <text:p>7.27808339531439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464" calcext:value-type="float">
            <text:p>136464</text:p>
          </table:table-cell>
        </table:table-row>
        <table:table-row table:style-name="ro1">
          <table:table-cell office:value-type="float" office:value="21470152" calcext:value-type="float">
            <text:p>21470152</text:p>
          </table:table-cell>
          <table:table-cell office:value-type="string" calcext:value-type="string">
            <text:p>2024-12-24 05:09:47</text:p>
          </table:table-cell>
          <table:table-cell office:value-type="string" calcext:value-type="string">
            <text:p>0xb69c0e954dee8e4021ed9403410a263d1b1381ac7cbbc64ba48db45afef1e87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33333073385983E+017" calcext:value-type="float">
            <text:p>2.33333073385983E+017</text:p>
          </table:table-cell>
          <table:table-cell office:value-type="float" office:value="-1.94635168947716E+023" calcext:value-type="float">
            <text:p>-1.94635168947716E+023</text:p>
          </table:table-cell>
          <table:table-cell office:value-type="float" office:value="7.26694645543343E+031" calcext:value-type="float">
            <text:p>7.26694645543343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433" calcext:value-type="float">
            <text:p>136433</text:p>
          </table:table-cell>
        </table:table-row>
        <table:table-row table:style-name="ro1">
          <table:table-cell office:value-type="float" office:value="21470153" calcext:value-type="float">
            <text:p>21470153</text:p>
          </table:table-cell>
          <table:table-cell office:value-type="string" calcext:value-type="string">
            <text:p>2024-12-24 05:09:59</text:p>
          </table:table-cell>
          <table:table-cell office:value-type="string" calcext:value-type="string">
            <text:p>0x55b05a780682604b6160d6b30575f69b4120d318db898bdd0750f55dc8ee25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8.42631734134438E+017" calcext:value-type="float">
            <text:p>8.42631734134438E+017</text:p>
          </table:table-cell>
          <table:table-cell office:value-type="float" office:value="-6.97950233211452E+023" calcext:value-type="float">
            <text:p>-6.97950233211452E+023</text:p>
          </table:table-cell>
          <table:table-cell office:value-type="float" office:value="7.22701004605171E+031" calcext:value-type="float">
            <text:p>7.22701004605171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323" calcext:value-type="float">
            <text:p>136323</text:p>
          </table:table-cell>
        </table:table-row>
        <table:table-row table:style-name="ro1">
          <table:table-cell office:value-type="float" office:value="21470153" calcext:value-type="float">
            <text:p>21470153</text:p>
          </table:table-cell>
          <table:table-cell office:value-type="string" calcext:value-type="string">
            <text:p>2024-12-24 05:09:59</text:p>
          </table:table-cell>
          <table:table-cell office:value-type="string" calcext:value-type="string">
            <text:p>0x55b05a780682604b6160d6b30575f69b4120d318db898bdd0750f55dc8ee250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.21315867067219E+017" calcext:value-type="float">
            <text:p>4.21315867067219E+017</text:p>
          </table:table-cell>
          <table:table-cell office:value-type="float" office:value="-3.46106245395308E+023" calcext:value-type="float">
            <text:p>-3.46106245395308E+023</text:p>
          </table:table-cell>
          <table:table-cell office:value-type="float" office:value="7.2072059969262E+031" calcext:value-type="float">
            <text:p>7.2072059969262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68" calcext:value-type="float">
            <text:p>136268</text:p>
          </table:table-cell>
        </table:table-row>
        <table:table-row table:style-name="ro1">
          <table:table-cell office:value-type="float" office:value="21470153" calcext:value-type="float">
            <text:p>21470153</text:p>
          </table:table-cell>
          <table:table-cell office:value-type="string" calcext:value-type="string">
            <text:p>2024-12-24 05:09:59</text:p>
          </table:table-cell>
          <table:table-cell office:value-type="string" calcext:value-type="string">
            <text:p>0x55b05a780682604b6160d6b30575f69b4120d318db898bdd0750f55dc8ee250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02323756163159E+017" calcext:value-type="float">
            <text:p>1.02323756163159E+017</text:p>
          </table:table-cell>
          <table:table-cell office:value-type="float" office:value="-8.37717203600069E+022" calcext:value-type="float">
            <text:p>-8.37717203600069E+022</text:p>
          </table:table-cell>
          <table:table-cell office:value-type="float" office:value="7.2024126154504E+031" calcext:value-type="float">
            <text:p>7.2024126154504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55" calcext:value-type="float">
            <text:p>136255</text:p>
          </table:table-cell>
        </table:table-row>
        <table:table-row table:style-name="ro1">
          <table:table-cell office:value-type="float" office:value="21470154" calcext:value-type="float">
            <text:p>21470154</text:p>
          </table:table-cell>
          <table:table-cell office:value-type="string" calcext:value-type="string">
            <text:p>2024-12-24 05:10:11</text:p>
          </table:table-cell>
          <table:table-cell office:value-type="string" calcext:value-type="string">
            <text:p>0x305abc828f46206550aa47625f45524dd5b35c783613fa5d10d43b0019e91b75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.51382388712436E+017" calcext:value-type="float">
            <text:p>3.51382388712436E+017</text:p>
          </table:table-cell>
          <table:table-cell office:value-type="float" office:value="-2.86827809373644E+023" calcext:value-type="float">
            <text:p>-2.86827809373644E+023</text:p>
          </table:table-cell>
          <table:table-cell office:value-type="float" office:value="7.18600045270277E+031" calcext:value-type="float">
            <text:p>7.18600045270277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09" calcext:value-type="float">
            <text:p>136209</text:p>
          </table:table-cell>
        </table:table-row>
        <table:table-row table:style-name="ro1">
          <table:table-cell office:value-type="float" office:value="21470364" calcext:value-type="float">
            <text:p>21470364</text:p>
          </table:table-cell>
          <table:table-cell office:value-type="string" calcext:value-type="string">
            <text:p>2024-12-24 05:52:35</text:p>
          </table:table-cell>
          <table:table-cell office:value-type="string" calcext:value-type="string">
            <text:p>0xc3f1d82a1c69f7f01712aec2be6068b20f1cbe71b7a02221e002750415938e5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99149268797078E+017" calcext:value-type="float">
            <text:p>-2.99149268797078E+017</text:p>
          </table:table-cell>
          <table:table-cell office:value-type="float" office:value="2.49069144456582E+023" calcext:value-type="float">
            <text:p>2.49069144456582E+023</text:p>
          </table:table-cell>
          <table:table-cell office:value-type="float" office:value="7.20010956475062E+031" calcext:value-type="float">
            <text:p>7.20010956475062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48" calcext:value-type="float">
            <text:p>136248</text:p>
          </table:table-cell>
        </table:table-row>
        <table:table-row table:style-name="ro1">
          <table:table-cell office:value-type="float" office:value="21470403" calcext:value-type="float">
            <text:p>21470403</text:p>
          </table:table-cell>
          <table:table-cell office:value-type="string" calcext:value-type="string">
            <text:p>2024-12-24 06:00:23</text:p>
          </table:table-cell>
          <table:table-cell office:value-type="string" calcext:value-type="string">
            <text:p>0x2aefb615de64c4f21432e033e73bc74fc1ad053da6e2f0017a0baa0a8fa76089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85E+016" calcext:value-type="float">
            <text:p>1.85E+016</text:p>
          </table:table-cell>
          <table:table-cell office:value-type="float" office:value="-1.51242470765927E+022" calcext:value-type="float">
            <text:p>-1.51242470765927E+022</text:p>
          </table:table-cell>
          <table:table-cell office:value-type="float" office:value="7.19924416189795E+031" calcext:value-type="float">
            <text:p>7.19924416189795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46" calcext:value-type="float">
            <text:p>136246</text:p>
          </table:table-cell>
        </table:table-row>
        <table:table-row table:style-name="ro1">
          <table:table-cell office:value-type="float" office:value="21470473" calcext:value-type="float">
            <text:p>21470473</text:p>
          </table:table-cell>
          <table:table-cell office:value-type="string" calcext:value-type="string">
            <text:p>2024-12-24 06:14:23</text:p>
          </table:table-cell>
          <table:table-cell office:value-type="string" calcext:value-type="string">
            <text:p>0x2bbe85529f6d054cfe82e3d89a7a7009cc6620d2ff307d35fddbfc57598295ba</text:p>
          </table:table-cell>
          <table:table-cell office:value-type="float" office:value="610" calcext:value-type="float">
            <text:p>61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230417152665553" calcext:value-type="float">
            <text:p>-4230417152665553</text:p>
          </table:table-cell>
          <table:table-cell office:value-type="float" office:value="3.52837466666667E+021" calcext:value-type="float">
            <text:p>3.52837466666667E+021</text:p>
          </table:table-cell>
          <table:table-cell office:value-type="float" office:value="7.19944403504413E+031" calcext:value-type="float">
            <text:p>7.19944403504413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47" calcext:value-type="float">
            <text:p>136247</text:p>
          </table:table-cell>
        </table:table-row>
        <table:table-row table:style-name="ro1">
          <table:table-cell office:value-type="float" office:value="21470549" calcext:value-type="float">
            <text:p>21470549</text:p>
          </table:table-cell>
          <table:table-cell office:value-type="string" calcext:value-type="string">
            <text:p>2024-12-24 06:29:35</text:p>
          </table:table-cell>
          <table:table-cell office:value-type="string" calcext:value-type="string">
            <text:p>0x5eee17123de8c4369d674b5e2ebc77dae080111a05753b4216ab48ee8481578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652074288192598" calcext:value-type="float">
            <text:p>652074288192598</text:p>
          </table:table-cell>
          <table:table-cell office:value-type="float" office:value="-5.33051516570599E+020" calcext:value-type="float">
            <text:p>-5.33051516570599E+020</text:p>
          </table:table-cell>
          <table:table-cell office:value-type="float" office:value="7.19941353406774E+031" calcext:value-type="float">
            <text:p>7.19941353406774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46" calcext:value-type="float">
            <text:p>136246</text:p>
          </table:table-cell>
        </table:table-row>
        <table:table-row table:style-name="ro1">
          <table:table-cell office:value-type="float" office:value="21470549" calcext:value-type="float">
            <text:p>21470549</text:p>
          </table:table-cell>
          <table:table-cell office:value-type="string" calcext:value-type="string">
            <text:p>2024-12-24 06:29:35</text:p>
          </table:table-cell>
          <table:table-cell office:value-type="string" calcext:value-type="string">
            <text:p>0x6ccf749a42bd3ab5b5af092eacd2b05264a5eea8071df459d578ba80f8dab62a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7963009814334E+017" calcext:value-type="float">
            <text:p>-1.7963009814334E+017</text:p>
          </table:table-cell>
          <table:table-cell office:value-type="float" office:value="1.5E+023" calcext:value-type="float">
            <text:p>1.5E+023</text:p>
          </table:table-cell>
          <table:table-cell office:value-type="float" office:value="7.20791063960762E+031" calcext:value-type="float">
            <text:p>7.20791063960762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70" calcext:value-type="float">
            <text:p>136270</text:p>
          </table:table-cell>
        </table:table-row>
        <table:table-row table:style-name="ro1">
          <table:table-cell office:value-type="float" office:value="21470594" calcext:value-type="float">
            <text:p>21470594</text:p>
          </table:table-cell>
          <table:table-cell office:value-type="string" calcext:value-type="string">
            <text:p>2024-12-24 06:38:35</text:p>
          </table:table-cell>
          <table:table-cell office:value-type="string" calcext:value-type="string">
            <text:p>0x0cf4e69f32f2d3372657a487f8883a9679c75634e4c2a9f7730d0591ec189ecc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.56228331284702E+016" calcext:value-type="float">
            <text:p>5.56228331284702E+016</text:p>
          </table:table-cell>
          <table:table-cell office:value-type="float" office:value="-4.55607448881519E+022" calcext:value-type="float">
            <text:p>-4.55607448881519E+022</text:p>
          </table:table-cell>
          <table:table-cell office:value-type="float" office:value="7.20530367356189E+031" calcext:value-type="float">
            <text:p>7.20530367356189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63" calcext:value-type="float">
            <text:p>136263</text:p>
          </table:table-cell>
        </table:table-row>
        <table:table-row table:style-name="ro1">
          <table:table-cell office:value-type="float" office:value="21470647" calcext:value-type="float">
            <text:p>21470647</text:p>
          </table:table-cell>
          <table:table-cell office:value-type="string" calcext:value-type="string">
            <text:p>2024-12-24 06:49:11</text:p>
          </table:table-cell>
          <table:table-cell office:value-type="string" calcext:value-type="string">
            <text:p>0xba42c59d0579bcf11524acda8279582f01aa5b2ae659f895c4654afa2b038b0b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48687500000000" calcext:value-type="float">
            <text:p>148687500000000</text:p>
          </table:table-cell>
          <table:table-cell office:value-type="float" office:value="-1.21745984256453E+020" calcext:value-type="float">
            <text:p>-1.21745984256453E+020</text:p>
          </table:table-cell>
          <table:table-cell office:value-type="float" office:value="7.20529670730952E+031" calcext:value-type="float">
            <text:p>7.20529670730952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63" calcext:value-type="float">
            <text:p>136263</text:p>
          </table:table-cell>
        </table:table-row>
        <table:table-row table:style-name="ro1">
          <table:table-cell office:value-type="float" office:value="21470696" calcext:value-type="float">
            <text:p>21470696</text:p>
          </table:table-cell>
          <table:table-cell office:value-type="string" calcext:value-type="string">
            <text:p>2024-12-24 06:59:11</text:p>
          </table:table-cell>
          <table:table-cell office:value-type="string" calcext:value-type="string">
            <text:p>0x4bc0ce746229c541c8896e81673a0a86a0ff647c7631312d2e3960bc661423ed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79337052152313E+017" calcext:value-type="float">
            <text:p>-1.79337052152313E+017</text:p>
          </table:table-cell>
          <table:table-cell office:value-type="float" office:value="1.5E+023" calcext:value-type="float">
            <text:p>1.5E+023</text:p>
          </table:table-cell>
          <table:table-cell office:value-type="float" office:value="7.21379381284941E+031" calcext:value-type="float">
            <text:p>7.21379381284941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86" calcext:value-type="float">
            <text:p>136286</text:p>
          </table:table-cell>
        </table:table-row>
        <table:table-row table:style-name="ro1">
          <table:table-cell office:value-type="float" office:value="21470834" calcext:value-type="float">
            <text:p>21470834</text:p>
          </table:table-cell>
          <table:table-cell office:value-type="string" calcext:value-type="string">
            <text:p>2024-12-24 07:26:59</text:p>
          </table:table-cell>
          <table:table-cell office:value-type="string" calcext:value-type="string">
            <text:p>0x0d97706228287e5edee2928919a01a2446b2bdfd4b625a57c6bacf67ad61cad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36707763959142E+016" calcext:value-type="float">
            <text:p>-2.36707763959142E+016</text:p>
          </table:table-cell>
          <table:table-cell office:value-type="float" office:value="1.9825E+022" calcext:value-type="float">
            <text:p>1.9825E+022</text:p>
          </table:table-cell>
          <table:table-cell office:value-type="float" office:value="7.21491684696493E+031" calcext:value-type="float">
            <text:p>7.21491684696493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89" calcext:value-type="float">
            <text:p>136289</text:p>
          </table:table-cell>
        </table:table-row>
        <table:table-row table:style-name="ro1">
          <table:table-cell office:value-type="float" office:value="21471449" calcext:value-type="float">
            <text:p>21471449</text:p>
          </table:table-cell>
          <table:table-cell office:value-type="string" calcext:value-type="string">
            <text:p>2024-12-24 09:30:35</text:p>
          </table:table-cell>
          <table:table-cell office:value-type="string" calcext:value-type="string">
            <text:p>0x6fa9d2aa83f71f46c2b23c4426e872b1235e344e8d67cfdda20eb9a45fdb73eb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24846470826469E+016" calcext:value-type="float">
            <text:p>-1.24846470826469E+016</text:p>
          </table:table-cell>
          <table:table-cell office:value-type="float" office:value="1.0458760777466E+022" calcext:value-type="float">
            <text:p>1.0458760777466E+022</text:p>
          </table:table-cell>
          <table:table-cell office:value-type="float" office:value="7.21550930825921E+031" calcext:value-type="float">
            <text:p>7.21550930825921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91" calcext:value-type="float">
            <text:p>136291</text:p>
          </table:table-cell>
        </table:table-row>
        <table:table-row table:style-name="ro1">
          <table:table-cell office:value-type="float" office:value="21471500" calcext:value-type="float">
            <text:p>21471500</text:p>
          </table:table-cell>
          <table:table-cell office:value-type="string" calcext:value-type="string">
            <text:p>2024-12-24 09:40:59</text:p>
          </table:table-cell>
          <table:table-cell office:value-type="string" calcext:value-type="string">
            <text:p>0x18cbfd9ff1cd7f529b24717465dffbb14370ac16a58d5aacae48f165e1684ffd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8000000000000000" calcext:value-type="float">
            <text:p>8000000000000000</text:p>
          </table:table-cell>
          <table:table-cell office:value-type="float" office:value="-6.56866893406586E+021" calcext:value-type="float">
            <text:p>-6.56866893406586E+021</text:p>
          </table:table-cell>
          <table:table-cell office:value-type="float" office:value="7.2151334518741E+031" calcext:value-type="float">
            <text:p>7.2151334518741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90" calcext:value-type="float">
            <text:p>136290</text:p>
          </table:table-cell>
        </table:table-row>
        <table:table-row table:style-name="ro1">
          <table:table-cell office:value-type="float" office:value="21471524" calcext:value-type="float">
            <text:p>21471524</text:p>
          </table:table-cell>
          <table:table-cell office:value-type="string" calcext:value-type="string">
            <text:p>2024-12-24 09:45:59</text:p>
          </table:table-cell>
          <table:table-cell office:value-type="string" calcext:value-type="string">
            <text:p>0x9b377aea3ada6c87892a703c32909fa45a4a6740b3a6a81655b310cfecb3c15d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41199216335426E+017" calcext:value-type="float">
            <text:p>2.41199216335426E+017</text:p>
          </table:table-cell>
          <table:table-cell office:value-type="float" office:value="-1.97723881310969E+023" calcext:value-type="float">
            <text:p>-1.97723881310969E+023</text:p>
          </table:table-cell>
          <table:table-cell office:value-type="float" office:value="7.20381977721245E+031" calcext:value-type="float">
            <text:p>7.20381977721245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59" calcext:value-type="float">
            <text:p>136259</text:p>
          </table:table-cell>
        </table:table-row>
        <table:table-row table:style-name="ro1">
          <table:table-cell office:value-type="float" office:value="21471804" calcext:value-type="float">
            <text:p>21471804</text:p>
          </table:table-cell>
          <table:table-cell office:value-type="string" calcext:value-type="string">
            <text:p>2024-12-24 10:42:59</text:p>
          </table:table-cell>
          <table:table-cell office:value-type="string" calcext:value-type="string">
            <text:p>0x0b73d02e15da51d7b63de980ad87175731a986e20c0af14387dc7b7313c2ac5b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81088470105585E+016" calcext:value-type="float">
            <text:p>-1.81088470105585E+016</text:p>
          </table:table-cell>
          <table:table-cell office:value-type="float" office:value="1.51242470765927E+022" calcext:value-type="float">
            <text:p>1.51242470765927E+022</text:p>
          </table:table-cell>
          <table:table-cell office:value-type="float" office:value="7.20467652603659E+031" calcext:value-type="float">
            <text:p>7.20467652603659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61" calcext:value-type="float">
            <text:p>136261</text:p>
          </table:table-cell>
        </table:table-row>
        <table:table-row table:style-name="ro1">
          <table:table-cell office:value-type="float" office:value="21471818" calcext:value-type="float">
            <text:p>21471818</text:p>
          </table:table-cell>
          <table:table-cell office:value-type="string" calcext:value-type="string">
            <text:p>2024-12-24 10:45:47</text:p>
          </table:table-cell>
          <table:table-cell office:value-type="string" calcext:value-type="string">
            <text:p>0xfc065bd73a0f09d6ec94dbd0d9836cde7cd3034273c63890522898175d83b21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06049769187576E+017" calcext:value-type="float">
            <text:p>2.06049769187576E+017</text:p>
          </table:table-cell>
          <table:table-cell office:value-type="float" office:value="-1.68459574145478E+023" calcext:value-type="float">
            <text:p>-1.68459574145478E+023</text:p>
          </table:table-cell>
          <table:table-cell office:value-type="float" office:value="7.19503734232805E+031" calcext:value-type="float">
            <text:p>7.19503734232805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34" calcext:value-type="float">
            <text:p>136234</text:p>
          </table:table-cell>
        </table:table-row>
        <table:table-row table:style-name="ro1">
          <table:table-cell office:value-type="float" office:value="21472028" calcext:value-type="float">
            <text:p>21472028</text:p>
          </table:table-cell>
          <table:table-cell office:value-type="string" calcext:value-type="string">
            <text:p>2024-12-24 11:27:47</text:p>
          </table:table-cell>
          <table:table-cell office:value-type="string" calcext:value-type="string">
            <text:p>0xd1726f03e5bffb8fadc0c4364bba5755a5b70e9551974c94c741c6f2d743bcf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.83926167472978E+016" calcext:value-type="float">
            <text:p>-6.83926167472978E+016</text:p>
          </table:table-cell>
          <table:table-cell office:value-type="float" office:value="5.70001261643836E+022" calcext:value-type="float">
            <text:p>5.70001261643836E+022</text:p>
          </table:table-cell>
          <table:table-cell office:value-type="float" office:value="7.19826624958009E+031" calcext:value-type="float">
            <text:p>7.19826624958009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43" calcext:value-type="float">
            <text:p>136243</text:p>
          </table:table-cell>
        </table:table-row>
        <table:table-row table:style-name="ro1">
          <table:table-cell office:value-type="float" office:value="21472127" calcext:value-type="float">
            <text:p>21472127</text:p>
          </table:table-cell>
          <table:table-cell office:value-type="string" calcext:value-type="string">
            <text:p>2024-12-24 11:47:35</text:p>
          </table:table-cell>
          <table:table-cell office:value-type="string" calcext:value-type="string">
            <text:p>0x7f079f0ff6619a9b7ccbd7667699ddce69b7698aadfaffde411603d3780d5d53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34261259190326" calcext:value-type="float">
            <text:p>-334261259190326</text:p>
          </table:table-cell>
          <table:table-cell office:value-type="float" office:value="2.78707366666667E+020" calcext:value-type="float">
            <text:p>2.78707366666667E+020</text:p>
          </table:table-cell>
          <table:table-cell office:value-type="float" office:value="7.19828203761948E+031" calcext:value-type="float">
            <text:p>7.19828203761948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43" calcext:value-type="float">
            <text:p>136243</text:p>
          </table:table-cell>
        </table:table-row>
        <table:table-row table:style-name="ro1">
          <table:table-cell office:value-type="float" office:value="21472142" calcext:value-type="float">
            <text:p>21472142</text:p>
          </table:table-cell>
          <table:table-cell office:value-type="string" calcext:value-type="string">
            <text:p>2024-12-24 11:50:47</text:p>
          </table:table-cell>
          <table:table-cell office:value-type="string" calcext:value-type="string">
            <text:p>0xff749aad827eb247b3394280e7536ec1bb90def6effd92fe75359128234a74ed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12645347371176E+017" calcext:value-type="float">
            <text:p>-2.12645347371176E+017</text:p>
          </table:table-cell>
          <table:table-cell office:value-type="float" office:value="1.77552028457163E+023" calcext:value-type="float">
            <text:p>1.77552028457163E+023</text:p>
          </table:table-cell>
          <table:table-cell office:value-type="float" office:value="7.20833989311696E+031" calcext:value-type="float">
            <text:p>7.20833989311696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71" calcext:value-type="float">
            <text:p>136271</text:p>
          </table:table-cell>
        </table:table-row>
        <table:table-row table:style-name="ro1">
          <table:table-cell office:value-type="float" office:value="21472376" calcext:value-type="float">
            <text:p>21472376</text:p>
          </table:table-cell>
          <table:table-cell office:value-type="string" calcext:value-type="string">
            <text:p>2024-12-24 12:38:11</text:p>
          </table:table-cell>
          <table:table-cell office:value-type="string" calcext:value-type="string">
            <text:p>0x535fab37e6e695438722dac2e67a0b2aada0f043f3090b96ac7672f3baab75cf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420092313756021" calcext:value-type="float">
            <text:p>-5420092313756021</text:p>
          </table:table-cell>
          <table:table-cell office:value-type="float" office:value="4.53208766666667E+021" calcext:value-type="float">
            <text:p>4.53208766666667E+021</text:p>
          </table:table-cell>
          <table:table-cell office:value-type="float" office:value="7.20859662396509E+031" calcext:value-type="float">
            <text:p>7.20859662396509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72" calcext:value-type="float">
            <text:p>136272</text:p>
          </table:table-cell>
        </table:table-row>
        <table:table-row table:style-name="ro1">
          <table:table-cell office:value-type="float" office:value="21472429" calcext:value-type="float">
            <text:p>21472429</text:p>
          </table:table-cell>
          <table:table-cell office:value-type="string" calcext:value-type="string">
            <text:p>2024-12-24 12:48:47</text:p>
          </table:table-cell>
          <table:table-cell office:value-type="string" calcext:value-type="string">
            <text:p>0x9abae87a51c25defb86d4000ab266c4b4512d1429763201248849253c694f8fc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1963985084228E+016" calcext:value-type="float">
            <text:p>-1.1963985084228E+016</text:p>
          </table:table-cell>
          <table:table-cell office:value-type="float" office:value="1.0005E+022" calcext:value-type="float">
            <text:p>1.0005E+022</text:p>
          </table:table-cell>
          <table:table-cell office:value-type="float" office:value="7.2091633809046E+031" calcext:value-type="float">
            <text:p>7.2091633809046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74" calcext:value-type="float">
            <text:p>136274</text:p>
          </table:table-cell>
        </table:table-row>
        <table:table-row table:style-name="ro1">
          <table:table-cell office:value-type="float" office:value="21472801" calcext:value-type="float">
            <text:p>21472801</text:p>
          </table:table-cell>
          <table:table-cell office:value-type="string" calcext:value-type="string">
            <text:p>2024-12-24 14:03:47</text:p>
          </table:table-cell>
          <table:table-cell office:value-type="string" calcext:value-type="string">
            <text:p>0x27e1da6df9e82098f2a6edd8a82ed22c1282a366123ba829d6022d53a256f81f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.17295664925923E+016" calcext:value-type="float">
            <text:p>7.17295664925923E+016</text:p>
          </table:table-cell>
          <table:table-cell office:value-type="float" office:value="-5.87680590350743E+022" calcext:value-type="float">
            <text:p>-5.87680590350743E+022</text:p>
          </table:table-cell>
          <table:table-cell office:value-type="float" office:value="7.20580069807635E+031" calcext:value-type="float">
            <text:p>7.20580069807635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64" calcext:value-type="float">
            <text:p>136264</text:p>
          </table:table-cell>
        </table:table-row>
        <table:table-row table:style-name="ro1">
          <table:table-cell office:value-type="float" office:value="21473162" calcext:value-type="float">
            <text:p>21473162</text:p>
          </table:table-cell>
          <table:table-cell office:value-type="string" calcext:value-type="string">
            <text:p>2024-12-24 15:15:59</text:p>
          </table:table-cell>
          <table:table-cell office:value-type="string" calcext:value-type="string">
            <text:p>0xd1d95070f83f9e37a8bceaa02c548702f52f949b322a238bfa3bbbe2541b1d04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90554131730515E+016" calcext:value-type="float">
            <text:p>-4.90554131730515E+016</text:p>
          </table:table-cell>
          <table:table-cell office:value-type="float" office:value="4.10012436038882E+022" calcext:value-type="float">
            <text:p>4.10012436038882E+022</text:p>
          </table:table-cell>
          <table:table-cell office:value-type="float" office:value="7.20812331070414E+031" calcext:value-type="float">
            <text:p>7.20812331070414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71" calcext:value-type="float">
            <text:p>136271</text:p>
          </table:table-cell>
        </table:table-row>
        <table:table-row table:style-name="ro1">
          <table:table-cell office:value-type="float" office:value="21473484" calcext:value-type="float">
            <text:p>21473484</text:p>
          </table:table-cell>
          <table:table-cell office:value-type="string" calcext:value-type="string">
            <text:p>2024-12-24 16:21:23</text:p>
          </table:table-cell>
          <table:table-cell office:value-type="string" calcext:value-type="string">
            <text:p>0xdc547738fcf9b5551d17c3d08db5f4cc374399559142acda07324c95f6a7669c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25540583615817E+017" calcext:value-type="float">
            <text:p>-1.25540583615817E+017</text:p>
          </table:table-cell>
          <table:table-cell office:value-type="float" office:value="1.05049160439491E+023" calcext:value-type="float">
            <text:p>1.05049160439491E+023</text:p>
          </table:table-cell>
          <table:table-cell office:value-type="float" office:value="7.21407406939168E+031" calcext:value-type="float">
            <text:p>7.21407406939168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287" calcext:value-type="float">
            <text:p>136287</text:p>
          </table:table-cell>
        </table:table-row>
        <table:table-row table:style-name="ro1">
          <table:table-cell office:value-type="float" office:value="21473491" calcext:value-type="float">
            <text:p>21473491</text:p>
          </table:table-cell>
          <table:table-cell office:value-type="string" calcext:value-type="string">
            <text:p>2024-12-24 16:22:47</text:p>
          </table:table-cell>
          <table:table-cell office:value-type="string" calcext:value-type="string">
            <text:p>0x006d16ca6292c467de676c872eb56059146c69ef4579e21abd73e254918d1f26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.49628558177946E+017" calcext:value-type="float">
            <text:p>-7.49628558177946E+017</text:p>
          </table:table-cell>
          <table:table-cell office:value-type="float" office:value="6.3089799875819E+023" calcext:value-type="float">
            <text:p>6.3089799875819E+023</text:p>
          </table:table-cell>
          <table:table-cell office:value-type="float" office:value="7.24981278192736E+031" calcext:value-type="float">
            <text:p>7.24981278192736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386" calcext:value-type="float">
            <text:p>136386</text:p>
          </table:table-cell>
        </table:table-row>
        <table:table-row table:style-name="ro1">
          <table:table-cell office:value-type="float" office:value="21473723" calcext:value-type="float">
            <text:p>21473723</text:p>
          </table:table-cell>
          <table:table-cell office:value-type="string" calcext:value-type="string">
            <text:p>2024-12-24 17:09:35</text:p>
          </table:table-cell>
          <table:table-cell office:value-type="string" calcext:value-type="string">
            <text:p>0x700d6334553d92c15161c5d7a253259e67144ae78535dfc5fc5479b4a0ee56d3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427968729566300" calcext:value-type="float">
            <text:p>1427968729566300</text:p>
          </table:table-cell>
          <table:table-cell office:value-type="float" office:value="-1.18370709289594E+021" calcext:value-type="float">
            <text:p>-1.18370709289594E+021</text:p>
          </table:table-cell>
          <table:table-cell office:value-type="float" office:value="7.24974505072132E+031" calcext:value-type="float">
            <text:p>7.24974505072132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386" calcext:value-type="float">
            <text:p>136386</text:p>
          </table:table-cell>
        </table:table-row>
        <table:table-row table:style-name="ro1">
          <table:table-cell office:value-type="float" office:value="21473879" calcext:value-type="float">
            <text:p>21473879</text:p>
          </table:table-cell>
          <table:table-cell office:value-type="string" calcext:value-type="string">
            <text:p>2024-12-24 17:40:47</text:p>
          </table:table-cell>
          <table:table-cell office:value-type="string" calcext:value-type="string">
            <text:p>0x4a75108dc0e1d788c60ed5495707f044ade2bd41afd2b0022f66d52970e44332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000000000000000" calcext:value-type="float">
            <text:p>4000000000000000</text:p>
          </table:table-cell>
          <table:table-cell office:value-type="float" office:value="-3.31566100334546E+021" calcext:value-type="float">
            <text:p>-3.31566100334546E+021</text:p>
          </table:table-cell>
          <table:table-cell office:value-type="float" office:value="7.24955533003795E+031" calcext:value-type="float">
            <text:p>7.24955533003795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385" calcext:value-type="float">
            <text:p>136385</text:p>
          </table:table-cell>
        </table:table-row>
        <table:table-row table:style-name="ro1">
          <table:table-cell office:value-type="float" office:value="21474078" calcext:value-type="float">
            <text:p>21474078</text:p>
          </table:table-cell>
          <table:table-cell office:value-type="string" calcext:value-type="string">
            <text:p>2024-12-24 18:20:35</text:p>
          </table:table-cell>
          <table:table-cell office:value-type="string" calcext:value-type="string">
            <text:p>0x0a35f1671491e8a27209db300ca955a73fa5d680e9b83727b54b315bc08685da</text:p>
          </table:table-cell>
          <table:table-cell office:value-type="float" office:value="528" calcext:value-type="float">
            <text:p>52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.90465994205123E+017" calcext:value-type="float">
            <text:p>-6.90465994205123E+017</text:p>
          </table:table-cell>
          <table:table-cell office:value-type="float" office:value="5.86619963048896E+023" calcext:value-type="float">
            <text:p>5.86619963048896E+023</text:p>
          </table:table-cell>
          <table:table-cell office:value-type="float" office:value="7.28278580829016E+031" calcext:value-type="float">
            <text:p>7.28278580829016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477" calcext:value-type="float">
            <text:p>136477</text:p>
          </table:table-cell>
        </table:table-row>
        <table:table-row table:style-name="ro1">
          <table:table-cell office:value-type="float" office:value="21474100" calcext:value-type="float">
            <text:p>21474100</text:p>
          </table:table-cell>
          <table:table-cell office:value-type="string" calcext:value-type="string">
            <text:p>2024-12-24 18:24:59</text:p>
          </table:table-cell>
          <table:table-cell office:value-type="string" calcext:value-type="string">
            <text:p>0xd28aab1f348d871f570274be45d3e0f5ba733ba87fb0609708de45d3cf90001c</text:p>
          </table:table-cell>
          <table:table-cell office:value-type="float" office:value="483" calcext:value-type="float">
            <text:p>48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.84193587390904E+017" calcext:value-type="float">
            <text:p>-6.84193587390904E+017</text:p>
          </table:table-cell>
          <table:table-cell office:value-type="float" office:value="5.86619963048896E+023" calcext:value-type="float">
            <text:p>5.86619963048896E+023</text:p>
          </table:table-cell>
          <table:table-cell office:value-type="float" office:value="7.31601628654236E+031" calcext:value-type="float">
            <text:p>7.31601628654236E+031</text:p>
          </table:table-cell>
          <table:table-cell office:value-type="float" office:value="1.38463410606586E+023" calcext:value-type="float">
            <text:p>1.38463410606586E+023</text:p>
          </table:table-cell>
          <table:table-cell office:value-type="float" office:value="136568" calcext:value-type="float">
            <text:p>136568</text:p>
          </table:table-cell>
        </table:table-row>
        <table:table-row table:style-name="ro1">
          <table:table-cell office:value-type="float" office:value="21474106" calcext:value-type="float">
            <text:p>21474106</text:p>
          </table:table-cell>
          <table:table-cell office:value-type="string" calcext:value-type="string">
            <text:p>2024-12-24 18:26:11</text:p>
          </table:table-cell>
          <table:table-cell office:value-type="string" calcext:value-type="string">
            <text:p>0x32112ed15092e0750724eb8624724237e7021d0b5bf018bf609942c8f720645f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6.5E+017" calcext:value-type="float">
            <text:p>6.5E+017</text:p>
          </table:table-cell>
          <table:table-cell office:value-type="float" office:value="-5.46315623316185E+023" calcext:value-type="float">
            <text:p>-5.46315623316185E+023</text:p>
          </table:table-cell>
          <table:table-cell office:value-type="float" office:value="7.28416161680186E+031" calcext:value-type="float">
            <text:p>7.28416161680186E+031</text:p>
          </table:table-cell>
          <table:table-cell office:value-type="float" office:value="1.35878297721413E+023" calcext:value-type="float">
            <text:p>1.35878297721413E+023</text:p>
          </table:table-cell>
          <table:table-cell office:value-type="float" office:value="136481" calcext:value-type="float">
            <text:p>136481</text:p>
          </table:table-cell>
        </table:table-row>
        <table:table-row table:style-name="ro1">
          <table:table-cell office:value-type="float" office:value="21474199" calcext:value-type="float">
            <text:p>21474199</text:p>
          </table:table-cell>
          <table:table-cell office:value-type="string" calcext:value-type="string">
            <text:p>2024-12-24 18:44:47</text:p>
          </table:table-cell>
          <table:table-cell office:value-type="string" calcext:value-type="string">
            <text:p>0xb53f9187d1c8aa9da517b6a483d43a2c3a8a2c1ee3103234b66534f9375b8ff7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524616660367580" calcext:value-type="float">
            <text:p>-7524616660367580</text:p>
          </table:table-cell>
          <table:table-cell office:value-type="float" office:value="6.4249725424992E+021" calcext:value-type="float">
            <text:p>6.4249725424992E+021</text:p>
          </table:table-cell>
          <table:table-cell office:value-type="float" office:value="7.28453249897327E+031" calcext:value-type="float">
            <text:p>7.28453249897327E+031</text:p>
          </table:table-cell>
          <table:table-cell office:value-type="float" office:value="1.35878297721413E+023" calcext:value-type="float">
            <text:p>1.35878297721413E+023</text:p>
          </table:table-cell>
          <table:table-cell office:value-type="float" office:value="136482" calcext:value-type="float">
            <text:p>136482</text:p>
          </table:table-cell>
        </table:table-row>
        <table:table-row table:style-name="ro1">
          <table:table-cell office:value-type="float" office:value="21474410" calcext:value-type="float">
            <text:p>21474410</text:p>
          </table:table-cell>
          <table:table-cell office:value-type="string" calcext:value-type="string">
            <text:p>2024-12-24 19:27:23</text:p>
          </table:table-cell>
          <table:table-cell office:value-type="string" calcext:value-type="string">
            <text:p>0x028d16ee71df3725b3696bcc3caf35ada8f627a3468de1244676729306ab536a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49999785187866E+016" calcext:value-type="float">
            <text:p>-2.49999785187866E+016</text:p>
          </table:table-cell>
          <table:table-cell office:value-type="float" office:value="2.13511915913104E+022" calcext:value-type="float">
            <text:p>2.13511915913104E+022</text:p>
          </table:table-cell>
          <table:table-cell office:value-type="float" office:value="7.28576499860608E+031" calcext:value-type="float">
            <text:p>7.28576499860608E+031</text:p>
          </table:table-cell>
          <table:table-cell office:value-type="float" office:value="1.35878297721413E+023" calcext:value-type="float">
            <text:p>1.35878297721413E+023</text:p>
          </table:table-cell>
          <table:table-cell office:value-type="float" office:value="136485" calcext:value-type="float">
            <text:p>136485</text:p>
          </table:table-cell>
        </table:table-row>
        <table:table-row table:style-name="ro1">
          <table:table-cell office:value-type="float" office:value="21474569" calcext:value-type="float">
            <text:p>21474569</text:p>
          </table:table-cell>
          <table:table-cell office:value-type="string" calcext:value-type="string">
            <text:p>2024-12-24 19:59:23</text:p>
          </table:table-cell>
          <table:table-cell office:value-type="string" calcext:value-type="string">
            <text:p>0x463cffc4c43626de7b909a0526c7f60898b3e239dad52a8d25b1d42e78e542df</text:p>
          </table:table-cell>
          <table:table-cell office:value-type="float" office:value="477" calcext:value-type="float">
            <text:p>47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26424323749328E+016" calcext:value-type="float">
            <text:p>-1.26424323749328E+016</text:p>
          </table:table-cell>
          <table:table-cell office:value-type="float" office:value="1.08E+022" calcext:value-type="float">
            <text:p>1.08E+022</text:p>
          </table:table-cell>
          <table:table-cell office:value-type="float" office:value="7.28638842966742E+031" calcext:value-type="float">
            <text:p>7.28638842966742E+031</text:p>
          </table:table-cell>
          <table:table-cell office:value-type="float" office:value="1.35878297721413E+023" calcext:value-type="float">
            <text:p>1.35878297721413E+023</text:p>
          </table:table-cell>
          <table:table-cell office:value-type="float" office:value="136487" calcext:value-type="float">
            <text:p>136487</text:p>
          </table:table-cell>
        </table:table-row>
        <table:table-row table:style-name="ro1">
          <table:table-cell office:value-type="float" office:value="21474601" calcext:value-type="float">
            <text:p>21474601</text:p>
          </table:table-cell>
          <table:table-cell office:value-type="string" calcext:value-type="string">
            <text:p>2024-12-24 20:05:47</text:p>
          </table:table-cell>
          <table:table-cell office:value-type="string" calcext:value-type="string">
            <text:p>0x2b13e13c180b82c315344d72f02095c24b58ad6c47e14c84a2750de9bc18045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17040270983714E+016" calcext:value-type="float">
            <text:p>-1.17040270983714E+016</text:p>
          </table:table-cell>
          <table:table-cell office:value-type="float" office:value="1E+022" calcext:value-type="float">
            <text:p>1E+022</text:p>
          </table:table-cell>
          <table:table-cell office:value-type="float" office:value="7.28696568065013E+031" calcext:value-type="float">
            <text:p>7.28696568065013E+031</text:p>
          </table:table-cell>
          <table:table-cell office:value-type="float" office:value="1.35878297721413E+023" calcext:value-type="float">
            <text:p>1.35878297721413E+023</text:p>
          </table:table-cell>
          <table:table-cell office:value-type="float" office:value="136488" calcext:value-type="float">
            <text:p>136488</text:p>
          </table:table-cell>
        </table:table-row>
        <table:table-row table:style-name="ro1">
          <table:table-cell office:value-type="float" office:value="21474611" calcext:value-type="float">
            <text:p>21474611</text:p>
          </table:table-cell>
          <table:table-cell office:value-type="string" calcext:value-type="string">
            <text:p>2024-12-24 20:07:47</text:p>
          </table:table-cell>
          <table:table-cell office:value-type="string" calcext:value-type="string">
            <text:p>0x53b63889097e31c708831d2c0c65479755e0e868518c8a859ef8f4b5f7d09504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6.5E+017" calcext:value-type="float">
            <text:p>6.5E+017</text:p>
          </table:table-cell>
          <table:table-cell office:value-type="float" office:value="-5.41994962752241E+023" calcext:value-type="float">
            <text:p>-5.41994962752241E+023</text:p>
          </table:table-cell>
          <table:table-cell office:value-type="float" office:value="7.25536294076382E+031" calcext:value-type="float">
            <text:p>7.25536294076382E+031</text:p>
          </table:table-cell>
          <table:table-cell office:value-type="float" office:value="1.35878297721413E+023" calcext:value-type="float">
            <text:p>1.35878297721413E+023</text:p>
          </table:table-cell>
          <table:table-cell office:value-type="float" office:value="136401" calcext:value-type="float">
            <text:p>136401</text:p>
          </table:table-cell>
        </table:table-row>
        <table:table-row table:style-name="ro1">
          <table:table-cell office:value-type="float" office:value="21474627" calcext:value-type="float">
            <text:p>21474627</text:p>
          </table:table-cell>
          <table:table-cell office:value-type="string" calcext:value-type="string">
            <text:p>2024-12-24 20:10:59</text:p>
          </table:table-cell>
          <table:table-cell office:value-type="string" calcext:value-type="string">
            <text:p>0x49069c8867233dbbb119643dfc9ba94e6ad67559a945778276cbf38c134d7edf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94545987480733E+017" calcext:value-type="float">
            <text:p>-2.94545987480733E+017</text:p>
          </table:table-cell>
          <table:table-cell office:value-type="float" office:value="2.5E+023" calcext:value-type="float">
            <text:p>2.5E+023</text:p>
          </table:table-cell>
          <table:table-cell office:value-type="float" office:value="7.26979421533165E+031" calcext:value-type="float">
            <text:p>7.26979421533165E+031</text:p>
          </table:table-cell>
          <table:table-cell office:value-type="float" office:value="1.35878297721413E+023" calcext:value-type="float">
            <text:p>1.35878297721413E+023</text:p>
          </table:table-cell>
          <table:table-cell office:value-type="float" office:value="136441" calcext:value-type="float">
            <text:p>136441</text:p>
          </table:table-cell>
        </table:table-row>
        <table:table-row table:style-name="ro1">
          <table:table-cell office:value-type="float" office:value="21474664" calcext:value-type="float">
            <text:p>21474664</text:p>
          </table:table-cell>
          <table:table-cell office:value-type="string" calcext:value-type="string">
            <text:p>2024-12-24 20:18:23</text:p>
          </table:table-cell>
          <table:table-cell office:value-type="string" calcext:value-type="string">
            <text:p>0x2e522b657fdcaf1e7b63a83764ab1fed744203e857708885e7df61f3a04c9f0e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579277206011524" calcext:value-type="float">
            <text:p>-2579277206011524</text:p>
          </table:table-cell>
          <table:table-cell office:value-type="float" office:value="2.19359E+021" calcext:value-type="float">
            <text:p>2.19359E+021</text:p>
          </table:table-cell>
          <table:table-cell office:value-type="float" office:value="7.26992084052997E+031" calcext:value-type="float">
            <text:p>7.26992084052997E+031</text:p>
          </table:table-cell>
          <table:table-cell office:value-type="float" office:value="1.35878297721413E+023" calcext:value-type="float">
            <text:p>1.35878297721413E+023</text:p>
          </table:table-cell>
          <table:table-cell office:value-type="float" office:value="136441" calcext:value-type="float">
            <text:p>136441</text:p>
          </table:table-cell>
        </table:table-row>
        <table:table-row table:style-name="ro1">
          <table:table-cell office:value-type="float" office:value="21474700" calcext:value-type="float">
            <text:p>21474700</text:p>
          </table:table-cell>
          <table:table-cell office:value-type="string" calcext:value-type="string">
            <text:p>2024-12-24 20:25:35</text:p>
          </table:table-cell>
          <table:table-cell office:value-type="string" calcext:value-type="string">
            <text:p>0x50e0314ca31c8b3e360fc58f175e2bf1965958d9b5b4c3ff7fce19cab8eb0aa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52657246840011E+016" calcext:value-type="float">
            <text:p>-3.52657246840011E+016</text:p>
          </table:table-cell>
          <table:table-cell office:value-type="float" office:value="3E+022" calcext:value-type="float">
            <text:p>3E+022</text:p>
          </table:table-cell>
          <table:table-cell office:value-type="float" office:value="7.27165259347811E+031" calcext:value-type="float">
            <text:p>7.27165259347811E+031</text:p>
          </table:table-cell>
          <table:table-cell office:value-type="float" office:value="1.35878297721413E+023" calcext:value-type="float">
            <text:p>1.35878297721413E+023</text:p>
          </table:table-cell>
          <table:table-cell office:value-type="float" office:value="136446" calcext:value-type="float">
            <text:p>136446</text:p>
          </table:table-cell>
        </table:table-row>
        <table:table-row table:style-name="ro1">
          <table:table-cell office:value-type="float" office:value="21474714" calcext:value-type="float">
            <text:p>21474714</text:p>
          </table:table-cell>
          <table:table-cell office:value-type="string" calcext:value-type="string">
            <text:p>2024-12-24 20:28:23</text:p>
          </table:table-cell>
          <table:table-cell office:value-type="string" calcext:value-type="string">
            <text:p>0xbf22d0ad65c0af1fca4214c5b614d5c516b14dccd014b4eefb75323ed8063b54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9E+016" calcext:value-type="float">
            <text:p>1.9E+016</text:p>
          </table:table-cell>
          <table:table-cell office:value-type="float" office:value="-1.58431194428634E+022" calcext:value-type="float">
            <text:p>-1.58431194428634E+022</text:p>
          </table:table-cell>
          <table:table-cell office:value-type="float" office:value="7.27072881001673E+031" calcext:value-type="float">
            <text:p>7.27072881001673E+031</text:p>
          </table:table-cell>
          <table:table-cell office:value-type="float" office:value="1.35878297721413E+023" calcext:value-type="float">
            <text:p>1.35878297721413E+023</text:p>
          </table:table-cell>
          <table:table-cell office:value-type="float" office:value="136444" calcext:value-type="float">
            <text:p>136444</text:p>
          </table:table-cell>
        </table:table-row>
        <table:table-row table:style-name="ro1">
          <table:table-cell office:value-type="float" office:value="21474917" calcext:value-type="float">
            <text:p>21474917</text:p>
          </table:table-cell>
          <table:table-cell office:value-type="string" calcext:value-type="string">
            <text:p>2024-12-24 21:09:11</text:p>
          </table:table-cell>
          <table:table-cell office:value-type="string" calcext:value-type="string">
            <text:p>0x3a4d4e8fd4614b9dcecd9ead81c7c7f44db3ffd6b84ad7abb76fc44c147e4a05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30098095914374E+018" calcext:value-type="float">
            <text:p>-1.30098095914374E+018</text:p>
          </table:table-cell>
          <table:table-cell office:value-type="float" office:value="1.11651687565114E+024" calcext:value-type="float">
            <text:p>1.11651687565114E+024</text:p>
          </table:table-cell>
          <table:table-cell office:value-type="float" office:value="7.33517985638531E+031" calcext:value-type="float">
            <text:p>7.33517985638531E+031</text:p>
          </table:table-cell>
          <table:table-cell office:value-type="float" office:value="1.35878297721413E+023" calcext:value-type="float">
            <text:p>1.35878297721413E+023</text:p>
          </table:table-cell>
          <table:table-cell office:value-type="float" office:value="136620" calcext:value-type="float">
            <text:p>136620</text:p>
          </table:table-cell>
        </table:table-row>
        <table:table-row table:style-name="ro1">
          <table:table-cell office:value-type="float" office:value="21474918" calcext:value-type="float">
            <text:p>21474918</text:p>
          </table:table-cell>
          <table:table-cell office:value-type="string" calcext:value-type="string">
            <text:p>2024-12-24 21:09:23</text:p>
          </table:table-cell>
          <table:table-cell office:value-type="string" calcext:value-type="string">
            <text:p>0x05ebcd5b616447b82b27925dfe2f8a3e6c0641bdaa50a534a8ccb2fd95c4979a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.01177114487231E+017" calcext:value-type="float">
            <text:p>3.01177114487231E+017</text:p>
          </table:table-cell>
          <table:table-cell office:value-type="float" office:value="-2.55057507696224E+023" calcext:value-type="float">
            <text:p>-2.55057507696224E+023</text:p>
          </table:table-cell>
          <table:table-cell office:value-type="float" office:value="7.32030791729783E+031" calcext:value-type="float">
            <text:p>7.32030791729783E+031</text:p>
          </table:table-cell>
          <table:table-cell office:value-type="float" office:value="1.35878297721413E+023" calcext:value-type="float">
            <text:p>1.35878297721413E+023</text:p>
          </table:table-cell>
          <table:table-cell office:value-type="float" office:value="136580" calcext:value-type="float">
            <text:p>136580</text:p>
          </table:table-cell>
        </table:table-row>
        <table:table-row table:style-name="ro1">
          <table:table-cell office:value-type="float" office:value="21474919" calcext:value-type="float">
            <text:p>21474919</text:p>
          </table:table-cell>
          <table:table-cell office:value-type="string" calcext:value-type="string">
            <text:p>2024-12-24 21:09:35</text:p>
          </table:table-cell>
          <table:table-cell office:value-type="string" calcext:value-type="string">
            <text:p>0x2b177615de08d150ee8e9b84c8727ffcc4a8262f0d052748b2b44db1a3c7a8d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6E+017" calcext:value-type="float">
            <text:p>6E+017</text:p>
          </table:table-cell>
          <table:table-cell office:value-type="float" office:value="-5.05051126834106E+023" calcext:value-type="float">
            <text:p>-5.05051126834106E+023</text:p>
          </table:table-cell>
          <table:table-cell office:value-type="float" office:value="7.29085930524878E+031" calcext:value-type="float">
            <text:p>7.29085930524878E+031</text:p>
          </table:table-cell>
          <table:table-cell office:value-type="float" office:value="1.35878297721413E+023" calcext:value-type="float">
            <text:p>1.35878297721413E+023</text:p>
          </table:table-cell>
          <table:table-cell office:value-type="float" office:value="136499" calcext:value-type="float">
            <text:p>136499</text:p>
          </table:table-cell>
        </table:table-row>
        <table:table-row table:style-name="ro1">
          <table:table-cell office:value-type="float" office:value="21475001" calcext:value-type="float">
            <text:p>21475001</text:p>
          </table:table-cell>
          <table:table-cell office:value-type="string" calcext:value-type="string">
            <text:p>2024-12-24 21:26:11</text:p>
          </table:table-cell>
          <table:table-cell office:value-type="string" calcext:value-type="string">
            <text:p>0x099de904fe0647d3ece1b677caad4077325a43a0aec71cbd134e700c6cc243f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182588585885810" calcext:value-type="float">
            <text:p>-1182588585885810</text:p>
          </table:table-cell>
          <table:table-cell office:value-type="float" office:value="1.01158E+021" calcext:value-type="float">
            <text:p>1.01158E+021</text:p>
          </table:table-cell>
          <table:table-cell office:value-type="float" office:value="7.29091769880369E+031" calcext:value-type="float">
            <text:p>7.29091769880369E+031</text:p>
          </table:table-cell>
          <table:table-cell office:value-type="float" office:value="1.35878297721413E+023" calcext:value-type="float">
            <text:p>1.35878297721413E+023</text:p>
          </table:table-cell>
          <table:table-cell office:value-type="float" office:value="136499" calcext:value-type="float">
            <text:p>136499</text:p>
          </table:table-cell>
        </table:table-row>
        <table:table-row table:style-name="ro1">
          <table:table-cell office:value-type="float" office:value="21475028" calcext:value-type="float">
            <text:p>21475028</text:p>
          </table:table-cell>
          <table:table-cell office:value-type="string" calcext:value-type="string">
            <text:p>2024-12-24 21:31:35</text:p>
          </table:table-cell>
          <table:table-cell office:value-type="string" calcext:value-type="string">
            <text:p>0xd132bec566777c90f5ddc8a68b6704a3594faa42e180b22fc7330f8b6a1794d4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6993809239872242" calcext:value-type="float">
            <text:p>6993809239872242</text:p>
          </table:table-cell>
          <table:table-cell office:value-type="float" office:value="-5.86318822868051E+021" calcext:value-type="float">
            <text:p>-5.86318822868051E+021</text:p>
          </table:table-cell>
          <table:table-cell office:value-type="float" office:value="7.29057582696866E+031" calcext:value-type="float">
            <text:p>7.29057582696866E+031</text:p>
          </table:table-cell>
          <table:table-cell office:value-type="float" office:value="1.35878297721413E+023" calcext:value-type="float">
            <text:p>1.35878297721413E+023</text:p>
          </table:table-cell>
          <table:table-cell office:value-type="float" office:value="136498" calcext:value-type="float">
            <text:p>136498</text:p>
          </table:table-cell>
        </table:table-row>
        <table:table-row table:style-name="ro1">
          <table:table-cell office:value-type="float" office:value="21475085" calcext:value-type="float">
            <text:p>21475085</text:p>
          </table:table-cell>
          <table:table-cell office:value-type="string" calcext:value-type="string">
            <text:p>2024-12-24 21:42:59</text:p>
          </table:table-cell>
          <table:table-cell office:value-type="string" calcext:value-type="string">
            <text:p>0x9790c0b966bb3c6042d53c136294fa44901ab5e61ee15417d7f9ee53784f2b97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30793563645979E+016" calcext:value-type="float">
            <text:p>-2.30793563645979E+016</text:p>
          </table:table-cell>
          <table:table-cell office:value-type="float" office:value="1.97433515485844E+022" calcext:value-type="float">
            <text:p>1.97433515485844E+022</text:p>
          </table:table-cell>
          <table:table-cell office:value-type="float" office:value="7.29171551387701E+031" calcext:value-type="float">
            <text:p>7.29171551387701E+031</text:p>
          </table:table-cell>
          <table:table-cell office:value-type="float" office:value="1.35878297721413E+023" calcext:value-type="float">
            <text:p>1.35878297721413E+023</text:p>
          </table:table-cell>
          <table:table-cell office:value-type="float" office:value="136501" calcext:value-type="float">
            <text:p>136501</text:p>
          </table:table-cell>
        </table:table-row>
        <table:table-row table:style-name="ro1">
          <table:table-cell office:value-type="float" office:value="21475166" calcext:value-type="float">
            <text:p>21475166</text:p>
          </table:table-cell>
          <table:table-cell office:value-type="string" calcext:value-type="string">
            <text:p>2024-12-24 21:59:11</text:p>
          </table:table-cell>
          <table:table-cell office:value-type="string" calcext:value-type="string">
            <text:p>0x708bd41c422b78400f778e05a3be6f9db758e1fb14386a89bfc2bba12fdac8d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3557701193139E+018" calcext:value-type="float">
            <text:p>-1.43557701193139E+018</text:p>
          </table:table-cell>
          <table:table-cell office:value-type="float" office:value="1.24032395418607E+024" calcext:value-type="float">
            <text:p>1.24032395418607E+024</text:p>
          </table:table-cell>
          <table:table-cell office:value-type="float" office:value="7.36331333602071E+031" calcext:value-type="float">
            <text:p>7.36331333602071E+031</text:p>
          </table:table-cell>
          <table:table-cell office:value-type="float" office:value="1.35878297721413E+023" calcext:value-type="float">
            <text:p>1.35878297721413E+023</text:p>
          </table:table-cell>
          <table:table-cell office:value-type="float" office:value="136697" calcext:value-type="float">
            <text:p>136697</text:p>
          </table:table-cell>
        </table:table-row>
        <table:table-row table:style-name="ro1">
          <table:table-cell office:value-type="float" office:value="21475175" calcext:value-type="float">
            <text:p>21475175</text:p>
          </table:table-cell>
          <table:table-cell office:value-type="string" calcext:value-type="string">
            <text:p>2024-12-24 22:00:59</text:p>
          </table:table-cell>
          <table:table-cell office:value-type="string" calcext:value-type="string">
            <text:p>0xa367f69f554aca4e70471f2c4259df53370eaa72145b19fd2487e9b75e437b3c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238226912629982" calcext:value-type="float">
            <text:p>-5238226912629982</text:p>
          </table:table-cell>
          <table:table-cell office:value-type="float" office:value="4.57037429465114E+021" calcext:value-type="float">
            <text:p>4.57037429465114E+021</text:p>
          </table:table-cell>
          <table:table-cell office:value-type="float" office:value="7.36357206195176E+031" calcext:value-type="float">
            <text:p>7.36357206195176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697" calcext:value-type="float">
            <text:p>136697</text:p>
          </table:table-cell>
        </table:table-row>
        <table:table-row table:style-name="ro1">
          <table:table-cell office:value-type="float" office:value="21475209" calcext:value-type="float">
            <text:p>21475209</text:p>
          </table:table-cell>
          <table:table-cell office:value-type="string" calcext:value-type="string">
            <text:p>2024-12-24 22:07:47</text:p>
          </table:table-cell>
          <table:table-cell office:value-type="string" calcext:value-type="string">
            <text:p>0x8feada5f7fb7c58534112ca6a481f0be8fa2d3ac49ee14d132bf999e0fe08c5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3750608304846E+016" calcext:value-type="float">
            <text:p>-1.3750608304846E+016</text:p>
          </table:table-cell>
          <table:table-cell office:value-type="float" office:value="1.199899E+022" calcext:value-type="float">
            <text:p>1.199899E+022</text:p>
          </table:table-cell>
          <table:table-cell office:value-type="float" office:value="7.36425131701039E+031" calcext:value-type="float">
            <text:p>7.36425131701039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699" calcext:value-type="float">
            <text:p>136699</text:p>
          </table:table-cell>
        </table:table-row>
        <table:table-row table:style-name="ro1">
          <table:table-cell office:value-type="float" office:value="21475486" calcext:value-type="float">
            <text:p>21475486</text:p>
          </table:table-cell>
          <table:table-cell office:value-type="string" calcext:value-type="string">
            <text:p>2024-12-24 23:03:47</text:p>
          </table:table-cell>
          <table:table-cell office:value-type="string" calcext:value-type="string">
            <text:p>0x6b630b233c83c96499c94355523ffdcb84dd8146f51c3d0fd90fd265fd86372f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347787258225362" calcext:value-type="float">
            <text:p>-2347787258225362</text:p>
          </table:table-cell>
          <table:table-cell office:value-type="float" office:value="2.04893613444921E+021" calcext:value-type="float">
            <text:p>2.04893613444921E+021</text:p>
          </table:table-cell>
          <table:table-cell office:value-type="float" office:value="7.36436730595897E+031" calcext:value-type="float">
            <text:p>7.36436730595897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700" calcext:value-type="float">
            <text:p>136700</text:p>
          </table:table-cell>
        </table:table-row>
        <table:table-row table:style-name="ro1">
          <table:table-cell office:value-type="float" office:value="21475493" calcext:value-type="float">
            <text:p>21475493</text:p>
          </table:table-cell>
          <table:table-cell office:value-type="string" calcext:value-type="string">
            <text:p>2024-12-24 23:05:11</text:p>
          </table:table-cell>
          <table:table-cell office:value-type="string" calcext:value-type="string">
            <text:p>0x347b4b495e9d685a9025405d1583b1839b574fbb3f057e660cc94e3eb477056c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12979938629392E+017" calcext:value-type="float">
            <text:p>-2.12979938629392E+017</text:p>
          </table:table-cell>
          <table:table-cell office:value-type="float" office:value="1.86138485829516E+023" calcext:value-type="float">
            <text:p>1.86138485829516E+023</text:p>
          </table:table-cell>
          <table:table-cell office:value-type="float" office:value="7.3749044851803E+031" calcext:value-type="float">
            <text:p>7.3749044851803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728" calcext:value-type="float">
            <text:p>136728</text:p>
          </table:table-cell>
        </table:table-row>
        <table:table-row table:style-name="ro1">
          <table:table-cell office:value-type="float" office:value="21475526" calcext:value-type="float">
            <text:p>21475526</text:p>
          </table:table-cell>
          <table:table-cell office:value-type="string" calcext:value-type="string">
            <text:p>2024-12-24 23:11:47</text:p>
          </table:table-cell>
          <table:table-cell office:value-type="string" calcext:value-type="string">
            <text:p>0x8f58896f282d786a67061546d920c7153861b8fb1cbc553a00ea83bcce1d995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045866561244234" calcext:value-type="float">
            <text:p>-2045866561244234</text:p>
          </table:table-cell>
          <table:table-cell office:value-type="float" office:value="1.79061290914759E+021" calcext:value-type="float">
            <text:p>1.79061290914759E+021</text:p>
          </table:table-cell>
          <table:table-cell office:value-type="float" office:value="7.37500585061827E+031" calcext:value-type="float">
            <text:p>7.37500585061827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728" calcext:value-type="float">
            <text:p>136728</text:p>
          </table:table-cell>
        </table:table-row>
        <table:table-row table:style-name="ro1">
          <table:table-cell office:value-type="float" office:value="21476031" calcext:value-type="float">
            <text:p>21476031</text:p>
          </table:table-cell>
          <table:table-cell office:value-type="string" calcext:value-type="string">
            <text:p>2024-12-25 00:53:59</text:p>
          </table:table-cell>
          <table:table-cell office:value-type="string" calcext:value-type="string">
            <text:p>0x4e8edbf1f07876b2d57f7b87e820abf831e4d8131b5a032509ba4ff913ac386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884887895492359" calcext:value-type="float">
            <text:p>-1884887895492359</text:p>
          </table:table-cell>
          <table:table-cell office:value-type="float" office:value="1.6497624E+021" calcext:value-type="float">
            <text:p>1.6497624E+021</text:p>
          </table:table-cell>
          <table:table-cell office:value-type="float" office:value="7.37509924260008E+031" calcext:value-type="float">
            <text:p>7.37509924260008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729" calcext:value-type="float">
            <text:p>136729</text:p>
          </table:table-cell>
        </table:table-row>
        <table:table-row table:style-name="ro1">
          <table:table-cell office:value-type="float" office:value="21476075" calcext:value-type="float">
            <text:p>21476075</text:p>
          </table:table-cell>
          <table:table-cell office:value-type="string" calcext:value-type="string">
            <text:p>2024-12-25 01:02:47</text:p>
          </table:table-cell>
          <table:table-cell office:value-type="string" calcext:value-type="string">
            <text:p>0x4fae398c237cf1a9954ee799debe175a707bb9cc519655a3952a6684b46f038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797091555713282" calcext:value-type="float">
            <text:p>-3797091555713282</text:p>
          </table:table-cell>
          <table:table-cell office:value-type="float" office:value="3.32356E+021" calcext:value-type="float">
            <text:p>3.32356E+021</text:p>
          </table:table-cell>
          <table:table-cell office:value-type="float" office:value="7.3752873871808E+031" calcext:value-type="float">
            <text:p>7.3752873871808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729" calcext:value-type="float">
            <text:p>136729</text:p>
          </table:table-cell>
        </table:table-row>
        <table:table-row table:style-name="ro1">
          <table:table-cell office:value-type="float" office:value="21476098" calcext:value-type="float">
            <text:p>21476098</text:p>
          </table:table-cell>
          <table:table-cell office:value-type="string" calcext:value-type="string">
            <text:p>2024-12-25 01:07:23</text:p>
          </table:table-cell>
          <table:table-cell office:value-type="string" calcext:value-type="string">
            <text:p>0x31c5b00e773beee258bbf29362659afd0c7cefbf0a1fa6f2a4712a2a5f54f4d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8.35217368918295E+016" calcext:value-type="float">
            <text:p>8.35217368918295E+016</text:p>
          </table:table-cell>
          <table:table-cell office:value-type="float" office:value="-7.16130619693211E+022" calcext:value-type="float">
            <text:p>-7.16130619693211E+022</text:p>
          </table:table-cell>
          <table:table-cell office:value-type="float" office:value="7.37119246890511E+031" calcext:value-type="float">
            <text:p>7.37119246890511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718" calcext:value-type="float">
            <text:p>136718</text:p>
          </table:table-cell>
        </table:table-row>
        <table:table-row table:style-name="ro1">
          <table:table-cell office:value-type="float" office:value="21476209" calcext:value-type="float">
            <text:p>21476209</text:p>
          </table:table-cell>
          <table:table-cell office:value-type="string" calcext:value-type="string">
            <text:p>2024-12-25 01:29:35</text:p>
          </table:table-cell>
          <table:table-cell office:value-type="string" calcext:value-type="string">
            <text:p>0x2e56a853610b68ba59365e97cb91dba5595fefc53008dd15f040e6543a112c7b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46205502526997E+017" calcext:value-type="float">
            <text:p>-3.46205502526997E+017</text:p>
          </table:table-cell>
          <table:table-cell office:value-type="float" office:value="3.03407200299704E+023" calcext:value-type="float">
            <text:p>3.03407200299704E+023</text:p>
          </table:table-cell>
          <table:table-cell office:value-type="float" office:value="7.38836815416091E+031" calcext:value-type="float">
            <text:p>7.38836815416091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765" calcext:value-type="float">
            <text:p>136765</text:p>
          </table:table-cell>
        </table:table-row>
        <table:table-row table:style-name="ro1">
          <table:table-cell office:value-type="float" office:value="21476234" calcext:value-type="float">
            <text:p>21476234</text:p>
          </table:table-cell>
          <table:table-cell office:value-type="string" calcext:value-type="string">
            <text:p>2024-12-25 01:34:35</text:p>
          </table:table-cell>
          <table:table-cell office:value-type="string" calcext:value-type="string">
            <text:p>0x217f3c57cf3f535df51c5ae29797c75d2eb51cfd1e6b5457b92fdc92da58c20c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.84479602286668E+017" calcext:value-type="float">
            <text:p>5.84479602286668E+017</text:p>
          </table:table-cell>
          <table:table-cell office:value-type="float" office:value="-5.0125E+023" calcext:value-type="float">
            <text:p>-5.0125E+023</text:p>
          </table:table-cell>
          <table:table-cell office:value-type="float" office:value="7.35970609546314E+031" calcext:value-type="float">
            <text:p>7.35970609546314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687" calcext:value-type="float">
            <text:p>136687</text:p>
          </table:table-cell>
        </table:table-row>
        <table:table-row table:style-name="ro1">
          <table:table-cell office:value-type="float" office:value="21476393" calcext:value-type="float">
            <text:p>21476393</text:p>
          </table:table-cell>
          <table:table-cell office:value-type="string" calcext:value-type="string">
            <text:p>2024-12-25 02:06:35</text:p>
          </table:table-cell>
          <table:table-cell office:value-type="string" calcext:value-type="string">
            <text:p>0xcb287182dccaea3d48a4209114172fceb30394918bc5e5e89442591d395f3fb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025062168238002" calcext:value-type="float">
            <text:p>-4025062168238002</text:p>
          </table:table-cell>
          <table:table-cell office:value-type="float" office:value="3.50841446641604E+021" calcext:value-type="float">
            <text:p>3.50841446641604E+021</text:p>
          </table:table-cell>
          <table:table-cell office:value-type="float" office:value="7.35990470453558E+031" calcext:value-type="float">
            <text:p>7.35990470453558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687" calcext:value-type="float">
            <text:p>136687</text:p>
          </table:table-cell>
        </table:table-row>
        <table:table-row table:style-name="ro1">
          <table:table-cell office:value-type="float" office:value="21476457" calcext:value-type="float">
            <text:p>21476457</text:p>
          </table:table-cell>
          <table:table-cell office:value-type="string" calcext:value-type="string">
            <text:p>2024-12-25 02:19:23</text:p>
          </table:table-cell>
          <table:table-cell office:value-type="string" calcext:value-type="string">
            <text:p>0x0da1a1b56b1b75ff1aea64281f2414e2c84642f402484c976f522aadf630492b</text:p>
          </table:table-cell>
          <table:table-cell office:value-type="float" office:value="1232" calcext:value-type="float">
            <text:p>123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08403976992877E+017" calcext:value-type="float">
            <text:p>-1.08403976992877E+017</text:p>
          </table:table-cell>
          <table:table-cell office:value-type="float" office:value="9.45607684634954E+022" calcext:value-type="float">
            <text:p>9.45607684634954E+022</text:p>
          </table:table-cell>
          <table:table-cell office:value-type="float" office:value="7.3652577284423E+031" calcext:value-type="float">
            <text:p>7.3652577284423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702" calcext:value-type="float">
            <text:p>136702</text:p>
          </table:table-cell>
        </table:table-row>
        <table:table-row table:style-name="ro1">
          <table:table-cell office:value-type="float" office:value="21476758" calcext:value-type="float">
            <text:p>21476758</text:p>
          </table:table-cell>
          <table:table-cell office:value-type="string" calcext:value-type="string">
            <text:p>2024-12-25 03:19:47</text:p>
          </table:table-cell>
          <table:table-cell office:value-type="string" calcext:value-type="string">
            <text:p>0xa871b8754d9d2adeb0ecb9de3cd2b90affd443c6873ca315a60fa84edb22b460</text:p>
          </table:table-cell>
          <table:table-cell office:value-type="float" office:value="616" calcext:value-type="float">
            <text:p>61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8.88622094156237E+016" calcext:value-type="float">
            <text:p>-8.88622094156237E+016</text:p>
          </table:table-cell>
          <table:table-cell office:value-type="float" office:value="7.76171424357342E+022" calcext:value-type="float">
            <text:p>7.76171424357342E+022</text:p>
          </table:table-cell>
          <table:table-cell office:value-type="float" office:value="7.36965158464484E+031" calcext:value-type="float">
            <text:p>7.36965158464484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714" calcext:value-type="float">
            <text:p>136714</text:p>
          </table:table-cell>
        </table:table-row>
        <table:table-row table:style-name="ro1">
          <table:table-cell office:value-type="float" office:value="21476758" calcext:value-type="float">
            <text:p>21476758</text:p>
          </table:table-cell>
          <table:table-cell office:value-type="string" calcext:value-type="string">
            <text:p>2024-12-25 03:19:47</text:p>
          </table:table-cell>
          <table:table-cell office:value-type="string" calcext:value-type="string">
            <text:p>0x2975f58bf719e862fd388bb67ef227da476ea3e287267706ba55e96cdb50dd10</text:p>
          </table:table-cell>
          <table:table-cell office:value-type="float" office:value="877" calcext:value-type="float">
            <text:p>87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651009504055697" calcext:value-type="float">
            <text:p>7651009504055697</text:p>
          </table:table-cell>
          <table:table-cell office:value-type="float" office:value="-6.5533988021007E+021" calcext:value-type="float">
            <text:p>-6.5533988021007E+021</text:p>
          </table:table-cell>
          <table:table-cell office:value-type="float" office:value="7.36927685367E+031" calcext:value-type="float">
            <text:p>7.36927685367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713" calcext:value-type="float">
            <text:p>136713</text:p>
          </table:table-cell>
        </table:table-row>
        <table:table-row table:style-name="ro1">
          <table:table-cell office:value-type="float" office:value="21476818" calcext:value-type="float">
            <text:p>21476818</text:p>
          </table:table-cell>
          <table:table-cell office:value-type="string" calcext:value-type="string">
            <text:p>2024-12-25 03:31:47</text:p>
          </table:table-cell>
          <table:table-cell office:value-type="string" calcext:value-type="string">
            <text:p>0x9eab1da0b3c1805581fea82046a259984ef9d59632c9475042313d127d663f8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274459981477254" calcext:value-type="float">
            <text:p>-3274459981477254</text:p>
          </table:table-cell>
          <table:table-cell office:value-type="float" office:value="2.8615716E+021" calcext:value-type="float">
            <text:p>2.8615716E+021</text:p>
          </table:table-cell>
          <table:table-cell office:value-type="float" office:value="7.36943884538638E+031" calcext:value-type="float">
            <text:p>7.36943884538638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713" calcext:value-type="float">
            <text:p>136713</text:p>
          </table:table-cell>
        </table:table-row>
        <table:table-row table:style-name="ro1">
          <table:table-cell office:value-type="float" office:value="21477050" calcext:value-type="float">
            <text:p>21477050</text:p>
          </table:table-cell>
          <table:table-cell office:value-type="string" calcext:value-type="string">
            <text:p>2024-12-25 04:18:11</text:p>
          </table:table-cell>
          <table:table-cell office:value-type="string" calcext:value-type="string">
            <text:p>0xef2587f4a67c72b1ac2e7ba4cae19395df8990d2ba37b3ab31d927a65dbf316c</text:p>
          </table:table-cell>
          <table:table-cell office:value-type="float" office:value="949" calcext:value-type="float">
            <text:p>94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02837981533477E+017" calcext:value-type="float">
            <text:p>1.02837981533477E+017</text:p>
          </table:table-cell>
          <table:table-cell office:value-type="float" office:value="-8.80241186455279E+022" calcext:value-type="float">
            <text:p>-8.80241186455279E+022</text:p>
          </table:table-cell>
          <table:table-cell office:value-type="float" office:value="7.36440552377953E+031" calcext:value-type="float">
            <text:p>7.36440552377953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700" calcext:value-type="float">
            <text:p>136700</text:p>
          </table:table-cell>
        </table:table-row>
        <table:table-row table:style-name="ro1">
          <table:table-cell office:value-type="float" office:value="21477116" calcext:value-type="float">
            <text:p>21477116</text:p>
          </table:table-cell>
          <table:table-cell office:value-type="string" calcext:value-type="string">
            <text:p>2024-12-25 04:31:23</text:p>
          </table:table-cell>
          <table:table-cell office:value-type="string" calcext:value-type="string">
            <text:p>0x1f5c86202e9151adb6b0a749688a383cbaf2c10af9b462df1b603bacf318761b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.36791442154713E+016" calcext:value-type="float">
            <text:p>4.36791442154713E+016</text:p>
          </table:table-cell>
          <table:table-cell office:value-type="float" office:value="-3.73507708759641E+022" calcext:value-type="float">
            <text:p>-3.73507708759641E+022</text:p>
          </table:table-cell>
          <table:table-cell office:value-type="float" office:value="7.36226976320645E+031" calcext:value-type="float">
            <text:p>7.36226976320645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694" calcext:value-type="float">
            <text:p>136694</text:p>
          </table:table-cell>
        </table:table-row>
        <table:table-row table:style-name="ro1">
          <table:table-cell office:value-type="float" office:value="21477232" calcext:value-type="float">
            <text:p>21477232</text:p>
          </table:table-cell>
          <table:table-cell office:value-type="string" calcext:value-type="string">
            <text:p>2024-12-25 04:54:35</text:p>
          </table:table-cell>
          <table:table-cell office:value-type="string" calcext:value-type="string">
            <text:p>0x8a876bf2c0bdf1753b68a25c1c1203c1e9448d18f8b239601754f957328821b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E+016" calcext:value-type="float">
            <text:p>3E+016</text:p>
          </table:table-cell>
          <table:table-cell office:value-type="float" office:value="-2.56409574195626E+022" calcext:value-type="float">
            <text:p>-2.56409574195626E+022</text:p>
          </table:table-cell>
          <table:table-cell office:value-type="float" office:value="7.36080358340271E+031" calcext:value-type="float">
            <text:p>7.36080358340271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690" calcext:value-type="float">
            <text:p>136690</text:p>
          </table:table-cell>
        </table:table-row>
        <table:table-row table:style-name="ro1">
          <table:table-cell office:value-type="float" office:value="21477369" calcext:value-type="float">
            <text:p>21477369</text:p>
          </table:table-cell>
          <table:table-cell office:value-type="string" calcext:value-type="string">
            <text:p>2024-12-25 05:22:23</text:p>
          </table:table-cell>
          <table:table-cell office:value-type="string" calcext:value-type="string">
            <text:p>0x5ee0377fe5856c6948173d9ae6582cf7215ce10d6eb4dbbfe63090a6af3b0a71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01138841625607E+016" calcext:value-type="float">
            <text:p>-1.01138841625607E+016</text:p>
          </table:table-cell>
          <table:table-cell office:value-type="float" office:value="8.81867880194761E+021" calcext:value-type="float">
            <text:p>8.81867880194761E+021</text:p>
          </table:table-cell>
          <table:table-cell office:value-type="float" office:value="7.36130280310258E+031" calcext:value-type="float">
            <text:p>7.36130280310258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691" calcext:value-type="float">
            <text:p>136691</text:p>
          </table:table-cell>
        </table:table-row>
        <table:table-row table:style-name="ro1">
          <table:table-cell office:value-type="float" office:value="21477475" calcext:value-type="float">
            <text:p>21477475</text:p>
          </table:table-cell>
          <table:table-cell office:value-type="string" calcext:value-type="string">
            <text:p>2024-12-25 05:43:35</text:p>
          </table:table-cell>
          <table:table-cell office:value-type="string" calcext:value-type="string">
            <text:p>0xf673035d46f4bc9803a1764eba953435d941311456e57153623cd4f4173917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088337972314006" calcext:value-type="float">
            <text:p>-2088337972314006</text:p>
          </table:table-cell>
          <table:table-cell office:value-type="float" office:value="1.82105E+021" calcext:value-type="float">
            <text:p>1.82105E+021</text:p>
          </table:table-cell>
          <table:table-cell office:value-type="float" office:value="7.36140589156457E+031" calcext:value-type="float">
            <text:p>7.36140589156457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692" calcext:value-type="float">
            <text:p>136692</text:p>
          </table:table-cell>
        </table:table-row>
        <table:table-row table:style-name="ro1">
          <table:table-cell office:value-type="float" office:value="21477506" calcext:value-type="float">
            <text:p>21477506</text:p>
          </table:table-cell>
          <table:table-cell office:value-type="string" calcext:value-type="string">
            <text:p>2024-12-25 05:49:47</text:p>
          </table:table-cell>
          <table:table-cell office:value-type="string" calcext:value-type="string">
            <text:p>0xdf6fa24efc204c4687d099e172656e4e694b20538f06236285a912eb45188232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75365949205518E+017" calcext:value-type="float">
            <text:p>-4.75365949205518E+017</text:p>
          </table:table-cell>
          <table:table-cell office:value-type="float" office:value="4.1585494E+023" calcext:value-type="float">
            <text:p>4.1585494E+023</text:p>
          </table:table-cell>
          <table:table-cell office:value-type="float" office:value="7.38494717059308E+031" calcext:value-type="float">
            <text:p>7.38494717059308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755" calcext:value-type="float">
            <text:p>136755</text:p>
          </table:table-cell>
        </table:table-row>
        <table:table-row table:style-name="ro1">
          <table:table-cell office:value-type="float" office:value="21477822" calcext:value-type="float">
            <text:p>21477822</text:p>
          </table:table-cell>
          <table:table-cell office:value-type="string" calcext:value-type="string">
            <text:p>2024-12-25 06:53:35</text:p>
          </table:table-cell>
          <table:table-cell office:value-type="string" calcext:value-type="string">
            <text:p>0x1551745ff083d672599f6152c8d52391194b6cbc92c2a96cecf4ed70d41ff34c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88565578073782E+017" calcext:value-type="float">
            <text:p>-2.88565578073782E+017</text:p>
          </table:table-cell>
          <table:table-cell office:value-type="float" office:value="2.5373995E+023" calcext:value-type="float">
            <text:p>2.5373995E+023</text:p>
          </table:table-cell>
          <table:table-cell office:value-type="float" office:value="7.3993112249521E+031" calcext:value-type="float">
            <text:p>7.3993112249521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794" calcext:value-type="float">
            <text:p>136794</text:p>
          </table:table-cell>
        </table:table-row>
        <table:table-row table:style-name="ro1">
          <table:table-cell office:value-type="float" office:value="21477930" calcext:value-type="float">
            <text:p>21477930</text:p>
          </table:table-cell>
          <table:table-cell office:value-type="string" calcext:value-type="string">
            <text:p>2024-12-25 07:15:11</text:p>
          </table:table-cell>
          <table:table-cell office:value-type="string" calcext:value-type="string">
            <text:p>0xf40ac239e109fe069ddb6f683154f586a9ef942de883bc02455cc7514be638b9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433031111178251" calcext:value-type="float">
            <text:p>-3433031111178251</text:p>
          </table:table-cell>
          <table:table-cell office:value-type="float" office:value="3.02465619177668E+021" calcext:value-type="float">
            <text:p>3.02465619177668E+021</text:p>
          </table:table-cell>
          <table:table-cell office:value-type="float" office:value="7.39948244878168E+031" calcext:value-type="float">
            <text:p>7.39948244878168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795" calcext:value-type="float">
            <text:p>136795</text:p>
          </table:table-cell>
        </table:table-row>
        <table:table-row table:style-name="ro1">
          <table:table-cell office:value-type="float" office:value="21477962" calcext:value-type="float">
            <text:p>21477962</text:p>
          </table:table-cell>
          <table:table-cell office:value-type="string" calcext:value-type="string">
            <text:p>2024-12-25 07:21:47</text:p>
          </table:table-cell>
          <table:table-cell office:value-type="string" calcext:value-type="string">
            <text:p>0x41c41afd136b744476b6e6bbc1b57bb9131e231647be995050aefa501526a093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257327971402823" calcext:value-type="float">
            <text:p>-6257327971402823</text:p>
          </table:table-cell>
          <table:table-cell office:value-type="float" office:value="5.51335E+021" calcext:value-type="float">
            <text:p>5.51335E+021</text:p>
          </table:table-cell>
          <table:table-cell office:value-type="float" office:value="7.39979455595716E+031" calcext:value-type="float">
            <text:p>7.39979455595716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796" calcext:value-type="float">
            <text:p>136796</text:p>
          </table:table-cell>
        </table:table-row>
        <table:table-row table:style-name="ro1">
          <table:table-cell office:value-type="float" office:value="21478145" calcext:value-type="float">
            <text:p>21478145</text:p>
          </table:table-cell>
          <table:table-cell office:value-type="string" calcext:value-type="string">
            <text:p>2024-12-25 07:58:23</text:p>
          </table:table-cell>
          <table:table-cell office:value-type="string" calcext:value-type="string">
            <text:p>0x7a94cba995537dca22ce2c1b04364c3c5fc1f69f618fb769a03c1b2e077a3881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70038874257119E+017" calcext:value-type="float">
            <text:p>-1.70038874257119E+017</text:p>
          </table:table-cell>
          <table:table-cell office:value-type="float" office:value="1.5E+023" calcext:value-type="float">
            <text:p>1.5E+023</text:p>
          </table:table-cell>
          <table:table-cell office:value-type="float" office:value="7.40828595888308E+031" calcext:value-type="float">
            <text:p>7.40828595888308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818" calcext:value-type="float">
            <text:p>136818</text:p>
          </table:table-cell>
        </table:table-row>
        <table:table-row table:style-name="ro1">
          <table:table-cell office:value-type="float" office:value="21478216" calcext:value-type="float">
            <text:p>21478216</text:p>
          </table:table-cell>
          <table:table-cell office:value-type="string" calcext:value-type="string">
            <text:p>2024-12-25 08:12:35</text:p>
          </table:table-cell>
          <table:table-cell office:value-type="string" calcext:value-type="string">
            <text:p>0xbc99882e79e49bd62bfe5581ab5e2ae283b1e76ac8e44e1bb098eb94efe8eef8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500000000000000" calcext:value-type="float">
            <text:p>1500000000000000</text:p>
          </table:table-cell>
          <table:table-cell office:value-type="float" office:value="-1.29836981195576E+021" calcext:value-type="float">
            <text:p>-1.29836981195576E+021</text:p>
          </table:table-cell>
          <table:table-cell office:value-type="float" office:value="7.4082117165853E+031" calcext:value-type="float">
            <text:p>7.4082117165853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818" calcext:value-type="float">
            <text:p>136818</text:p>
          </table:table-cell>
        </table:table-row>
        <table:table-row table:style-name="ro1">
          <table:table-cell office:value-type="float" office:value="21478361" calcext:value-type="float">
            <text:p>21478361</text:p>
          </table:table-cell>
          <table:table-cell office:value-type="string" calcext:value-type="string">
            <text:p>2024-12-25 08:41:47</text:p>
          </table:table-cell>
          <table:table-cell office:value-type="string" calcext:value-type="string">
            <text:p>0x3a0d595991425f05095ec515a2bfc89e7fdcf0ac28f7ea840b82cdb56a9d8b1b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492766636831463" calcext:value-type="float">
            <text:p>-2492766636831463</text:p>
          </table:table-cell>
          <table:table-cell office:value-type="float" office:value="2.20151342465753E+021" calcext:value-type="float">
            <text:p>2.20151342465753E+021</text:p>
          </table:table-cell>
          <table:table-cell office:value-type="float" office:value="7.40833634283554E+031" calcext:value-type="float">
            <text:p>7.40833634283554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819" calcext:value-type="float">
            <text:p>136819</text:p>
          </table:table-cell>
        </table:table-row>
        <table:table-row table:style-name="ro1">
          <table:table-cell office:value-type="float" office:value="21478387" calcext:value-type="float">
            <text:p>21478387</text:p>
          </table:table-cell>
          <table:table-cell office:value-type="string" calcext:value-type="string">
            <text:p>2024-12-25 08:46:59</text:p>
          </table:table-cell>
          <table:table-cell office:value-type="string" calcext:value-type="string">
            <text:p>0x25a0cac74095be1a96d977c45ab84948fac0b9c4ec7ed85f3dc7d4ae18445359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12E+016" calcext:value-type="float">
            <text:p>2.12E+016</text:p>
          </table:table-cell>
          <table:table-cell office:value-type="float" office:value="-1.83481280202428E+022" calcext:value-type="float">
            <text:p>-1.83481280202428E+022</text:p>
          </table:table-cell>
          <table:table-cell office:value-type="float" office:value="7.40728717550923E+031" calcext:value-type="float">
            <text:p>7.40728717550923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816" calcext:value-type="float">
            <text:p>136816</text:p>
          </table:table-cell>
        </table:table-row>
        <table:table-row table:style-name="ro1">
          <table:table-cell office:value-type="float" office:value="21478422" calcext:value-type="float">
            <text:p>21478422</text:p>
          </table:table-cell>
          <table:table-cell office:value-type="string" calcext:value-type="string">
            <text:p>2024-12-25 08:53:59</text:p>
          </table:table-cell>
          <table:table-cell office:value-type="string" calcext:value-type="string">
            <text:p>0x76381d9f492fa1ec505df5ac61176c3e627d3569c323d48c2db3067e66a115c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000000000000000" calcext:value-type="float">
            <text:p>4000000000000000</text:p>
          </table:table-cell>
          <table:table-cell office:value-type="float" office:value="-3.46132818278942E+021" calcext:value-type="float">
            <text:p>-3.46132818278942E+021</text:p>
          </table:table-cell>
          <table:table-cell office:value-type="float" office:value="7.40708925273308E+031" calcext:value-type="float">
            <text:p>7.40708925273308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815" calcext:value-type="float">
            <text:p>136815</text:p>
          </table:table-cell>
        </table:table-row>
        <table:table-row table:style-name="ro1">
          <table:table-cell office:value-type="float" office:value="21478455" calcext:value-type="float">
            <text:p>21478455</text:p>
          </table:table-cell>
          <table:table-cell office:value-type="string" calcext:value-type="string">
            <text:p>2024-12-25 09:00:35</text:p>
          </table:table-cell>
          <table:table-cell office:value-type="string" calcext:value-type="string">
            <text:p>0xf2e28bfe993af272762ae6928f798342f4063ffcbe2e8e439f323ebb1e0a03a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219E+017" calcext:value-type="float">
            <text:p>1.219E+017</text:p>
          </table:table-cell>
          <table:table-cell office:value-type="float" office:value="-1.05395335232206E+023" calcext:value-type="float">
            <text:p>-1.05395335232206E+023</text:p>
          </table:table-cell>
          <table:table-cell office:value-type="float" office:value="7.40106262473328E+031" calcext:value-type="float">
            <text:p>7.40106262473328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799" calcext:value-type="float">
            <text:p>136799</text:p>
          </table:table-cell>
        </table:table-row>
        <table:table-row table:style-name="ro1">
          <table:table-cell office:value-type="float" office:value="21478657" calcext:value-type="float">
            <text:p>21478657</text:p>
          </table:table-cell>
          <table:table-cell office:value-type="string" calcext:value-type="string">
            <text:p>2024-12-25 09:41:11</text:p>
          </table:table-cell>
          <table:table-cell office:value-type="string" calcext:value-type="string">
            <text:p>0x49ddd17a8c496d149fc8f7294026d1e424c2a49ba2ed2cd269f1470b9754cf13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49171688214541E+017" calcext:value-type="float">
            <text:p>-2.49171688214541E+017</text:p>
          </table:table-cell>
          <table:table-cell office:value-type="float" office:value="2.2E+023" calcext:value-type="float">
            <text:p>2.2E+023</text:p>
          </table:table-cell>
          <table:table-cell office:value-type="float" office:value="7.41351668235797E+031" calcext:value-type="float">
            <text:p>7.41351668235797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833" calcext:value-type="float">
            <text:p>136833</text:p>
          </table:table-cell>
        </table:table-row>
        <table:table-row table:style-name="ro1">
          <table:table-cell office:value-type="float" office:value="21478714" calcext:value-type="float">
            <text:p>21478714</text:p>
          </table:table-cell>
          <table:table-cell office:value-type="string" calcext:value-type="string">
            <text:p>2024-12-25 09:52:47</text:p>
          </table:table-cell>
          <table:table-cell office:value-type="string" calcext:value-type="string">
            <text:p>0xb13182363bdab7f2865bb83359e39c5ab0a0e2097205690cffb3626e1c7da23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E+016" calcext:value-type="float">
            <text:p>7E+016</text:p>
          </table:table-cell>
          <table:table-cell office:value-type="float" office:value="-6.06484073532061E+022" calcext:value-type="float">
            <text:p>-6.06484073532061E+022</text:p>
          </table:table-cell>
          <table:table-cell office:value-type="float" office:value="7.4100487358014E+031" calcext:value-type="float">
            <text:p>7.4100487358014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823" calcext:value-type="float">
            <text:p>136823</text:p>
          </table:table-cell>
        </table:table-row>
        <table:table-row table:style-name="ro1">
          <table:table-cell office:value-type="float" office:value="21478888" calcext:value-type="float">
            <text:p>21478888</text:p>
          </table:table-cell>
          <table:table-cell office:value-type="string" calcext:value-type="string">
            <text:p>2024-12-25 10:27:35</text:p>
          </table:table-cell>
          <table:table-cell office:value-type="string" calcext:value-type="string">
            <text:p>0x6213aab4de02cb86a7b57e162ff8d1620b5d8b6b773496a047fef6b0841617fa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469375000000000" calcext:value-type="float">
            <text:p>3469375000000000</text:p>
          </table:table-cell>
          <table:table-cell office:value-type="float" office:value="-3.0044109184542E+021" calcext:value-type="float">
            <text:p>-3.0044109184542E+021</text:p>
          </table:table-cell>
          <table:table-cell office:value-type="float" office:value="7.40987694008649E+031" calcext:value-type="float">
            <text:p>7.40987694008649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823" calcext:value-type="float">
            <text:p>136823</text:p>
          </table:table-cell>
        </table:table-row>
        <table:table-row table:style-name="ro1">
          <table:table-cell office:value-type="float" office:value="21479377" calcext:value-type="float">
            <text:p>21479377</text:p>
          </table:table-cell>
          <table:table-cell office:value-type="string" calcext:value-type="string">
            <text:p>2024-12-25 12:05:47</text:p>
          </table:table-cell>
          <table:table-cell office:value-type="string" calcext:value-type="string">
            <text:p>0x45dbcbc951e9d3e78f3393f5ea5652a574c4fa708f8f332a79ae468d918d550a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.00299154345176E+016" calcext:value-type="float">
            <text:p>-6.00299154345176E+016</text:p>
          </table:table-cell>
          <table:table-cell office:value-type="float" office:value="5.3060504319566E+022" calcext:value-type="float">
            <text:p>5.3060504319566E+022</text:p>
          </table:table-cell>
          <table:table-cell office:value-type="float" office:value="7.41288066089736E+031" calcext:value-type="float">
            <text:p>7.41288066089736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831" calcext:value-type="float">
            <text:p>136831</text:p>
          </table:table-cell>
        </table:table-row>
        <table:table-row table:style-name="ro1">
          <table:table-cell office:value-type="float" office:value="21479557" calcext:value-type="float">
            <text:p>21479557</text:p>
          </table:table-cell>
          <table:table-cell office:value-type="string" calcext:value-type="string">
            <text:p>2024-12-25 12:41:59</text:p>
          </table:table-cell>
          <table:table-cell office:value-type="string" calcext:value-type="string">
            <text:p>0x4cbfbd937cf3de8b39d30c06764eecee8287a847f7c8a1a216852d7c0de7d5bd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777922725372359" calcext:value-type="float">
            <text:p>1777922725372359</text:p>
          </table:table-cell>
          <table:table-cell office:value-type="float" office:value="-1.54084077772227E+021" calcext:value-type="float">
            <text:p>-1.54084077772227E+021</text:p>
          </table:table-cell>
          <table:table-cell office:value-type="float" office:value="7.4127925538274E+031" calcext:value-type="float">
            <text:p>7.4127925538274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831" calcext:value-type="float">
            <text:p>136831</text:p>
          </table:table-cell>
        </table:table-row>
        <table:table-row table:style-name="ro1">
          <table:table-cell office:value-type="float" office:value="21479620" calcext:value-type="float">
            <text:p>21479620</text:p>
          </table:table-cell>
          <table:table-cell office:value-type="string" calcext:value-type="string">
            <text:p>2024-12-25 12:54:47</text:p>
          </table:table-cell>
          <table:table-cell office:value-type="string" calcext:value-type="string">
            <text:p>0x7430e37c8eb73bfc4fbbef48a2590ebed316c88531dc5659a70640ff0ca05de9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753256374548022" calcext:value-type="float">
            <text:p>-4753256374548022</text:p>
          </table:table-cell>
          <table:table-cell office:value-type="float" office:value="4.20314633310252E+021" calcext:value-type="float">
            <text:p>4.20314633310252E+021</text:p>
          </table:table-cell>
          <table:table-cell office:value-type="float" office:value="7.41303049122121E+031" calcext:value-type="float">
            <text:p>7.41303049122121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831" calcext:value-type="float">
            <text:p>136831</text:p>
          </table:table-cell>
        </table:table-row>
        <table:table-row table:style-name="ro1">
          <table:table-cell office:value-type="float" office:value="21479671" calcext:value-type="float">
            <text:p>21479671</text:p>
          </table:table-cell>
          <table:table-cell office:value-type="string" calcext:value-type="string">
            <text:p>2024-12-25 13:05:11</text:p>
          </table:table-cell>
          <table:table-cell office:value-type="string" calcext:value-type="string">
            <text:p>0xa3e90eb244d6b07c7e399dbcf6137def2049a1a4b21242b5786ad8be602db8e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740027936905361" calcext:value-type="float">
            <text:p>-3740027936905361</text:p>
          </table:table-cell>
          <table:table-cell office:value-type="float" office:value="3.30737185083709E+021" calcext:value-type="float">
            <text:p>3.30737185083709E+021</text:p>
          </table:table-cell>
          <table:table-cell office:value-type="float" office:value="7.41321771940128E+031" calcext:value-type="float">
            <text:p>7.41321771940128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832" calcext:value-type="float">
            <text:p>136832</text:p>
          </table:table-cell>
        </table:table-row>
        <table:table-row table:style-name="ro1">
          <table:table-cell office:value-type="float" office:value="21479719" calcext:value-type="float">
            <text:p>21479719</text:p>
          </table:table-cell>
          <table:table-cell office:value-type="string" calcext:value-type="string">
            <text:p>2024-12-25 13:14:47</text:p>
          </table:table-cell>
          <table:table-cell office:value-type="string" calcext:value-type="string">
            <text:p>0x951fc2bdf344d703533e6f654ceca464403c7bf04ae8b468f1470d660d527ff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.30417186055203E+016" calcext:value-type="float">
            <text:p>3.30417186055203E+016</text:p>
          </table:table-cell>
          <table:table-cell office:value-type="float" office:value="-2.86323002782011E+022" calcext:value-type="float">
            <text:p>-2.86323002782011E+022</text:p>
          </table:table-cell>
          <table:table-cell office:value-type="float" office:value="7.41158049112951E+031" calcext:value-type="float">
            <text:p>7.41158049112951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827" calcext:value-type="float">
            <text:p>136827</text:p>
          </table:table-cell>
        </table:table-row>
        <table:table-row table:style-name="ro1">
          <table:table-cell office:value-type="float" office:value="21479778" calcext:value-type="float">
            <text:p>21479778</text:p>
          </table:table-cell>
          <table:table-cell office:value-type="string" calcext:value-type="string">
            <text:p>2024-12-25 13:26:35</text:p>
          </table:table-cell>
          <table:table-cell office:value-type="string" calcext:value-type="string">
            <text:p>0xfe133ae4e000e8a0d7597156039414395c4c89123b5b02792c66ffcaba3b23a3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31548999767692E+017" calcext:value-type="float">
            <text:p>-1.31548999767692E+017</text:p>
          </table:table-cell>
          <table:table-cell office:value-type="float" office:value="1.16386E+023" calcext:value-type="float">
            <text:p>1.16386E+023</text:p>
          </table:table-cell>
          <table:table-cell office:value-type="float" office:value="7.41816902726909E+031" calcext:value-type="float">
            <text:p>7.41816902726909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845" calcext:value-type="float">
            <text:p>136845</text:p>
          </table:table-cell>
        </table:table-row>
        <table:table-row table:style-name="ro1">
          <table:table-cell office:value-type="float" office:value="21479798" calcext:value-type="float">
            <text:p>21479798</text:p>
          </table:table-cell>
          <table:table-cell office:value-type="string" calcext:value-type="string">
            <text:p>2024-12-25 13:30:35</text:p>
          </table:table-cell>
          <table:table-cell office:value-type="string" calcext:value-type="string">
            <text:p>0x5a68dac3873f30c64293d8427075b7cc11d9e06295c103d12c60e9ee229e4980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9.54454789907302E+017" calcext:value-type="float">
            <text:p>-9.54454789907302E+017</text:p>
          </table:table-cell>
          <table:table-cell office:value-type="float" office:value="8.50676884686256E+023" calcext:value-type="float">
            <text:p>8.50676884686256E+023</text:p>
          </table:table-cell>
          <table:table-cell office:value-type="float" office:value="7.46632529518669E+031" calcext:value-type="float">
            <text:p>7.46632529518669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75" calcext:value-type="float">
            <text:p>136975</text:p>
          </table:table-cell>
        </table:table-row>
        <table:table-row table:style-name="ro1">
          <table:table-cell office:value-type="float" office:value="21479805" calcext:value-type="float">
            <text:p>21479805</text:p>
          </table:table-cell>
          <table:table-cell office:value-type="string" calcext:value-type="string">
            <text:p>2024-12-25 13:31:59</text:p>
          </table:table-cell>
          <table:table-cell office:value-type="string" calcext:value-type="string">
            <text:p>0x8ba54b69e645a006b3351b10289d7d415ff3d8756c4349ad8173548d55ed33d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632042651642600" calcext:value-type="float">
            <text:p>-5632042651642600</text:p>
          </table:table-cell>
          <table:table-cell office:value-type="float" office:value="5.05245E+021" calcext:value-type="float">
            <text:p>5.05245E+021</text:p>
          </table:table-cell>
          <table:table-cell office:value-type="float" office:value="7.46661131111144E+031" calcext:value-type="float">
            <text:p>7.46661131111144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75" calcext:value-type="float">
            <text:p>136975</text:p>
          </table:table-cell>
        </table:table-row>
        <table:table-row table:style-name="ro1">
          <table:table-cell office:value-type="float" office:value="21479808" calcext:value-type="float">
            <text:p>21479808</text:p>
          </table:table-cell>
          <table:table-cell office:value-type="string" calcext:value-type="string">
            <text:p>2024-12-25 13:32:35</text:p>
          </table:table-cell>
          <table:table-cell office:value-type="string" calcext:value-type="string">
            <text:p>0x517467ca4c7e2f649f96a303bc2de9f1f755a564d4b403148bd7f61968fca74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44458983110722E+017" calcext:value-type="float">
            <text:p>2.44458983110722E+017</text:p>
          </table:table-cell>
          <table:table-cell office:value-type="float" office:value="-2.1459263249999E+023" calcext:value-type="float">
            <text:p>-2.1459263249999E+023</text:p>
          </table:table-cell>
          <table:table-cell office:value-type="float" office:value="7.45434065449533E+031" calcext:value-type="float">
            <text:p>7.45434065449533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42" calcext:value-type="float">
            <text:p>136942</text:p>
          </table:table-cell>
        </table:table-row>
        <table:table-row table:style-name="ro1">
          <table:table-cell office:value-type="float" office:value="21479819" calcext:value-type="float">
            <text:p>21479819</text:p>
          </table:table-cell>
          <table:table-cell office:value-type="string" calcext:value-type="string">
            <text:p>2024-12-25 13:34:47</text:p>
          </table:table-cell>
          <table:table-cell office:value-type="string" calcext:value-type="string">
            <text:p>0x3345137e1c41f3d5aab9617ce7a567cb5bab43b52569ddcc06165146962b92f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827759792783442" calcext:value-type="float">
            <text:p>-4827759792783442</text:p>
          </table:table-cell>
          <table:table-cell office:value-type="float" office:value="4.3170194E+021" calcext:value-type="float">
            <text:p>4.3170194E+021</text:p>
          </table:table-cell>
          <table:table-cell office:value-type="float" office:value="7.45458503816976E+031" calcext:value-type="float">
            <text:p>7.45458503816976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43" calcext:value-type="float">
            <text:p>136943</text:p>
          </table:table-cell>
        </table:table-row>
        <table:table-row table:style-name="ro1">
          <table:table-cell office:value-type="float" office:value="21479964" calcext:value-type="float">
            <text:p>21479964</text:p>
          </table:table-cell>
          <table:table-cell office:value-type="string" calcext:value-type="string">
            <text:p>2024-12-25 14:03:47</text:p>
          </table:table-cell>
          <table:table-cell office:value-type="string" calcext:value-type="string">
            <text:p>0xf054853f4aac752792b550705605bcf75c55d88fd41f981464fa09e13f915026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848383921068038" calcext:value-type="float">
            <text:p>-5848383921068038</text:p>
          </table:table-cell>
          <table:table-cell office:value-type="float" office:value="5.2300483921877E+021" calcext:value-type="float">
            <text:p>5.2300483921877E+021</text:p>
          </table:table-cell>
          <table:table-cell office:value-type="float" office:value="7.45488110782457E+031" calcext:value-type="float">
            <text:p>7.45488110782457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44" calcext:value-type="float">
            <text:p>136944</text:p>
          </table:table-cell>
        </table:table-row>
        <table:table-row table:style-name="ro1">
          <table:table-cell office:value-type="float" office:value="21480410" calcext:value-type="float">
            <text:p>21480410</text:p>
          </table:table-cell>
          <table:table-cell office:value-type="string" calcext:value-type="string">
            <text:p>2024-12-25 15:33:23</text:p>
          </table:table-cell>
          <table:table-cell office:value-type="string" calcext:value-type="string">
            <text:p>0x0e91869c0ec96baea9a93c6c1fc41a8d3d2fcdcc4d002755b84ab342c2f5975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29329042513517E+017" calcext:value-type="float">
            <text:p>-1.29329042513517E+017</text:p>
          </table:table-cell>
          <table:table-cell office:value-type="float" office:value="1.15761658733138E+023" calcext:value-type="float">
            <text:p>1.15761658733138E+023</text:p>
          </table:table-cell>
          <table:table-cell office:value-type="float" office:value="7.46143430040907E+031" calcext:value-type="float">
            <text:p>7.46143430040907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61" calcext:value-type="float">
            <text:p>136961</text:p>
          </table:table-cell>
        </table:table-row>
        <table:table-row table:style-name="ro1">
          <table:table-cell office:value-type="float" office:value="21480434" calcext:value-type="float">
            <text:p>21480434</text:p>
          </table:table-cell>
          <table:table-cell office:value-type="string" calcext:value-type="string">
            <text:p>2024-12-25 15:38:11</text:p>
          </table:table-cell>
          <table:table-cell office:value-type="string" calcext:value-type="string">
            <text:p>0xe8494de183a2fa61f9ee553cf07a4a97fcded69c9e549770bd8f93e4a144a555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9.41920065763611E+016" calcext:value-type="float">
            <text:p>-9.41920065763611E+016</text:p>
          </table:table-cell>
          <table:table-cell office:value-type="float" office:value="8.44388789810538E+022" calcext:value-type="float">
            <text:p>8.44388789810538E+022</text:p>
          </table:table-cell>
          <table:table-cell office:value-type="float" office:value="7.46621433070268E+031" calcext:value-type="float">
            <text:p>7.46621433070268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74" calcext:value-type="float">
            <text:p>136974</text:p>
          </table:table-cell>
        </table:table-row>
        <table:table-row table:style-name="ro1">
          <table:table-cell office:value-type="float" office:value="21480580" calcext:value-type="float">
            <text:p>21480580</text:p>
          </table:table-cell>
          <table:table-cell office:value-type="string" calcext:value-type="string">
            <text:p>2024-12-25 16:07:35</text:p>
          </table:table-cell>
          <table:table-cell office:value-type="string" calcext:value-type="string">
            <text:p>0x25be8c208d535e4cb1abf4ce0febc14ea200a96ce44f5f3944ffd88ec0079c7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02553618911898E+016" calcext:value-type="float">
            <text:p>-1.02553618911898E+016</text:p>
          </table:table-cell>
          <table:table-cell office:value-type="float" office:value="9.2E+021" calcext:value-type="float">
            <text:p>9.2E+021</text:p>
          </table:table-cell>
          <table:table-cell office:value-type="float" office:value="7.46673513674881E+031" calcext:value-type="float">
            <text:p>7.46673513674881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76" calcext:value-type="float">
            <text:p>136976</text:p>
          </table:table-cell>
        </table:table-row>
        <table:table-row table:style-name="ro1">
          <table:table-cell office:value-type="float" office:value="21480640" calcext:value-type="float">
            <text:p>21480640</text:p>
          </table:table-cell>
          <table:table-cell office:value-type="string" calcext:value-type="string">
            <text:p>2024-12-25 16:19:35</text:p>
          </table:table-cell>
          <table:table-cell office:value-type="string" calcext:value-type="string">
            <text:p>0x1aa0f1332a28da4df4675343c5005fda0ffe1b472374b23d81884975709c664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.68204278850761E+017" calcext:value-type="float">
            <text:p>3.68204278850761E+017</text:p>
          </table:table-cell>
          <table:table-cell office:value-type="float" office:value="-3.2296160034291E+023" calcext:value-type="float">
            <text:p>-3.2296160034291E+023</text:p>
          </table:table-cell>
          <table:table-cell office:value-type="float" office:value="7.44826781635748E+031" calcext:value-type="float">
            <text:p>7.44826781635748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26" calcext:value-type="float">
            <text:p>136926</text:p>
          </table:table-cell>
        </table:table-row>
        <table:table-row table:style-name="ro1">
          <table:table-cell office:value-type="float" office:value="21480652" calcext:value-type="float">
            <text:p>21480652</text:p>
          </table:table-cell>
          <table:table-cell office:value-type="string" calcext:value-type="string">
            <text:p>2024-12-25 16:21:59</text:p>
          </table:table-cell>
          <table:table-cell office:value-type="string" calcext:value-type="string">
            <text:p>0xd7ee51858248253a2b84dcdf9877c8d2032f0ccdafa5618225b061876ab5e1ee</text:p>
          </table:table-cell>
          <table:table-cell office:value-type="float" office:value="431" calcext:value-type="float">
            <text:p>43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718676183194561" calcext:value-type="float">
            <text:p>1718676183194561</text:p>
          </table:table-cell>
          <table:table-cell office:value-type="float" office:value="-1.50375E+021" calcext:value-type="float">
            <text:p>-1.50375E+021</text:p>
          </table:table-cell>
          <table:table-cell office:value-type="float" office:value="7.44818183018138E+031" calcext:value-type="float">
            <text:p>7.44818183018138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26" calcext:value-type="float">
            <text:p>136926</text:p>
          </table:table-cell>
        </table:table-row>
        <table:table-row table:style-name="ro1">
          <table:table-cell office:value-type="float" office:value="21480661" calcext:value-type="float">
            <text:p>21480661</text:p>
          </table:table-cell>
          <table:table-cell office:value-type="string" calcext:value-type="string">
            <text:p>2024-12-25 16:23:47</text:p>
          </table:table-cell>
          <table:table-cell office:value-type="string" calcext:value-type="string">
            <text:p>0x7b5fd4f88f08976374c79b0aa4ff0dff98e32b82d32c38d721753fd041a55931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13131060440995E+016" calcext:value-type="float">
            <text:p>-1.13131060440995E+016</text:p>
          </table:table-cell>
          <table:table-cell office:value-type="float" office:value="1.01E+022" calcext:value-type="float">
            <text:p>1.01E+022</text:p>
          </table:table-cell>
          <table:table-cell office:value-type="float" office:value="7.44875358464506E+031" calcext:value-type="float">
            <text:p>7.44875358464506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27" calcext:value-type="float">
            <text:p>136927</text:p>
          </table:table-cell>
        </table:table-row>
        <table:table-row table:style-name="ro1">
          <table:table-cell office:value-type="float" office:value="21480665" calcext:value-type="float">
            <text:p>21480665</text:p>
          </table:table-cell>
          <table:table-cell office:value-type="string" calcext:value-type="string">
            <text:p>2024-12-25 16:24:35</text:p>
          </table:table-cell>
          <table:table-cell office:value-type="string" calcext:value-type="string">
            <text:p>0x80f3475ecaea7c2417900b8f6717f6634680951c20e3d4d5ee08d0b7d7761ded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.73509853056817E+017" calcext:value-type="float">
            <text:p>-6.73509853056817E+017</text:p>
          </table:table-cell>
          <table:table-cell office:value-type="float" office:value="6.0409620149634E+023" calcext:value-type="float">
            <text:p>6.0409620149634E+023</text:p>
          </table:table-cell>
          <table:table-cell office:value-type="float" office:value="7.48295107966456E+031" calcext:value-type="float">
            <text:p>7.48295107966456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7019" calcext:value-type="float">
            <text:p>137019</text:p>
          </table:table-cell>
        </table:table-row>
        <table:table-row table:style-name="ro1">
          <table:table-cell office:value-type="float" office:value="21480680" calcext:value-type="float">
            <text:p>21480680</text:p>
          </table:table-cell>
          <table:table-cell office:value-type="string" calcext:value-type="string">
            <text:p>2024-12-25 16:27:35</text:p>
          </table:table-cell>
          <table:table-cell office:value-type="string" calcext:value-type="string">
            <text:p>0x7981ed5b3b398b693500515ad068041b72dbc3d708b45407873aefda94d81bc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.88384308589422E+017" calcext:value-type="float">
            <text:p>3.88384308589422E+017</text:p>
          </table:table-cell>
          <table:table-cell office:value-type="float" office:value="-3.42094999999991E+023" calcext:value-type="float">
            <text:p>-3.42094999999991E+023</text:p>
          </table:table-cell>
          <table:table-cell office:value-type="float" office:value="7.46338968920029E+031" calcext:value-type="float">
            <text:p>7.46338968920029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67" calcext:value-type="float">
            <text:p>136967</text:p>
          </table:table-cell>
        </table:table-row>
        <table:table-row table:style-name="ro1">
          <table:table-cell office:value-type="float" office:value="21480682" calcext:value-type="float">
            <text:p>21480682</text:p>
          </table:table-cell>
          <table:table-cell office:value-type="string" calcext:value-type="string">
            <text:p>2024-12-25 16:27:59</text:p>
          </table:table-cell>
          <table:table-cell office:value-type="string" calcext:value-type="string">
            <text:p>0x95a2a35f6ada68f2d48a5a4d6f587159a9793534e36ef86a0aa667093815b77b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888361009213013" calcext:value-type="float">
            <text:p>2888361009213013</text:p>
          </table:table-cell>
          <table:table-cell office:value-type="float" office:value="-2.53741378105541E+021" calcext:value-type="float">
            <text:p>-2.53741378105541E+021</text:p>
          </table:table-cell>
          <table:table-cell office:value-type="float" office:value="7.46324459692552E+031" calcext:value-type="float">
            <text:p>7.46324459692552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66" calcext:value-type="float">
            <text:p>136966</text:p>
          </table:table-cell>
        </table:table-row>
        <table:table-row table:style-name="ro1">
          <table:table-cell office:value-type="float" office:value="21480894" calcext:value-type="float">
            <text:p>21480894</text:p>
          </table:table-cell>
          <table:table-cell office:value-type="string" calcext:value-type="string">
            <text:p>2024-12-25 17:10:59</text:p>
          </table:table-cell>
          <table:table-cell office:value-type="string" calcext:value-type="string">
            <text:p>0xc06e62842ba94e0fab12989d69c6eb5af40362be94a5519ee93e42c4ce0b1baa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599476394747142" calcext:value-type="float">
            <text:p>-2599476394747142</text:p>
          </table:table-cell>
          <table:table-cell office:value-type="float" office:value="2.3299926E+021" calcext:value-type="float">
            <text:p>2.3299926E+021</text:p>
          </table:table-cell>
          <table:table-cell office:value-type="float" office:value="7.46337649629872E+031" calcext:value-type="float">
            <text:p>7.46337649629872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67" calcext:value-type="float">
            <text:p>136967</text:p>
          </table:table-cell>
        </table:table-row>
        <table:table-row table:style-name="ro1">
          <table:table-cell office:value-type="float" office:value="21480900" calcext:value-type="float">
            <text:p>21480900</text:p>
          </table:table-cell>
          <table:table-cell office:value-type="string" calcext:value-type="string">
            <text:p>2024-12-25 17:12:11</text:p>
          </table:table-cell>
          <table:table-cell office:value-type="string" calcext:value-type="string">
            <text:p>0x9ee87749fdda952ead4c5c2f02844d6f6c17755de281abbb310c5443bae2ad0b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34399663430373E+017" calcext:value-type="float">
            <text:p>-1.34399663430373E+017</text:p>
          </table:table-cell>
          <table:table-cell office:value-type="float" office:value="1.20578961205479E+023" calcext:value-type="float">
            <text:p>1.20578961205479E+023</text:p>
          </table:table-cell>
          <table:table-cell office:value-type="float" office:value="7.47020239325862E+031" calcext:value-type="float">
            <text:p>7.47020239325862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85" calcext:value-type="float">
            <text:p>136985</text:p>
          </table:table-cell>
        </table:table-row>
        <table:table-row table:style-name="ro1">
          <table:table-cell office:value-type="float" office:value="21481014" calcext:value-type="float">
            <text:p>21481014</text:p>
          </table:table-cell>
          <table:table-cell office:value-type="string" calcext:value-type="string">
            <text:p>2024-12-25 17:35:23</text:p>
          </table:table-cell>
          <table:table-cell office:value-type="string" calcext:value-type="string">
            <text:p>0x6a47d4e1ad095b05aac724c911a33b5116c988269d1220218bb2fa5e8cdb9a1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000000000000000" calcext:value-type="float">
            <text:p>7000000000000000</text:p>
          </table:table-cell>
          <table:table-cell office:value-type="float" office:value="-6.16053350577094E+021" calcext:value-type="float">
            <text:p>-6.16053350577094E+021</text:p>
          </table:table-cell>
          <table:table-cell office:value-type="float" office:value="7.46985012677892E+031" calcext:value-type="float">
            <text:p>7.46985012677892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84" calcext:value-type="float">
            <text:p>136984</text:p>
          </table:table-cell>
        </table:table-row>
        <table:table-row table:style-name="ro1">
          <table:table-cell office:value-type="float" office:value="21481351" calcext:value-type="float">
            <text:p>21481351</text:p>
          </table:table-cell>
          <table:table-cell office:value-type="string" calcext:value-type="string">
            <text:p>2024-12-25 18:43:23</text:p>
          </table:table-cell>
          <table:table-cell office:value-type="string" calcext:value-type="string">
            <text:p>0xef29df2f6bec85546458ad3bdaeb450dba6c5774ed5b00b2cfb3d46fed5c2b82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00715146367728E+016" calcext:value-type="float">
            <text:p>-4.00715146367728E+016</text:p>
          </table:table-cell>
          <table:table-cell office:value-type="float" office:value="3.59901460684932E+022" calcext:value-type="float">
            <text:p>3.59901460684932E+022</text:p>
          </table:table-cell>
          <table:table-cell office:value-type="float" office:value="7.47188750565645E+031" calcext:value-type="float">
            <text:p>7.47188750565645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89" calcext:value-type="float">
            <text:p>136989</text:p>
          </table:table-cell>
        </table:table-row>
        <table:table-row table:style-name="ro1">
          <table:table-cell office:value-type="float" office:value="21481408" calcext:value-type="float">
            <text:p>21481408</text:p>
          </table:table-cell>
          <table:table-cell office:value-type="string" calcext:value-type="string">
            <text:p>2024-12-25 18:54:47</text:p>
          </table:table-cell>
          <table:table-cell office:value-type="string" calcext:value-type="string">
            <text:p>0x08eb1ca2db2621a1c566715595c3e5ed400ff49e70b2a0f10a8b83bf78284903</text:p>
          </table:table-cell>
          <table:table-cell office:value-type="float" office:value="442" calcext:value-type="float">
            <text:p>44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.11949339882097E+016" calcext:value-type="float">
            <text:p>-6.11949339882097E+016</text:p>
          </table:table-cell>
          <table:table-cell office:value-type="float" office:value="5.5E+022" calcext:value-type="float">
            <text:p>5.5E+022</text:p>
          </table:table-cell>
          <table:table-cell office:value-type="float" office:value="7.47500102006263E+031" calcext:value-type="float">
            <text:p>7.47500102006263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98" calcext:value-type="float">
            <text:p>136998</text:p>
          </table:table-cell>
        </table:table-row>
        <table:table-row table:style-name="ro1">
          <table:table-cell office:value-type="float" office:value="21481560" calcext:value-type="float">
            <text:p>21481560</text:p>
          </table:table-cell>
          <table:table-cell office:value-type="string" calcext:value-type="string">
            <text:p>2024-12-25 19:25:23</text:p>
          </table:table-cell>
          <table:table-cell office:value-type="string" calcext:value-type="string">
            <text:p>0x898929b4a9003bc1ea8bce6ecafcd54a886cba6c90badf67aa7f9dac7da37727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8500000000000000" calcext:value-type="float">
            <text:p>8500000000000000</text:p>
          </table:table-cell>
          <table:table-cell office:value-type="float" office:value="-7.49018562537954E+021" calcext:value-type="float">
            <text:p>-7.49018562537954E+021</text:p>
          </table:table-cell>
          <table:table-cell office:value-type="float" office:value="7.47457272252636E+031" calcext:value-type="float">
            <text:p>7.47457272252636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97" calcext:value-type="float">
            <text:p>136997</text:p>
          </table:table-cell>
        </table:table-row>
        <table:table-row table:style-name="ro1">
          <table:table-cell office:value-type="float" office:value="21481931" calcext:value-type="float">
            <text:p>21481931</text:p>
          </table:table-cell>
          <table:table-cell office:value-type="string" calcext:value-type="string">
            <text:p>2024-12-25 20:39:59</text:p>
          </table:table-cell>
          <table:table-cell office:value-type="string" calcext:value-type="string">
            <text:p>0x8ec4952cc68615ff084c98d06d125006e724f1568411c2932f8b681cf9d728c1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523885406084761" calcext:value-type="float">
            <text:p>-2523885406084761</text:p>
          </table:table-cell>
          <table:table-cell office:value-type="float" office:value="2.26910962E+021" calcext:value-type="float">
            <text:p>2.26910962E+021</text:p>
          </table:table-cell>
          <table:table-cell office:value-type="float" office:value="7.47470117535347E+031" calcext:value-type="float">
            <text:p>7.47470117535347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97" calcext:value-type="float">
            <text:p>136997</text:p>
          </table:table-cell>
        </table:table-row>
        <table:table-row table:style-name="ro1">
          <table:table-cell office:value-type="float" office:value="21481952" calcext:value-type="float">
            <text:p>21481952</text:p>
          </table:table-cell>
          <table:table-cell office:value-type="string" calcext:value-type="string">
            <text:p>2024-12-25 20:44:11</text:p>
          </table:table-cell>
          <table:table-cell office:value-type="string" calcext:value-type="string">
            <text:p>0x8d9584902de83754a1dad6d16c30fd424c754ff2dff291b8b7dd29481783c66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66502854893993E+016" calcext:value-type="float">
            <text:p>2.66502854893993E+016</text:p>
          </table:table-cell>
          <table:table-cell office:value-type="float" office:value="-2.34794299943923E+022" calcext:value-type="float">
            <text:p>-2.34794299943923E+022</text:p>
          </table:table-cell>
          <table:table-cell office:value-type="float" office:value="7.47335859420496E+031" calcext:value-type="float">
            <text:p>7.47335859420496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6993" calcext:value-type="float">
            <text:p>136993</text:p>
          </table:table-cell>
        </table:table-row>
        <table:table-row table:style-name="ro1">
          <table:table-cell office:value-type="float" office:value="21482084" calcext:value-type="float">
            <text:p>21482084</text:p>
          </table:table-cell>
          <table:table-cell office:value-type="string" calcext:value-type="string">
            <text:p>2024-12-25 21:10:35</text:p>
          </table:table-cell>
          <table:table-cell office:value-type="string" calcext:value-type="string">
            <text:p>0x94615ebe4dfd4332925b8abdff31a190fdf0b3b56349cc983a5a738474bc777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72348053027041E+016" calcext:value-type="float">
            <text:p>-4.72348053027041E+016</text:p>
          </table:table-cell>
          <table:table-cell office:value-type="float" office:value="4.24657782739726E+022" calcext:value-type="float">
            <text:p>4.24657782739726E+022</text:p>
          </table:table-cell>
          <table:table-cell office:value-type="float" office:value="7.47576255443088E+031" calcext:value-type="float">
            <text:p>7.47576255443088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7000" calcext:value-type="float">
            <text:p>137000</text:p>
          </table:table-cell>
        </table:table-row>
        <table:table-row table:style-name="ro1">
          <table:table-cell office:value-type="float" office:value="21482185" calcext:value-type="float">
            <text:p>21482185</text:p>
          </table:table-cell>
          <table:table-cell office:value-type="string" calcext:value-type="string">
            <text:p>2024-12-25 21:30:59</text:p>
          </table:table-cell>
          <table:table-cell office:value-type="string" calcext:value-type="string">
            <text:p>0x823b6b5fafaf54aedce2a3f0ca2e5217c5bc49790da2dec41613627b8b7408c6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1119482473095E+016" calcext:value-type="float">
            <text:p>-1.1119482473095E+016</text:p>
          </table:table-cell>
          <table:table-cell office:value-type="float" office:value="1.00007851666667E+022" calcext:value-type="float">
            <text:p>1.00007851666667E+022</text:p>
          </table:table-cell>
          <table:table-cell office:value-type="float" office:value="7.47632869240705E+031" calcext:value-type="float">
            <text:p>7.47632869240705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7001" calcext:value-type="float">
            <text:p>137001</text:p>
          </table:table-cell>
        </table:table-row>
        <table:table-row table:style-name="ro1">
          <table:table-cell office:value-type="float" office:value="21482425" calcext:value-type="float">
            <text:p>21482425</text:p>
          </table:table-cell>
          <table:table-cell office:value-type="string" calcext:value-type="string">
            <text:p>2024-12-25 22:19:47</text:p>
          </table:table-cell>
          <table:table-cell office:value-type="string" calcext:value-type="string">
            <text:p>0xcb728c2be4705cdb107c0a8d0b06d1639f46828e0b5724d4c7392145521803a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197400313535504" calcext:value-type="float">
            <text:p>-3197400313535504</text:p>
          </table:table-cell>
          <table:table-cell office:value-type="float" office:value="2.876E+021" calcext:value-type="float">
            <text:p>2.876E+021</text:p>
          </table:table-cell>
          <table:table-cell office:value-type="float" office:value="7.47649150090582E+031" calcext:value-type="float">
            <text:p>7.47649150090582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7002" calcext:value-type="float">
            <text:p>137002</text:p>
          </table:table-cell>
        </table:table-row>
        <table:table-row table:style-name="ro1">
          <table:table-cell office:value-type="float" office:value="21482560" calcext:value-type="float">
            <text:p>21482560</text:p>
          </table:table-cell>
          <table:table-cell office:value-type="string" calcext:value-type="string">
            <text:p>2024-12-25 22:46:59</text:p>
          </table:table-cell>
          <table:table-cell office:value-type="string" calcext:value-type="string">
            <text:p>0x8fd159a04c7483437e0867977afae24789edf91a432fa86cef647e09d44c4fc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08642010128138E+017" calcext:value-type="float">
            <text:p>-5.08642010128138E+017</text:p>
          </table:table-cell>
          <table:table-cell office:value-type="float" office:value="4.5911412129751E+023" calcext:value-type="float">
            <text:p>4.5911412129751E+023</text:p>
          </table:table-cell>
          <table:table-cell office:value-type="float" office:value="7.50248165419194E+031" calcext:value-type="float">
            <text:p>7.50248165419194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7071" calcext:value-type="float">
            <text:p>137071</text:p>
          </table:table-cell>
        </table:table-row>
        <table:table-row table:style-name="ro1">
          <table:table-cell office:value-type="float" office:value="21482578" calcext:value-type="float">
            <text:p>21482578</text:p>
          </table:table-cell>
          <table:table-cell office:value-type="string" calcext:value-type="string">
            <text:p>2024-12-25 22:50:35</text:p>
          </table:table-cell>
          <table:table-cell office:value-type="string" calcext:value-type="string">
            <text:p>0x090ecaaf5833d5c86785433f3caffdf8b2aa5558107b0d5f1b7c871aae67215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12935805639722E+016" calcext:value-type="float">
            <text:p>1.12935805639722E+016</text:p>
          </table:table-cell>
          <table:table-cell office:value-type="float" office:value="-1.0025E+022" calcext:value-type="float">
            <text:p>-1.0025E+022</text:p>
          </table:table-cell>
          <table:table-cell office:value-type="float" office:value="7.50190841301798E+031" calcext:value-type="float">
            <text:p>7.50190841301798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7070" calcext:value-type="float">
            <text:p>137070</text:p>
          </table:table-cell>
        </table:table-row>
        <table:table-row table:style-name="ro1">
          <table:table-cell office:value-type="float" office:value="21482686" calcext:value-type="float">
            <text:p>21482686</text:p>
          </table:table-cell>
          <table:table-cell office:value-type="string" calcext:value-type="string">
            <text:p>2024-12-25 23:12:11</text:p>
          </table:table-cell>
          <table:table-cell office:value-type="string" calcext:value-type="string">
            <text:p>0x0f806827a08fa363809895029662ca016b194847dcc03e07c2138148490aa79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32235678134022E+017" calcext:value-type="float">
            <text:p>-2.32235678134022E+017</text:p>
          </table:table-cell>
          <table:table-cell office:value-type="float" office:value="2.10653119574429E+023" calcext:value-type="float">
            <text:p>2.10653119574429E+023</text:p>
          </table:table-cell>
          <table:table-cell office:value-type="float" office:value="7.51383334979071E+031" calcext:value-type="float">
            <text:p>7.51383334979071E+031</text:p>
          </table:table-cell>
          <table:table-cell office:value-type="float" office:value="1.38556399172274E+023" calcext:value-type="float">
            <text:p>1.38556399172274E+023</text:p>
          </table:table-cell>
          <table:table-cell office:value-type="float" office:value="137101" calcext:value-type="float">
            <text:p>137101</text:p>
          </table:table-cell>
        </table:table-row>
        <table:table-row table:style-name="ro1">
          <table:table-cell office:value-type="float" office:value="21482917" calcext:value-type="float">
            <text:p>21482917</text:p>
          </table:table-cell>
          <table:table-cell office:value-type="string" calcext:value-type="string">
            <text:p>2024-12-25 23:58:35</text:p>
          </table:table-cell>
          <table:table-cell office:value-type="string" calcext:value-type="string">
            <text:p>0xc6ae2ae0f5aef6e15bc974ce40f3d501425480843f96a2cce31089964c038b36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2517738724352E+016" calcext:value-type="float">
            <text:p>-1.2517738724352E+016</text:p>
          </table:table-cell>
          <table:table-cell office:value-type="float" office:value="1.137344467E+022" calcext:value-type="float">
            <text:p>1.137344467E+022</text:p>
          </table:table-cell>
          <table:table-cell office:value-type="float" office:value="7.51448012576301E+031" calcext:value-type="float">
            <text:p>7.51448012576301E+031</text:p>
          </table:table-cell>
          <table:table-cell office:value-type="float" office:value="1.37928152813547E+023" calcext:value-type="float">
            <text:p>1.37928152813547E+023</text:p>
          </table:table-cell>
          <table:table-cell office:value-type="float" office:value="137103" calcext:value-type="float">
            <text:p>137103</text:p>
          </table:table-cell>
        </table:table-row>
        <table:table-row table:style-name="ro1">
          <table:table-cell office:value-type="float" office:value="21483021" calcext:value-type="float">
            <text:p>21483021</text:p>
          </table:table-cell>
          <table:table-cell office:value-type="string" calcext:value-type="string">
            <text:p>2024-12-26 00:19:23</text:p>
          </table:table-cell>
          <table:table-cell office:value-type="string" calcext:value-type="string">
            <text:p>0x94abcfd44035f4674f86c5ac0352f5a5365a7ecdd29c0242bb33d057edce2a0c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133810180408426" calcext:value-type="float">
            <text:p>-7133810180408426</text:p>
          </table:table-cell>
          <table:table-cell office:value-type="float" office:value="6.4825574246246E+021" calcext:value-type="float">
            <text:p>6.4825574246246E+021</text:p>
          </table:table-cell>
          <table:table-cell office:value-type="float" office:value="7.51484877066374E+031" calcext:value-type="float">
            <text:p>7.51484877066374E+031</text:p>
          </table:table-cell>
          <table:table-cell office:value-type="float" office:value="1.37928152813547E+023" calcext:value-type="float">
            <text:p>1.37928152813547E+023</text:p>
          </table:table-cell>
          <table:table-cell office:value-type="float" office:value="137104" calcext:value-type="float">
            <text:p>137104</text:p>
          </table:table-cell>
        </table:table-row>
        <table:table-row table:style-name="ro1">
          <table:table-cell office:value-type="float" office:value="21483139" calcext:value-type="float">
            <text:p>21483139</text:p>
          </table:table-cell>
          <table:table-cell office:value-type="string" calcext:value-type="string">
            <text:p>2024-12-26 00:43:35</text:p>
          </table:table-cell>
          <table:table-cell office:value-type="string" calcext:value-type="string">
            <text:p>0x5a1323a446e0b53198b7d7d15ff6cca830b9e73e48a9c7641690cfa33b6605bf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9.92505634846211E+015" calcext:value-type="float">
            <text:p>-9.92505634846211E+015</text:p>
          </table:table-cell>
          <table:table-cell office:value-type="float" office:value="9.020046E+021" calcext:value-type="float">
            <text:p>9.020046E+021</text:p>
          </table:table-cell>
          <table:table-cell office:value-type="float" office:value="7.51536171543914E+031" calcext:value-type="float">
            <text:p>7.51536171543914E+031</text:p>
          </table:table-cell>
          <table:table-cell office:value-type="float" office:value="1.37928152813547E+023" calcext:value-type="float">
            <text:p>1.37928152813547E+023</text:p>
          </table:table-cell>
          <table:table-cell office:value-type="float" office:value="137106" calcext:value-type="float">
            <text:p>137106</text:p>
          </table:table-cell>
        </table:table-row>
        <table:table-row table:style-name="ro1">
          <table:table-cell office:value-type="float" office:value="21483249" calcext:value-type="float">
            <text:p>21483249</text:p>
          </table:table-cell>
          <table:table-cell office:value-type="string" calcext:value-type="string">
            <text:p>2024-12-26 01:05:47</text:p>
          </table:table-cell>
          <table:table-cell office:value-type="string" calcext:value-type="string">
            <text:p>0xda5faacc561fac6ceec96106ffe5b698ae7c60cdfd204bcded4c073d83b9afe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90588739355916E+017" calcext:value-type="float">
            <text:p>-5.90588739355916E+017</text:p>
          </table:table-cell>
          <table:table-cell office:value-type="float" office:value="5.3896196851333E+023" calcext:value-type="float">
            <text:p>5.3896196851333E+023</text:p>
          </table:table-cell>
          <table:table-cell office:value-type="float" office:value="7.54601097442199E+031" calcext:value-type="float">
            <text:p>7.54601097442199E+031</text:p>
          </table:table-cell>
          <table:table-cell office:value-type="float" office:value="1.37928152813547E+023" calcext:value-type="float">
            <text:p>1.37928152813547E+023</text:p>
          </table:table-cell>
          <table:table-cell office:value-type="float" office:value="137187" calcext:value-type="float">
            <text:p>137187</text:p>
          </table:table-cell>
        </table:table-row>
        <table:table-row table:style-name="ro1">
          <table:table-cell office:value-type="float" office:value="21483249" calcext:value-type="float">
            <text:p>21483249</text:p>
          </table:table-cell>
          <table:table-cell office:value-type="string" calcext:value-type="string">
            <text:p>2024-12-26 01:05:47</text:p>
          </table:table-cell>
          <table:table-cell office:value-type="string" calcext:value-type="string">
            <text:p>0xb666cfbda0ba8a869e6d9e7a731ca7a56573048884419840b67df153e67e05a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.42977048973042E+017" calcext:value-type="float">
            <text:p>3.42977048973042E+017</text:p>
          </table:table-cell>
          <table:table-cell office:value-type="float" office:value="-3.07297380299997E+023" calcext:value-type="float">
            <text:p>-3.07297380299997E+023</text:p>
          </table:table-cell>
          <table:table-cell office:value-type="float" office:value="7.52835931572144E+031" calcext:value-type="float">
            <text:p>7.52835931572144E+031</text:p>
          </table:table-cell>
          <table:table-cell office:value-type="float" office:value="1.37928152813547E+023" calcext:value-type="float">
            <text:p>1.37928152813547E+023</text:p>
          </table:table-cell>
          <table:table-cell office:value-type="float" office:value="137140" calcext:value-type="float">
            <text:p>137140</text:p>
          </table:table-cell>
        </table:table-row>
        <table:table-row table:style-name="ro1">
          <table:table-cell office:value-type="float" office:value="21483415" calcext:value-type="float">
            <text:p>21483415</text:p>
          </table:table-cell>
          <table:table-cell office:value-type="string" calcext:value-type="string">
            <text:p>2024-12-26 01:39:47</text:p>
          </table:table-cell>
          <table:table-cell office:value-type="string" calcext:value-type="string">
            <text:p>0x80ad1733fb97d2d52581e3d40851704065950230f584fd5cfe6556e8df1944f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8.62860988362865E+017" calcext:value-type="float">
            <text:p>8.62860988362865E+017</text:p>
          </table:table-cell>
          <table:table-cell office:value-type="float" office:value="-7.66777256415463E+023" calcext:value-type="float">
            <text:p>-7.66777256415463E+023</text:p>
          </table:table-cell>
          <table:table-cell office:value-type="float" office:value="7.48431438954481E+031" calcext:value-type="float">
            <text:p>7.48431438954481E+031</text:p>
          </table:table-cell>
          <table:table-cell office:value-type="float" office:value="1.37928152813547E+023" calcext:value-type="float">
            <text:p>1.37928152813547E+023</text:p>
          </table:table-cell>
          <table:table-cell office:value-type="float" office:value="137023" calcext:value-type="float">
            <text:p>137023</text:p>
          </table:table-cell>
        </table:table-row>
        <table:table-row table:style-name="ro1">
          <table:table-cell office:value-type="float" office:value="21483426" calcext:value-type="float">
            <text:p>21483426</text:p>
          </table:table-cell>
          <table:table-cell office:value-type="string" calcext:value-type="string">
            <text:p>2024-12-26 01:41:59</text:p>
          </table:table-cell>
          <table:table-cell office:value-type="string" calcext:value-type="string">
            <text:p>0x1d73a72fec7843c75e3f91d11acfd9de4b343f99079bf04231357b0514af2b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15301182289894E+018" calcext:value-type="float">
            <text:p>1.15301182289894E+018</text:p>
          </table:table-cell>
          <table:table-cell office:value-type="float" office:value="-1.01407124700519E+024" calcext:value-type="float">
            <text:p>-1.01407124700519E+024</text:p>
          </table:table-cell>
          <table:table-cell office:value-type="float" office:value="7.45519014857609E+031" calcext:value-type="float">
            <text:p>7.45519014857609E+031</text:p>
          </table:table-cell>
          <table:table-cell office:value-type="float" office:value="3.34426628704439E+023" calcext:value-type="float">
            <text:p>3.34426628704439E+023</text:p>
          </table:table-cell>
          <table:table-cell office:value-type="float" office:value="136945" calcext:value-type="float">
            <text:p>136945</text:p>
          </table:table-cell>
        </table:table-row>
        <table:table-row table:style-name="ro1">
          <table:table-cell office:value-type="float" office:value="21483508" calcext:value-type="float">
            <text:p>21483508</text:p>
          </table:table-cell>
          <table:table-cell office:value-type="string" calcext:value-type="string">
            <text:p>2024-12-26 01:58:23</text:p>
          </table:table-cell>
          <table:table-cell office:value-type="string" calcext:value-type="string">
            <text:p>0xdfdce49f21a9c3986798c8b581304dccb29ee168b665d88bc8ff11a8eaaf2cc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6E+016" calcext:value-type="float">
            <text:p>1.6E+016</text:p>
          </table:table-cell>
          <table:table-cell office:value-type="float" office:value="-1.40247169112115E+022" calcext:value-type="float">
            <text:p>-1.40247169112115E+022</text:p>
          </table:table-cell>
          <table:table-cell office:value-type="float" office:value="7.45485789257274E+031" calcext:value-type="float">
            <text:p>7.45485789257274E+031</text:p>
          </table:table-cell>
          <table:table-cell office:value-type="float" office:value="3.34426628704439E+023" calcext:value-type="float">
            <text:p>3.34426628704439E+023</text:p>
          </table:table-cell>
          <table:table-cell office:value-type="float" office:value="136944" calcext:value-type="float">
            <text:p>136944</text:p>
          </table:table-cell>
        </table:table-row>
        <table:table-row table:style-name="ro1">
          <table:table-cell office:value-type="float" office:value="21483588" calcext:value-type="float">
            <text:p>21483588</text:p>
          </table:table-cell>
          <table:table-cell office:value-type="string" calcext:value-type="string">
            <text:p>2024-12-26 02:14:47</text:p>
          </table:table-cell>
          <table:table-cell office:value-type="string" calcext:value-type="string">
            <text:p>0x7885f71a92ee9357b373e93202a2639d715be9e6336332bef12a4b7f4567c05e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06224879958797E+016" calcext:value-type="float">
            <text:p>-1.06224879958797E+016</text:p>
          </table:table-cell>
          <table:table-cell office:value-type="float" office:value="9.5E+021" calcext:value-type="float">
            <text:p>9.5E+021</text:p>
          </table:table-cell>
          <table:table-cell office:value-type="float" office:value="7.45508070403705E+031" calcext:value-type="float">
            <text:p>7.45508070403705E+031</text:p>
          </table:table-cell>
          <table:table-cell office:value-type="float" office:value="3.34426628704439E+023" calcext:value-type="float">
            <text:p>3.34426628704439E+023</text:p>
          </table:table-cell>
          <table:table-cell office:value-type="float" office:value="136944" calcext:value-type="float">
            <text:p>136944</text:p>
          </table:table-cell>
        </table:table-row>
        <table:table-row table:style-name="ro1">
          <table:table-cell office:value-type="float" office:value="21483713" calcext:value-type="float">
            <text:p>21483713</text:p>
          </table:table-cell>
          <table:table-cell office:value-type="string" calcext:value-type="string">
            <text:p>2024-12-26 02:39:47</text:p>
          </table:table-cell>
          <table:table-cell office:value-type="string" calcext:value-type="string">
            <text:p>0x18b2f33495e53eaee81a09567839190b704970610401eaa2897d8ab5003ce95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80549825049512E+017" calcext:value-type="float">
            <text:p>-2.80549825049512E+017</text:p>
          </table:table-cell>
          <table:table-cell office:value-type="float" office:value="2.51109587137132E+023" calcext:value-type="float">
            <text:p>2.51109587137132E+023</text:p>
          </table:table-cell>
          <table:table-cell office:value-type="float" office:value="7.4609701877014E+031" calcext:value-type="float">
            <text:p>7.4609701877014E+031</text:p>
          </table:table-cell>
          <table:table-cell office:value-type="float" office:value="3.34426628704439E+023" calcext:value-type="float">
            <text:p>3.34426628704439E+023</text:p>
          </table:table-cell>
          <table:table-cell office:value-type="float" office:value="136960" calcext:value-type="float">
            <text:p>136960</text:p>
          </table:table-cell>
        </table:table-row>
        <table:table-row table:style-name="ro1">
          <table:table-cell office:value-type="float" office:value="21483715" calcext:value-type="float">
            <text:p>21483715</text:p>
          </table:table-cell>
          <table:table-cell office:value-type="string" calcext:value-type="string">
            <text:p>2024-12-26 02:40:11</text:p>
          </table:table-cell>
          <table:table-cell office:value-type="string" calcext:value-type="string">
            <text:p>0x1baa104c66eef91270ff199e23c7818b3e19c26a50092a4868c397eb169ce259</text:p>
          </table:table-cell>
          <table:table-cell office:value-type="float" office:value="664" calcext:value-type="float">
            <text:p>66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86709630199815E+017" calcext:value-type="float">
            <text:p>-1.86709630199815E+017</text:p>
          </table:table-cell>
          <table:table-cell office:value-type="float" office:value="1.67336760666368E+023" calcext:value-type="float">
            <text:p>1.67336760666368E+023</text:p>
          </table:table-cell>
          <table:table-cell office:value-type="float" office:value="7.46489487703576E+031" calcext:value-type="float">
            <text:p>7.46489487703576E+031</text:p>
          </table:table-cell>
          <table:table-cell office:value-type="float" office:value="3.34426628704439E+023" calcext:value-type="float">
            <text:p>3.34426628704439E+023</text:p>
          </table:table-cell>
          <table:table-cell office:value-type="float" office:value="136971" calcext:value-type="float">
            <text:p>136971</text:p>
          </table:table-cell>
        </table:table-row>
        <table:table-row table:style-name="ro1">
          <table:table-cell office:value-type="float" office:value="21483716" calcext:value-type="float">
            <text:p>21483716</text:p>
          </table:table-cell>
          <table:table-cell office:value-type="string" calcext:value-type="string">
            <text:p>2024-12-26 02:40:23</text:p>
          </table:table-cell>
          <table:table-cell office:value-type="string" calcext:value-type="string">
            <text:p>0x429cfdfeeddf900fd4deda9b7184c4da07b50a4ee3b5d1c8338fe38d55dbd225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36067033107557E+017" calcext:value-type="float">
            <text:p>-4.36067033107557E+017</text:p>
          </table:table-cell>
          <table:table-cell office:value-type="float" office:value="3.91507576006071E+023" calcext:value-type="float">
            <text:p>3.91507576006071E+023</text:p>
          </table:table-cell>
          <table:table-cell office:value-type="float" office:value="7.47407723243543E+031" calcext:value-type="float">
            <text:p>7.47407723243543E+031</text:p>
          </table:table-cell>
          <table:table-cell office:value-type="float" office:value="3.34426628704439E+023" calcext:value-type="float">
            <text:p>3.34426628704439E+023</text:p>
          </table:table-cell>
          <table:table-cell office:value-type="float" office:value="136995" calcext:value-type="float">
            <text:p>136995</text:p>
          </table:table-cell>
        </table:table-row>
        <table:table-row table:style-name="ro1">
          <table:table-cell office:value-type="float" office:value="21483717" calcext:value-type="float">
            <text:p>21483717</text:p>
          </table:table-cell>
          <table:table-cell office:value-type="string" calcext:value-type="string">
            <text:p>2024-12-26 02:40:35</text:p>
          </table:table-cell>
          <table:table-cell office:value-type="string" calcext:value-type="string">
            <text:p>0x80923b03106f1cbdb4a4427dc66fe9eb5b379f3a07325d86865da398506fc2c2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86383088013239E+017" calcext:value-type="float">
            <text:p>-2.86383088013239E+017</text:p>
          </table:table-cell>
          <table:table-cell office:value-type="float" office:value="2.5780710701806E+023" calcext:value-type="float">
            <text:p>2.5780710701806E+023</text:p>
          </table:table-cell>
          <table:table-cell office:value-type="float" office:value="7.4865197143672E+031" calcext:value-type="float">
            <text:p>7.4865197143672E+031</text:p>
          </table:table-cell>
          <table:table-cell office:value-type="float" office:value="1.37928152813547E+023" calcext:value-type="float">
            <text:p>1.37928152813547E+023</text:p>
          </table:table-cell>
          <table:table-cell office:value-type="float" office:value="137029" calcext:value-type="float">
            <text:p>137029</text:p>
          </table:table-cell>
        </table:table-row>
        <table:table-row table:style-name="ro1">
          <table:table-cell office:value-type="float" office:value="21483718" calcext:value-type="float">
            <text:p>21483718</text:p>
          </table:table-cell>
          <table:table-cell office:value-type="string" calcext:value-type="string">
            <text:p>2024-12-26 02:40:47</text:p>
          </table:table-cell>
          <table:table-cell office:value-type="string" calcext:value-type="string">
            <text:p>0x5df50a6573b06473870b6afab2c80c8fb45caaba93eb38a225f2c96d02d3b2ea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8514150516821E+017" calcext:value-type="float">
            <text:p>-1.8514150516821E+017</text:p>
          </table:table-cell>
          <table:table-cell office:value-type="float" office:value="1.67193956705417E+023" calcext:value-type="float">
            <text:p>1.67193956705417E+023</text:p>
          </table:table-cell>
          <table:table-cell office:value-type="float" office:value="7.49602756682952E+031" calcext:value-type="float">
            <text:p>7.49602756682952E+031</text:p>
          </table:table-cell>
          <table:table-cell office:value-type="float" office:value="1.37928152813547E+023" calcext:value-type="float">
            <text:p>1.37928152813547E+023</text:p>
          </table:table-cell>
          <table:table-cell office:value-type="float" office:value="137054" calcext:value-type="float">
            <text:p>137054</text:p>
          </table:table-cell>
        </table:table-row>
        <table:table-row table:style-name="ro1">
          <table:table-cell office:value-type="float" office:value="21483723" calcext:value-type="float">
            <text:p>21483723</text:p>
          </table:table-cell>
          <table:table-cell office:value-type="string" calcext:value-type="string">
            <text:p>2024-12-26 02:41:47</text:p>
          </table:table-cell>
          <table:table-cell office:value-type="string" calcext:value-type="string">
            <text:p>0x63bc4b38bdbf9b0a02cc27a1a66611bd9bbe4d7c661157c656a81ede65be28f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30940184156995E+016" calcext:value-type="float">
            <text:p>-1.30940184156995E+016</text:p>
          </table:table-cell>
          <table:table-cell office:value-type="float" office:value="1.184077E+022" calcext:value-type="float">
            <text:p>1.184077E+022</text:p>
          </table:table-cell>
          <table:table-cell office:value-type="float" office:value="7.49670091828563E+031" calcext:value-type="float">
            <text:p>7.49670091828563E+031</text:p>
          </table:table-cell>
          <table:table-cell office:value-type="float" office:value="1.37928152813547E+023" calcext:value-type="float">
            <text:p>1.37928152813547E+023</text:p>
          </table:table-cell>
          <table:table-cell office:value-type="float" office:value="137056" calcext:value-type="float">
            <text:p>137056</text:p>
          </table:table-cell>
        </table:table-row>
        <table:table-row table:style-name="ro1">
          <table:table-cell office:value-type="float" office:value="21483791" calcext:value-type="float">
            <text:p>21483791</text:p>
          </table:table-cell>
          <table:table-cell office:value-type="string" calcext:value-type="string">
            <text:p>2024-12-26 02:55:35</text:p>
          </table:table-cell>
          <table:table-cell office:value-type="string" calcext:value-type="string">
            <text:p>0x0562f55419378cefbde7fe46924c55e54309cb0b3b65854e1dee05056148131e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38204704637873E+016" calcext:value-type="float">
            <text:p>-1.38204704637873E+016</text:p>
          </table:table-cell>
          <table:table-cell office:value-type="float" office:value="1.25E+022" calcext:value-type="float">
            <text:p>1.25E+022</text:p>
          </table:table-cell>
          <table:table-cell office:value-type="float" office:value="7.49741175830713E+031" calcext:value-type="float">
            <text:p>7.49741175830713E+031</text:p>
          </table:table-cell>
          <table:table-cell office:value-type="float" office:value="1.37928152813547E+023" calcext:value-type="float">
            <text:p>1.37928152813547E+023</text:p>
          </table:table-cell>
          <table:table-cell office:value-type="float" office:value="137058" calcext:value-type="float">
            <text:p>137058</text:p>
          </table:table-cell>
        </table:table-row>
        <table:table-row table:style-name="ro1">
          <table:table-cell office:value-type="float" office:value="21483849" calcext:value-type="float">
            <text:p>21483849</text:p>
          </table:table-cell>
          <table:table-cell office:value-type="string" calcext:value-type="string">
            <text:p>2024-12-26 03:07:11</text:p>
          </table:table-cell>
          <table:table-cell office:value-type="string" calcext:value-type="string">
            <text:p>0xff4eb68d121e51139d004f48f23a1722f227a3efb8e37ad99c20138e7cbe13af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2107302562766E+016" calcext:value-type="float">
            <text:p>-2.2107302562766E+016</text:p>
          </table:table-cell>
          <table:table-cell office:value-type="float" office:value="2E+022" calcext:value-type="float">
            <text:p>2E+022</text:p>
          </table:table-cell>
          <table:table-cell office:value-type="float" office:value="7.49854910234153E+031" calcext:value-type="float">
            <text:p>7.49854910234153E+031</text:p>
          </table:table-cell>
          <table:table-cell office:value-type="float" office:value="1.37928152813547E+023" calcext:value-type="float">
            <text:p>1.37928152813547E+023</text:p>
          </table:table-cell>
          <table:table-cell office:value-type="float" office:value="137061" calcext:value-type="float">
            <text:p>137061</text:p>
          </table:table-cell>
        </table:table-row>
        <table:table-row table:style-name="ro1">
          <table:table-cell office:value-type="float" office:value="21483952" calcext:value-type="float">
            <text:p>21483952</text:p>
          </table:table-cell>
          <table:table-cell office:value-type="string" calcext:value-type="string">
            <text:p>2024-12-26 03:27:47</text:p>
          </table:table-cell>
          <table:table-cell office:value-type="string" calcext:value-type="string">
            <text:p>0x7b971c631bf54be57a549677d69ad0298d6d4fd2fab7b5b099167ed9b100b8a2</text:p>
          </table:table-cell>
          <table:table-cell office:value-type="float" office:value="531" calcext:value-type="float">
            <text:p>53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59456907534151E+017" calcext:value-type="float">
            <text:p>-4.59456907534151E+017</text:p>
          </table:table-cell>
          <table:table-cell office:value-type="float" office:value="4.1703863196203E+023" calcext:value-type="float">
            <text:p>4.1703863196203E+023</text:p>
          </table:table-cell>
          <table:table-cell office:value-type="float" office:value="7.52226492235034E+031" calcext:value-type="float">
            <text:p>7.52226492235034E+031</text:p>
          </table:table-cell>
          <table:table-cell office:value-type="float" office:value="1.37928152813547E+023" calcext:value-type="float">
            <text:p>1.37928152813547E+023</text:p>
          </table:table-cell>
          <table:table-cell office:value-type="float" office:value="137124" calcext:value-type="float">
            <text:p>137124</text:p>
          </table:table-cell>
        </table:table-row>
        <table:table-row table:style-name="ro1">
          <table:table-cell office:value-type="float" office:value="21483983" calcext:value-type="float">
            <text:p>21483983</text:p>
          </table:table-cell>
          <table:table-cell office:value-type="string" calcext:value-type="string">
            <text:p>2024-12-26 03:33:59</text:p>
          </table:table-cell>
          <table:table-cell office:value-type="string" calcext:value-type="string">
            <text:p>0xdf53e3b192f0766a62f8f831315417f9c8737728ce7df6d2781321047b2d0874</text:p>
          </table:table-cell>
          <table:table-cell office:value-type="float" office:value="826" calcext:value-type="float">
            <text:p>82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26992530040654E+017" calcext:value-type="float">
            <text:p>-5.26992530040654E+017</text:p>
          </table:table-cell>
          <table:table-cell office:value-type="float" office:value="4.81599094497004E+023" calcext:value-type="float">
            <text:p>4.81599094497004E+023</text:p>
          </table:table-cell>
          <table:table-cell office:value-type="float" office:value="7.54965211520526E+031" calcext:value-type="float">
            <text:p>7.54965211520526E+031</text:p>
          </table:table-cell>
          <table:table-cell office:value-type="float" office:value="1.37928152813547E+023" calcext:value-type="float">
            <text:p>1.37928152813547E+023</text:p>
          </table:table-cell>
          <table:table-cell office:value-type="float" office:value="137197" calcext:value-type="float">
            <text:p>137197</text:p>
          </table:table-cell>
        </table:table-row>
        <table:table-row table:style-name="ro1">
          <table:table-cell office:value-type="float" office:value="21484026" calcext:value-type="float">
            <text:p>21484026</text:p>
          </table:table-cell>
          <table:table-cell office:value-type="string" calcext:value-type="string">
            <text:p>2024-12-26 03:42:35</text:p>
          </table:table-cell>
          <table:table-cell office:value-type="string" calcext:value-type="string">
            <text:p>0xaa6e2c79ce6c2441071d6886a94d2a33deb68f95b14423565ab222d6c65a88a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591306688090105" calcext:value-type="float">
            <text:p>-4591306688090105</text:p>
          </table:table-cell>
          <table:table-cell office:value-type="float" office:value="4.21123616666667E+021" calcext:value-type="float">
            <text:p>4.21123616666667E+021</text:p>
          </table:table-cell>
          <table:table-cell office:value-type="float" office:value="7.54989159642184E+031" calcext:value-type="float">
            <text:p>7.54989159642184E+031</text:p>
          </table:table-cell>
          <table:table-cell office:value-type="float" office:value="1.37928152813547E+023" calcext:value-type="float">
            <text:p>1.37928152813547E+023</text:p>
          </table:table-cell>
          <table:table-cell office:value-type="float" office:value="137197" calcext:value-type="float">
            <text:p>137197</text:p>
          </table:table-cell>
        </table:table-row>
        <table:table-row table:style-name="ro1">
          <table:table-cell office:value-type="float" office:value="21484040" calcext:value-type="float">
            <text:p>21484040</text:p>
          </table:table-cell>
          <table:table-cell office:value-type="string" calcext:value-type="string">
            <text:p>2024-12-26 03:45:35</text:p>
          </table:table-cell>
          <table:table-cell office:value-type="string" calcext:value-type="string">
            <text:p>0x9233bae6486e25935558e319d68d17020f4be24ed5f98993c15ec178591dbe3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7573050420255E+017" calcext:value-type="float">
            <text:p>-5.7573050420255E+017</text:p>
          </table:table-cell>
          <table:table-cell office:value-type="float" office:value="5.3019695607427E+023" calcext:value-type="float">
            <text:p>5.3019695607427E+023</text:p>
          </table:table-cell>
          <table:table-cell office:value-type="float" office:value="7.58004241367424E+031" calcext:value-type="float">
            <text:p>7.58004241367424E+031</text:p>
          </table:table-cell>
          <table:table-cell office:value-type="float" office:value="1.37928152813547E+023" calcext:value-type="float">
            <text:p>1.37928152813547E+023</text:p>
          </table:table-cell>
          <table:table-cell office:value-type="float" office:value="137277" calcext:value-type="float">
            <text:p>137277</text:p>
          </table:table-cell>
        </table:table-row>
        <table:table-row table:style-name="ro1">
          <table:table-cell office:value-type="float" office:value="21484141" calcext:value-type="float">
            <text:p>21484141</text:p>
          </table:table-cell>
          <table:table-cell office:value-type="string" calcext:value-type="string">
            <text:p>2024-12-26 04:05:59</text:p>
          </table:table-cell>
          <table:table-cell office:value-type="string" calcext:value-type="string">
            <text:p>0x59893b5d3f91917afd82c8c5d300543e31ed1b20b93ac91593042cbdc2a93e9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4838114439491E+017" calcext:value-type="float">
            <text:p>-1.44838114439491E+017</text:p>
          </table:table-cell>
          <table:table-cell office:value-type="float" office:value="1.3405042614739E+023" calcext:value-type="float">
            <text:p>1.3405042614739E+023</text:p>
          </table:table-cell>
          <table:table-cell office:value-type="float" office:value="7.58766350940185E+031" calcext:value-type="float">
            <text:p>7.58766350940185E+031</text:p>
          </table:table-cell>
          <table:table-cell office:value-type="float" office:value="1.37963931096446E+023" calcext:value-type="float">
            <text:p>1.37963931096446E+023</text:p>
          </table:table-cell>
          <table:table-cell office:value-type="float" office:value="137297" calcext:value-type="float">
            <text:p>137297</text:p>
          </table:table-cell>
        </table:table-row>
        <table:table-row table:style-name="ro1">
          <table:table-cell office:value-type="float" office:value="21484384" calcext:value-type="float">
            <text:p>21484384</text:p>
          </table:table-cell>
          <table:table-cell office:value-type="string" calcext:value-type="string">
            <text:p>2024-12-26 04:54:47</text:p>
          </table:table-cell>
          <table:table-cell office:value-type="string" calcext:value-type="string">
            <text:p>0x11daa8fdfce446af2c1c70fdeeffc483b0fc5adb49edff8fd7fdc1928334122f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1884085102084E+017" calcext:value-type="float">
            <text:p>-2.1884085102084E+017</text:p>
          </table:table-cell>
          <table:table-cell office:value-type="float" office:value="2.03053464910235E+023" calcext:value-type="float">
            <text:p>2.03053464910235E+023</text:p>
          </table:table-cell>
          <table:table-cell office:value-type="float" office:value="7.59920759723788E+031" calcext:value-type="float">
            <text:p>7.59920759723788E+031</text:p>
          </table:table-cell>
          <table:table-cell office:value-type="float" office:value="1.37963931096446E+023" calcext:value-type="float">
            <text:p>1.37963931096446E+023</text:p>
          </table:table-cell>
          <table:table-cell office:value-type="float" office:value="137327" calcext:value-type="float">
            <text:p>137327</text:p>
          </table:table-cell>
        </table:table-row>
        <table:table-row table:style-name="ro1">
          <table:table-cell office:value-type="float" office:value="21484720" calcext:value-type="float">
            <text:p>21484720</text:p>
          </table:table-cell>
          <table:table-cell office:value-type="string" calcext:value-type="string">
            <text:p>2024-12-26 06:02:11</text:p>
          </table:table-cell>
          <table:table-cell office:value-type="string" calcext:value-type="string">
            <text:p>0x704c878648d9097d3602ecbcb617980f100e642bd799361a5a55d9e16bda586e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06812165989638E+018" calcext:value-type="float">
            <text:p>-1.06812165989638E+018</text:p>
          </table:table-cell>
          <table:table-cell office:value-type="float" office:value="1E+024" calcext:value-type="float">
            <text:p>1E+024</text:p>
          </table:table-cell>
          <table:table-cell office:value-type="float" office:value="7.6560600515466E+031" calcext:value-type="float">
            <text:p>7.6560600515466E+031</text:p>
          </table:table-cell>
          <table:table-cell office:value-type="float" office:value="1.37963931096446E+023" calcext:value-type="float">
            <text:p>1.37963931096446E+023</text:p>
          </table:table-cell>
          <table:table-cell office:value-type="float" office:value="137476" calcext:value-type="float">
            <text:p>137476</text:p>
          </table:table-cell>
        </table:table-row>
        <table:table-row table:style-name="ro1">
          <table:table-cell office:value-type="float" office:value="21484750" calcext:value-type="float">
            <text:p>21484750</text:p>
          </table:table-cell>
          <table:table-cell office:value-type="string" calcext:value-type="string">
            <text:p>2024-12-26 06:08:35</text:p>
          </table:table-cell>
          <table:table-cell office:value-type="string" calcext:value-type="string">
            <text:p>0x401d60ba1fb9ee51c713ae0e8997c3ed0d6a6381ec4d11d282ebe1f29390b0f6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05217844038777E+018" calcext:value-type="float">
            <text:p>-1.05217844038777E+018</text:p>
          </table:table-cell>
          <table:table-cell office:value-type="float" office:value="1E+024" calcext:value-type="float">
            <text:p>1E+024</text:p>
          </table:table-cell>
          <table:table-cell office:value-type="float" office:value="7.72143509183999E+031" calcext:value-type="float">
            <text:p>7.72143509183999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7647" calcext:value-type="float">
            <text:p>137647</text:p>
          </table:table-cell>
        </table:table-row>
        <table:table-row table:style-name="ro1">
          <table:table-cell office:value-type="float" office:value="21484773" calcext:value-type="float">
            <text:p>21484773</text:p>
          </table:table-cell>
          <table:table-cell office:value-type="string" calcext:value-type="string">
            <text:p>2024-12-26 06:13:11</text:p>
          </table:table-cell>
          <table:table-cell office:value-type="string" calcext:value-type="string">
            <text:p>0x2625e92f409da3c94e9370baa71af75e4c057989fd958165ab89ecfc0a6c248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02835572101227E+018" calcext:value-type="float">
            <text:p>-2.02835572101227E+018</text:p>
          </table:table-cell>
          <table:table-cell office:value-type="float" office:value="2E+024" calcext:value-type="float">
            <text:p>2E+024</text:p>
          </table:table-cell>
          <table:table-cell office:value-type="float" office:value="7.93564463304306E+031" calcext:value-type="float">
            <text:p>7.93564463304306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8194" calcext:value-type="float">
            <text:p>138194</text:p>
          </table:table-cell>
        </table:table-row>
        <table:table-row table:style-name="ro1">
          <table:table-cell office:value-type="float" office:value="21484773" calcext:value-type="float">
            <text:p>21484773</text:p>
          </table:table-cell>
          <table:table-cell office:value-type="string" calcext:value-type="string">
            <text:p>2024-12-26 06:13:11</text:p>
          </table:table-cell>
          <table:table-cell office:value-type="string" calcext:value-type="string">
            <text:p>0x5988d38721848057163396cf2e1100afd6122fc4a4e96497a3a6c2fc99d22a2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7E+018" calcext:value-type="float">
            <text:p>1.7E+018</text:p>
          </table:table-cell>
          <table:table-cell office:value-type="float" office:value="-1.65046302437671E+024" calcext:value-type="float">
            <text:p>-1.65046302437671E+024</text:p>
          </table:table-cell>
          <table:table-cell office:value-type="float" office:value="7.75708658899035E+031" calcext:value-type="float">
            <text:p>7.75708658899035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7739" calcext:value-type="float">
            <text:p>137739</text:p>
          </table:table-cell>
        </table:table-row>
        <table:table-row table:style-name="ro1">
          <table:table-cell office:value-type="float" office:value="21484774" calcext:value-type="float">
            <text:p>21484774</text:p>
          </table:table-cell>
          <table:table-cell office:value-type="string" calcext:value-type="string">
            <text:p>2024-12-26 06:13:23</text:p>
          </table:table-cell>
          <table:table-cell office:value-type="string" calcext:value-type="string">
            <text:p>0x259c6976a1965691bbfe879893d8074127fb8e5184e1f3f71d7e0b3872f52dd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2117093347994E+017" calcext:value-type="float">
            <text:p>2.2117093347994E+017</text:p>
          </table:table-cell>
          <table:table-cell office:value-type="float" office:value="-2.09281999999998E+023" calcext:value-type="float">
            <text:p>-2.09281999999998E+023</text:p>
          </table:table-cell>
          <table:table-cell office:value-type="float" office:value="7.73444507323174E+031" calcext:value-type="float">
            <text:p>7.73444507323174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7680" calcext:value-type="float">
            <text:p>137680</text:p>
          </table:table-cell>
        </table:table-row>
        <table:table-row table:style-name="ro1">
          <table:table-cell office:value-type="float" office:value="21484786" calcext:value-type="float">
            <text:p>21484786</text:p>
          </table:table-cell>
          <table:table-cell office:value-type="string" calcext:value-type="string">
            <text:p>2024-12-26 06:15:47</text:p>
          </table:table-cell>
          <table:table-cell office:value-type="string" calcext:value-type="string">
            <text:p>0xc0186c8e0e6964dbb25a86a7c0d99be03621a74428afcd88889d927417301e8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8243831316057E+018" calcext:value-type="float">
            <text:p>-1.8243831316057E+018</text:p>
          </table:table-cell>
          <table:table-cell office:value-type="float" office:value="1.8E+024" calcext:value-type="float">
            <text:p>1.8E+024</text:p>
          </table:table-cell>
          <table:table-cell office:value-type="float" office:value="7.92723366031449E+031" calcext:value-type="float">
            <text:p>7.92723366031449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8173" calcext:value-type="float">
            <text:p>138173</text:p>
          </table:table-cell>
        </table:table-row>
        <table:table-row table:style-name="ro1">
          <table:table-cell office:value-type="float" office:value="21484786" calcext:value-type="float">
            <text:p>21484786</text:p>
          </table:table-cell>
          <table:table-cell office:value-type="string" calcext:value-type="string">
            <text:p>2024-12-26 06:15:47</text:p>
          </table:table-cell>
          <table:table-cell office:value-type="string" calcext:value-type="string">
            <text:p>0xd1bd8d4607a0e55d00b54ce63b20e96714f2e6509b6a2fb61f79d1405c793b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05E+018" calcext:value-type="float">
            <text:p>1.05E+018</text:p>
          </table:table-cell>
          <table:table-cell office:value-type="float" office:value="-1.02608662613855E+024" calcext:value-type="float">
            <text:p>-1.02608662613855E+024</text:p>
          </table:table-cell>
          <table:table-cell office:value-type="float" office:value="7.81622479899139E+031" calcext:value-type="float">
            <text:p>7.81622479899139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7891" calcext:value-type="float">
            <text:p>137891</text:p>
          </table:table-cell>
        </table:table-row>
        <table:table-row table:style-name="ro1">
          <table:table-cell office:value-type="float" office:value="21484792" calcext:value-type="float">
            <text:p>21484792</text:p>
          </table:table-cell>
          <table:table-cell office:value-type="string" calcext:value-type="string">
            <text:p>2024-12-26 06:16:59</text:p>
          </table:table-cell>
          <table:table-cell office:value-type="string" calcext:value-type="string">
            <text:p>0xc8a7e56134a33ad2a4ce3078b3fda7d1972846b867b5007b95c760b8803e49e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9504895742583E+018" calcext:value-type="float">
            <text:p>-1.49504895742583E+018</text:p>
          </table:table-cell>
          <table:table-cell office:value-type="float" office:value="1.5E+024" calcext:value-type="float">
            <text:p>1.5E+024</text:p>
          </table:table-cell>
          <table:table-cell office:value-type="float" office:value="7.97688195489369E+031" calcext:value-type="float">
            <text:p>7.97688195489369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8298" calcext:value-type="float">
            <text:p>138298</text:p>
          </table:table-cell>
        </table:table-row>
        <table:table-row table:style-name="ro1">
          <table:table-cell office:value-type="float" office:value="21484792" calcext:value-type="float">
            <text:p>21484792</text:p>
          </table:table-cell>
          <table:table-cell office:value-type="string" calcext:value-type="string">
            <text:p>2024-12-26 06:16:59</text:p>
          </table:table-cell>
          <table:table-cell office:value-type="string" calcext:value-type="string">
            <text:p>0xdcfdbb598109cb5369fc4ed68882d3ecc0a5dfef21972218c784e24b8f9321a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3E+018" calcext:value-type="float">
            <text:p>1.3E+018</text:p>
          </table:table-cell>
          <table:table-cell office:value-type="float" office:value="-1.28194234499997E+024" calcext:value-type="float">
            <text:p>-1.28194234499997E+024</text:p>
          </table:table-cell>
          <table:table-cell office:value-type="float" office:value="7.83819292379711E+031" calcext:value-type="float">
            <text:p>7.83819292379711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7947" calcext:value-type="float">
            <text:p>137947</text:p>
          </table:table-cell>
        </table:table-row>
        <table:table-row table:style-name="ro1">
          <table:table-cell office:value-type="float" office:value="21484793" calcext:value-type="float">
            <text:p>21484793</text:p>
          </table:table-cell>
          <table:table-cell office:value-type="string" calcext:value-type="string">
            <text:p>2024-12-26 06:17:11</text:p>
          </table:table-cell>
          <table:table-cell office:value-type="string" calcext:value-type="string">
            <text:p>0x4888a6f07e23d892b2563c3cd0972dd1112da7e3927005b97b87e59c74af973f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.22610923498105E+017" calcext:value-type="float">
            <text:p>3.22610923498105E+017</text:p>
          </table:table-cell>
          <table:table-cell office:value-type="float" office:value="-3.11255617989725E+023" calcext:value-type="float">
            <text:p>-3.11255617989725E+023</text:p>
          </table:table-cell>
          <table:table-cell office:value-type="float" office:value="7.8045192252484E+031" calcext:value-type="float">
            <text:p>7.8045192252484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7861" calcext:value-type="float">
            <text:p>137861</text:p>
          </table:table-cell>
        </table:table-row>
        <table:table-row table:style-name="ro1">
          <table:table-cell office:value-type="float" office:value="21484796" calcext:value-type="float">
            <text:p>21484796</text:p>
          </table:table-cell>
          <table:table-cell office:value-type="string" calcext:value-type="string">
            <text:p>2024-12-26 06:17:47</text:p>
          </table:table-cell>
          <table:table-cell office:value-type="string" calcext:value-type="string">
            <text:p>0xde792d03dedd74fce9e8c6d52315a7dcd100fdf1c17231f20027432d882cc7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20445211417359E+018" calcext:value-type="float">
            <text:p>-1.20445211417359E+018</text:p>
          </table:table-cell>
          <table:table-cell office:value-type="float" office:value="1.2E+024" calcext:value-type="float">
            <text:p>1.2E+024</text:p>
          </table:table-cell>
          <table:table-cell office:value-type="float" office:value="7.93304494997024E+031" calcext:value-type="float">
            <text:p>7.93304494997024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8187" calcext:value-type="float">
            <text:p>138187</text:p>
          </table:table-cell>
        </table:table-row>
        <table:table-row table:style-name="ro1">
          <table:table-cell office:value-type="float" office:value="21484796" calcext:value-type="float">
            <text:p>21484796</text:p>
          </table:table-cell>
          <table:table-cell office:value-type="string" calcext:value-type="string">
            <text:p>2024-12-26 06:17:47</text:p>
          </table:table-cell>
          <table:table-cell office:value-type="string" calcext:value-type="string">
            <text:p>0x1b9a002f5f7bf99d8e0ad65ef4bcb9dadfab00f59864a9845ddca4da317a9f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9.8632288947477E+017" calcext:value-type="float">
            <text:p>9.8632288947477E+017</text:p>
          </table:table-cell>
          <table:table-cell office:value-type="float" office:value="-9.66084548748999E+023" calcext:value-type="float">
            <text:p>-9.66084548748999E+023</text:p>
          </table:table-cell>
          <table:table-cell office:value-type="float" office:value="7.8285275116112E+031" calcext:value-type="float">
            <text:p>7.8285275116112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7922" calcext:value-type="float">
            <text:p>137922</text:p>
          </table:table-cell>
        </table:table-row>
        <table:table-row table:style-name="ro1">
          <table:table-cell office:value-type="float" office:value="21484813" calcext:value-type="float">
            <text:p>21484813</text:p>
          </table:table-cell>
          <table:table-cell office:value-type="string" calcext:value-type="string">
            <text:p>2024-12-26 06:21:23</text:p>
          </table:table-cell>
          <table:table-cell office:value-type="string" calcext:value-type="string">
            <text:p>0x25a596fa16b58037f9e126bbf60ef1d44ca18aa21d8f523dd62bb522dd3e879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9040081418302E+018" calcext:value-type="float">
            <text:p>-1.49040081418302E+018</text:p>
          </table:table-cell>
          <table:table-cell office:value-type="float" office:value="1.5E+024" calcext:value-type="float">
            <text:p>1.5E+024</text:p>
          </table:table-cell>
          <table:table-cell office:value-type="float" office:value="7.9891846675135E+031" calcext:value-type="float">
            <text:p>7.9891846675135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8328" calcext:value-type="float">
            <text:p>138328</text:p>
          </table:table-cell>
        </table:table-row>
        <table:table-row table:style-name="ro1">
          <table:table-cell office:value-type="float" office:value="21484814" calcext:value-type="float">
            <text:p>21484814</text:p>
          </table:table-cell>
          <table:table-cell office:value-type="string" calcext:value-type="string">
            <text:p>2024-12-26 06:21:35</text:p>
          </table:table-cell>
          <table:table-cell office:value-type="string" calcext:value-type="string">
            <text:p>0xae4d5fb150cd47c17fbb20592cfacb4557c6567e66f1bf04a5edf936027dc5f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.5E+017" calcext:value-type="float">
            <text:p>7.5E+017</text:p>
          </table:table-cell>
          <table:table-cell office:value-type="float" office:value="-7.4735097240674E+023" calcext:value-type="float">
            <text:p>-7.4735097240674E+023</text:p>
          </table:table-cell>
          <table:table-cell office:value-type="float" office:value="7.90833127917162E+031" calcext:value-type="float">
            <text:p>7.90833127917162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8125" calcext:value-type="float">
            <text:p>138125</text:p>
          </table:table-cell>
        </table:table-row>
        <table:table-row table:style-name="ro1">
          <table:table-cell office:value-type="float" office:value="21484836" calcext:value-type="float">
            <text:p>21484836</text:p>
          </table:table-cell>
          <table:table-cell office:value-type="string" calcext:value-type="string">
            <text:p>2024-12-26 06:25:59</text:p>
          </table:table-cell>
          <table:table-cell office:value-type="string" calcext:value-type="string">
            <text:p>0x511949221bbb0b7e4306dde8d1c0882e28e8c76614ec67c0605ff4fcc96f5f7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6076943972085E+018" calcext:value-type="float">
            <text:p>-1.46076943972085E+018</text:p>
          </table:table-cell>
          <table:table-cell office:value-type="float" office:value="1.5E+024" calcext:value-type="float">
            <text:p>1.5E+024</text:p>
          </table:table-cell>
          <table:table-cell office:value-type="float" office:value="8.06898843507392E+031" calcext:value-type="float">
            <text:p>8.06898843507392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8527" calcext:value-type="float">
            <text:p>138527</text:p>
          </table:table-cell>
        </table:table-row>
        <table:table-row table:style-name="ro1">
          <table:table-cell office:value-type="float" office:value="21484836" calcext:value-type="float">
            <text:p>21484836</text:p>
          </table:table-cell>
          <table:table-cell office:value-type="string" calcext:value-type="string">
            <text:p>2024-12-26 06:25:59</text:p>
          </table:table-cell>
          <table:table-cell office:value-type="string" calcext:value-type="string">
            <text:p>0x799b3f6b57754c640713a15e91f3f2e8b76a3e111f8b4b6cea992a4cb952ae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1E+018" calcext:value-type="float">
            <text:p>1.1E+018</text:p>
          </table:table-cell>
          <table:table-cell office:value-type="float" office:value="-1.11270217136382E+024" calcext:value-type="float">
            <text:p>-1.11270217136382E+024</text:p>
          </table:table-cell>
          <table:table-cell office:value-type="float" office:value="7.94860892920347E+031" calcext:value-type="float">
            <text:p>7.94860892920347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8227" calcext:value-type="float">
            <text:p>138227</text:p>
          </table:table-cell>
        </table:table-row>
        <table:table-row table:style-name="ro1">
          <table:table-cell office:value-type="float" office:value="21484841" calcext:value-type="float">
            <text:p>21484841</text:p>
          </table:table-cell>
          <table:table-cell office:value-type="string" calcext:value-type="string">
            <text:p>2024-12-26 06:26:59</text:p>
          </table:table-cell>
          <table:table-cell office:value-type="string" calcext:value-type="string">
            <text:p>0x8df2d8c3d2974f0dd9c226dace623a917b6c69a6f35c62546b2a583f35a32d4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16152123712642E+018" calcext:value-type="float">
            <text:p>-1.16152123712642E+018</text:p>
          </table:table-cell>
          <table:table-cell office:value-type="float" office:value="1.2E+024" calcext:value-type="float">
            <text:p>1.2E+024</text:p>
          </table:table-cell>
          <table:table-cell office:value-type="float" office:value="8.07713465392531E+031" calcext:value-type="float">
            <text:p>8.07713465392531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8547" calcext:value-type="float">
            <text:p>138547</text:p>
          </table:table-cell>
        </table:table-row>
        <table:table-row table:style-name="ro1">
          <table:table-cell office:value-type="float" office:value="21484842" calcext:value-type="float">
            <text:p>21484842</text:p>
          </table:table-cell>
          <table:table-cell office:value-type="string" calcext:value-type="string">
            <text:p>2024-12-26 06:27:11</text:p>
          </table:table-cell>
          <table:table-cell office:value-type="string" calcext:value-type="string">
            <text:p>0x3778ca005344f761c235ed938754c90c59461176b6ca6198d8deae93f5ef15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.58513491542256E+017" calcext:value-type="float">
            <text:p>5.58513491542256E+017</text:p>
          </table:table-cell>
          <table:table-cell office:value-type="float" office:value="-5.70287995437694E+023" calcext:value-type="float">
            <text:p>-5.70287995437694E+023</text:p>
          </table:table-cell>
          <table:table-cell office:value-type="float" office:value="8.01543711359383E+031" calcext:value-type="float">
            <text:p>8.01543711359383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8394" calcext:value-type="float">
            <text:p>138394</text:p>
          </table:table-cell>
        </table:table-row>
        <table:table-row table:style-name="ro1">
          <table:table-cell office:value-type="float" office:value="21484843" calcext:value-type="float">
            <text:p>21484843</text:p>
          </table:table-cell>
          <table:table-cell office:value-type="string" calcext:value-type="string">
            <text:p>2024-12-26 06:27:23</text:p>
          </table:table-cell>
          <table:table-cell office:value-type="string" calcext:value-type="string">
            <text:p>0x71be02d8523c2e0632b2dc29554139d894bfe49006b54de50507c0dedd0c7f4e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.19127578042272E+017" calcext:value-type="float">
            <text:p>5.19127578042272E+017</text:p>
          </table:table-cell>
          <table:table-cell office:value-type="float" office:value="-5.22314408488894E+023" calcext:value-type="float">
            <text:p>-5.22314408488894E+023</text:p>
          </table:table-cell>
          <table:table-cell office:value-type="float" office:value="7.95892967429779E+031" calcext:value-type="float">
            <text:p>7.95892967429779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8252" calcext:value-type="float">
            <text:p>138252</text:p>
          </table:table-cell>
        </table:table-row>
        <table:table-row table:style-name="ro1">
          <table:table-cell office:value-type="float" office:value="21484847" calcext:value-type="float">
            <text:p>21484847</text:p>
          </table:table-cell>
          <table:table-cell office:value-type="string" calcext:value-type="string">
            <text:p>2024-12-26 06:28:11</text:p>
          </table:table-cell>
          <table:table-cell office:value-type="string" calcext:value-type="string">
            <text:p>0x6e122a12af4f3ecf4da7b07e6fd20521d37c8152b0b16626a6c583f0a334a6a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06339842483645E+018" calcext:value-type="float">
            <text:p>-1.06339842483645E+018</text:p>
          </table:table-cell>
          <table:table-cell office:value-type="float" office:value="1.1E+024" calcext:value-type="float">
            <text:p>1.1E+024</text:p>
          </table:table-cell>
          <table:table-cell office:value-type="float" office:value="8.07674492195948E+031" calcext:value-type="float">
            <text:p>8.07674492195948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8546" calcext:value-type="float">
            <text:p>138546</text:p>
          </table:table-cell>
        </table:table-row>
        <table:table-row table:style-name="ro1">
          <table:table-cell office:value-type="float" office:value="21484848" calcext:value-type="float">
            <text:p>21484848</text:p>
          </table:table-cell>
          <table:table-cell office:value-type="string" calcext:value-type="string">
            <text:p>2024-12-26 06:28:23</text:p>
          </table:table-cell>
          <table:table-cell office:value-type="string" calcext:value-type="string">
            <text:p>0x083c0ee3294299751793b867379a655f72f0a0978467f559d70cce7e89a325ac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.22033866165329E+017" calcext:value-type="float">
            <text:p>5.22033866165329E+017</text:p>
          </table:table-cell>
          <table:table-cell office:value-type="float" office:value="-5.33254105846426E+023" calcext:value-type="float">
            <text:p>-5.33254105846426E+023</text:p>
          </table:table-cell>
          <table:table-cell office:value-type="float" office:value="8.01905395359685E+031" calcext:value-type="float">
            <text:p>8.01905395359685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8403" calcext:value-type="float">
            <text:p>138403</text:p>
          </table:table-cell>
        </table:table-row>
        <table:table-row table:style-name="ro1">
          <table:table-cell office:value-type="float" office:value="21484854" calcext:value-type="float">
            <text:p>21484854</text:p>
          </table:table-cell>
          <table:table-cell office:value-type="string" calcext:value-type="string">
            <text:p>2024-12-26 06:29:35</text:p>
          </table:table-cell>
          <table:table-cell office:value-type="string" calcext:value-type="string">
            <text:p>0xa7bd6b6f83380054c006770b7da7d0df4cefcb5f49f525490593065fc9d8444d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04904910530749E+018" calcext:value-type="float">
            <text:p>-1.04904910530749E+018</text:p>
          </table:table-cell>
          <table:table-cell office:value-type="float" office:value="1.10151543986955E+024" calcext:value-type="float">
            <text:p>1.10151543986955E+024</text:p>
          </table:table-cell>
          <table:table-cell office:value-type="float" office:value="8.13703151209812E+031" calcext:value-type="float">
            <text:p>8.13703151209812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8695" calcext:value-type="float">
            <text:p>138695</text:p>
          </table:table-cell>
        </table:table-row>
        <table:table-row table:style-name="ro1">
          <table:table-cell office:value-type="float" office:value="21484855" calcext:value-type="float">
            <text:p>21484855</text:p>
          </table:table-cell>
          <table:table-cell office:value-type="string" calcext:value-type="string">
            <text:p>2024-12-26 06:29:47</text:p>
          </table:table-cell>
          <table:table-cell office:value-type="string" calcext:value-type="string">
            <text:p>0xe6c8b5d17c5e3fb5692d983285bc70088e0950ca2f25e9c175caa96b0af4c02a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.61914569011369E+017" calcext:value-type="float">
            <text:p>5.61914569011369E+017</text:p>
          </table:table-cell>
          <table:table-cell office:value-type="float" office:value="-5.82241630276566E+023" calcext:value-type="float">
            <text:p>-5.82241630276566E+023</text:p>
          </table:table-cell>
          <table:table-cell office:value-type="float" office:value="8.07404074821384E+031" calcext:value-type="float">
            <text:p>8.07404074821384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8540" calcext:value-type="float">
            <text:p>138540</text:p>
          </table:table-cell>
        </table:table-row>
        <table:table-row table:style-name="ro1">
          <table:table-cell office:value-type="float" office:value="21484857" calcext:value-type="float">
            <text:p>21484857</text:p>
          </table:table-cell>
          <table:table-cell office:value-type="string" calcext:value-type="string">
            <text:p>2024-12-26 06:30:11</text:p>
          </table:table-cell>
          <table:table-cell office:value-type="string" calcext:value-type="string">
            <text:p>0x6a4e972f87d90f56ff9f4a41e452d6e3d320a1facf14a45b39a845af805ad44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42409965792446E+017" calcext:value-type="float">
            <text:p>2.42409965792446E+017</text:p>
          </table:table-cell>
          <table:table-cell office:value-type="float" office:value="-2.48405054802506E+023" calcext:value-type="float">
            <text:p>-2.48405054802506E+023</text:p>
          </table:table-cell>
          <table:table-cell office:value-type="float" office:value="8.0471666407281E+031" calcext:value-type="float">
            <text:p>8.0471666407281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8473" calcext:value-type="float">
            <text:p>138473</text:p>
          </table:table-cell>
        </table:table-row>
        <table:table-row table:style-name="ro1">
          <table:table-cell office:value-type="float" office:value="21484862" calcext:value-type="float">
            <text:p>21484862</text:p>
          </table:table-cell>
          <table:table-cell office:value-type="string" calcext:value-type="string">
            <text:p>2024-12-26 06:31:11</text:p>
          </table:table-cell>
          <table:table-cell office:value-type="string" calcext:value-type="string">
            <text:p>0x6d146b6d87b17d294b32574e039e7929a196f5632e0efa25bf466afd7148864c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.06038690572506E+017" calcext:value-type="float">
            <text:p>3.06038690572506E+017</text:p>
          </table:table-cell>
          <table:table-cell office:value-type="float" office:value="-3.1125563E+023" calcext:value-type="float">
            <text:p>-3.1125563E+023</text:p>
          </table:table-cell>
          <table:table-cell office:value-type="float" office:value="8.01349294088004E+031" calcext:value-type="float">
            <text:p>8.01349294088004E+031</text:p>
          </table:table-cell>
          <table:table-cell office:value-type="float" office:value="7.32328545671705E+022" calcext:value-type="float">
            <text:p>7.32328545671705E+022</text:p>
          </table:table-cell>
          <table:table-cell office:value-type="float" office:value="138389" calcext:value-type="float">
            <text:p>138389</text:p>
          </table:table-cell>
        </table:table-row>
        <table:table-row table:style-name="ro1">
          <table:table-cell office:value-type="float" office:value="21484950" calcext:value-type="float">
            <text:p>21484950</text:p>
          </table:table-cell>
          <table:table-cell office:value-type="string" calcext:value-type="string">
            <text:p>2024-12-26 06:49:11</text:p>
          </table:table-cell>
          <table:table-cell office:value-type="string" calcext:value-type="string">
            <text:p>0xdcc5c5ef49dd246c5c19d614ce99b6e19773ff05f22bf0c2a2cf359b7e9d0f5d</text:p>
          </table:table-cell>
          <table:table-cell office:value-type="float" office:value="654" calcext:value-type="float">
            <text:p>65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17833521356693E+017" calcext:value-type="float">
            <text:p>-1.17833521356693E+017</text:p>
          </table:table-cell>
          <table:table-cell office:value-type="float" office:value="1.21963946429342E+023" calcext:value-type="float">
            <text:p>1.21963946429342E+023</text:p>
          </table:table-cell>
          <table:table-cell office:value-type="float" office:value="8.02666459030717E+031" calcext:value-type="float">
            <text:p>8.02666459030717E+031</text:p>
          </table:table-cell>
          <table:table-cell office:value-type="float" office:value="7.26283342706781E+022" calcext:value-type="float">
            <text:p>7.26283342706781E+022</text:p>
          </table:table-cell>
          <table:table-cell office:value-type="float" office:value="138422" calcext:value-type="float">
            <text:p>138422</text:p>
          </table:table-cell>
        </table:table-row>
        <table:table-row table:style-name="ro1">
          <table:table-cell office:value-type="float" office:value="21484989" calcext:value-type="float">
            <text:p>21484989</text:p>
          </table:table-cell>
          <table:table-cell office:value-type="string" calcext:value-type="string">
            <text:p>2024-12-26 06:57:11</text:p>
          </table:table-cell>
          <table:table-cell office:value-type="string" calcext:value-type="string">
            <text:p>0xdb06b1232f6d3adb785d482423b88929ba19292cbe18eed1205c9e756710f1f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92392580629807E+017" calcext:value-type="float">
            <text:p>-1.92392580629807E+017</text:p>
          </table:table-cell>
          <table:table-cell office:value-type="float" office:value="2E+023" calcext:value-type="float">
            <text:p>2E+023</text:p>
          </table:table-cell>
          <table:table-cell office:value-type="float" office:value="8.04824006590247E+031" calcext:value-type="float">
            <text:p>8.04824006590247E+031</text:p>
          </table:table-cell>
          <table:table-cell office:value-type="float" office:value="7.27083679269708E+022" calcext:value-type="float">
            <text:p>7.27083679269708E+022</text:p>
          </table:table-cell>
          <table:table-cell office:value-type="float" office:value="138476" calcext:value-type="float">
            <text:p>138476</text:p>
          </table:table-cell>
        </table:table-row>
        <table:table-row table:style-name="ro1">
          <table:table-cell office:value-type="float" office:value="21484989" calcext:value-type="float">
            <text:p>21484989</text:p>
          </table:table-cell>
          <table:table-cell office:value-type="string" calcext:value-type="string">
            <text:p>2024-12-26 06:57:11</text:p>
          </table:table-cell>
          <table:table-cell office:value-type="string" calcext:value-type="string">
            <text:p>0x1de4b99784a5d179b7e921b594ecdb00495a18ed5d897f74b36ddc286b3350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53252331709914E+017" calcext:value-type="float">
            <text:p>2.53252331709914E+017</text:p>
          </table:table-cell>
          <table:table-cell office:value-type="float" office:value="-2.57817682212625E+023" calcext:value-type="float">
            <text:p>-2.57817682212625E+023</text:p>
          </table:table-cell>
          <table:table-cell office:value-type="float" office:value="8.02014643403067E+031" calcext:value-type="float">
            <text:p>8.02014643403067E+031</text:p>
          </table:table-cell>
          <table:table-cell office:value-type="float" office:value="7.27083679269708E+022" calcext:value-type="float">
            <text:p>7.27083679269708E+022</text:p>
          </table:table-cell>
          <table:table-cell office:value-type="float" office:value="138406" calcext:value-type="float">
            <text:p>138406</text:p>
          </table:table-cell>
        </table:table-row>
        <table:table-row table:style-name="ro1">
          <table:table-cell office:value-type="float" office:value="21485010" calcext:value-type="float">
            <text:p>21485010</text:p>
          </table:table-cell>
          <table:table-cell office:value-type="string" calcext:value-type="string">
            <text:p>2024-12-26 07:01:23</text:p>
          </table:table-cell>
          <table:table-cell office:value-type="string" calcext:value-type="string">
            <text:p>0xf15b69c204a2ade135a95dce0321724a36492aa1cc79a1e26072bdbb07f5adf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9.65987161149254E+015" calcext:value-type="float">
            <text:p>-9.65987161149254E+015</text:p>
          </table:table-cell>
          <table:table-cell office:value-type="float" office:value="1E+022" calcext:value-type="float">
            <text:p>1E+022</text:p>
          </table:table-cell>
          <table:table-cell office:value-type="float" office:value="8.02122520781044E+031" calcext:value-type="float">
            <text:p>8.02122520781044E+031</text:p>
          </table:table-cell>
          <table:table-cell office:value-type="float" office:value="7.27083679269708E+022" calcext:value-type="float">
            <text:p>7.27083679269708E+022</text:p>
          </table:table-cell>
          <table:table-cell office:value-type="float" office:value="138408" calcext:value-type="float">
            <text:p>138408</text:p>
          </table:table-cell>
        </table:table-row>
        <table:table-row table:style-name="ro1">
          <table:table-cell office:value-type="float" office:value="21485057" calcext:value-type="float">
            <text:p>21485057</text:p>
          </table:table-cell>
          <table:table-cell office:value-type="string" calcext:value-type="string">
            <text:p>2024-12-26 07:10:47</text:p>
          </table:table-cell>
          <table:table-cell office:value-type="string" calcext:value-type="string">
            <text:p>0x87e3489044bc3ca941094b97630afe9c25d360d73246ef48ac7193229f809711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E+017" calcext:value-type="float">
            <text:p>1E+017</text:p>
          </table:table-cell>
          <table:table-cell office:value-type="float" office:value="-1.0138134399888E+023" calcext:value-type="float">
            <text:p>-1.0138134399888E+023</text:p>
          </table:table-cell>
          <table:table-cell office:value-type="float" office:value="8.01560777274985E+031" calcext:value-type="float">
            <text:p>8.01560777274985E+031</text:p>
          </table:table-cell>
          <table:table-cell office:value-type="float" office:value="2.65937061639604E+023" calcext:value-type="float">
            <text:p>2.65937061639604E+023</text:p>
          </table:table-cell>
          <table:table-cell office:value-type="float" office:value="138394" calcext:value-type="float">
            <text:p>138394</text:p>
          </table:table-cell>
        </table:table-row>
        <table:table-row table:style-name="ro1">
          <table:table-cell office:value-type="float" office:value="21485105" calcext:value-type="float">
            <text:p>21485105</text:p>
          </table:table-cell>
          <table:table-cell office:value-type="string" calcext:value-type="string">
            <text:p>2024-12-26 07:20:23</text:p>
          </table:table-cell>
          <table:table-cell office:value-type="string" calcext:value-type="string">
            <text:p>0xd80633915eff8adc2aa0f957ac235e225bbdf21169c2386ffdeae22ee4c7178f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01698217823814E+017" calcext:value-type="float">
            <text:p>1.01698217823814E+017</text:p>
          </table:table-cell>
          <table:table-cell office:value-type="float" office:value="-1.03013933666094E+023" calcext:value-type="float">
            <text:p>-1.03013933666094E+023</text:p>
          </table:table-cell>
          <table:table-cell office:value-type="float" office:value="8.01253877415769E+031" calcext:value-type="float">
            <text:p>8.01253877415769E+031</text:p>
          </table:table-cell>
          <table:table-cell office:value-type="float" office:value="2.65937061639604E+023" calcext:value-type="float">
            <text:p>2.65937061639604E+023</text:p>
          </table:table-cell>
          <table:table-cell office:value-type="float" office:value="138387" calcext:value-type="float">
            <text:p>138387</text:p>
          </table:table-cell>
        </table:table-row>
        <table:table-row table:style-name="ro1">
          <table:table-cell office:value-type="float" office:value="21485119" calcext:value-type="float">
            <text:p>21485119</text:p>
          </table:table-cell>
          <table:table-cell office:value-type="string" calcext:value-type="string">
            <text:p>2024-12-26 07:23:11</text:p>
          </table:table-cell>
          <table:table-cell office:value-type="string" calcext:value-type="string">
            <text:p>0xb5a13f809894fb29b8dc9457a3853d6d38c70da69313bb0603ed9175c2b5b1ec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E+016" calcext:value-type="float">
            <text:p>3E+016</text:p>
          </table:table-cell>
          <table:table-cell office:value-type="float" office:value="-3.03730581359258E+022" calcext:value-type="float">
            <text:p>-3.03730581359258E+022</text:p>
          </table:table-cell>
          <table:table-cell office:value-type="float" office:value="8.01163389780416E+031" calcext:value-type="float">
            <text:p>8.01163389780416E+031</text:p>
          </table:table-cell>
          <table:table-cell office:value-type="float" office:value="2.65937061639604E+023" calcext:value-type="float">
            <text:p>2.65937061639604E+023</text:p>
          </table:table-cell>
          <table:table-cell office:value-type="float" office:value="138384" calcext:value-type="float">
            <text:p>138384</text:p>
          </table:table-cell>
        </table:table-row>
        <table:table-row table:style-name="ro1">
          <table:table-cell office:value-type="float" office:value="21485161" calcext:value-type="float">
            <text:p>21485161</text:p>
          </table:table-cell>
          <table:table-cell office:value-type="string" calcext:value-type="string">
            <text:p>2024-12-26 07:31:35</text:p>
          </table:table-cell>
          <table:table-cell office:value-type="string" calcext:value-type="string">
            <text:p>0xefa4769ffbb64cfd32bd1da58ad4aa1d4c3045ed07bb63598d9a1a4cc749191a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.21554274702451E+017" calcext:value-type="float">
            <text:p>3.21554274702451E+017</text:p>
          </table:table-cell>
          <table:table-cell office:value-type="float" office:value="-3.25122574400021E+023" calcext:value-type="float">
            <text:p>-3.25122574400021E+023</text:p>
          </table:table-cell>
          <table:table-cell office:value-type="float" office:value="8.00194782245881E+031" calcext:value-type="float">
            <text:p>8.00194782245881E+031</text:p>
          </table:table-cell>
          <table:table-cell office:value-type="float" office:value="2.65937061639604E+023" calcext:value-type="float">
            <text:p>2.65937061639604E+023</text:p>
          </table:table-cell>
          <table:table-cell office:value-type="float" office:value="138360" calcext:value-type="float">
            <text:p>138360</text:p>
          </table:table-cell>
        </table:table-row>
        <table:table-row table:style-name="ro1">
          <table:table-cell office:value-type="float" office:value="21485162" calcext:value-type="float">
            <text:p>21485162</text:p>
          </table:table-cell>
          <table:table-cell office:value-type="string" calcext:value-type="string">
            <text:p>2024-12-26 07:31:47</text:p>
          </table:table-cell>
          <table:table-cell office:value-type="string" calcext:value-type="string">
            <text:p>0xf235d97f19e48c68368914225eeae28e13c4d96b55098c02bc0bee227acb85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48969310372616E+018" calcext:value-type="float">
            <text:p>1.48969310372616E+018</text:p>
          </table:table-cell>
          <table:table-cell office:value-type="float" office:value="-1.49602395479122E+024" calcext:value-type="float">
            <text:p>-1.49602395479122E+024</text:p>
          </table:table-cell>
          <table:table-cell office:value-type="float" office:value="7.95737816816367E+031" calcext:value-type="float">
            <text:p>7.95737816816367E+031</text:p>
          </table:table-cell>
          <table:table-cell office:value-type="float" office:value="2.65937061639604E+023" calcext:value-type="float">
            <text:p>2.65937061639604E+023</text:p>
          </table:table-cell>
          <table:table-cell office:value-type="float" office:value="138249" calcext:value-type="float">
            <text:p>138249</text:p>
          </table:table-cell>
        </table:table-row>
        <table:table-row table:style-name="ro1">
          <table:table-cell office:value-type="float" office:value="21485162" calcext:value-type="float">
            <text:p>21485162</text:p>
          </table:table-cell>
          <table:table-cell office:value-type="string" calcext:value-type="string">
            <text:p>2024-12-26 07:31:47</text:p>
          </table:table-cell>
          <table:table-cell office:value-type="string" calcext:value-type="string">
            <text:p>0xdea28576b678fe770cc5d804ccd3df718fc863f09829dcbcc285a4132158bbc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97480399825397E+018" calcext:value-type="float">
            <text:p>1.97480399825397E+018</text:p>
          </table:table-cell>
          <table:table-cell office:value-type="float" office:value="-1.96772831608393E+024" calcext:value-type="float">
            <text:p>-1.96772831608393E+024</text:p>
          </table:table-cell>
          <table:table-cell office:value-type="float" office:value="7.93953581725328E+031" calcext:value-type="float">
            <text:p>7.93953581725328E+031</text:p>
          </table:table-cell>
          <table:table-cell office:value-type="float" office:value="8.73760972382978E+023" calcext:value-type="float">
            <text:p>8.73760972382978E+023</text:p>
          </table:table-cell>
          <table:table-cell office:value-type="float" office:value="138204" calcext:value-type="float">
            <text:p>138204</text:p>
          </table:table-cell>
        </table:table-row>
        <table:table-row table:style-name="ro1">
          <table:table-cell office:value-type="float" office:value="21485162" calcext:value-type="float">
            <text:p>21485162</text:p>
          </table:table-cell>
          <table:table-cell office:value-type="string" calcext:value-type="string">
            <text:p>2024-12-26 07:31:47</text:p>
          </table:table-cell>
          <table:table-cell office:value-type="string" calcext:value-type="string">
            <text:p>0xa3bf4ee43cdb4316a8b5ca6535f169d2ccc14b82204c96842e33f7f28c1a84a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25330649839703E+017" calcext:value-type="float">
            <text:p>-1.25330649839703E+017</text:p>
          </table:table-cell>
          <table:table-cell office:value-type="float" office:value="1.27191564210873E+023" calcext:value-type="float">
            <text:p>1.27191564210873E+023</text:p>
          </table:table-cell>
          <table:table-cell office:value-type="float" office:value="7.94328722456712E+031" calcext:value-type="float">
            <text:p>7.94328722456712E+031</text:p>
          </table:table-cell>
          <table:table-cell office:value-type="float" office:value="2.65937061639604E+023" calcext:value-type="float">
            <text:p>2.65937061639604E+023</text:p>
          </table:table-cell>
          <table:table-cell office:value-type="float" office:value="138213" calcext:value-type="float">
            <text:p>138213</text:p>
          </table:table-cell>
        </table:table-row>
        <table:table-row table:style-name="ro1">
          <table:table-cell office:value-type="float" office:value="21485162" calcext:value-type="float">
            <text:p>21485162</text:p>
          </table:table-cell>
          <table:table-cell office:value-type="string" calcext:value-type="string">
            <text:p>2024-12-26 07:31:47</text:p>
          </table:table-cell>
          <table:table-cell office:value-type="string" calcext:value-type="string">
            <text:p>0x0a6997559dee4bdc86c0556633b9ef7c19bbd831739ca4309f43cdb2b06baa3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46168077116116E+016" calcext:value-type="float">
            <text:p>1.46168077116116E+016</text:p>
          </table:table-cell>
          <table:table-cell office:value-type="float" office:value="-1.45447212419492E+022" calcext:value-type="float">
            <text:p>-1.45447212419492E+022</text:p>
          </table:table-cell>
          <table:table-cell office:value-type="float" office:value="7.94285390717571E+031" calcext:value-type="float">
            <text:p>7.94285390717571E+031</text:p>
          </table:table-cell>
          <table:table-cell office:value-type="float" office:value="2.65937061639604E+023" calcext:value-type="float">
            <text:p>2.65937061639604E+023</text:p>
          </table:table-cell>
          <table:table-cell office:value-type="float" office:value="138212" calcext:value-type="float">
            <text:p>138212</text:p>
          </table:table-cell>
        </table:table-row>
        <table:table-row table:style-name="ro1">
          <table:table-cell office:value-type="float" office:value="21485215" calcext:value-type="float">
            <text:p>21485215</text:p>
          </table:table-cell>
          <table:table-cell office:value-type="string" calcext:value-type="string">
            <text:p>2024-12-26 07:42:23</text:p>
          </table:table-cell>
          <table:table-cell office:value-type="string" calcext:value-type="string">
            <text:p>0xb770544bace71a54c0f6317e65fefb2b20229bcecfb8204fd71fb7375ed4cdab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8977070298445821" calcext:value-type="float">
            <text:p>8977070298445821</text:p>
          </table:table-cell>
          <table:table-cell office:value-type="float" office:value="-8.93201106600661E+021" calcext:value-type="float">
            <text:p>-8.93201106600661E+021</text:p>
          </table:table-cell>
          <table:table-cell office:value-type="float" office:value="7.94258780405343E+031" calcext:value-type="float">
            <text:p>7.94258780405343E+031</text:p>
          </table:table-cell>
          <table:table-cell office:value-type="float" office:value="2.65937061639604E+023" calcext:value-type="float">
            <text:p>2.65937061639604E+023</text:p>
          </table:table-cell>
          <table:table-cell office:value-type="float" office:value="138211" calcext:value-type="float">
            <text:p>138211</text:p>
          </table:table-cell>
        </table:table-row>
        <table:table-row table:style-name="ro1">
          <table:table-cell office:value-type="float" office:value="21485477" calcext:value-type="float">
            <text:p>21485477</text:p>
          </table:table-cell>
          <table:table-cell office:value-type="string" calcext:value-type="string">
            <text:p>2024-12-26 08:34:47</text:p>
          </table:table-cell>
          <table:table-cell office:value-type="string" calcext:value-type="string">
            <text:p>0xfb7ddf15204aad8aefa16933e7dbb6e99108cd73ab88fc1efb19cb338f7c2183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.299E+016" calcext:value-type="float">
            <text:p>3.299E+016</text:p>
          </table:table-cell>
          <table:table-cell office:value-type="float" office:value="-3.2819270672945E+022" calcext:value-type="float">
            <text:p>-3.2819270672945E+022</text:p>
          </table:table-cell>
          <table:table-cell office:value-type="float" office:value="7.94161004995836E+031" calcext:value-type="float">
            <text:p>7.94161004995836E+031</text:p>
          </table:table-cell>
          <table:table-cell office:value-type="float" office:value="2.65937061639604E+023" calcext:value-type="float">
            <text:p>2.65937061639604E+023</text:p>
          </table:table-cell>
          <table:table-cell office:value-type="float" office:value="138209" calcext:value-type="float">
            <text:p>138209</text:p>
          </table:table-cell>
        </table:table-row>
        <table:table-row table:style-name="ro1">
          <table:table-cell office:value-type="float" office:value="21485484" calcext:value-type="float">
            <text:p>21485484</text:p>
          </table:table-cell>
          <table:table-cell office:value-type="string" calcext:value-type="string">
            <text:p>2024-12-26 08:36:11</text:p>
          </table:table-cell>
          <table:table-cell office:value-type="string" calcext:value-type="string">
            <text:p>0x63a3fc7fceb7efec5cdb90b920b04c0b9be50f4d063cd3a229e6df49d5317a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.03514593467838E+017" calcext:value-type="float">
            <text:p>3.03514593467838E+017</text:p>
          </table:table-cell>
          <table:table-cell office:value-type="float" office:value="-3.01255688400002E+023" calcext:value-type="float">
            <text:p>-3.01255688400002E+023</text:p>
          </table:table-cell>
          <table:table-cell office:value-type="float" office:value="7.91870158352339E+031" calcext:value-type="float">
            <text:p>7.91870158352339E+031</text:p>
          </table:table-cell>
          <table:table-cell office:value-type="float" office:value="7.27083679269708E+022" calcext:value-type="float">
            <text:p>7.27083679269708E+022</text:p>
          </table:table-cell>
          <table:table-cell office:value-type="float" office:value="138151" calcext:value-type="float">
            <text:p>138151</text:p>
          </table:table-cell>
        </table:table-row>
        <table:table-row table:style-name="ro1">
          <table:table-cell office:value-type="float" office:value="21485748" calcext:value-type="float">
            <text:p>21485748</text:p>
          </table:table-cell>
          <table:table-cell office:value-type="string" calcext:value-type="string">
            <text:p>2024-12-26 09:29:11</text:p>
          </table:table-cell>
          <table:table-cell office:value-type="string" calcext:value-type="string">
            <text:p>0x864b966ab959cc1b960483319baec144014558ea35c283a1e1eb93a22d0390e7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61384322586204E+017" calcext:value-type="float">
            <text:p>2.61384322586204E+017</text:p>
          </table:table-cell>
          <table:table-cell office:value-type="float" office:value="-2.57585819259371E+023" calcext:value-type="float">
            <text:p>-2.57585819259371E+023</text:p>
          </table:table-cell>
          <table:table-cell office:value-type="float" office:value="7.89064328683758E+031" calcext:value-type="float">
            <text:p>7.89064328683758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080" calcext:value-type="float">
            <text:p>138080</text:p>
          </table:table-cell>
        </table:table-row>
        <table:table-row table:style-name="ro1">
          <table:table-cell office:value-type="float" office:value="21485764" calcext:value-type="float">
            <text:p>21485764</text:p>
          </table:table-cell>
          <table:table-cell office:value-type="string" calcext:value-type="string">
            <text:p>2024-12-26 09:32:23</text:p>
          </table:table-cell>
          <table:table-cell office:value-type="string" calcext:value-type="string">
            <text:p>0x2a41cb6e58750ba7cd01e223628d443cb5919e2a4b5107d621735b53b5792c4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.5E+017" calcext:value-type="float">
            <text:p>4.5E+017</text:p>
          </table:table-cell>
          <table:table-cell office:value-type="float" office:value="-4.39209929239919E+023" calcext:value-type="float">
            <text:p>-4.39209929239919E+023</text:p>
          </table:table-cell>
          <table:table-cell office:value-type="float" office:value="7.84280104716226E+031" calcext:value-type="float">
            <text:p>7.84280104716226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958" calcext:value-type="float">
            <text:p>137958</text:p>
          </table:table-cell>
        </table:table-row>
        <table:table-row table:style-name="ro1">
          <table:table-cell office:value-type="float" office:value="21485778" calcext:value-type="float">
            <text:p>21485778</text:p>
          </table:table-cell>
          <table:table-cell office:value-type="string" calcext:value-type="string">
            <text:p>2024-12-26 09:35:11</text:p>
          </table:table-cell>
          <table:table-cell office:value-type="string" calcext:value-type="string">
            <text:p>0x65a5affffe71c41d0cc1ba8548ab31b426f0eb380d7da94f57ff76dd731ba5f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07235381519925E+017" calcext:value-type="float">
            <text:p>2.07235381519925E+017</text:p>
          </table:table-cell>
          <table:table-cell office:value-type="float" office:value="-2.00480146091692E+023" calcext:value-type="float">
            <text:p>-2.00480146091692E+023</text:p>
          </table:table-cell>
          <table:table-cell office:value-type="float" office:value="7.82096315470829E+031" calcext:value-type="float">
            <text:p>7.82096315470829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903" calcext:value-type="float">
            <text:p>137903</text:p>
          </table:table-cell>
        </table:table-row>
        <table:table-row table:style-name="ro1">
          <table:table-cell office:value-type="float" office:value="21485791" calcext:value-type="float">
            <text:p>21485791</text:p>
          </table:table-cell>
          <table:table-cell office:value-type="string" calcext:value-type="string">
            <text:p>2024-12-26 09:37:47</text:p>
          </table:table-cell>
          <table:table-cell office:value-type="string" calcext:value-type="string">
            <text:p>0x748365a687e2784782481062140440b3452933919662e6b1fc14dc25040757a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E+017" calcext:value-type="float">
            <text:p>4E+017</text:p>
          </table:table-cell>
          <table:table-cell office:value-type="float" office:value="-3.83820923131391E+023" calcext:value-type="float">
            <text:p>-3.83820923131391E+023</text:p>
          </table:table-cell>
          <table:table-cell office:value-type="float" office:value="7.77915432623159E+031" calcext:value-type="float">
            <text:p>7.77915432623159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796" calcext:value-type="float">
            <text:p>137796</text:p>
          </table:table-cell>
        </table:table-row>
        <table:table-row table:style-name="ro1">
          <table:table-cell office:value-type="float" office:value="21485795" calcext:value-type="float">
            <text:p>21485795</text:p>
          </table:table-cell>
          <table:table-cell office:value-type="string" calcext:value-type="string">
            <text:p>2024-12-26 09:38:35</text:p>
          </table:table-cell>
          <table:table-cell office:value-type="string" calcext:value-type="string">
            <text:p>0x350a9d201cc367b1fc205cde1211d1d1bafbb1bdeb6accdcf363c71a7f25f9f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.97014925373134E+017" calcext:value-type="float">
            <text:p>5.97014925373134E+017</text:p>
          </table:table-cell>
          <table:table-cell office:value-type="float" office:value="-5.652943292885E+023" calcext:value-type="float">
            <text:p>-5.652943292885E+023</text:p>
          </table:table-cell>
          <table:table-cell office:value-type="float" office:value="7.71757797062479E+031" calcext:value-type="float">
            <text:p>7.71757797062479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637" calcext:value-type="float">
            <text:p>137637</text:p>
          </table:table-cell>
        </table:table-row>
        <table:table-row table:style-name="ro1">
          <table:table-cell office:value-type="float" office:value="21485806" calcext:value-type="float">
            <text:p>21485806</text:p>
          </table:table-cell>
          <table:table-cell office:value-type="string" calcext:value-type="string">
            <text:p>2024-12-26 09:40:47</text:p>
          </table:table-cell>
          <table:table-cell office:value-type="string" calcext:value-type="string">
            <text:p>0x0ecfd3cfc2c7bf31fd5fd80027e89ecaa6730ddc651948f532549ad311208463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.857125E+017" calcext:value-type="float">
            <text:p>4.857125E+017</text:p>
          </table:table-cell>
          <table:table-cell office:value-type="float" office:value="-4.54038208836387E+023" calcext:value-type="float">
            <text:p>-4.54038208836387E+023</text:p>
          </table:table-cell>
          <table:table-cell office:value-type="float" office:value="7.68467776973404E+031" calcext:value-type="float">
            <text:p>7.68467776973404E+031</text:p>
          </table:table-cell>
          <table:table-cell office:value-type="float" office:value="1.37439284807379E+023" calcext:value-type="float">
            <text:p>1.37439284807379E+023</text:p>
          </table:table-cell>
          <table:table-cell office:value-type="float" office:value="137551" calcext:value-type="float">
            <text:p>137551</text:p>
          </table:table-cell>
        </table:table-row>
        <table:table-row table:style-name="ro1">
          <table:table-cell office:value-type="float" office:value="21485873" calcext:value-type="float">
            <text:p>21485873</text:p>
          </table:table-cell>
          <table:table-cell office:value-type="string" calcext:value-type="string">
            <text:p>2024-12-26 09:54:11</text:p>
          </table:table-cell>
          <table:table-cell office:value-type="string" calcext:value-type="string">
            <text:p>0x21550ae6c2bf87f92bdc3bad18edd4525db28408f3885382806d632205f78324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25279221277705E+017" calcext:value-type="float">
            <text:p>-4.25279221277705E+017</text:p>
          </table:table-cell>
          <table:table-cell office:value-type="float" office:value="4.05397323292092E+023" calcext:value-type="float">
            <text:p>4.05397323292092E+023</text:p>
          </table:table-cell>
          <table:table-cell office:value-type="float" office:value="7.71183802738708E+031" calcext:value-type="float">
            <text:p>7.71183802738708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622" calcext:value-type="float">
            <text:p>137622</text:p>
          </table:table-cell>
        </table:table-row>
        <table:table-row table:style-name="ro1">
          <table:table-cell office:value-type="float" office:value="21485875" calcext:value-type="float">
            <text:p>21485875</text:p>
          </table:table-cell>
          <table:table-cell office:value-type="string" calcext:value-type="string">
            <text:p>2024-12-26 09:54:35</text:p>
          </table:table-cell>
          <table:table-cell office:value-type="string" calcext:value-type="string">
            <text:p>0x6216b14239558269c9c22b2b64e9317f86eeac4724c2cd1c1e9c290040f6b729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9298515288761E+017" calcext:value-type="float">
            <text:p>-2.9298515288761E+017</text:p>
          </table:table-cell>
          <table:table-cell office:value-type="float" office:value="2.81496639019233E+023" calcext:value-type="float">
            <text:p>2.81496639019233E+023</text:p>
          </table:table-cell>
          <table:table-cell office:value-type="float" office:value="7.74219425225228E+031" calcext:value-type="float">
            <text:p>7.74219425225228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700" calcext:value-type="float">
            <text:p>137700</text:p>
          </table:table-cell>
        </table:table-row>
        <table:table-row table:style-name="ro1">
          <table:table-cell office:value-type="float" office:value="21485900" calcext:value-type="float">
            <text:p>21485900</text:p>
          </table:table-cell>
          <table:table-cell office:value-type="string" calcext:value-type="string">
            <text:p>2024-12-26 09:59:35</text:p>
          </table:table-cell>
          <table:table-cell office:value-type="string" calcext:value-type="string">
            <text:p>0x254dd02bd80c0518c8cb370ce93d18465cd80638b70220b961678a014030461c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6.52777173958895E+016" calcext:value-type="float">
            <text:p>6.52777173958895E+016</text:p>
          </table:table-cell>
          <table:table-cell office:value-type="float" office:value="-6.16583930448407E+022" calcext:value-type="float">
            <text:p>-6.16583930448407E+022</text:p>
          </table:table-cell>
          <table:table-cell office:value-type="float" office:value="7.73547792955176E+031" calcext:value-type="float">
            <text:p>7.73547792955176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683" calcext:value-type="float">
            <text:p>137683</text:p>
          </table:table-cell>
        </table:table-row>
        <table:table-row table:style-name="ro1">
          <table:table-cell office:value-type="float" office:value="21485905" calcext:value-type="float">
            <text:p>21485905</text:p>
          </table:table-cell>
          <table:table-cell office:value-type="string" calcext:value-type="string">
            <text:p>2024-12-26 10:00:35</text:p>
          </table:table-cell>
          <table:table-cell office:value-type="string" calcext:value-type="string">
            <text:p>0xbcf02a2c5cc3585c77d654ed40c4c066d47b0c4c103c880eca38d1244dd16f3b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253183718263790" calcext:value-type="float">
            <text:p>-2253183718263790</text:p>
          </table:table-cell>
          <table:table-cell office:value-type="float" office:value="2.16965E+021" calcext:value-type="float">
            <text:p>2.16965E+021</text:p>
          </table:table-cell>
          <table:table-cell office:value-type="float" office:value="7.73571190173526E+031" calcext:value-type="float">
            <text:p>7.73571190173526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684" calcext:value-type="float">
            <text:p>137684</text:p>
          </table:table-cell>
        </table:table-row>
        <table:table-row table:style-name="ro1">
          <table:table-cell office:value-type="float" office:value="21485916" calcext:value-type="float">
            <text:p>21485916</text:p>
          </table:table-cell>
          <table:table-cell office:value-type="string" calcext:value-type="string">
            <text:p>2024-12-26 10:02:59</text:p>
          </table:table-cell>
          <table:table-cell office:value-type="string" calcext:value-type="string">
            <text:p>0xbe92a37cf3c6abf212ba6f1e1bdb56d2f4388ee1dd8d7074b0f2c385c04f4f6c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57725E+017" calcext:value-type="float">
            <text:p>2.57725E+017</text:p>
          </table:table-cell>
          <table:table-cell office:value-type="float" office:value="-2.42408694557025E+023" calcext:value-type="float">
            <text:p>-2.42408694557025E+023</text:p>
          </table:table-cell>
          <table:table-cell office:value-type="float" office:value="7.7093068182153E+031" calcext:value-type="float">
            <text:p>7.7093068182153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615" calcext:value-type="float">
            <text:p>137615</text:p>
          </table:table-cell>
        </table:table-row>
        <table:table-row table:style-name="ro1">
          <table:table-cell office:value-type="float" office:value="21485990" calcext:value-type="float">
            <text:p>21485990</text:p>
          </table:table-cell>
          <table:table-cell office:value-type="string" calcext:value-type="string">
            <text:p>2024-12-26 10:17:59</text:p>
          </table:table-cell>
          <table:table-cell office:value-type="string" calcext:value-type="string">
            <text:p>0x3e0a4476f1ad58ceca1fdc5a7fed7bfa7d542b470a306153540fab9c716fe4e0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19198636582814E+016" calcext:value-type="float">
            <text:p>-1.19198636582814E+016</text:p>
          </table:table-cell>
          <table:table-cell office:value-type="float" office:value="1.140189E+022" calcext:value-type="float">
            <text:p>1.140189E+022</text:p>
          </table:table-cell>
          <table:table-cell office:value-type="float" office:value="7.7105363829374E+031" calcext:value-type="float">
            <text:p>7.7105363829374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618" calcext:value-type="float">
            <text:p>137618</text:p>
          </table:table-cell>
        </table:table-row>
        <table:table-row table:style-name="ro1">
          <table:table-cell office:value-type="float" office:value="21486131" calcext:value-type="float">
            <text:p>21486131</text:p>
          </table:table-cell>
          <table:table-cell office:value-type="string" calcext:value-type="string">
            <text:p>2024-12-26 10:46:23</text:p>
          </table:table-cell>
          <table:table-cell office:value-type="string" calcext:value-type="string">
            <text:p>0x9e6a282483218bd6c6ecaffa02abcf55b0470f50f2081d88d6a6e41aae672402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45169126704514E+016" calcext:value-type="float">
            <text:p>-3.45169126704514E+016</text:p>
          </table:table-cell>
          <table:table-cell office:value-type="float" office:value="3.30375160023865E+022" calcext:value-type="float">
            <text:p>3.30375160023865E+022</text:p>
          </table:table-cell>
          <table:table-cell office:value-type="float" office:value="7.71409910492317E+031" calcext:value-type="float">
            <text:p>7.71409910492317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628" calcext:value-type="float">
            <text:p>137628</text:p>
          </table:table-cell>
        </table:table-row>
        <table:table-row table:style-name="ro1">
          <table:table-cell office:value-type="float" office:value="21486137" calcext:value-type="float">
            <text:p>21486137</text:p>
          </table:table-cell>
          <table:table-cell office:value-type="string" calcext:value-type="string">
            <text:p>2024-12-26 10:47:35</text:p>
          </table:table-cell>
          <table:table-cell office:value-type="string" calcext:value-type="string">
            <text:p>0x130e51fccfc61ecefe53c13ad7d5872f4b324b76042ae75b70d1057b44691d2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485673847694250" calcext:value-type="float">
            <text:p>-2485673847694250</text:p>
          </table:table-cell>
          <table:table-cell office:value-type="float" office:value="2.38031624284865E+021" calcext:value-type="float">
            <text:p>2.38031624284865E+021</text:p>
          </table:table-cell>
          <table:table-cell office:value-type="float" office:value="7.71435579507539E+031" calcext:value-type="float">
            <text:p>7.71435579507539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628" calcext:value-type="float">
            <text:p>137628</text:p>
          </table:table-cell>
        </table:table-row>
        <table:table-row table:style-name="ro1">
          <table:table-cell office:value-type="float" office:value="21486236" calcext:value-type="float">
            <text:p>21486236</text:p>
          </table:table-cell>
          <table:table-cell office:value-type="string" calcext:value-type="string">
            <text:p>2024-12-26 11:07:23</text:p>
          </table:table-cell>
          <table:table-cell office:value-type="string" calcext:value-type="string">
            <text:p>0xa542174c83da489fd4f71e7a7c2107ffc74ba89e3944b41eefe815335777904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7420195003816E+016" calcext:value-type="float">
            <text:p>-1.7420195003816E+016</text:p>
          </table:table-cell>
          <table:table-cell office:value-type="float" office:value="1.6686270159941E+022" calcext:value-type="float">
            <text:p>1.6686270159941E+022</text:p>
          </table:table-cell>
          <table:table-cell office:value-type="float" office:value="7.7161552203577E+031" calcext:value-type="float">
            <text:p>7.7161552203577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633" calcext:value-type="float">
            <text:p>137633</text:p>
          </table:table-cell>
        </table:table-row>
        <table:table-row table:style-name="ro1">
          <table:table-cell office:value-type="float" office:value="21486382" calcext:value-type="float">
            <text:p>21486382</text:p>
          </table:table-cell>
          <table:table-cell office:value-type="string" calcext:value-type="string">
            <text:p>2024-12-26 11:36:35</text:p>
          </table:table-cell>
          <table:table-cell office:value-type="string" calcext:value-type="string">
            <text:p>0xd01c8e9ad7fb94073634fd953d80ee66a1ea34ba488f4354609f7918496837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53030700797042E+017" calcext:value-type="float">
            <text:p>-2.53030700797042E+017</text:p>
          </table:table-cell>
          <table:table-cell office:value-type="float" office:value="2.4325103245989E+023" calcext:value-type="float">
            <text:p>2.4325103245989E+023</text:p>
          </table:table-cell>
          <table:table-cell office:value-type="float" office:value="7.7423870896467E+031" calcext:value-type="float">
            <text:p>7.7423870896467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701" calcext:value-type="float">
            <text:p>137701</text:p>
          </table:table-cell>
        </table:table-row>
        <table:table-row table:style-name="ro1">
          <table:table-cell office:value-type="float" office:value="21486384" calcext:value-type="float">
            <text:p>21486384</text:p>
          </table:table-cell>
          <table:table-cell office:value-type="string" calcext:value-type="string">
            <text:p>2024-12-26 11:36:59</text:p>
          </table:table-cell>
          <table:table-cell office:value-type="string" calcext:value-type="string">
            <text:p>0x608c5df0a8a75c1e6a256cc5a7734a7b59b2ff840442c625bb9a407a60134a8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379714064217884" calcext:value-type="float">
            <text:p>-4379714064217884</text:p>
          </table:table-cell>
          <table:table-cell office:value-type="float" office:value="4.225E+021" calcext:value-type="float">
            <text:p>4.225E+021</text:p>
          </table:table-cell>
          <table:table-cell office:value-type="float" office:value="7.74284270805302E+031" calcext:value-type="float">
            <text:p>7.74284270805302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702" calcext:value-type="float">
            <text:p>137702</text:p>
          </table:table-cell>
        </table:table-row>
        <table:table-row table:style-name="ro1">
          <table:table-cell office:value-type="float" office:value="21486507" calcext:value-type="float">
            <text:p>21486507</text:p>
          </table:table-cell>
          <table:table-cell office:value-type="string" calcext:value-type="string">
            <text:p>2024-12-26 12:01:47</text:p>
          </table:table-cell>
          <table:table-cell office:value-type="string" calcext:value-type="string">
            <text:p>0x2cba2b20eb600ab355e2aa655f11e29b51618b48591e1e365b7edb662279f7a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04104339378209E+016" calcext:value-type="float">
            <text:p>-1.04104339378209E+016</text:p>
          </table:table-cell>
          <table:table-cell office:value-type="float" office:value="1.00446797929806E+022" calcext:value-type="float">
            <text:p>1.00446797929806E+022</text:p>
          </table:table-cell>
          <table:table-cell office:value-type="float" office:value="7.74392591302328E+031" calcext:value-type="float">
            <text:p>7.74392591302328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705" calcext:value-type="float">
            <text:p>137705</text:p>
          </table:table-cell>
        </table:table-row>
        <table:table-row table:style-name="ro1">
          <table:table-cell office:value-type="float" office:value="21486630" calcext:value-type="float">
            <text:p>21486630</text:p>
          </table:table-cell>
          <table:table-cell office:value-type="string" calcext:value-type="string">
            <text:p>2024-12-26 12:26:35</text:p>
          </table:table-cell>
          <table:table-cell office:value-type="string" calcext:value-type="string">
            <text:p>0x842dd74ff42a459ec1d56b21814741ba28d56aa7facbd91b348fe0bbca601411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96100499824129E+017" calcext:value-type="float">
            <text:p>-2.96100499824129E+017</text:p>
          </table:table-cell>
          <table:table-cell office:value-type="float" office:value="2.86878953716425E+023" calcext:value-type="float">
            <text:p>2.86878953716425E+023</text:p>
          </table:table-cell>
          <table:table-cell office:value-type="float" office:value="7.77486255957952E+031" calcext:value-type="float">
            <text:p>7.77486255957952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784" calcext:value-type="float">
            <text:p>137784</text:p>
          </table:table-cell>
        </table:table-row>
        <table:table-row table:style-name="ro1">
          <table:table-cell office:value-type="float" office:value="21486632" calcext:value-type="float">
            <text:p>21486632</text:p>
          </table:table-cell>
          <table:table-cell office:value-type="string" calcext:value-type="string">
            <text:p>2024-12-26 12:26:59</text:p>
          </table:table-cell>
          <table:table-cell office:value-type="string" calcext:value-type="string">
            <text:p>0x1c504440b02563b25f590e0426e35df11c11799efabcb3154ff0bcae64c837e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76622579681452E+017" calcext:value-type="float">
            <text:p>-5.76622579681452E+017</text:p>
          </table:table-cell>
          <table:table-cell office:value-type="float" office:value="5.652943292885E+023" calcext:value-type="float">
            <text:p>5.652943292885E+023</text:p>
          </table:table-cell>
          <table:table-cell office:value-type="float" office:value="7.83582315163026E+031" calcext:value-type="float">
            <text:p>7.83582315163026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941" calcext:value-type="float">
            <text:p>137941</text:p>
          </table:table-cell>
        </table:table-row>
        <table:table-row table:style-name="ro1">
          <table:table-cell office:value-type="float" office:value="21487139" calcext:value-type="float">
            <text:p>21487139</text:p>
          </table:table-cell>
          <table:table-cell office:value-type="string" calcext:value-type="string">
            <text:p>2024-12-26 14:09:11</text:p>
          </table:table-cell>
          <table:table-cell office:value-type="string" calcext:value-type="string">
            <text:p>0xd49484992fbd94a70e4b908576c5de20092d2c050aa06115231d7497b0766096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195846655278121" calcext:value-type="float">
            <text:p>-6195846655278121</text:p>
          </table:table-cell>
          <table:table-cell office:value-type="float" office:value="6.12226523333333E+021" calcext:value-type="float">
            <text:p>6.12226523333333E+021</text:p>
          </table:table-cell>
          <table:table-cell office:value-type="float" office:value="7.83648336860747E+031" calcext:value-type="float">
            <text:p>7.83648336860747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942" calcext:value-type="float">
            <text:p>137942</text:p>
          </table:table-cell>
        </table:table-row>
        <table:table-row table:style-name="ro1">
          <table:table-cell office:value-type="float" office:value="21487173" calcext:value-type="float">
            <text:p>21487173</text:p>
          </table:table-cell>
          <table:table-cell office:value-type="string" calcext:value-type="string">
            <text:p>2024-12-26 14:15:59</text:p>
          </table:table-cell>
          <table:table-cell office:value-type="string" calcext:value-type="string">
            <text:p>0x4af1fa686105b2263ab3d15837080b00aa01af4d19176740ef1de7808875de0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19720920491156" calcext:value-type="float">
            <text:p>319720920491156</text:p>
          </table:table-cell>
          <table:table-cell office:value-type="float" office:value="-3.0966180780144E+020" calcext:value-type="float">
            <text:p>-3.0966180780144E+020</text:p>
          </table:table-cell>
          <table:table-cell office:value-type="float" office:value="7.83644963777981E+031" calcext:value-type="float">
            <text:p>7.83644963777981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942" calcext:value-type="float">
            <text:p>137942</text:p>
          </table:table-cell>
        </table:table-row>
        <table:table-row table:style-name="ro1">
          <table:table-cell office:value-type="float" office:value="21487184" calcext:value-type="float">
            <text:p>21487184</text:p>
          </table:table-cell>
          <table:table-cell office:value-type="string" calcext:value-type="string">
            <text:p>2024-12-26 14:18:11</text:p>
          </table:table-cell>
          <table:table-cell office:value-type="string" calcext:value-type="string">
            <text:p>0x9c551cff8e63da4dbb08cf47c8f999c12837b5049c1d505b8c060caa5153638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600000000000000" calcext:value-type="float">
            <text:p>3600000000000000</text:p>
          </table:table-cell>
          <table:table-cell office:value-type="float" office:value="-3.4865522148951E+021" calcext:value-type="float">
            <text:p>-3.4865522148951E+021</text:p>
          </table:table-cell>
          <table:table-cell office:value-type="float" office:value="7.83606985477492E+031" calcext:value-type="float">
            <text:p>7.83606985477492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941" calcext:value-type="float">
            <text:p>137941</text:p>
          </table:table-cell>
        </table:table-row>
        <table:table-row table:style-name="ro1">
          <table:table-cell office:value-type="float" office:value="21487278" calcext:value-type="float">
            <text:p>21487278</text:p>
          </table:table-cell>
          <table:table-cell office:value-type="string" calcext:value-type="string">
            <text:p>2024-12-26 14:36:59</text:p>
          </table:table-cell>
          <table:table-cell office:value-type="string" calcext:value-type="string">
            <text:p>0x718c6e8e178543dff50628a3f747bf026d5cd0ce77ad18676259f787cb7ea135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94017439206295E+016" calcext:value-type="float">
            <text:p>-2.94017439206295E+016</text:p>
          </table:table-cell>
          <table:table-cell office:value-type="float" office:value="2.9063572414E+022" calcext:value-type="float">
            <text:p>2.9063572414E+022</text:p>
          </table:table-cell>
          <table:table-cell office:value-type="float" office:value="7.83920403194542E+031" calcext:value-type="float">
            <text:p>7.83920403194542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949" calcext:value-type="float">
            <text:p>137949</text:p>
          </table:table-cell>
        </table:table-row>
        <table:table-row table:style-name="ro1">
          <table:table-cell office:value-type="float" office:value="21487403" calcext:value-type="float">
            <text:p>21487403</text:p>
          </table:table-cell>
          <table:table-cell office:value-type="string" calcext:value-type="string">
            <text:p>2024-12-26 15:01:59</text:p>
          </table:table-cell>
          <table:table-cell office:value-type="string" calcext:value-type="string">
            <text:p>0x10252d1fd99fa0c9c775aa7e4485626bf8dfb7e14d69136df91550a921399951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9.0659512294892E+015" calcext:value-type="float">
            <text:p>-9.0659512294892E+015</text:p>
          </table:table-cell>
          <table:table-cell office:value-type="float" office:value="8.96636712328767E+021" calcext:value-type="float">
            <text:p>8.96636712328767E+021</text:p>
          </table:table-cell>
          <table:table-cell office:value-type="float" office:value="7.840170953105E+031" calcext:value-type="float">
            <text:p>7.840170953105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952" calcext:value-type="float">
            <text:p>137952</text:p>
          </table:table-cell>
        </table:table-row>
        <table:table-row table:style-name="ro1">
          <table:table-cell office:value-type="float" office:value="21487603" calcext:value-type="float">
            <text:p>21487603</text:p>
          </table:table-cell>
          <table:table-cell office:value-type="string" calcext:value-type="string">
            <text:p>2024-12-26 15:41:59</text:p>
          </table:table-cell>
          <table:table-cell office:value-type="string" calcext:value-type="string">
            <text:p>0x05c757ec8a8c69b4ddef19cf53f91d140189a3029b5f63b5dd16dffcc578426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.145568735782E+016" calcext:value-type="float">
            <text:p>-6.145568735782E+016</text:p>
          </table:table-cell>
          <table:table-cell office:value-type="float" office:value="6.08389985738291E+022" calcext:value-type="float">
            <text:p>6.08389985738291E+022</text:p>
          </table:table-cell>
          <table:table-cell office:value-type="float" office:value="7.84673175016359E+031" calcext:value-type="float">
            <text:p>7.84673175016359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969" calcext:value-type="float">
            <text:p>137969</text:p>
          </table:table-cell>
        </table:table-row>
        <table:table-row table:style-name="ro1">
          <table:table-cell office:value-type="float" office:value="21487636" calcext:value-type="float">
            <text:p>21487636</text:p>
          </table:table-cell>
          <table:table-cell office:value-type="string" calcext:value-type="string">
            <text:p>2024-12-26 15:48:35</text:p>
          </table:table-cell>
          <table:table-cell office:value-type="string" calcext:value-type="string">
            <text:p>0x921ff8f425ce830c33b74b99521410ee551729d5378a94b2c83c2b1e1b1c1f12</text:p>
          </table:table-cell>
          <table:table-cell office:value-type="float" office:value="561" calcext:value-type="float">
            <text:p>56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14657837165475E+017" calcext:value-type="float">
            <text:p>-2.14657837165475E+017</text:p>
          </table:table-cell>
          <table:table-cell office:value-type="float" office:value="2.1330511137845E+023" calcext:value-type="float">
            <text:p>2.1330511137845E+023</text:p>
          </table:table-cell>
          <table:table-cell office:value-type="float" office:value="7.86973429096998E+031" calcext:value-type="float">
            <text:p>7.86973429096998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027" calcext:value-type="float">
            <text:p>138027</text:p>
          </table:table-cell>
        </table:table-row>
        <table:table-row table:style-name="ro1">
          <table:table-cell office:value-type="float" office:value="21488055" calcext:value-type="float">
            <text:p>21488055</text:p>
          </table:table-cell>
          <table:table-cell office:value-type="string" calcext:value-type="string">
            <text:p>2024-12-26 17:12:47</text:p>
          </table:table-cell>
          <table:table-cell office:value-type="string" calcext:value-type="string">
            <text:p>0xca8923d68f34db8dc0407cfabb9aded7fc61ec4aab22082dc91347d741818eea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82491753046695E+017" calcext:value-type="float">
            <text:p>-4.82491753046695E+017</text:p>
          </table:table-cell>
          <table:table-cell office:value-type="float" office:value="4.84046157794285E+023" calcext:value-type="float">
            <text:p>4.84046157794285E+023</text:p>
          </table:table-cell>
          <table:table-cell office:value-type="float" office:value="7.92193318777505E+031" calcext:value-type="float">
            <text:p>7.92193318777505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159" calcext:value-type="float">
            <text:p>138159</text:p>
          </table:table-cell>
        </table:table-row>
        <table:table-row table:style-name="ro1">
          <table:table-cell office:value-type="float" office:value="21488074" calcext:value-type="float">
            <text:p>21488074</text:p>
          </table:table-cell>
          <table:table-cell office:value-type="string" calcext:value-type="string">
            <text:p>2024-12-26 17:16:35</text:p>
          </table:table-cell>
          <table:table-cell office:value-type="string" calcext:value-type="string">
            <text:p>0x75ea17d535140462e8248bec909ac3dfd548d3bc0023ccf4eb303f4d0f8c0d5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74056154498543E+017" calcext:value-type="float">
            <text:p>2.74056154498543E+017</text:p>
          </table:table-cell>
          <table:table-cell office:value-type="float" office:value="-2.70247146443289E+023" calcext:value-type="float">
            <text:p>-2.70247146443289E+023</text:p>
          </table:table-cell>
          <table:table-cell office:value-type="float" office:value="7.89249571860379E+031" calcext:value-type="float">
            <text:p>7.89249571860379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085" calcext:value-type="float">
            <text:p>138085</text:p>
          </table:table-cell>
        </table:table-row>
        <table:table-row table:style-name="ro1">
          <table:table-cell office:value-type="float" office:value="21488624" calcext:value-type="float">
            <text:p>21488624</text:p>
          </table:table-cell>
          <table:table-cell office:value-type="string" calcext:value-type="string">
            <text:p>2024-12-26 19:07:23</text:p>
          </table:table-cell>
          <table:table-cell office:value-type="string" calcext:value-type="string">
            <text:p>0x16fae4c6664f9586104192f9f8d681dc7ea5c91b2dcaa84bc964fa338ea3dedc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84008095600793E+017" calcext:value-type="float">
            <text:p>1.84008095600793E+017</text:p>
          </table:table-cell>
          <table:table-cell office:value-type="float" office:value="-1.80326462074363E+023" calcext:value-type="float">
            <text:p>-1.80326462074363E+023</text:p>
          </table:table-cell>
          <table:table-cell office:value-type="float" office:value="7.87285312574782E+031" calcext:value-type="float">
            <text:p>7.87285312574782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035" calcext:value-type="float">
            <text:p>138035</text:p>
          </table:table-cell>
        </table:table-row>
        <table:table-row table:style-name="ro1">
          <table:table-cell office:value-type="float" office:value="21488908" calcext:value-type="float">
            <text:p>21488908</text:p>
          </table:table-cell>
          <table:table-cell office:value-type="string" calcext:value-type="string">
            <text:p>2024-12-26 20:04:23</text:p>
          </table:table-cell>
          <table:table-cell office:value-type="string" calcext:value-type="string">
            <text:p>0x110330a160e544e9f90468e6f2afe07eaee2da0fdb5c68d4ec6b1eb3b4bbcb0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639439104314091" calcext:value-type="float">
            <text:p>639439104314091</text:p>
          </table:table-cell>
          <table:table-cell office:value-type="float" office:value="-6.25080227493608E+020" calcext:value-type="float">
            <text:p>-6.25080227493608E+020</text:p>
          </table:table-cell>
          <table:table-cell office:value-type="float" office:value="7.87278503703654E+031" calcext:value-type="float">
            <text:p>7.87278503703654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035" calcext:value-type="float">
            <text:p>138035</text:p>
          </table:table-cell>
        </table:table-row>
        <table:table-row table:style-name="ro1">
          <table:table-cell office:value-type="float" office:value="21488976" calcext:value-type="float">
            <text:p>21488976</text:p>
          </table:table-cell>
          <table:table-cell office:value-type="string" calcext:value-type="string">
            <text:p>2024-12-26 20:17:59</text:p>
          </table:table-cell>
          <table:table-cell office:value-type="string" calcext:value-type="string">
            <text:p>0x6c698bf2b025a6efb787f4302fe5db0860250a3c766bb4f01b0d8f024099ace9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21459800422334E+017" calcext:value-type="float">
            <text:p>1.21459800422334E+017</text:p>
          </table:table-cell>
          <table:table-cell office:value-type="float" office:value="-1.18536613924936E+023" calcext:value-type="float">
            <text:p>-1.18536613924936E+023</text:p>
          </table:table-cell>
          <table:table-cell office:value-type="float" office:value="7.85987308601688E+031" calcext:value-type="float">
            <text:p>7.85987308601688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002" calcext:value-type="float">
            <text:p>138002</text:p>
          </table:table-cell>
        </table:table-row>
        <table:table-row table:style-name="ro1">
          <table:table-cell office:value-type="float" office:value="21489095" calcext:value-type="float">
            <text:p>21489095</text:p>
          </table:table-cell>
          <table:table-cell office:value-type="string" calcext:value-type="string">
            <text:p>2024-12-26 20:41:59</text:p>
          </table:table-cell>
          <table:table-cell office:value-type="string" calcext:value-type="string">
            <text:p>0x6dd4a3b5975b3b77954b5ca13fb64a3b80ac60dc62825d6a851951a4cf5ed9fa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54494904013217E+016" calcext:value-type="float">
            <text:p>-5.54494904013217E+016</text:p>
          </table:table-cell>
          <table:table-cell office:value-type="float" office:value="5.51649012E+022" calcext:value-type="float">
            <text:p>5.51649012E+022</text:p>
          </table:table-cell>
          <table:table-cell office:value-type="float" office:value="7.86582199592688E+031" calcext:value-type="float">
            <text:p>7.86582199592688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017" calcext:value-type="float">
            <text:p>138017</text:p>
          </table:table-cell>
        </table:table-row>
        <table:table-row table:style-name="ro1">
          <table:table-cell office:value-type="float" office:value="21489147" calcext:value-type="float">
            <text:p>21489147</text:p>
          </table:table-cell>
          <table:table-cell office:value-type="string" calcext:value-type="string">
            <text:p>2024-12-26 20:52:35</text:p>
          </table:table-cell>
          <table:table-cell office:value-type="string" calcext:value-type="string">
            <text:p>0xa2172248326de5e0ed35a1c70e9d8126dbce97135a7b3931494e708cfc879eae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.56663644996227E+016" calcext:value-type="float">
            <text:p>-6.56663644996227E+016</text:p>
          </table:table-cell>
          <table:table-cell office:value-type="float" office:value="6.54374375E+022" calcext:value-type="float">
            <text:p>6.54374375E+022</text:p>
          </table:table-cell>
          <table:table-cell office:value-type="float" office:value="7.87287868255118E+031" calcext:value-type="float">
            <text:p>7.87287868255118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035" calcext:value-type="float">
            <text:p>138035</text:p>
          </table:table-cell>
        </table:table-row>
        <table:table-row table:style-name="ro1">
          <table:table-cell office:value-type="float" office:value="21489728" calcext:value-type="float">
            <text:p>21489728</text:p>
          </table:table-cell>
          <table:table-cell office:value-type="string" calcext:value-type="string">
            <text:p>2024-12-26 22:49:23</text:p>
          </table:table-cell>
          <table:table-cell office:value-type="string" calcext:value-type="string">
            <text:p>0xf5d82eba37b59c42bc75b4da81a83af6ae86e4c6f0ec5d3d998ec56701836fed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.4E+016" calcext:value-type="float">
            <text:p>4.4E+016</text:p>
          </table:table-cell>
          <table:table-cell office:value-type="float" office:value="-4.29870302802833E+022" calcext:value-type="float">
            <text:p>-4.29870302802833E+022</text:p>
          </table:table-cell>
          <table:table-cell office:value-type="float" office:value="7.86819619322504E+031" calcext:value-type="float">
            <text:p>7.86819619322504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023" calcext:value-type="float">
            <text:p>138023</text:p>
          </table:table-cell>
        </table:table-row>
        <table:table-row table:style-name="ro1">
          <table:table-cell office:value-type="float" office:value="21489902" calcext:value-type="float">
            <text:p>21489902</text:p>
          </table:table-cell>
          <table:table-cell office:value-type="string" calcext:value-type="string">
            <text:p>2024-12-26 23:24:11</text:p>
          </table:table-cell>
          <table:table-cell office:value-type="string" calcext:value-type="string">
            <text:p>0x5c00f1ebef173034cdf0da2fbb967ec6cc076825c456b306df05f4bbdea75ae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.75418324397303E+016" calcext:value-type="float">
            <text:p>5.75418324397303E+016</text:p>
          </table:table-cell>
          <table:table-cell office:value-type="float" office:value="-5.614E+022" calcext:value-type="float">
            <text:p>-5.614E+022</text:p>
          </table:table-cell>
          <table:table-cell office:value-type="float" office:value="7.86208097779715E+031" calcext:value-type="float">
            <text:p>7.86208097779715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008" calcext:value-type="float">
            <text:p>138008</text:p>
          </table:table-cell>
        </table:table-row>
        <table:table-row table:style-name="ro1">
          <table:table-cell office:value-type="float" office:value="21490013" calcext:value-type="float">
            <text:p>21490013</text:p>
          </table:table-cell>
          <table:table-cell office:value-type="string" calcext:value-type="string">
            <text:p>2024-12-26 23:46:59</text:p>
          </table:table-cell>
          <table:table-cell office:value-type="string" calcext:value-type="string">
            <text:p>0x17b6845cdd25dbf2b30d5f52177b9581bb1a5dd3336428d1e2295c208319ff10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9E+016" calcext:value-type="float">
            <text:p>9E+016</text:p>
          </table:table-cell>
          <table:table-cell office:value-type="float" office:value="-8.76326507012099E+022" calcext:value-type="float">
            <text:p>-8.76326507012099E+022</text:p>
          </table:table-cell>
          <table:table-cell office:value-type="float" office:value="7.85253533231166E+031" calcext:value-type="float">
            <text:p>7.85253533231166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983" calcext:value-type="float">
            <text:p>137983</text:p>
          </table:table-cell>
        </table:table-row>
        <table:table-row table:style-name="ro1">
          <table:table-cell office:value-type="float" office:value="21490112" calcext:value-type="float">
            <text:p>21490112</text:p>
          </table:table-cell>
          <table:table-cell office:value-type="string" calcext:value-type="string">
            <text:p>2024-12-27 00:06:59</text:p>
          </table:table-cell>
          <table:table-cell office:value-type="string" calcext:value-type="string">
            <text:p>0xdb567983424a4d0ba36c2e95d11a70f4e36d994184fe41a3f9ec089cb8e5b66e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E+017" calcext:value-type="float">
            <text:p>1E+017</text:p>
          </table:table-cell>
          <table:table-cell office:value-type="float" office:value="-9.7120372412515E+022" calcext:value-type="float">
            <text:p>-9.7120372412515E+022</text:p>
          </table:table-cell>
          <table:table-cell office:value-type="float" office:value="7.84195620869677E+031" calcext:value-type="float">
            <text:p>7.84195620869677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956" calcext:value-type="float">
            <text:p>137956</text:p>
          </table:table-cell>
        </table:table-row>
        <table:table-row table:style-name="ro1">
          <table:table-cell office:value-type="float" office:value="21490416" calcext:value-type="float">
            <text:p>21490416</text:p>
          </table:table-cell>
          <table:table-cell office:value-type="string" calcext:value-type="string">
            <text:p>2024-12-27 01:08:11</text:p>
          </table:table-cell>
          <table:table-cell office:value-type="string" calcext:value-type="string">
            <text:p>0x905a98ef8d1e14ac019788fe51893f1d5cf930fc9158d2d35f3ba9eecc12826c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000600672773316" calcext:value-type="float">
            <text:p>-1000600672773316</text:p>
          </table:table-cell>
          <table:table-cell office:value-type="float" office:value="9.90196E+020" calcext:value-type="float">
            <text:p>9.90196E+020</text:p>
          </table:table-cell>
          <table:table-cell office:value-type="float" office:value="7.84206299012244E+031" calcext:value-type="float">
            <text:p>7.84206299012244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957" calcext:value-type="float">
            <text:p>137957</text:p>
          </table:table-cell>
        </table:table-row>
        <table:table-row table:style-name="ro1">
          <table:table-cell office:value-type="float" office:value="21490528" calcext:value-type="float">
            <text:p>21490528</text:p>
          </table:table-cell>
          <table:table-cell office:value-type="string" calcext:value-type="string">
            <text:p>2024-12-27 01:30:35</text:p>
          </table:table-cell>
          <table:table-cell office:value-type="string" calcext:value-type="string">
            <text:p>0x65804c8d5366d45ae98e2789a309c50d56657fa691d9b297797e716f1db20a25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E+017" calcext:value-type="float">
            <text:p>1E+017</text:p>
          </table:table-cell>
          <table:table-cell office:value-type="float" office:value="-9.68616747463096E+022" calcext:value-type="float">
            <text:p>-9.68616747463096E+022</text:p>
          </table:table-cell>
          <table:table-cell office:value-type="float" office:value="7.83151204591546E+031" calcext:value-type="float">
            <text:p>7.83151204591546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7930" calcext:value-type="float">
            <text:p>137930</text:p>
          </table:table-cell>
        </table:table-row>
        <table:table-row table:style-name="ro1">
          <table:table-cell office:value-type="float" office:value="21490798" calcext:value-type="float">
            <text:p>21490798</text:p>
          </table:table-cell>
          <table:table-cell office:value-type="string" calcext:value-type="string">
            <text:p>2024-12-27 02:24:59</text:p>
          </table:table-cell>
          <table:table-cell office:value-type="string" calcext:value-type="string">
            <text:p>0x69ba5409c7c720cd0cd660f9a6883ad018274140e4107528607865d4da37454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95984825386107E+018" calcext:value-type="float">
            <text:p>-1.95984825386107E+018</text:p>
          </table:table-cell>
          <table:table-cell office:value-type="float" office:value="1.987208687417E+024" calcext:value-type="float">
            <text:p>1.987208687417E+024</text:p>
          </table:table-cell>
          <table:table-cell office:value-type="float" office:value="8.04580999980752E+031" calcext:value-type="float">
            <text:p>8.04580999980752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470" calcext:value-type="float">
            <text:p>138470</text:p>
          </table:table-cell>
        </table:table-row>
        <table:table-row table:style-name="ro1">
          <table:table-cell office:value-type="float" office:value="21490798" calcext:value-type="float">
            <text:p>21490798</text:p>
          </table:table-cell>
          <table:table-cell office:value-type="string" calcext:value-type="string">
            <text:p>2024-12-27 02:24:59</text:p>
          </table:table-cell>
          <table:table-cell office:value-type="string" calcext:value-type="string">
            <text:p>0x256eb009f62647b44295d4bc095bf2865cd85424f6e3bfae721051c02e00ea3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7E+017" calcext:value-type="float">
            <text:p>7E+017</text:p>
          </table:table-cell>
          <table:table-cell office:value-type="float" office:value="-7.07834457713884E+023" calcext:value-type="float">
            <text:p>-7.07834457713884E+023</text:p>
          </table:table-cell>
          <table:table-cell office:value-type="float" office:value="7.96870703941908E+031" calcext:value-type="float">
            <text:p>7.96870703941908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277" calcext:value-type="float">
            <text:p>138277</text:p>
          </table:table-cell>
        </table:table-row>
        <table:table-row table:style-name="ro1">
          <table:table-cell office:value-type="float" office:value="21490804" calcext:value-type="float">
            <text:p>21490804</text:p>
          </table:table-cell>
          <table:table-cell office:value-type="string" calcext:value-type="string">
            <text:p>2024-12-27 02:26:11</text:p>
          </table:table-cell>
          <table:table-cell office:value-type="string" calcext:value-type="string">
            <text:p>0x4e5403b5050f5d42ccb1b8c333e957c9fe5d9d1eacaf9a0e4c201f898df8db5e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95256129932913E+017" calcext:value-type="float">
            <text:p>1.95256129932913E+017</text:p>
          </table:table-cell>
          <table:table-cell office:value-type="float" office:value="-1.95028051365627E+023" calcext:value-type="float">
            <text:p>-1.95028051365627E+023</text:p>
          </table:table-cell>
          <table:table-cell office:value-type="float" office:value="7.94746303249739E+031" calcext:value-type="float">
            <text:p>7.94746303249739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224" calcext:value-type="float">
            <text:p>138224</text:p>
          </table:table-cell>
        </table:table-row>
        <table:table-row table:style-name="ro1">
          <table:table-cell office:value-type="float" office:value="21490842" calcext:value-type="float">
            <text:p>21490842</text:p>
          </table:table-cell>
          <table:table-cell office:value-type="string" calcext:value-type="string">
            <text:p>2024-12-27 02:33:59</text:p>
          </table:table-cell>
          <table:table-cell office:value-type="string" calcext:value-type="string">
            <text:p>0x6481c6e0a7c877ce14882bd7a99a0073f7cb08da222e6cc6ea1da43f1aae2e6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8619953084699E+016" calcext:value-type="float">
            <text:p>2.8619953084699E+016</text:p>
          </table:table-cell>
          <table:table-cell office:value-type="float" office:value="-2.84991760897855E+022" calcext:value-type="float">
            <text:p>-2.84991760897855E+022</text:p>
          </table:table-cell>
          <table:table-cell office:value-type="float" office:value="7.94435867550939E+031" calcext:value-type="float">
            <text:p>7.94435867550939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216" calcext:value-type="float">
            <text:p>138216</text:p>
          </table:table-cell>
        </table:table-row>
        <table:table-row table:style-name="ro1">
          <table:table-cell office:value-type="float" office:value="21490964" calcext:value-type="float">
            <text:p>21490964</text:p>
          </table:table-cell>
          <table:table-cell office:value-type="string" calcext:value-type="string">
            <text:p>2024-12-27 02:58:23</text:p>
          </table:table-cell>
          <table:table-cell office:value-type="string" calcext:value-type="string">
            <text:p>0x1f0d40e3fca71669526e3a9988ebb5ef914da44416aa1187b2404be99d665de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000000000000000" calcext:value-type="float">
            <text:p>5000000000000000</text:p>
          </table:table-cell>
          <table:table-cell office:value-type="float" office:value="-4.97661544606092E+021" calcext:value-type="float">
            <text:p>-4.97661544606092E+021</text:p>
          </table:table-cell>
          <table:table-cell office:value-type="float" office:value="7.943816582963E+031" calcext:value-type="float">
            <text:p>7.943816582963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214" calcext:value-type="float">
            <text:p>138214</text:p>
          </table:table-cell>
        </table:table-row>
        <table:table-row table:style-name="ro1">
          <table:table-cell office:value-type="float" office:value="21491601" calcext:value-type="float">
            <text:p>21491601</text:p>
          </table:table-cell>
          <table:table-cell office:value-type="string" calcext:value-type="string">
            <text:p>2024-12-27 05:06:35</text:p>
          </table:table-cell>
          <table:table-cell office:value-type="string" calcext:value-type="string">
            <text:p>0x6f3945798c53efd2fd51e03e08f6f52de62db70f449dab05540eee8905cd3a8a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6.55317132477791E+016" calcext:value-type="float">
            <text:p>6.55317132477791E+016</text:p>
          </table:table-cell>
          <table:table-cell office:value-type="float" office:value="-6.51625E+022" calcext:value-type="float">
            <text:p>-6.51625E+022</text:p>
          </table:table-cell>
          <table:table-cell office:value-type="float" office:value="7.93671856505562E+031" calcext:value-type="float">
            <text:p>7.93671856505562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197" calcext:value-type="float">
            <text:p>138197</text:p>
          </table:table-cell>
        </table:table-row>
        <table:table-row table:style-name="ro1">
          <table:table-cell office:value-type="float" office:value="21491909" calcext:value-type="float">
            <text:p>21491909</text:p>
          </table:table-cell>
          <table:table-cell office:value-type="string" calcext:value-type="string">
            <text:p>2024-12-27 06:08:35</text:p>
          </table:table-cell>
          <table:table-cell office:value-type="string" calcext:value-type="string">
            <text:p>0x23df80e117d55bc91d2858314e783231e68a04b14d2d0a6c8646d368c99d479c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17750888355171E+017" calcext:value-type="float">
            <text:p>-2.17750888355171E+017</text:p>
          </table:table-cell>
          <table:table-cell office:value-type="float" office:value="2.21386918089044E+023" calcext:value-type="float">
            <text:p>2.21386918089044E+023</text:p>
          </table:table-cell>
          <table:table-cell office:value-type="float" office:value="7.9605926371978E+031" calcext:value-type="float">
            <text:p>7.9605926371978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257" calcext:value-type="float">
            <text:p>138257</text:p>
          </table:table-cell>
        </table:table-row>
        <table:table-row table:style-name="ro1">
          <table:table-cell office:value-type="float" office:value="21491939" calcext:value-type="float">
            <text:p>21491939</text:p>
          </table:table-cell>
          <table:table-cell office:value-type="string" calcext:value-type="string">
            <text:p>2024-12-27 06:14:47</text:p>
          </table:table-cell>
          <table:table-cell office:value-type="string" calcext:value-type="string">
            <text:p>0x2e0ac636fc2503da61f4e06f3e2b0e3a795046ef921fd563ef4a9f4b6c85adc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03056591421138E+016" calcext:value-type="float">
            <text:p>-3.03056591421138E+016</text:p>
          </table:table-cell>
          <table:table-cell office:value-type="float" office:value="3.09173333165916E+022" calcext:value-type="float">
            <text:p>3.09173333165916E+022</text:p>
          </table:table-cell>
          <table:table-cell office:value-type="float" office:value="7.96392672148975E+031" calcext:value-type="float">
            <text:p>7.96392672148975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265" calcext:value-type="float">
            <text:p>138265</text:p>
          </table:table-cell>
        </table:table-row>
        <table:table-row table:style-name="ro1">
          <table:table-cell office:value-type="float" office:value="21492035" calcext:value-type="float">
            <text:p>21492035</text:p>
          </table:table-cell>
          <table:table-cell office:value-type="string" calcext:value-type="string">
            <text:p>2024-12-27 06:33:59</text:p>
          </table:table-cell>
          <table:table-cell office:value-type="string" calcext:value-type="string">
            <text:p>0x6be963df4fee2c5e4941b677acdd8d15323f9ac639a955a0c0705162620f3ce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71663325119216E+017" calcext:value-type="float">
            <text:p>-2.71663325119216E+017</text:p>
          </table:table-cell>
          <table:table-cell office:value-type="float" office:value="2.78307388687073E+023" calcext:value-type="float">
            <text:p>2.78307388687073E+023</text:p>
          </table:table-cell>
          <table:table-cell office:value-type="float" office:value="7.99393902182153E+031" calcext:value-type="float">
            <text:p>7.99393902182153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40" calcext:value-type="float">
            <text:p>138340</text:p>
          </table:table-cell>
        </table:table-row>
        <table:table-row table:style-name="ro1">
          <table:table-cell office:value-type="float" office:value="21492197" calcext:value-type="float">
            <text:p>21492197</text:p>
          </table:table-cell>
          <table:table-cell office:value-type="string" calcext:value-type="string">
            <text:p>2024-12-27 07:06:23</text:p>
          </table:table-cell>
          <table:table-cell office:value-type="string" calcext:value-type="string">
            <text:p>0x6266127794b22c8d61c6cc4a5d92a0e8c29995cecf7529cdcb96c469eac3bd0b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.13081342570621E+016" calcext:value-type="float">
            <text:p>3.13081342570621E+016</text:p>
          </table:table-cell>
          <table:table-cell office:value-type="float" office:value="-3.15404717984071E+022" calcext:value-type="float">
            <text:p>-3.15404717984071E+022</text:p>
          </table:table-cell>
          <table:table-cell office:value-type="float" office:value="7.99050338270958E+031" calcext:value-type="float">
            <text:p>7.99050338270958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32" calcext:value-type="float">
            <text:p>138332</text:p>
          </table:table-cell>
        </table:table-row>
        <table:table-row table:style-name="ro1">
          <table:table-cell office:value-type="float" office:value="21492264" calcext:value-type="float">
            <text:p>21492264</text:p>
          </table:table-cell>
          <table:table-cell office:value-type="string" calcext:value-type="string">
            <text:p>2024-12-27 07:19:59</text:p>
          </table:table-cell>
          <table:table-cell office:value-type="string" calcext:value-type="string">
            <text:p>0xf5b29f946e5a19be356106d84570848241a8a21a6de1499f29b3c9533e3f272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6000000000000000" calcext:value-type="float">
            <text:p>6000000000000000</text:p>
          </table:table-cell>
          <table:table-cell office:value-type="float" office:value="-6.04143055682102E+021" calcext:value-type="float">
            <text:p>-6.04143055682102E+021</text:p>
          </table:table-cell>
          <table:table-cell office:value-type="float" office:value="7.98984530203007E+031" calcext:value-type="float">
            <text:p>7.98984530203007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30" calcext:value-type="float">
            <text:p>138330</text:p>
          </table:table-cell>
        </table:table-row>
        <table:table-row table:style-name="ro1">
          <table:table-cell office:value-type="float" office:value="21492323" calcext:value-type="float">
            <text:p>21492323</text:p>
          </table:table-cell>
          <table:table-cell office:value-type="string" calcext:value-type="string">
            <text:p>2024-12-27 07:31:59</text:p>
          </table:table-cell>
          <table:table-cell office:value-type="string" calcext:value-type="string">
            <text:p>0x89efa6ac1a227ca44439521e18a754ae27b72c5612633ab4888852440fcaeb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86594616831905E+018" calcext:value-type="float">
            <text:p>-1.86594616831905E+018</text:p>
          </table:table-cell>
          <table:table-cell office:value-type="float" office:value="1.96772831608393E+024" calcext:value-type="float">
            <text:p>1.96772831608393E+024</text:p>
          </table:table-cell>
          <table:table-cell office:value-type="float" office:value="8.20204251846855E+031" calcext:value-type="float">
            <text:p>8.20204251846855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854" calcext:value-type="float">
            <text:p>138854</text:p>
          </table:table-cell>
        </table:table-row>
        <table:table-row table:style-name="ro1">
          <table:table-cell office:value-type="float" office:value="21492323" calcext:value-type="float">
            <text:p>21492323</text:p>
          </table:table-cell>
          <table:table-cell office:value-type="string" calcext:value-type="string">
            <text:p>2024-12-27 07:31:59</text:p>
          </table:table-cell>
          <table:table-cell office:value-type="string" calcext:value-type="string">
            <text:p>0x2315df32a14c0faff7b64b41a733dfd0db4be6c40882bf2a07cde65af0be2b3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2849047908129E+018" calcext:value-type="float">
            <text:p>1.2849047908129E+018</text:p>
          </table:table-cell>
          <table:table-cell office:value-type="float" office:value="-1.33905453060434E+024" calcext:value-type="float">
            <text:p>-1.33905453060434E+024</text:p>
          </table:table-cell>
          <table:table-cell office:value-type="float" office:value="8.05618204600074E+031" calcext:value-type="float">
            <text:p>8.05618204600074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495" calcext:value-type="float">
            <text:p>138495</text:p>
          </table:table-cell>
        </table:table-row>
        <table:table-row table:style-name="ro1">
          <table:table-cell office:value-type="float" office:value="21492324" calcext:value-type="float">
            <text:p>21492324</text:p>
          </table:table-cell>
          <table:table-cell office:value-type="string" calcext:value-type="string">
            <text:p>2024-12-27 07:32:11</text:p>
          </table:table-cell>
          <table:table-cell office:value-type="string" calcext:value-type="string">
            <text:p>0x878981645a662497c98d1a0fac1392ed51e7bb23e8f6d994c4f7656bdc50dd07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.04093849834224E+017" calcext:value-type="float">
            <text:p>5.04093849834224E+017</text:p>
          </table:table-cell>
          <table:table-cell office:value-type="float" office:value="-5.12420511414808E+023" calcext:value-type="float">
            <text:p>-5.12420511414808E+023</text:p>
          </table:table-cell>
          <table:table-cell office:value-type="float" office:value="8.00036512728016E+031" calcext:value-type="float">
            <text:p>8.00036512728016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56" calcext:value-type="float">
            <text:p>138356</text:p>
          </table:table-cell>
        </table:table-row>
        <table:table-row table:style-name="ro1">
          <table:table-cell office:value-type="float" office:value="21492515" calcext:value-type="float">
            <text:p>21492515</text:p>
          </table:table-cell>
          <table:table-cell office:value-type="string" calcext:value-type="string">
            <text:p>2024-12-27 08:10:47</text:p>
          </table:table-cell>
          <table:table-cell office:value-type="string" calcext:value-type="string">
            <text:p>0x83fce54c78c546fa312b348661f0a24051f647aef81971836d454c1e01d08bcd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4.85123355521955E+016" calcext:value-type="float">
            <text:p>-4.85123355521955E+016</text:p>
          </table:table-cell>
          <table:table-cell office:value-type="float" office:value="5.00000037285661E+022" calcext:value-type="float">
            <text:p>5.00000037285661E+022</text:p>
          </table:table-cell>
          <table:table-cell office:value-type="float" office:value="8.00575706148489E+031" calcext:value-type="float">
            <text:p>8.00575706148489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70" calcext:value-type="float">
            <text:p>138370</text:p>
          </table:table-cell>
        </table:table-row>
        <table:table-row table:style-name="ro1">
          <table:table-cell office:value-type="float" office:value="21492541" calcext:value-type="float">
            <text:p>21492541</text:p>
          </table:table-cell>
          <table:table-cell office:value-type="string" calcext:value-type="string">
            <text:p>2024-12-27 08:15:59</text:p>
          </table:table-cell>
          <table:table-cell office:value-type="string" calcext:value-type="string">
            <text:p>0x2b1f1093a742f9b1e79e072ab1b6128a04cc8cef7d399931e8fb21284e5a933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07090809486796E+016" calcext:value-type="float">
            <text:p>2.07090809486796E+016</text:p>
          </table:table-cell>
          <table:table-cell office:value-type="float" office:value="-2.09275306447637E+022" calcext:value-type="float">
            <text:p>-2.09275306447637E+022</text:p>
          </table:table-cell>
          <table:table-cell office:value-type="float" office:value="8.00347746835581E+031" calcext:value-type="float">
            <text:p>8.00347746835581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64" calcext:value-type="float">
            <text:p>138364</text:p>
          </table:table-cell>
        </table:table-row>
        <table:table-row table:style-name="ro1">
          <table:table-cell office:value-type="float" office:value="21493007" calcext:value-type="float">
            <text:p>21493007</text:p>
          </table:table-cell>
          <table:table-cell office:value-type="string" calcext:value-type="string">
            <text:p>2024-12-27 09:50:11</text:p>
          </table:table-cell>
          <table:table-cell office:value-type="string" calcext:value-type="string">
            <text:p>0xf51dcd744380dce1ff541ca3cd3e6ddcc9a78ed5e65f2d59e71d2b2e9146f07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71727322973757E+017" calcext:value-type="float">
            <text:p>2.71727322973757E+017</text:p>
          </table:table-cell>
          <table:table-cell office:value-type="float" office:value="-2.73493628561097E+023" calcext:value-type="float">
            <text:p>-2.73493628561097E+023</text:p>
          </table:table-cell>
          <table:table-cell office:value-type="float" office:value="7.97368636652454E+031" calcext:value-type="float">
            <text:p>7.97368636652454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290" calcext:value-type="float">
            <text:p>138290</text:p>
          </table:table-cell>
        </table:table-row>
        <table:table-row table:style-name="ro1">
          <table:table-cell office:value-type="float" office:value="21493055" calcext:value-type="float">
            <text:p>21493055</text:p>
          </table:table-cell>
          <table:table-cell office:value-type="string" calcext:value-type="string">
            <text:p>2024-12-27 09:59:59</text:p>
          </table:table-cell>
          <table:table-cell office:value-type="string" calcext:value-type="string">
            <text:p>0x5913f6ce77cd884be59a083534237dce67719753b12394358db8908b8b472808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8655183826191878" calcext:value-type="float">
            <text:p>8655183826191878</text:p>
          </table:table-cell>
          <table:table-cell office:value-type="float" office:value="-8.67798976481692E+021" calcext:value-type="float">
            <text:p>-8.67798976481692E+021</text:p>
          </table:table-cell>
          <table:table-cell office:value-type="float" office:value="7.97274109084066E+031" calcext:value-type="float">
            <text:p>7.97274109084066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287" calcext:value-type="float">
            <text:p>138287</text:p>
          </table:table-cell>
        </table:table-row>
        <table:table-row table:style-name="ro1">
          <table:table-cell office:value-type="float" office:value="21493073" calcext:value-type="float">
            <text:p>21493073</text:p>
          </table:table-cell>
          <table:table-cell office:value-type="string" calcext:value-type="string">
            <text:p>2024-12-27 10:03:35</text:p>
          </table:table-cell>
          <table:table-cell office:value-type="string" calcext:value-type="string">
            <text:p>0xa05adf2549d85ecc37a8d8152f5a572bceac180a55489f05c62191bf9479fde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3691830133793E+016" calcext:value-type="float">
            <text:p>-5.3691830133793E+016</text:p>
          </table:table-cell>
          <table:table-cell office:value-type="float" office:value="5.49606549E+022" calcext:value-type="float">
            <text:p>5.49606549E+022</text:p>
          </table:table-cell>
          <table:table-cell office:value-type="float" office:value="7.97866797510008E+031" calcext:value-type="float">
            <text:p>7.97866797510008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02" calcext:value-type="float">
            <text:p>138302</text:p>
          </table:table-cell>
        </table:table-row>
        <table:table-row table:style-name="ro1">
          <table:table-cell office:value-type="float" office:value="21493133" calcext:value-type="float">
            <text:p>21493133</text:p>
          </table:table-cell>
          <table:table-cell office:value-type="string" calcext:value-type="string">
            <text:p>2024-12-27 10:15:35</text:p>
          </table:table-cell>
          <table:table-cell office:value-type="string" calcext:value-type="string">
            <text:p>0xfaea5cf2aa529c08e05b848090046e70e84473a16d9580d299f4f2b258f3f6e4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18552013667968E+017" calcext:value-type="float">
            <text:p>-1.18552013667968E+017</text:p>
          </table:table-cell>
          <table:table-cell office:value-type="float" office:value="1.21643470855973E+023" calcext:value-type="float">
            <text:p>1.21643470855973E+023</text:p>
          </table:table-cell>
          <table:table-cell office:value-type="float" office:value="7.99178584594768E+031" calcext:value-type="float">
            <text:p>7.99178584594768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35" calcext:value-type="float">
            <text:p>138335</text:p>
          </table:table-cell>
        </table:table-row>
        <table:table-row table:style-name="ro1">
          <table:table-cell office:value-type="float" office:value="21493150" calcext:value-type="float">
            <text:p>21493150</text:p>
          </table:table-cell>
          <table:table-cell office:value-type="string" calcext:value-type="string">
            <text:p>2024-12-27 10:18:59</text:p>
          </table:table-cell>
          <table:table-cell office:value-type="string" calcext:value-type="string">
            <text:p>0xaee6cc8c0701234c99855edf247b08957d2551febacc084a83b81dbb5e667adb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991250000000000" calcext:value-type="float">
            <text:p>991250000000000</text:p>
          </table:table-cell>
          <table:table-cell office:value-type="float" office:value="-9.98483729426153E+020" calcext:value-type="float">
            <text:p>-9.98483729426153E+020</text:p>
          </table:table-cell>
          <table:table-cell office:value-type="float" office:value="7.99167708315633E+031" calcext:value-type="float">
            <text:p>7.99167708315633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35" calcext:value-type="float">
            <text:p>138335</text:p>
          </table:table-cell>
        </table:table-row>
        <table:table-row table:style-name="ro1">
          <table:table-cell office:value-type="float" office:value="21493196" calcext:value-type="float">
            <text:p>21493196</text:p>
          </table:table-cell>
          <table:table-cell office:value-type="string" calcext:value-type="string">
            <text:p>2024-12-27 10:28:23</text:p>
          </table:table-cell>
          <table:table-cell office:value-type="string" calcext:value-type="string">
            <text:p>0x591f67ea11e97c570a68f1ac308ec565e776d1fdd61438d384da3ef55c3430b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99125000000000" calcext:value-type="float">
            <text:p>99125000000000</text:p>
          </table:table-cell>
          <table:table-cell office:value-type="float" office:value="-9.98468781890644E+019" calcext:value-type="float">
            <text:p>-9.98468781890644E+019</text:p>
          </table:table-cell>
          <table:table-cell office:value-type="float" office:value="7.99166620704001E+031" calcext:value-type="float">
            <text:p>7.99166620704001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35" calcext:value-type="float">
            <text:p>138335</text:p>
          </table:table-cell>
        </table:table-row>
        <table:table-row table:style-name="ro1">
          <table:table-cell office:value-type="float" office:value="21493495" calcext:value-type="float">
            <text:p>21493495</text:p>
          </table:table-cell>
          <table:table-cell office:value-type="string" calcext:value-type="string">
            <text:p>2024-12-27 11:28:23</text:p>
          </table:table-cell>
          <table:table-cell office:value-type="string" calcext:value-type="string">
            <text:p>0x002781b9f71e8a7c46e16fb3c957fcc8d19571aef7a36dcfc93b1f60313f716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8.27414918943407E+016" calcext:value-type="float">
            <text:p>-8.27414918943407E+016</text:p>
          </table:table-cell>
          <table:table-cell office:value-type="float" office:value="8.51338517834672E+022" calcext:value-type="float">
            <text:p>8.51338517834672E+022</text:p>
          </table:table-cell>
          <table:table-cell office:value-type="float" office:value="8.00084692890364E+031" calcext:value-type="float">
            <text:p>8.00084692890364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58" calcext:value-type="float">
            <text:p>138358</text:p>
          </table:table-cell>
        </table:table-row>
        <table:table-row table:style-name="ro1">
          <table:table-cell office:value-type="float" office:value="21493710" calcext:value-type="float">
            <text:p>21493710</text:p>
          </table:table-cell>
          <table:table-cell office:value-type="string" calcext:value-type="string">
            <text:p>2024-12-27 12:11:23</text:p>
          </table:table-cell>
          <table:table-cell office:value-type="string" calcext:value-type="string">
            <text:p>0xf8eb9e1cb51f2235f796c28396ccebfaec71126893c2a32076113132036f356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40483156346648E+017" calcext:value-type="float">
            <text:p>-1.40483156346648E+017</text:p>
          </table:table-cell>
          <table:table-cell office:value-type="float" office:value="1.44993897893773E+023" calcext:value-type="float">
            <text:p>1.44993897893773E+023</text:p>
          </table:table-cell>
          <table:table-cell office:value-type="float" office:value="8.01648287888826E+031" calcext:value-type="float">
            <text:p>8.01648287888826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97" calcext:value-type="float">
            <text:p>138397</text:p>
          </table:table-cell>
        </table:table-row>
        <table:table-row table:style-name="ro1">
          <table:table-cell office:value-type="float" office:value="21493741" calcext:value-type="float">
            <text:p>21493741</text:p>
          </table:table-cell>
          <table:table-cell office:value-type="string" calcext:value-type="string">
            <text:p>2024-12-27 12:17:35</text:p>
          </table:table-cell>
          <table:table-cell office:value-type="string" calcext:value-type="string">
            <text:p>0x1470c4fd4b030316f42369748e114e7b0bac203dad7d79b8c703ff32054b26b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9514541852914E+017" calcext:value-type="float">
            <text:p>1.9514541852914E+017</text:p>
          </table:table-cell>
          <table:table-cell office:value-type="float" office:value="-1.97258851510767E+023" calcext:value-type="float">
            <text:p>-1.97258851510767E+023</text:p>
          </table:table-cell>
          <table:table-cell office:value-type="float" office:value="7.9949958754674E+031" calcext:value-type="float">
            <text:p>7.9949958754674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43" calcext:value-type="float">
            <text:p>138343</text:p>
          </table:table-cell>
        </table:table-row>
        <table:table-row table:style-name="ro1">
          <table:table-cell office:value-type="float" office:value="21493756" calcext:value-type="float">
            <text:p>21493756</text:p>
          </table:table-cell>
          <table:table-cell office:value-type="string" calcext:value-type="string">
            <text:p>2024-12-27 12:20:35</text:p>
          </table:table-cell>
          <table:table-cell office:value-type="string" calcext:value-type="string">
            <text:p>0x7fe78c326b54960f63ba57d6ef82bb926666ddc3b010fd276aa4a6400d5fa83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45082367216661E+017" calcext:value-type="float">
            <text:p>1.45082367216661E+017</text:p>
          </table:table-cell>
          <table:table-cell office:value-type="float" office:value="-1.45969653853587E+023" calcext:value-type="float">
            <text:p>-1.45969653853587E+023</text:p>
          </table:table-cell>
          <table:table-cell office:value-type="float" office:value="7.97909569949216E+031" calcext:value-type="float">
            <text:p>7.97909569949216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03" calcext:value-type="float">
            <text:p>138303</text:p>
          </table:table-cell>
        </table:table-row>
        <table:table-row table:style-name="ro1">
          <table:table-cell office:value-type="float" office:value="21493988" calcext:value-type="float">
            <text:p>21493988</text:p>
          </table:table-cell>
          <table:table-cell office:value-type="string" calcext:value-type="string">
            <text:p>2024-12-27 13:07:11</text:p>
          </table:table-cell>
          <table:table-cell office:value-type="string" calcext:value-type="string">
            <text:p>0x02ff16f792f8336abe193e6b067d4bc6e83574335580e53cc66b93ed574d6b5f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92706399741693E+016" calcext:value-type="float">
            <text:p>-2.92706399741693E+016</text:p>
          </table:table-cell>
          <table:table-cell office:value-type="float" office:value="3E+022" calcext:value-type="float">
            <text:p>3E+022</text:p>
          </table:table-cell>
          <table:table-cell office:value-type="float" office:value="7.98233085977375E+031" calcext:value-type="float">
            <text:p>7.98233085977375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11" calcext:value-type="float">
            <text:p>138311</text:p>
          </table:table-cell>
        </table:table-row>
        <table:table-row table:style-name="ro1">
          <table:table-cell office:value-type="float" office:value="21494099" calcext:value-type="float">
            <text:p>21494099</text:p>
          </table:table-cell>
          <table:table-cell office:value-type="string" calcext:value-type="string">
            <text:p>2024-12-27 13:29:23</text:p>
          </table:table-cell>
          <table:table-cell office:value-type="string" calcext:value-type="string">
            <text:p>0x3d935f576024ecce37356fb148259103a8da20b018c8237876db9b9c5929297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22318995068197E+016" calcext:value-type="float">
            <text:p>-1.22318995068197E+016</text:p>
          </table:table-cell>
          <table:table-cell office:value-type="float" office:value="1.25439E+022" calcext:value-type="float">
            <text:p>1.25439E+022</text:p>
          </table:table-cell>
          <table:table-cell office:value-type="float" office:value="7.98368357734229E+031" calcext:value-type="float">
            <text:p>7.98368357734229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15" calcext:value-type="float">
            <text:p>138315</text:p>
          </table:table-cell>
        </table:table-row>
        <table:table-row table:style-name="ro1">
          <table:table-cell office:value-type="float" office:value="21494233" calcext:value-type="float">
            <text:p>21494233</text:p>
          </table:table-cell>
          <table:table-cell office:value-type="string" calcext:value-type="string">
            <text:p>2024-12-27 13:56:23</text:p>
          </table:table-cell>
          <table:table-cell office:value-type="string" calcext:value-type="string">
            <text:p>0x057dccd26ebb64c33683acff2deb2dbd1f2ea8c05743b9697839a487ff3ebf43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32588901097993E+017" calcext:value-type="float">
            <text:p>-2.32588901097993E+017</text:p>
          </table:table-cell>
          <table:table-cell office:value-type="float" office:value="2.39333209224208E+023" calcext:value-type="float">
            <text:p>2.39333209224208E+023</text:p>
          </table:table-cell>
          <table:table-cell office:value-type="float" office:value="8.00949295376055E+031" calcext:value-type="float">
            <text:p>8.00949295376055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79" calcext:value-type="float">
            <text:p>138379</text:p>
          </table:table-cell>
        </table:table-row>
        <table:table-row table:style-name="ro1">
          <table:table-cell office:value-type="float" office:value="21494244" calcext:value-type="float">
            <text:p>21494244</text:p>
          </table:table-cell>
          <table:table-cell office:value-type="string" calcext:value-type="string">
            <text:p>2024-12-27 13:58:35</text:p>
          </table:table-cell>
          <table:table-cell office:value-type="string" calcext:value-type="string">
            <text:p>0xdc4c335e5acd8c9900e94a6a72eae7ff022b2c485f471ca30e75bc82f457de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16626242587546E+017" calcext:value-type="float">
            <text:p>2.16626242587546E+017</text:p>
          </table:table-cell>
          <table:table-cell office:value-type="float" office:value="-2.18526709300001E+023" calcext:value-type="float">
            <text:p>-2.18526709300001E+023</text:p>
          </table:table-cell>
          <table:table-cell office:value-type="float" office:value="7.98568928607052E+031" calcext:value-type="float">
            <text:p>7.98568928607052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20" calcext:value-type="float">
            <text:p>138320</text:p>
          </table:table-cell>
        </table:table-row>
        <table:table-row table:style-name="ro1">
          <table:table-cell office:value-type="float" office:value="21494307" calcext:value-type="float">
            <text:p>21494307</text:p>
          </table:table-cell>
          <table:table-cell office:value-type="string" calcext:value-type="string">
            <text:p>2024-12-27 14:11:11</text:p>
          </table:table-cell>
          <table:table-cell office:value-type="string" calcext:value-type="string">
            <text:p>0xba1b1dd5f48fcefd221ce7a1baff250739d949e11af3d26ccf6ad3b946bb640f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88063441288354E+017" calcext:value-type="float">
            <text:p>-3.88063441288354E+017</text:p>
          </table:table-cell>
          <table:table-cell office:value-type="float" office:value="4.00382407118083E+023" calcext:value-type="float">
            <text:p>4.00382407118083E+023</text:p>
          </table:table-cell>
          <table:table-cell office:value-type="float" office:value="8.02886599476904E+031" calcext:value-type="float">
            <text:p>8.02886599476904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427" calcext:value-type="float">
            <text:p>138427</text:p>
          </table:table-cell>
        </table:table-row>
        <table:table-row table:style-name="ro1">
          <table:table-cell office:value-type="float" office:value="21494308" calcext:value-type="float">
            <text:p>21494308</text:p>
          </table:table-cell>
          <table:table-cell office:value-type="string" calcext:value-type="string">
            <text:p>2024-12-27 14:11:23</text:p>
          </table:table-cell>
          <table:table-cell office:value-type="string" calcext:value-type="string">
            <text:p>0xd5eb950d94faeceeeec271af1c78dcd8647080c1b4dfc966b51be406b081ddd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11430478367025E+017" calcext:value-type="float">
            <text:p>2.11430478367025E+017</text:p>
          </table:table-cell>
          <table:table-cell office:value-type="float" office:value="-2.14332156712171E+023" calcext:value-type="float">
            <text:p>-2.14332156712171E+023</text:p>
          </table:table-cell>
          <table:table-cell office:value-type="float" office:value="8.0055192311171E+031" calcext:value-type="float">
            <text:p>8.0055192311171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69" calcext:value-type="float">
            <text:p>138369</text:p>
          </table:table-cell>
        </table:table-row>
        <table:table-row table:style-name="ro1">
          <table:table-cell office:value-type="float" office:value="21494464" calcext:value-type="float">
            <text:p>21494464</text:p>
          </table:table-cell>
          <table:table-cell office:value-type="string" calcext:value-type="string">
            <text:p>2024-12-27 14:42:35</text:p>
          </table:table-cell>
          <table:table-cell office:value-type="string" calcext:value-type="string">
            <text:p>0x42af23d6f3a832c590d573e350c28beafedcecf7f9466441b372f365e22f0fce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4767057726033E+017" calcext:value-type="float">
            <text:p>2.4767057726033E+017</text:p>
          </table:table-cell>
          <table:table-cell office:value-type="float" office:value="-2.49489712468435E+023" calcext:value-type="float">
            <text:p>-2.49489712468435E+023</text:p>
          </table:table-cell>
          <table:table-cell office:value-type="float" office:value="7.97834282679241E+031" calcext:value-type="float">
            <text:p>7.97834282679241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01" calcext:value-type="float">
            <text:p>138301</text:p>
          </table:table-cell>
        </table:table-row>
        <table:table-row table:style-name="ro1">
          <table:table-cell office:value-type="float" office:value="21494466" calcext:value-type="float">
            <text:p>21494466</text:p>
          </table:table-cell>
          <table:table-cell office:value-type="string" calcext:value-type="string">
            <text:p>2024-12-27 14:42:59</text:p>
          </table:table-cell>
          <table:table-cell office:value-type="string" calcext:value-type="string">
            <text:p>0x72e35365af7e20185530aaedd15720fd7463c93c5ae485ddd3655d471d22d685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91697533697704E+017" calcext:value-type="float">
            <text:p>-2.91697533697704E+017</text:p>
          </table:table-cell>
          <table:table-cell office:value-type="float" office:value="3E+023" calcext:value-type="float">
            <text:p>3E+023</text:p>
          </table:table-cell>
          <table:table-cell office:value-type="float" office:value="8.01069442960831E+031" calcext:value-type="float">
            <text:p>8.01069442960831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82" calcext:value-type="float">
            <text:p>138382</text:p>
          </table:table-cell>
        </table:table-row>
        <table:table-row table:style-name="ro1">
          <table:table-cell office:value-type="float" office:value="21494520" calcext:value-type="float">
            <text:p>21494520</text:p>
          </table:table-cell>
          <table:table-cell office:value-type="string" calcext:value-type="string">
            <text:p>2024-12-27 14:53:47</text:p>
          </table:table-cell>
          <table:table-cell office:value-type="string" calcext:value-type="string">
            <text:p>0x3af8f94337147d79bd78078d3abc6bb7d55fd6f64a61314cb1cc673399e14a1f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3.2607787468481E+016" calcext:value-type="float">
            <text:p>-3.2607787468481E+016</text:p>
          </table:table-cell>
          <table:table-cell office:value-type="float" office:value="3.3687144936E+022" calcext:value-type="float">
            <text:p>3.3687144936E+022</text:p>
          </table:table-cell>
          <table:table-cell office:value-type="float" office:value="8.01432720671821E+031" calcext:value-type="float">
            <text:p>8.01432720671821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91" calcext:value-type="float">
            <text:p>138391</text:p>
          </table:table-cell>
        </table:table-row>
        <table:table-row table:style-name="ro1">
          <table:table-cell office:value-type="float" office:value="21494520" calcext:value-type="float">
            <text:p>21494520</text:p>
          </table:table-cell>
          <table:table-cell office:value-type="string" calcext:value-type="string">
            <text:p>2024-12-27 14:53:47</text:p>
          </table:table-cell>
          <table:table-cell office:value-type="string" calcext:value-type="string">
            <text:p>0x9f3dba69340be1ecf815f1fab86a9c2740389c4b75a438fb8bb1770b74ee512f</text:p>
          </table:table-cell>
          <table:table-cell office:value-type="float" office:value="702" calcext:value-type="float">
            <text:p>70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7.21704716099278E+016" calcext:value-type="float">
            <text:p>-7.21704716099278E+016</text:p>
          </table:table-cell>
          <table:table-cell office:value-type="float" office:value="7.46681590312529E+022" calcext:value-type="float">
            <text:p>7.46681590312529E+022</text:p>
          </table:table-cell>
          <table:table-cell office:value-type="float" office:value="8.02237932213146E+031" calcext:value-type="float">
            <text:p>8.02237932213146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411" calcext:value-type="float">
            <text:p>138411</text:p>
          </table:table-cell>
        </table:table-row>
        <table:table-row table:style-name="ro1">
          <table:table-cell office:value-type="float" office:value="21494617" calcext:value-type="float">
            <text:p>21494617</text:p>
          </table:table-cell>
          <table:table-cell office:value-type="string" calcext:value-type="string">
            <text:p>2024-12-27 15:13:11</text:p>
          </table:table-cell>
          <table:table-cell office:value-type="string" calcext:value-type="string">
            <text:p>0x6ed8d5c07d8be593b4e2167ed44515f6153f2bc376adca4cad77e50c30bcba3e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98011448015633E+017" calcext:value-type="float">
            <text:p>2.98011448015633E+017</text:p>
          </table:table-cell>
          <table:table-cell office:value-type="float" office:value="-3.01255688400001E+023" calcext:value-type="float">
            <text:p>-3.01255688400001E+023</text:p>
          </table:table-cell>
          <table:table-cell office:value-type="float" office:value="7.98956415587844E+031" calcext:value-type="float">
            <text:p>7.98956415587844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29" calcext:value-type="float">
            <text:p>138329</text:p>
          </table:table-cell>
        </table:table-row>
        <table:table-row table:style-name="ro1">
          <table:table-cell office:value-type="float" office:value="21494618" calcext:value-type="float">
            <text:p>21494618</text:p>
          </table:table-cell>
          <table:table-cell office:value-type="string" calcext:value-type="string">
            <text:p>2024-12-27 15:13:23</text:p>
          </table:table-cell>
          <table:table-cell office:value-type="string" calcext:value-type="string">
            <text:p>0x6bbf44aafc3ee6e50ad255563af3f4e1c0ae006d955219be92b21c2c81a2452a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14046277411556E+017" calcext:value-type="float">
            <text:p>-1.14046277411556E+017</text:p>
          </table:table-cell>
          <table:table-cell office:value-type="float" office:value="1.17333E+023" calcext:value-type="float">
            <text:p>1.17333E+023</text:p>
          </table:table-cell>
          <table:table-cell office:value-type="float" office:value="8.00221719125577E+031" calcext:value-type="float">
            <text:p>8.00221719125577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61" calcext:value-type="float">
            <text:p>138361</text:p>
          </table:table-cell>
        </table:table-row>
        <table:table-row table:style-name="ro1">
          <table:table-cell office:value-type="float" office:value="21494645" calcext:value-type="float">
            <text:p>21494645</text:p>
          </table:table-cell>
          <table:table-cell office:value-type="string" calcext:value-type="string">
            <text:p>2024-12-27 15:18:47</text:p>
          </table:table-cell>
          <table:table-cell office:value-type="string" calcext:value-type="string">
            <text:p>0x0b9ff1c748ee6093a04d61f43c9845e8e1ede53b39927979b2d9ebba4b0a76b9</text:p>
          </table:table-cell>
          <table:table-cell office:value-type="float" office:value="796" calcext:value-type="float">
            <text:p>796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27635989807852E+017" calcext:value-type="float">
            <text:p>-2.27635989807852E+017</text:p>
          </table:table-cell>
          <table:table-cell office:value-type="float" office:value="2.35311002677437E+023" calcext:value-type="float">
            <text:p>2.35311002677437E+023</text:p>
          </table:table-cell>
          <table:table-cell office:value-type="float" office:value="8.0275928182452E+031" calcext:value-type="float">
            <text:p>8.0275928182452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424" calcext:value-type="float">
            <text:p>138424</text:p>
          </table:table-cell>
        </table:table-row>
        <table:table-row table:style-name="ro1">
          <table:table-cell office:value-type="float" office:value="21494647" calcext:value-type="float">
            <text:p>21494647</text:p>
          </table:table-cell>
          <table:table-cell office:value-type="string" calcext:value-type="string">
            <text:p>2024-12-27 15:19:11</text:p>
          </table:table-cell>
          <table:table-cell office:value-type="string" calcext:value-type="string">
            <text:p>0xe4edf0753e6e4a561965d74362fd5161782dbcd93ac0cdbf8066fdb49cc63dba</text:p>
          </table:table-cell>
          <table:table-cell office:value-type="float" office:value="553" calcext:value-type="float">
            <text:p>55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515526649373709" calcext:value-type="float">
            <text:p>-5515526649373709</text:p>
          </table:table-cell>
          <table:table-cell office:value-type="float" office:value="5.72000839950122E+021" calcext:value-type="float">
            <text:p>5.72000839950122E+021</text:p>
          </table:table-cell>
          <table:table-cell office:value-type="float" office:value="8.02820965637802E+031" calcext:value-type="float">
            <text:p>8.02820965637802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426" calcext:value-type="float">
            <text:p>138426</text:p>
          </table:table-cell>
        </table:table-row>
        <table:table-row table:style-name="ro1">
          <table:table-cell office:value-type="float" office:value="21494669" calcext:value-type="float">
            <text:p>21494669</text:p>
          </table:table-cell>
          <table:table-cell office:value-type="string" calcext:value-type="string">
            <text:p>2024-12-27 15:23:35</text:p>
          </table:table-cell>
          <table:table-cell office:value-type="string" calcext:value-type="string">
            <text:p>0x3b92c265c20bec6cfc058e9e5cc96d0dd69e6f4e31f737c43a4dc4712e17f21d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.8441202234559E+017" calcext:value-type="float">
            <text:p>3.8441202234559E+017</text:p>
          </table:table-cell>
          <table:table-cell office:value-type="float" office:value="-3.88699425741875E+023" calcext:value-type="float">
            <text:p>-3.88699425741875E+023</text:p>
          </table:table-cell>
          <table:table-cell office:value-type="float" office:value="7.98586942258553E+031" calcext:value-type="float">
            <text:p>7.98586942258553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20" calcext:value-type="float">
            <text:p>138320</text:p>
          </table:table-cell>
        </table:table-row>
        <table:table-row table:style-name="ro1">
          <table:table-cell office:value-type="float" office:value="21494818" calcext:value-type="float">
            <text:p>21494818</text:p>
          </table:table-cell>
          <table:table-cell office:value-type="string" calcext:value-type="string">
            <text:p>2024-12-27 15:53:47</text:p>
          </table:table-cell>
          <table:table-cell office:value-type="string" calcext:value-type="string">
            <text:p>0xb9899b7ca574691ccd2eda97d976dd7838074a1b4e8ae4c1817ee279f14793b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2.11607032294376E+017" calcext:value-type="float">
            <text:p>-2.11607032294376E+017</text:p>
          </table:table-cell>
          <table:table-cell office:value-type="float" office:value="2.17798842397282E+023" calcext:value-type="float">
            <text:p>2.17798842397282E+023</text:p>
          </table:table-cell>
          <table:table-cell office:value-type="float" office:value="8.00935656139553E+031" calcext:value-type="float">
            <text:p>8.00935656139553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79" calcext:value-type="float">
            <text:p>138379</text:p>
          </table:table-cell>
        </table:table-row>
        <table:table-row table:style-name="ro1">
          <table:table-cell office:value-type="float" office:value="21494861" calcext:value-type="float">
            <text:p>21494861</text:p>
          </table:table-cell>
          <table:table-cell office:value-type="string" calcext:value-type="string">
            <text:p>2024-12-27 16:02:23</text:p>
          </table:table-cell>
          <table:table-cell office:value-type="string" calcext:value-type="string">
            <text:p>0x8739e2f95552bd3ec31e436f544a4d3b00edaebd934470e9691330663d99032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.47103356333783E+016" calcext:value-type="float">
            <text:p>-6.47103356333783E+016</text:p>
          </table:table-cell>
          <table:table-cell office:value-type="float" office:value="6.68598388308191E+022" calcext:value-type="float">
            <text:p>6.68598388308191E+022</text:p>
          </table:table-cell>
          <table:table-cell office:value-type="float" office:value="8.01656663789616E+031" calcext:value-type="float">
            <text:p>8.01656663789616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97" calcext:value-type="float">
            <text:p>138397</text:p>
          </table:table-cell>
        </table:table-row>
        <table:table-row table:style-name="ro1">
          <table:table-cell office:value-type="float" office:value="21494862" calcext:value-type="float">
            <text:p>21494862</text:p>
          </table:table-cell>
          <table:table-cell office:value-type="string" calcext:value-type="string">
            <text:p>2024-12-27 16:02:35</text:p>
          </table:table-cell>
          <table:table-cell office:value-type="string" calcext:value-type="string">
            <text:p>0xbcac158c56ab231bcb56e083f3c81f266bd8ec9dee6642f0e78e256dbd43cbab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3.69382597175681E+017" calcext:value-type="float">
            <text:p>3.69382597175681E+017</text:p>
          </table:table-cell>
          <table:table-cell office:value-type="float" office:value="-3.7249935266853E+023" calcext:value-type="float">
            <text:p>-3.7249935266853E+023</text:p>
          </table:table-cell>
          <table:table-cell office:value-type="float" office:value="7.97599104494427E+031" calcext:value-type="float">
            <text:p>7.97599104494427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295" calcext:value-type="float">
            <text:p>138295</text:p>
          </table:table-cell>
        </table:table-row>
        <table:table-row table:style-name="ro1">
          <table:table-cell office:value-type="float" office:value="21494875" calcext:value-type="float">
            <text:p>21494875</text:p>
          </table:table-cell>
          <table:table-cell office:value-type="string" calcext:value-type="string">
            <text:p>2024-12-27 16:05:11</text:p>
          </table:table-cell>
          <table:table-cell office:value-type="string" calcext:value-type="string">
            <text:p>0x368dcda623939f2f829ae7d25a6237a10b697d9667940372d8ebaa179baf6f3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.85631096744028E+016" calcext:value-type="float">
            <text:p>-5.85631096744028E+016</text:p>
          </table:table-cell>
          <table:table-cell office:value-type="float" office:value="6E+022" calcext:value-type="float">
            <text:p>6E+022</text:p>
          </table:table-cell>
          <table:table-cell office:value-type="float" office:value="7.98246136550745E+031" calcext:value-type="float">
            <text:p>7.98246136550745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12" calcext:value-type="float">
            <text:p>138312</text:p>
          </table:table-cell>
        </table:table-row>
        <table:table-row table:style-name="ro1">
          <table:table-cell office:value-type="float" office:value="21495091" calcext:value-type="float">
            <text:p>21495091</text:p>
          </table:table-cell>
          <table:table-cell office:value-type="string" calcext:value-type="string">
            <text:p>2024-12-27 16:48:35</text:p>
          </table:table-cell>
          <table:table-cell office:value-type="string" calcext:value-type="string">
            <text:p>0x67a09656ae22d97bad29c1624d9eb1d492dc62544c3b5dda387efcfb6863c6c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9.61704063396166E+017" calcext:value-type="float">
            <text:p>-9.61704063396166E+017</text:p>
          </table:table-cell>
          <table:table-cell office:value-type="float" office:value="9.9941335043575E+023" calcext:value-type="float">
            <text:p>9.9941335043575E+023</text:p>
          </table:table-cell>
          <table:table-cell office:value-type="float" office:value="8.09023677804813E+031" calcext:value-type="float">
            <text:p>8.09023677804813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580" calcext:value-type="float">
            <text:p>138580</text:p>
          </table:table-cell>
        </table:table-row>
        <table:table-row table:style-name="ro1">
          <table:table-cell office:value-type="float" office:value="21495092" calcext:value-type="float">
            <text:p>21495092</text:p>
          </table:table-cell>
          <table:table-cell office:value-type="string" calcext:value-type="string">
            <text:p>2024-12-27 16:48:47</text:p>
          </table:table-cell>
          <table:table-cell office:value-type="string" calcext:value-type="string">
            <text:p>0x3d2ad2ea7f9d6d84f8f6b208669d55d4de34fc21a82329dcda6393a8a99f3d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5.85232584809466E+017" calcext:value-type="float">
            <text:p>5.85232584809466E+017</text:p>
          </table:table-cell>
          <table:table-cell office:value-type="float" office:value="-5.99250936329591E+023" calcext:value-type="float">
            <text:p>-5.99250936329591E+023</text:p>
          </table:table-cell>
          <table:table-cell office:value-type="float" office:value="8.02496159865691E+031" calcext:value-type="float">
            <text:p>8.02496159865691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418" calcext:value-type="float">
            <text:p>138418</text:p>
          </table:table-cell>
        </table:table-row>
        <table:table-row table:style-name="ro1">
          <table:table-cell office:value-type="float" office:value="21495093" calcext:value-type="float">
            <text:p>21495093</text:p>
          </table:table-cell>
          <table:table-cell office:value-type="string" calcext:value-type="string">
            <text:p>2024-12-27 16:48:59</text:p>
          </table:table-cell>
          <table:table-cell office:value-type="string" calcext:value-type="string">
            <text:p>0xc9de174ed7eb01881e3dc3ee4a02ad72f325c08df165c406d08db973c93b0e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2.10389052181839E+017" calcext:value-type="float">
            <text:p>2.10389052181839E+017</text:p>
          </table:table-cell>
          <table:table-cell office:value-type="float" office:value="-2.13072409583293E+023" calcext:value-type="float">
            <text:p>-2.13072409583293E+023</text:p>
          </table:table-cell>
          <table:table-cell office:value-type="float" office:value="8.0017520566843E+031" calcext:value-type="float">
            <text:p>8.0017520566843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60" calcext:value-type="float">
            <text:p>138360</text:p>
          </table:table-cell>
        </table:table-row>
        <table:table-row table:style-name="ro1">
          <table:table-cell office:value-type="float" office:value="21495097" calcext:value-type="float">
            <text:p>21495097</text:p>
          </table:table-cell>
          <table:table-cell office:value-type="string" calcext:value-type="string">
            <text:p>2024-12-27 16:49:47</text:p>
          </table:table-cell>
          <table:table-cell office:value-type="string" calcext:value-type="string">
            <text:p>0x4b686c6f73df9c6135e95ec78a0dfe184f3b05ccb8e24719d49213ab67a7fc5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0187292191555E+018" calcext:value-type="float">
            <text:p>-1.0187292191555E+018</text:p>
          </table:table-cell>
          <table:table-cell office:value-type="float" office:value="1.06468672743519E+024" calcext:value-type="float">
            <text:p>1.06468672743519E+024</text:p>
          </table:table-cell>
          <table:table-cell office:value-type="float" office:value="8.11656646378211E+031" calcext:value-type="float">
            <text:p>8.11656646378211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645" calcext:value-type="float">
            <text:p>138645</text:p>
          </table:table-cell>
        </table:table-row>
        <table:table-row table:style-name="ro1">
          <table:table-cell office:value-type="float" office:value="21495097" calcext:value-type="float">
            <text:p>21495097</text:p>
          </table:table-cell>
          <table:table-cell office:value-type="string" calcext:value-type="string">
            <text:p>2024-12-27 16:49:47</text:p>
          </table:table-cell>
          <table:table-cell office:value-type="string" calcext:value-type="string">
            <text:p>0x3003e144dc741991988e21b8b72899ac5c748ce7c74f5a8d94b5e64dda892f47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.1E+018" calcext:value-type="float">
            <text:p>1.1E+018</text:p>
          </table:table-cell>
          <table:table-cell office:value-type="float" office:value="-1.12564797399934E+024" calcext:value-type="float">
            <text:p>-1.12564797399934E+024</text:p>
          </table:table-cell>
          <table:table-cell office:value-type="float" office:value="7.99395193123885E+031" calcext:value-type="float">
            <text:p>7.99395193123885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40" calcext:value-type="float">
            <text:p>138340</text:p>
          </table:table-cell>
        </table:table-row>
        <table:table-row table:style-name="ro1">
          <table:table-cell office:value-type="float" office:value="21495103" calcext:value-type="float">
            <text:p>21495103</text:p>
          </table:table-cell>
          <table:table-cell office:value-type="string" calcext:value-type="string">
            <text:p>2024-12-27 16:50:59</text:p>
          </table:table-cell>
          <table:table-cell office:value-type="string" calcext:value-type="string">
            <text:p>0xe1dc25bb728c9b8c846c7f2fb9520c9b6fd7040876ad7a770d62a26d8dd735f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9.59515103110833E+017" calcext:value-type="float">
            <text:p>-9.59515103110833E+017</text:p>
          </table:table-cell>
          <table:table-cell office:value-type="float" office:value="1E+024" calcext:value-type="float">
            <text:p>1E+024</text:p>
          </table:table-cell>
          <table:table-cell office:value-type="float" office:value="8.10179060729185E+031" calcext:value-type="float">
            <text:p>8.10179060729185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608" calcext:value-type="float">
            <text:p>138608</text:p>
          </table:table-cell>
        </table:table-row>
        <table:table-row table:style-name="ro1">
          <table:table-cell office:value-type="float" office:value="21495103" calcext:value-type="float">
            <text:p>21495103</text:p>
          </table:table-cell>
          <table:table-cell office:value-type="string" calcext:value-type="string">
            <text:p>2024-12-27 16:50:59</text:p>
          </table:table-cell>
          <table:table-cell office:value-type="string" calcext:value-type="string">
            <text:p>0x45bdb2f0e5231999c7e050d2c86a5dccf161449ede984947fd683bd4ad837716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8.5E+017" calcext:value-type="float">
            <text:p>8.5E+017</text:p>
          </table:table-cell>
          <table:table-cell office:value-type="float" office:value="-8.69659153955337E+023" calcext:value-type="float">
            <text:p>-8.69659153955337E+023</text:p>
          </table:table-cell>
          <table:table-cell office:value-type="float" office:value="8.00706041357477E+031" calcext:value-type="float">
            <text:p>8.00706041357477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373" calcext:value-type="float">
            <text:p>138373</text:p>
          </table:table-cell>
        </table:table-row>
        <table:table-row table:style-name="ro1">
          <table:table-cell office:value-type="float" office:value="21495105" calcext:value-type="float">
            <text:p>21495105</text:p>
          </table:table-cell>
          <table:table-cell office:value-type="string" calcext:value-type="string">
            <text:p>2024-12-27 16:51:23</text:p>
          </table:table-cell>
          <table:table-cell office:value-type="string" calcext:value-type="string">
            <text:p>0x68285a92f9cc7fa39bd57da5b927a48f37048e73cae32a15ee1bb6a5fa2f0a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4.09711593677974E+017" calcext:value-type="float">
            <text:p>4.09711593677974E+017</text:p>
          </table:table-cell>
          <table:table-cell office:value-type="float" office:value="-4.11964414214864E+023" calcext:value-type="float">
            <text:p>-4.11964414214864E+023</text:p>
          </table:table-cell>
          <table:table-cell office:value-type="float" office:value="7.96218597215065E+031" calcext:value-type="float">
            <text:p>7.96218597215065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261" calcext:value-type="float">
            <text:p>138261</text:p>
          </table:table-cell>
        </table:table-row>
        <table:table-row table:style-name="ro1">
          <table:table-cell office:value-type="float" office:value="21495265" calcext:value-type="float">
            <text:p>21495265</text:p>
          </table:table-cell>
          <table:table-cell office:value-type="string" calcext:value-type="string">
            <text:p>2024-12-27 17:23:35</text:p>
          </table:table-cell>
          <table:table-cell office:value-type="string" calcext:value-type="string">
            <text:p>0x0c68efb1aba3d28e2a29d785b6ef89675469a378b8d2bb86abc0ad19929b075a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109037500000000" calcext:value-type="float">
            <text:p>109037500000000</text:p>
          </table:table-cell>
          <table:table-cell office:value-type="float" office:value="-1.09022440382346E+020" calcext:value-type="float">
            <text:p>-1.09022440382346E+020</text:p>
          </table:table-cell>
          <table:table-cell office:value-type="float" office:value="7.9621740965591E+031" calcext:value-type="float">
            <text:p>7.9621740965591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261" calcext:value-type="float">
            <text:p>138261</text:p>
          </table:table-cell>
        </table:table-row>
        <table:table-row table:style-name="ro1">
          <table:table-cell office:value-type="float" office:value="21495470" calcext:value-type="float">
            <text:p>21495470</text:p>
          </table:table-cell>
          <table:table-cell office:value-type="string" calcext:value-type="string">
            <text:p>2024-12-27 18:04:35</text:p>
          </table:table-cell>
          <table:table-cell office:value-type="string" calcext:value-type="string">
            <text:p>0x5c7e9706bd41f9743942f4bcc75a60b498c74a04a310944333195070612ce07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578335117944848" calcext:value-type="float">
            <text:p>-578335117944848</text:p>
          </table:table-cell>
          <table:table-cell office:value-type="float" office:value="5.9E+020" calcext:value-type="float">
            <text:p>5.9E+020</text:p>
          </table:table-cell>
          <table:table-cell office:value-type="float" office:value="7.96223772137797E+031" calcext:value-type="float">
            <text:p>7.96223772137797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261" calcext:value-type="float">
            <text:p>138261</text:p>
          </table:table-cell>
        </table:table-row>
        <table:table-row table:style-name="ro1">
          <table:table-cell office:value-type="float" office:value="21495710" calcext:value-type="float">
            <text:p>21495710</text:p>
          </table:table-cell>
          <table:table-cell office:value-type="string" calcext:value-type="string">
            <text:p>2024-12-27 18:52:59</text:p>
          </table:table-cell>
          <table:table-cell office:value-type="string" calcext:value-type="string">
            <text:p>0x468109f1eccad1451ef2f0e20c60bc6b193451350ed698761a1f17d16fa13e4a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1.27739449509507E+016" calcext:value-type="float">
            <text:p>-1.27739449509507E+016</text:p>
          </table:table-cell>
          <table:table-cell office:value-type="float" office:value="1.3033997E+022" calcext:value-type="float">
            <text:p>1.3033997E+022</text:p>
          </table:table-cell>
          <table:table-cell office:value-type="float" office:value="7.96364329035813E+031" calcext:value-type="float">
            <text:p>7.96364329035813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264" calcext:value-type="float">
            <text:p>138264</text:p>
          </table:table-cell>
        </table:table-row>
        <table:table-row table:style-name="ro1">
          <table:table-cell office:value-type="float" office:value="21496041" calcext:value-type="float">
            <text:p>21496041</text:p>
          </table:table-cell>
          <table:table-cell office:value-type="string" calcext:value-type="string">
            <text:p>2024-12-27 19:59:23</text:p>
          </table:table-cell>
          <table:table-cell office:value-type="string" calcext:value-type="string">
            <text:p>0x827831606e71ced3a598005b0ad741ae4fe73b079030a63b3d29f59fd71f3b9c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x21edad4d801974a824404e4ed4b3bd95ab876b34</text:p>
          </table:table-cell>
          <table:table-cell office:value-type="float" office:value="-6587439475297215" calcext:value-type="float">
            <text:p>-6587439475297215</text:p>
          </table:table-cell>
          <table:table-cell office:value-type="float" office:value="6.72334521880683E+021" calcext:value-type="float">
            <text:p>6.72334521880683E+021</text:p>
          </table:table-cell>
          <table:table-cell office:value-type="float" office:value="7.96436832700517E+031" calcext:value-type="float">
            <text:p>7.96436832700517E+031</text:p>
          </table:table-cell>
          <table:table-cell office:value-type="float" office:value="7.27344620315785E+022" calcext:value-type="float">
            <text:p>7.27344620315785E+022</text:p>
          </table:table-cell>
          <table:table-cell office:value-type="float" office:value="138266" calcext:value-type="float">
            <text:p>1382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0:08:37.565149566</meta:creation-date>
    <dc:date>2024-12-28T10:10:29.094006987</dc:date>
    <meta:editing-duration>PT1M52S</meta:editing-duration>
    <meta:editing-cycles>1</meta:editing-cycles>
    <meta:document-statistic meta:table-count="1" meta:cell-count="6990" meta:object-count="0"/>
    <meta:generator>LibreOffice/24.2.7.2$Linux_X86_64 LibreOffice_project/420$Build-2</meta:generator>
  </office:meta>
</office:document-meta>
</file>